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789cm"/>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style>
    <style:style style:name="gr17" style:family="graphic" style:parent-style-name="standard">
      <style:graphic-properties draw:stroke="none" svg:stroke-color="#000000" draw:fill="none" draw:fill-color="#ffffff" fo:min-height="0.319cm" fo:padding-top="0.051cm" fo:padding-bottom="0.051cm" fo:padding-left="0.051cm" fo:padding-right="0.051cm"/>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712cm"/>
    </style:style>
    <style:style style:name="gr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1"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2" style:family="graphic" style:parent-style-name="standard">
      <style:graphic-properties draw:stroke="none" svg:stroke-color="#000000" draw:fill="none" draw:fill-color="#ffffff" fo:min-height="0.475cm" fo:padding-top="0.051cm" fo:padding-bottom="0.051cm" fo:padding-left="0.051cm" fo:padding-right="0.051cm"/>
    </style:style>
    <style:style style:name="gr23"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4"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height="0.479cm" fo:padding-top="0.051cm" fo:padding-bottom="0.051cm" fo:padding-left="0.051cm" fo:padding-right="0.051cm"/>
    </style:style>
    <style:style style:name="gr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8"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29"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0"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1"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2"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3"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4"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vertical-align="middle" fo:min-height="0.653cm" fo:padding-top="0.051cm" fo:padding-bottom="0.051cm" fo:padding-left="0.051cm" fo:padding-right="0.051cm"/>
    </style:style>
    <style:style style:name="gr3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7" style:family="graphic" style:parent-style-name="standard">
      <style:graphic-properties draw:stroke="none" svg:stroke-color="#000000" draw:fill="none" draw:fill-color="#ffffff" fo:min-height="0.395cm"/>
    </style:style>
    <style:style style:name="gr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0" style:family="graphic" style:parent-style-name="standard">
      <style:graphic-properties draw:stroke="none" svg:stroke-color="#000000" draw:fill="none" draw:fill-color="#ffffff" fo:min-height="0.395cm" draw:shadow="hidden"/>
    </style:style>
    <style:style style:name="gr41"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2"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3"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4"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5"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6"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7"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0"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draw:stroke="none" svg:stroke-color="#000000" draw:fill="none" draw:fill-color="#ffffff" draw:textarea-vertical-align="middle" fo:min-height="0.399cm" fo:padding-top="0.051cm" fo:padding-bottom="0.051cm" fo:padding-left="0.051cm" fo:padding-right="0.051cm"/>
    </style:style>
    <style:style style:name="gr53"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4"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5"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style>
    <style:style style:name="gr56"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7"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58" style:family="graphic" style:parent-style-name="Default_5f_1">
      <style:graphic-properties draw:stroke="none" svg:stroke-color="#000000" draw:fill="none" draw:fill-color="#ffffff" draw:textarea-vertical-align="top" fo:min-height="0.268cm" fo:padding-top="0.051cm" fo:padding-bottom="0.051cm" fo:padding-left="0.051cm" fo:padding-right="0.051cm"/>
    </style:style>
    <style:style style:name="gr59" style:family="graphic" style:parent-style-name="standard">
      <style:graphic-properties draw:stroke="none" draw:fill-color="#ffffff" draw:textarea-horizontal-align="justify" draw:textarea-vertical-align="middle" draw:auto-grow-height="false" fo:min-height="0.258cm" fo:min-width="0.592cm"/>
    </style:style>
    <style:style style:name="gr60"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1"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2"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3" style:family="graphic" style:parent-style-name="objectwithoutfill">
      <style:graphic-properties draw:stroke="none" draw:fill="solid" draw:fill-color="#adc5e7" draw:textarea-vertical-align="middle"/>
    </style:style>
    <style:style style:name="gr64" style:family="graphic" style:parent-style-name="objectwithoutfill">
      <style:graphic-properties draw:stroke="none" draw:fill="solid" draw:fill-color="#ffffff" draw:textarea-vertical-align="middle"/>
    </style:style>
    <style:style style:name="gr65" style:family="graphic" style:parent-style-name="objectwithoutfill">
      <style:graphic-properties draw:stroke="none" draw:fill="solid" draw:fill-color="#e0efd4" draw:textarea-vertical-align="middle"/>
    </style:style>
    <style:style style:name="gr66"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7"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68"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69" style:family="graphic" style:parent-style-name="standard">
      <style:graphic-properties draw:stroke="none" draw:fill-color="#ffffff" draw:textarea-horizontal-align="justify" draw:textarea-vertical-align="middle" draw:auto-grow-height="false" fo:min-height="0.258cm" fo:min-width="0.745cm"/>
    </style:style>
    <style:style style:name="gr70"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1"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2"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3"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4"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5"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6"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7"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78"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0"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1" style:family="graphic" style:parent-style-name="Default_5f_1">
      <style:graphic-properties draw:stroke="none" svg:stroke-color="#000000" draw:fill="none" draw:fill-color="#ffffff" fo:min-height="0.319cm" fo:padding-top="0.051cm" fo:padding-bottom="0.051cm" fo:padding-left="0.051cm" fo:padding-right="0.051cm"/>
    </style:style>
    <style:style style:name="gr82"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style>
    <style:style style:name="gr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5"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6"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8"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1" style:family="graphic" style:parent-style-name="Default_5f_1">
      <style:graphic-properties draw:stroke="none" svg:stroke-color="#729fcf" draw:fill="none" draw:fill-color="#ffffff" fo:min-height="0.319cm" fo:padding-top="0.051cm" fo:padding-bottom="0.051cm" fo:padding-left="0.051cm" fo:padding-right="0.051cm"/>
    </style:style>
    <style:style style:name="gr92"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3" style:family="graphic" style:parent-style-name="standard">
      <style:graphic-properties svg:stroke-width="0.051cm" svg:stroke-color="#000000" draw:marker-start-width="0.583cm" draw:marker-end-width="0.304cm" draw:fill="none" draw:fill-gradient-name="Gradient_20_5" draw:textarea-horizontal-align="justify" draw:textarea-vertical-align="middle" draw:auto-grow-height="true" fo:min-height="0cm" fo:min-width="0cm" fo:padding-top="0.15cm" fo:padding-bottom="0.15cm" fo:padding-left="0.275cm" fo:padding-right="0.275cm"/>
    </style:style>
    <style:style style:name="gr94"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9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7"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98"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99"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1"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2" style:family="graphic" style:parent-style-name="Default_5f_2_5f_1">
      <style:graphic-properties draw:stroke="none" svg:stroke-color="#000000" draw:fill="none" draw:fill-color="#ffffff" fo:min-height="0.395cm"/>
    </style:style>
    <style:style style:name="gr1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5"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6"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7" style:family="graphic" style:parent-style-name="Default_5f_1_5f_1">
      <style:graphic-properties draw:stroke="none" svg:stroke-color="#000000" draw:fill="none" draw:fill-color="#ffffff" fo:min-height="0.319cm" fo:padding-top="0.051cm" fo:padding-bottom="0.051cm" fo:padding-left="0.051cm" fo:padding-right="0.051cm"/>
    </style:style>
    <style:style style:name="gr108"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09"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style>
    <style:style style:name="gr110"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1"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2"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5"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6"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7"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1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0"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3" style:family="graphic" style:parent-style-name="Object_20_without_20_fill_5f_1_5f_1">
      <style:graphic-properties svg:stroke-width="0.051cm" svg:stroke-color="#0066b3" draw:marker-start-width="0.431cm" draw:marker-end="Rounded_20_short_20_Arrow" draw:marker-end-width="0.152cm" draw:fill="none" draw:textarea-vertical-align="middle" fo:padding-top="0.15cm" fo:padding-bottom="0.15cm" fo:padding-left="0.275cm" fo:padding-right="0.275cm"/>
    </style:style>
    <style:style style:name="gr124"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5" style:family="graphic" style:parent-style-name="Object_20_without_20_fill_5f_3">
      <style:graphic-properties svg:stroke-width="0.051cm" svg:stroke-color="#0066b3" draw:marker-start-width="0.583cm" draw:marker-end-width="0.304cm" draw:fill="none" draw:textarea-vertical-align="middle" fo:padding-top="0.15cm" fo:padding-bottom="0.15cm" fo:padding-left="0.275cm" fo:padding-right="0.275cm"/>
    </style:style>
    <style:style style:name="gr126"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7" style:family="graphic" style:parent-style-name="objectwithoutfill">
      <style:graphic-properties svg:stroke-width="0.051cm" svg:stroke-color="#0066b3" draw:marker-start-width="0.355cm" draw:marker-end-width="0.355cm" draw:fill="none" draw:textarea-vertical-align="middle" fo:padding-top="0.15cm" fo:padding-bottom="0.15cm" fo:padding-left="0.275cm" fo:padding-right="0.275cm"/>
    </style:style>
    <style:style style:name="gr128" style:family="graphic" style:parent-style-name="Default_5f_2_5f_1">
      <style:graphic-properties svg:stroke-width="0.051cm" svg:stroke-color="#0066b3"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29"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2"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3" style:family="graphic" style:parent-style-name="standard" style:list-style-name="L1">
      <style:graphic-properties draw:stroke="solid" svg:stroke-width="0.051cm" svg:stroke-color="#000000" draw:marker-start="Circle" draw:marker-start-width="0.152cm" draw:marker-start-center="true" draw:marker-end-width="0.304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graphic-properties svg:stroke-width="0.051cm" svg:stroke-color="#0066b3"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35" style:family="graphic" style:parent-style-name="objectwithoutfill">
      <style:graphic-properties svg:stroke-width="0.051cm" svg:stroke-color="#0066b3" draw:marker-start-width="0.583cm" draw:marker-end-width="0.304cm" draw:fill="none" draw:fill-gradient-name="Gradient_20_5" draw:textarea-vertical-align="middle" fo:padding-top="0.15cm" fo:padding-bottom="0.15cm" fo:padding-left="0.275cm" fo:padding-right="0.275cm"/>
    </style:style>
    <style:style style:name="gr136" style:family="graphic" style:parent-style-name="Object_20_without_20_fill_5f_3">
      <style:graphic-properties svg:stroke-width="0.051cm" svg:stroke-color="#00a65d" draw:marker-start-width="0.583cm" draw:marker-end-width="0.304cm" draw:fill="none" draw:textarea-vertical-align="middle" fo:padding-top="0.15cm" fo:padding-bottom="0.15cm" fo:padding-left="0.275cm" fo:padding-right="0.275cm"/>
    </style:style>
    <style:style style:name="gr137" style:family="graphic" style:parent-style-name="Default_5f_2_5f_1">
      <style:graphic-properties svg:stroke-width="0.051cm" svg:stroke-color="#00a65d"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38"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9" style:family="graphic" style:parent-style-name="objectwithoutfill">
      <style:graphic-properties svg:stroke-width="0.051cm" svg:stroke-color="#00a65d" draw:marker-start-width="0.355cm" draw:marker-end-width="0.355cm" draw:fill="none" draw:textarea-vertical-align="middle" fo:padding-top="0.15cm" fo:padding-bottom="0.15cm" fo:padding-left="0.275cm" fo:padding-right="0.275cm"/>
    </style:style>
    <style:style style:name="gr140" style:family="graphic" style:parent-style-name="Object_20_without_20_fill_5f_1_5f_1">
      <style:graphic-properties svg:stroke-width="0.051cm" svg:stroke-color="#00a65d" draw:marker-start-width="0.431cm" draw:marker-end="Rounded_20_short_20_Arrow" draw:marker-end-width="0.152cm" draw:fill="none" draw:textarea-vertical-align="middle" fo:padding-top="0.15cm" fo:padding-bottom="0.15cm" fo:padding-left="0.275cm" fo:padding-right="0.275cm"/>
    </style:style>
    <style:style style:name="gr141" style:family="graphic" style:parent-style-name="standard">
      <style:graphic-properties svg:stroke-width="0.051cm" svg:stroke-color="#00a65d"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42" style:family="graphic" style:parent-style-name="objectwithoutfill">
      <style:graphic-properties svg:stroke-width="0.051cm" svg:stroke-color="#00a65d" draw:marker-start-width="0.583cm" draw:marker-end-width="0.304cm" draw:fill="none" draw:fill-gradient-name="Gradient_20_5" draw:textarea-vertical-align="middle" fo:padding-top="0.15cm" fo:padding-bottom="0.15cm" fo:padding-left="0.275cm" fo:padding-right="0.275cm"/>
    </style:style>
    <style:style style:name="gr143"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4" style:family="graphic" style:parent-style-name="Object_20_without_20_fill_5f_1_5f_1">
      <style:graphic-properties svg:stroke-width="0.051cm" svg:stroke-color="#0066b3" draw:marker-start="Circle" draw:marker-start-width="0.152cm" draw:marker-start-center="true" draw:marker-end="" draw:marker-end-width="0.228cm" draw:fill="none" draw:textarea-vertical-align="middle" fo:padding-top="0.15cm" fo:padding-bottom="0.15cm" fo:padding-left="0.275cm" fo:padding-right="0.275cm"/>
    </style:style>
    <style:style style:name="gr145" style:family="graphic" style:parent-style-name="Object_20_without_20_fill_5f_1_5f_1" style:list-style-name="L1">
      <style:graphic-properties svg:stroke-width="0.051cm" svg:stroke-color="#00a65d" draw:marker-start="Circle" draw:marker-start-width="0.152cm" draw:marker-start-center="true" draw:marker-end-width="0.304cm" draw:fill="none" draw:textarea-vertical-align="middle" fo:padding-top="0.15cm" fo:padding-bottom="0.15cm" fo:padding-left="0.275cm" fo:padding-right="0.275cm"/>
    </style:style>
    <style:style style:name="gr146" style:family="graphic" style:parent-style-name="objectwithoutfill">
      <style:graphic-properties svg:stroke-width="0.051cm" svg:stroke-color="#0066b3" draw:marker-start="Circle" draw:marker-start-width="0.152cm" draw:marker-start-center="true" draw:marker-end-width="0.38cm" draw:fill="none" draw:fill-gradient-name="Gradient_20_5" draw:textarea-vertical-align="middle" fo:padding-top="0.15cm" fo:padding-bottom="0.15cm" fo:padding-left="0.275cm" fo:padding-right="0.275cm"/>
    </style:style>
    <style:style style:name="gr147" style:family="graphic" style:parent-style-name="Default_5f_1_5f_1">
      <style:graphic-properties draw:stroke="none" svg:stroke-color="#000000" draw:fill="none" draw:fill-color="#ffffff" fo:min-height="0.637cm" fo:padding-top="0.051cm" fo:padding-bottom="0.051cm" fo:padding-left="0.051cm" fo:padding-right="0.051cm"/>
    </style:style>
    <style:style style:name="gr148" style:family="graphic" style:parent-style-name="standard">
      <style:graphic-properties draw:stroke="none" draw:fill-color="#fff200" draw:textarea-horizontal-align="justify" draw:textarea-vertical-align="middle" draw:auto-grow-height="false" fo:min-height="0.334cm" fo:min-width="0cm"/>
    </style:style>
    <style:style style:name="gr14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1"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52"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53"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5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5"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56"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57"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58"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style>
    <style:style style:name="gr159" style:family="graphic" style:parent-style-name="Default_5f_1">
      <style:graphic-properties draw:stroke="none" svg:stroke-color="#000000" draw:fill="none" draw:fill-color="#ffffff" draw:textarea-vertical-align="top" fo:min-height="0.653cm" fo:padding-top="0.051cm" fo:padding-bottom="0.051cm" fo:padding-left="0.051cm" fo:padding-right="0.051cm"/>
    </style:style>
    <style:style style:name="gr160" style:family="graphic" style:parent-style-name="Default_5f_1">
      <style:graphic-properties draw:stroke="none" svg:stroke-color="#000000" draw:fill="none" draw:fill-color="#ffffff" draw:textarea-vertical-align="top" fo:min-height="0.745cm" fo:padding-top="0.051cm" fo:padding-bottom="0.051cm" fo:padding-left="0.051cm" fo:padding-right="0.051cm"/>
    </style:style>
    <style:style style:name="gr161"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style>
    <style:style style:name="gr16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65"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66"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7"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68"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9"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70"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style>
    <style:style style:name="gr17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6"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7"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7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4"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85"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86"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87" style:family="graphic" style:parent-style-name="objectwithoutfill">
      <style:graphic-properties draw:stroke="dash" draw:stroke-dash="Fine_20_Dashed" draw:fill="none" draw:textarea-vertical-align="middle"/>
    </style:style>
    <style:style style:name="gr188"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89" style:family="graphic" style:parent-style-name="objectwithoutfill">
      <style:graphic-properties draw:stroke="dash" draw:stroke-dash="Fine_20_Dashed" svg:stroke-color="#00a65d" draw:fill="none" draw:textarea-vertical-align="middle"/>
    </style:style>
    <style:style style:name="gr190"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91"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92"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93"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4"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95"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6"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0" style:family="graphic" style:parent-style-name="Default_5f_1">
      <style:graphic-properties draw:stroke="none" svg:stroke-color="#000000" draw:fill="none" draw:fill-color="#ffffff" draw:textarea-vertical-align="top" fo:min-height="0.335cm" fo:padding-top="0.051cm" fo:padding-bottom="0.051cm" fo:padding-left="0.051cm" fo:padding-right="0.051cm"/>
    </style:style>
    <style:style style:name="gr201" style:family="graphic" style:parent-style-name="Default_5f_1">
      <style:graphic-properties draw:stroke="none" svg:stroke-color="#000000" draw:fill="none" draw:fill-color="#ffffff" draw:textarea-vertical-align="top" fo:min-height="1.27cm" fo:padding-top="0.051cm" fo:padding-bottom="0.051cm" fo:padding-left="0.051cm" fo:padding-right="0.051cm"/>
    </style:style>
    <style:style style:name="gr20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8"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09"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21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3"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2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1"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2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4" style:family="graphic" style:parent-style-name="Default_5f_1">
      <style:graphic-properties draw:stroke="none" svg:stroke-color="#000000" draw:fill="none" draw:fill-color="#ffffff" draw:textarea-vertical-align="top" fo:min-height="0.669cm" fo:padding-top="0.051cm" fo:padding-bottom="0.051cm" fo:padding-left="0.051cm" fo:padding-right="0.051cm"/>
    </style:style>
    <style:style style:name="gr225"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2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3" style:family="graphic" style:parent-style-name="objectwithoutfill">
      <style:graphic-properties svg:stroke-width="0.051cm" svg:stroke-color="#a3238e" draw:marker-start-width="0.659cm" draw:marker-end-width="0.38cm" draw:fill="none" draw:textarea-vertical-align="middle" fo:padding-top="0.15cm" fo:padding-bottom="0.15cm" fo:padding-left="0.275cm" fo:padding-right="0.275cm"/>
    </style:style>
    <style:style style:name="gr234" style:family="graphic" style:parent-style-name="objectwithoutfill">
      <style:graphic-properties svg:stroke-width="0.051cm" svg:stroke-color="#00a65d" draw:marker-start-width="0.659cm" draw:marker-end-width="0.38cm" draw:fill="none" draw:textarea-vertical-align="middle" fo:padding-top="0.15cm" fo:padding-bottom="0.15cm" fo:padding-left="0.275cm" fo:padding-right="0.275cm"/>
    </style:style>
    <style:style style:name="gr235" style:family="graphic" style:parent-style-name="standard">
      <style:graphic-properties draw:stroke="none" draw:fill="solid" draw:fill-color="#ff0000" draw:textarea-horizontal-align="justify" draw:textarea-vertical-align="middle" draw:auto-grow-height="false" fo:min-height="0.334cm" fo:min-width="0cm"/>
    </style:style>
    <style:style style:name="gr236" style:family="graphic" style:parent-style-name="standard">
      <style:graphic-properties draw:stroke="none" draw:fill="solid" draw:fill-color="#729fcf" draw:textarea-horizontal-align="justify" draw:textarea-vertical-align="middle" draw:auto-grow-height="false" fo:min-height="0.334cm" fo:min-width="0cm"/>
    </style:style>
    <style:style style:name="gr23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4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1" style:family="graphic" style:parent-style-name="objectwithoutfill">
      <style:graphic-properties svg:stroke-width="0.051cm" draw:marker-start="" draw:marker-start-width="0.152cm" draw:marker-start-center="true" draw:marker-end="Circle" draw:marker-end-width="0.152cm" draw:marker-end-center="true" draw:fill="none" draw:fill-gradient-name="Gradient_20_6" draw:textarea-vertical-align="middle" fo:padding-top="0.15cm" fo:padding-bottom="0.15cm" fo:padding-left="0.275cm" fo:padding-right="0.275cm"/>
    </style:style>
    <style:style style:name="gr242" style:family="graphic" style:parent-style-name="Object_20_without_20_fill_5f_1">
      <style:graphic-properties draw:stroke="dash" draw:stroke-dash="Long_20_Dash"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3" style:family="graphic" style:parent-style-name="Object_20_without_20_fill_5f_1">
      <style:graphic-properties draw:stroke="dash" draw:stroke-dash="Long_20_Dash"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44"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visible" draw:shadow-offset-x="0.035cm" draw:shadow-offset-y="0.035cm" draw:shadow-opacity="50%"/>
    </style:style>
    <style:style style:name="gr245" style:family="graphic" style:parent-style-name="Object_20_without_20_fill_5f_1">
      <style:graphic-properties draw:stroke="solid" draw:stroke-dash="Dashed_20__28_var_29__20_4"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6" style:family="graphic" style:parent-style-name="Default_5f_1">
      <style:graphic-properties draw:stroke="none" svg:stroke-color="#000000" draw:fill="none" draw:fill-color="#ffffff" draw:textarea-vertical-align="middle" fo:min-height="0.42cm" fo:padding-top="0.051cm" fo:padding-bottom="0.051cm" fo:padding-left="0.051cm" fo:padding-right="0.051cm"/>
    </style:style>
    <style:style style:name="gr247" style:family="graphic" style:parent-style-name="Object_20_without_20_fill_5f_1">
      <style:graphic-properties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48" style:family="graphic" style:parent-style-name="Default_5f_1">
      <style:graphic-properties draw:stroke="none" svg:stroke-color="#000000" draw:fill="none" draw:fill-color="#ffffff" draw:textarea-vertical-align="middle" fo:min-height="0.42cm" fo:padding-top="0.051cm" fo:padding-bottom="0.051cm" fo:padding-left="0.051cm" fo:padding-right="0.051cm" draw:shadow="visible" draw:shadow-offset-x="0.035cm" draw:shadow-offset-y="0.035cm" draw:shadow-opacity="50%"/>
    </style:style>
    <style:style style:name="gr249" style:family="graphic" style:parent-style-name="objectwithoutfill">
      <style:graphic-properties draw:stroke="dash" draw:stroke-dash="Fine_20_Dashed" svg:stroke-width="0.018cm" svg:stroke-color="#000000" draw:marker-start-width="0.227cm" draw:marker-end-width="0.227cm" draw:fill="none" draw:textarea-vertical-align="middle" fo:padding-top="0.134cm" fo:padding-bottom="0.134cm" fo:padding-left="0.259cm" fo:padding-right="0.259cm"/>
    </style:style>
    <style:style style:name="gr250" style:family="graphic" style:parent-style-name="Default_5f_1">
      <style:graphic-properties draw:stroke="none" svg:stroke-color="#000000" draw:fill="none" draw:fill-color="#ffffff" draw:textarea-vertical-align="middle" fo:min-height="0.279cm" fo:padding-top="0.051cm" fo:padding-bottom="0.051cm" fo:padding-left="0.051cm" fo:padding-right="0.051cm"/>
    </style:style>
    <style:style style:name="gr251" style:family="graphic" style:parent-style-name="Object_20_without_20_fill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2" style:family="graphic" style:parent-style-name="objectwithoutfill">
      <style:graphic-properties svg:stroke-width="0.018cm" svg:stroke-color="#00a933" draw:marker-start-width="0.383cm" draw:marker-end="Rounded_20_short_20_Arrow" draw:marker-end-width="0.102cm" draw:fill="none" draw:textarea-vertical-align="middle" fo:padding-top="0.135cm" fo:padding-bottom="0.135cm" fo:padding-left="0.26cm" fo:padding-right="0.26cm"/>
    </style:style>
    <style:style style:name="gr253" style:family="graphic" style:parent-style-name="Object_20_without_20_fill_5f_1">
      <style:graphic-properties draw:stroke="dash" draw:stroke-dash="Long_20_Dash" svg:stroke-width="0.018cm" svg:stroke-color="#00a933" draw:marker-start-width="0.307cm" draw:marker-end="Rounded_20_short_20_Arrow" draw:marker-end-width="0.103cm" draw:fill="none" draw:textarea-vertical-align="middle" fo:padding-top="0.135cm" fo:padding-bottom="0.135cm" fo:padding-left="0.26cm" fo:padding-right="0.26cm"/>
    </style:style>
    <style:style style:name="gr254" style:family="graphic" style:parent-style-name="objectwithoutfill">
      <style:graphic-properties svg:stroke-width="0.018cm" svg:stroke-color="#000000" draw:marker-start-width="0.383cm" draw:marker-end="Line_20_Arrow" draw:marker-end-width="0.102cm" draw:fill="none" draw:textarea-vertical-align="middle" fo:padding-top="0.135cm" fo:padding-bottom="0.135cm" fo:padding-left="0.26cm" fo:padding-right="0.26cm"/>
    </style:style>
    <style:style style:name="gr255" style:family="graphic" style:parent-style-name="Object_20_without_20_fill_5f_1">
      <style:graphic-properties draw:stroke="solid"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6" style:family="graphic" style:parent-style-name="Default_5f_1">
      <style:graphic-properties draw:stroke="none" svg:stroke-color="#000000" draw:fill="none" draw:fill-color="#ffffff" draw:textarea-horizontal-align="left" draw:textarea-vertical-align="middle" fo:min-height="0.279cm" fo:padding-top="0.051cm" fo:padding-bottom="0.051cm" fo:padding-left="0.051cm" fo:padding-right="0.051cm"/>
    </style:style>
    <style:style style:name="gr257" style:family="graphic" style:parent-style-name="Default_5f_1">
      <style:graphic-properties draw:stroke="none" svg:stroke-color="#000000" draw:fill="none" draw:fill-color="#ffffff" draw:textarea-vertical-align="middle" fo:min-height="0.268cm" fo:padding-top="0.051cm" fo:padding-bottom="0.051cm" fo:padding-left="0cm" fo:padding-right="0cm"/>
    </style:style>
    <style:style style:name="gr258"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59" style:family="graphic" style:parent-style-name="Default_5f_1">
      <style:graphic-properties draw:stroke="none" draw:fill="solid" draw:fill-color="#ff0000" draw:textarea-horizontal-align="justify" draw:textarea-vertical-align="middle" draw:auto-grow-height="false" fo:min-height="0.334cm" fo:min-width="0cm"/>
    </style:style>
    <style:style style:name="gr260" style:family="graphic" style:parent-style-name="Object_20_without_20_fill_5f_4">
      <style:graphic-properties svg:stroke-width="0.028cm" draw:marker-start-width="0.549cm" draw:marker-end-width="0.27cm" draw:fill="none" draw:textarea-vertical-align="middle" fo:padding-top="0.139cm" fo:padding-bottom="0.139cm" fo:padding-left="0.264cm" fo:padding-right="0.264cm"/>
    </style:style>
    <style:style style:name="gr261" style:family="graphic" style:parent-style-name="Default_5f_1_5f_2">
      <style:graphic-properties draw:stroke="none" svg:stroke-color="#000000" draw:fill="none" draw:fill-color="#ffffff" draw:textarea-vertical-align="top" fo:min-height="0.268cm" fo:padding-top="0.051cm" fo:padding-bottom="0.051cm" fo:padding-left="0.051cm" fo:padding-right="0.051cm"/>
    </style:style>
    <style:style style:name="gr262" style:family="graphic" style:parent-style-name="Default_5f_1_5f_2">
      <style:graphic-properties draw:stroke="none" svg:stroke-color="#000000" draw:fill="solid" draw:fill-color="#ffffff" draw:textarea-vertical-align="top" fo:min-height="0.268cm" fo:padding-top="0.051cm" fo:padding-bottom="0.051cm" fo:padding-left="0.051cm" fo:padding-right="0.051cm"/>
    </style:style>
    <style:style style:name="gr263" style:family="graphic" style:parent-style-name="Object_20_without_20_fill_5f_1_5f_2">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64" style:family="graphic" style:parent-style-name="Object_20_without_20_fill_5f_1_5f_2">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65" style:family="graphic" style:parent-style-name="Default_5f_1_5f_2">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style>
    <style:style style:name="gr266" style:family="graphic" style:parent-style-name="objectwithoutfill">
      <style:graphic-properties draw:stroke="dash" draw:stroke-dash="Long_20_Dash" svg:stroke-width="0.018cm" svg:stroke-color="#000000" draw:marker-start-width="0.334cm" draw:marker-end="" draw:marker-end-width="0.13cm" draw:fill="none" draw:fill-gradient-name="Gradient_20_8" draw:fill-image-name="Bitmap_20_1" draw:textarea-vertical-align="middle" fo:padding-top="0.135cm" fo:padding-bottom="0.135cm" fo:padding-left="0.26cm" fo:padding-right="0.26cm"/>
    </style:style>
    <style:style style:name="gr267"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68" style:family="graphic" style:parent-style-name="Object_20_without_20_fill_5f_1_5f_2">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69"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0" style:family="graphic" style:parent-style-name="Default_5f_1_5f_2">
      <style:graphic-properties draw:stroke="none" svg:stroke-color="#000000" draw:fill="none" draw:fill-color="#ffffff" draw:textarea-vertical-align="middle" fo:min-height="0.279cm" fo:padding-top="0.051cm" fo:padding-bottom="0.051cm" fo:padding-left="0.051cm" fo:padding-right="0.051cm"/>
    </style:style>
    <style:style style:name="gr271"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2"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3"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4"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5"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6"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7"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8" style:family="graphic" style:parent-style-name="Default_5f_1_5f_2" style:list-style-name="L1">
      <style:graphic-properties draw:stroke="none" svg:stroke-color="#000000" draw:fill="none" draw:fill-color="#ffffff" draw:textarea-vertical-align="top" fo:min-height="0.268cm" fo:padding-top="0.051cm" fo:padding-bottom="0.051cm" fo:padding-left="0.051cm" fo:padding-right="0.051cm"/>
    </style:style>
    <style:style style:name="gr279" style:family="graphic" style:parent-style-name="Object_20_without_20_fill_5f_1_5f_2">
      <style:graphic-properties draw:stroke="dash" draw:stroke-dash="Long_20_Dash" svg:stroke-width="0.018cm" svg:stroke-color="#ff0000" draw:marker-start-width="0.307cm" draw:marker-end="Circle_20_unfilled" draw:marker-end-width="0.406cm" draw:fill="none" draw:textarea-vertical-align="middle" fo:padding-top="0.135cm" fo:padding-bottom="0.135cm" fo:padding-left="0.26cm" fo:padding-right="0.26cm"/>
    </style:style>
    <style:style style:name="gr28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8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8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85" style:family="graphic" style:parent-style-name="objectwithoutfill">
      <style:graphic-properties svg:stroke-width="0.051cm" draw:marker-start="Circle" draw:marker-start-width="0.152cm" draw:marker-start-center="true" draw:marker-end-width="0.304cm" draw:fill="none" draw:fill-gradient-name="Gradient_20_7" draw:textarea-vertical-align="middle" fo:padding-top="0.15cm" fo:padding-bottom="0.15cm" fo:padding-left="0.275cm" fo:padding-right="0.275cm"/>
    </style:style>
    <style:style style:name="gr286" style:family="graphic" style:parent-style-name="Object_20_without_20_fill_5f_1">
      <style:graphic-properties svg:stroke-width="0.051cm" svg:stroke-color="#000000" draw:marker-start="Circle" draw:marker-start-width="0.152cm" draw:marker-start-center="true" draw:marker-end="" draw:marker-end-width="0.228cm" draw:fill="none" draw:textarea-vertical-align="middle" fo:padding-top="0.15cm" fo:padding-bottom="0.15cm" fo:padding-left="0.275cm" fo:padding-right="0.275cm"/>
    </style:style>
    <style:style style:name="gr2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88" style:family="graphic" style:parent-style-name="Object_20_without_20_fill_5f_1">
      <style:graphic-properties draw:stroke="solid" draw:stroke-dash="Long_20_Dash" svg:stroke-width="0.051cm" svg:stroke-color="#000000" draw:marker-start-width="0.356cm" draw:marker-end="Rounded_20_short_20_Arrow" draw:marker-end-width="0.152cm" draw:fill="none" draw:textarea-vertical-align="middle" fo:padding-top="0.151cm" fo:padding-bottom="0.151cm" fo:padding-left="0.276cm" fo:padding-right="0.276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paragraph-properties style:writing-mode="lr-tb"/>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paragraph-properties style:writing-mode="lr-tb"/>
      <style:text-properties fo:font-size="8pt" style:font-size-asian="18pt" style:font-size-complex="18pt"/>
    </style:style>
    <style:style style:name="P9" style:family="paragraph">
      <loext:graphic-properties draw:fill="none" draw:fill-color="#ffffff"/>
      <style:paragraph-properties style:writing-mode="lr-tb"/>
    </style:style>
    <style:style style:name="P10" style:family="paragraph">
      <loext:graphic-properties draw:fill="solid" draw:fill-color="#ffffff"/>
      <style:paragraph-properties fo:text-align="center"/>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color="#00a65d" fo:font-size="10pt" style:font-size-asian="10pt" style:font-size-complex="10pt"/>
    </style:style>
    <style:style style:name="P13" style:family="paragraph">
      <loext:graphic-properties draw:fill="none" draw:fill-color="#ffffff"/>
      <style:paragraph-properties style:writing-mode="lr-tb"/>
      <style:text-properties fo:color="#0066b3" fo:font-size="10pt" style:font-size-asian="10pt" style:font-size-complex="10pt"/>
    </style:style>
    <style:style style:name="P14" style:family="paragraph">
      <loext:graphic-properties draw:fill="none" draw:fill-color="#ffffff"/>
      <style:paragraph-properties style:writing-mode="lr-tb"/>
      <style:text-properties fo:color="#ed1c24" fo:font-size="10pt" style:font-size-asian="10pt" style:font-size-complex="10pt"/>
    </style:style>
    <style:style style:name="P15" style:family="paragraph">
      <loext:graphic-properties draw:fill="none" draw:fill-color="#ffffff"/>
      <style:paragraph-properties style:writing-mode="lr-tb"/>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writing-mode="lr-tb"/>
      <style:text-properties fo:font-size="10pt" style:font-size-asian="12pt" style:font-size-complex="12pt"/>
    </style:style>
    <style:style style:name="P21" style:family="paragraph">
      <loext:graphic-properties draw:fill="none" draw:fill-color="#ffffff"/>
      <style:paragraph-properties fo:text-align="center" style:writing-mode="lr-tb"/>
      <style:text-properties fo:color="#ce181e" style:font-name="Liberation Sans Narrow" fo:font-size="8pt" style:font-size-asian="18pt" style:font-size-complex="18pt"/>
    </style:style>
    <style:style style:name="P22" style:family="paragraph">
      <loext:graphic-properties draw:fill="none" draw:fill-color="#ffffff"/>
      <style:paragraph-properties fo:text-align="center" style:writing-mode="lr-tb"/>
      <style:text-properties fo:color="#0066b3" style:font-name="Liberation Sans Narrow"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writing-mode="lr-tb">
        <style:tab-stops>
          <style:tab-stop style:position="1.651cm"/>
        </style:tab-stops>
      </style:paragraph-properties>
      <style:text-properties style:font-name="Liberation Sans Narrow"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writing-mode="lr-tb">
        <style:tab-stops>
          <style:tab-stop style:position="1.651cm"/>
        </style:tab-stops>
      </style:paragraph-properties>
      <style:text-properties style:font-name="Liberation Sans Narrow"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writing-mode="lr-tb"/>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writing-mode="lr-tb"/>
      <style:text-properties fo:color="#729fcf" style:font-name="Liberation Sans Narrow"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writing-mode="lr-tb"/>
      <style:text-properties style:font-name="Liberation Sans Narrow"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writing-mode="lr-tb"/>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writing-mode="lr-tb"/>
      <style:text-properties fo:color="#729fcf" fo:font-size="8pt" fo:font-weight="bold" style:font-size-asian="18pt" style:font-weight-asian="bold" style:font-size-complex="18pt" style:font-weight-complex="bold"/>
    </style:style>
    <style:style style:name="P39" style:family="paragraph">
      <loext:graphic-properties draw:fill="none" draw:fill-gradient-name="Gradient_20_5"/>
      <style:paragraph-properties fo:text-align="center"/>
    </style:style>
    <style:style style:name="P40" style:family="paragraph">
      <loext:graphic-properties draw:fill="none" draw:fill-color="#ffffff"/>
      <style:paragraph-properties fo:text-align="end" style:writing-mode="lr-tb"/>
      <style:text-properties style:font-name="Liberation Sans Narrow" fo:font-size="8pt" style:font-size-asian="18pt" style:font-size-complex="18pt"/>
    </style:style>
    <style:style style:name="P41" style:family="paragraph">
      <loext:graphic-properties draw:fill="none" draw:fill-gradient-name="Gradient_20_3"/>
      <style:paragraph-properties fo:text-align="center"/>
    </style:style>
    <style:style style:name="P42" style:family="paragraph">
      <loext:graphic-properties draw:fill="none" draw:fill-color="#ffffff"/>
      <style:paragraph-properties fo:text-align="center" style:writing-mode="lr-tb"/>
      <style:text-properties fo:color="#00a65d" style:font-name="Liberation Sans Narrow" fo:font-size="8pt" style:font-size-asian="18pt" style:font-size-complex="18pt"/>
    </style:style>
    <style:style style:name="P43" style:family="paragraph">
      <loext:graphic-properties draw:fill="none" draw:fill-color="#ffffff"/>
      <style:paragraph-properties fo:text-align="center" style:writing-mode="lr-tb"/>
      <style:text-properties fo:color="#ed1c24" style:font-name="Liberation Sans Narrow" fo:font-size="8pt" style:font-size-asian="18pt" style:font-size-complex="18pt"/>
    </style:style>
    <style:style style:name="P44" style:family="paragraph">
      <loext:graphic-properties draw:fill="none" draw:fill-color="#ffffff"/>
      <style:paragraph-properties fo:text-align="center" style:writing-mode="lr-tb"/>
      <style:text-properties fo:color="#faa61a" style:font-name="Liberation Sans Narrow" fo:font-size="8pt" style:font-size-asian="18pt" style:font-size-complex="18pt"/>
    </style:style>
    <style:style style:name="P45" style:family="paragraph">
      <loext:graphic-properties draw:fill="none" draw:fill-color="#ffffff"/>
      <style:paragraph-properties fo:text-align="center" style:writing-mode="lr-tb"/>
      <style:text-properties fo:color="#ed1c24" style:font-name="Liberation Sans Narrow" fo:font-size="8pt" fo:font-style="normal" style:font-size-asian="18pt" style:font-style-asian="normal" style:font-size-complex="18pt" style:font-style-complex="normal"/>
    </style:style>
    <style:style style:name="P46" style:family="paragraph">
      <loext:graphic-properties draw:fill="none" draw:fill-color="#ffffff"/>
      <style:paragraph-properties style:writing-mode="lr-tb"/>
      <style:text-properties fo:color="#00a65d" fo:font-size="8pt" style:font-size-asian="18pt" style:font-size-complex="18pt"/>
    </style:style>
    <style:style style:name="P47" style:family="paragraph">
      <loext:graphic-properties draw:fill="none" draw:fill-color="#ffffff"/>
      <style:paragraph-properties fo:text-align="center" style:writing-mode="lr-tb"/>
      <style:text-properties fo:color="#ed1c24" fo:font-size="8pt" style:font-size-asian="18pt" style:font-size-complex="18pt"/>
    </style:style>
    <style:style style:name="P48" style:family="paragraph">
      <loext:graphic-properties draw:fill="none" draw:fill-color="#ffffff"/>
      <style:paragraph-properties fo:text-align="start" style:writing-mode="lr-tb"/>
      <style:text-properties style:font-name="Liberation Sans Narrow" fo:font-size="8pt" style:font-size-asian="18pt" style:font-size-complex="18pt"/>
    </style:style>
    <style:style style:name="P49" style:family="paragraph">
      <loext:graphic-properties draw:fill-color="#fff200"/>
      <style:paragraph-properties fo:text-align="center"/>
    </style:style>
    <style:style style:name="P50" style:family="paragraph">
      <style:paragraph-properties fo:text-align="start">
        <style:tab-stops>
          <style:tab-stop style:position="1.27cm"/>
        </style:tab-stops>
      </style:paragraph-properties>
    </style:style>
    <style:style style:name="P51" style:family="paragraph">
      <loext:graphic-properties draw:fill="none" draw:fill-color="#ffffff"/>
      <style:paragraph-properties fo:text-align="start" style:writing-mode="lr-tb">
        <style:tab-stops>
          <style:tab-stop style:position="1.27cm"/>
        </style:tab-stops>
      </style:paragraph-properties>
      <style:text-properties style:font-name="Liberation Sans Narrow" fo:font-size="8pt" style:font-size-asian="12pt" style:font-size-complex="12pt"/>
    </style:style>
    <style:style style:name="P52" style:family="paragraph">
      <style:paragraph-properties fo:text-align="start">
        <style:tab-stops>
          <style:tab-stop style:position="2.286cm"/>
        </style:tab-stops>
      </style:paragraph-properties>
    </style:style>
    <style:style style:name="P53" style:family="paragraph">
      <loext:graphic-properties draw:fill="none" draw:fill-color="#ffffff"/>
      <style:paragraph-properties fo:text-align="start" style:writing-mode="lr-tb">
        <style:tab-stops>
          <style:tab-stop style:position="2.286cm"/>
        </style:tab-stops>
      </style:paragraph-properties>
      <style:text-properties style:font-name="Liberation Sans Narrow" fo:font-size="8pt" style:font-size-asian="8pt" style:font-size-complex="8pt"/>
    </style:style>
    <style:style style:name="P54" style:family="paragraph">
      <style:paragraph-properties fo:text-align="start">
        <style:tab-stops>
          <style:tab-stop style:position="1.524cm"/>
          <style:tab-stop style:position="1.905cm"/>
        </style:tab-stops>
      </style:paragraph-properties>
    </style:style>
    <style:style style:name="P55" style:family="paragraph">
      <style:paragraph-properties fo:margin-top="0.051cm" fo:margin-bottom="0cm" fo:text-align="start">
        <style:tab-stops>
          <style:tab-stop style:position="1.524cm"/>
          <style:tab-stop style:position="1.905cm"/>
        </style:tab-stops>
      </style:paragraph-properties>
    </style:style>
    <style:style style:name="P56" style:family="paragraph">
      <loext:graphic-properties draw:fill="none" draw:fill-color="#ffffff"/>
      <style:paragraph-properties fo:text-align="start" style:writing-mode="lr-tb">
        <style:tab-stops>
          <style:tab-stop style:position="1.524cm"/>
          <style:tab-stop style:position="1.905cm"/>
        </style:tab-stops>
      </style:paragraph-properties>
      <style:text-properties style:font-name="Liberation Sans Narrow" fo:font-size="8pt" style:font-size-asian="8pt" style:font-size-complex="8pt"/>
    </style:style>
    <style:style style:name="P57" style:family="paragraph">
      <style:paragraph-properties fo:text-align="start">
        <style:tab-stops>
          <style:tab-stop style:position="1.651cm"/>
        </style:tab-stops>
      </style:paragraph-properties>
    </style:style>
    <style:style style:name="P58" style:family="paragraph">
      <loext:graphic-properties draw:fill="none"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59" style:family="paragraph">
      <loext:graphic-properties draw:fill="none" draw:fill-color="#ffffff"/>
      <style:paragraph-properties fo:text-align="end" style:writing-mode="lr-tb"/>
      <style:text-properties fo:color="#0066b3" style:font-name="Liberation Sans Narrow" fo:font-size="8pt" style:font-size-asian="18pt" style:font-size-complex="18pt"/>
    </style:style>
    <style:style style:name="P60" style:family="paragraph">
      <loext:graphic-properties draw:fill="none" draw:fill-color="#ffffff"/>
      <style:paragraph-properties fo:text-align="center" style:writing-mode="lr-tb"/>
      <style:text-properties style:use-window-font-color="true" style:font-name="Liberation Sans Narrow" fo:font-size="8pt" style:font-size-asian="18pt" style:font-size-complex="18pt"/>
    </style:style>
    <style:style style:name="P61" style:family="paragraph">
      <loext:graphic-properties draw:fill="none" draw:fill-color="#ffffff"/>
      <style:paragraph-properties fo:text-align="center" style:writing-mode="lr-tb"/>
      <style:text-properties style:font-name="Liberation Sans Narrow" fo:font-size="8pt" fo:font-weight="bold" style:font-size-asian="18pt" style:font-weight-asian="bold" style:font-size-complex="18pt" style:font-weight-complex="bold"/>
    </style:style>
    <style:style style:name="P62" style:family="paragraph">
      <loext:graphic-properties draw:fill="none" draw:fill-color="#ffffff"/>
      <style:paragraph-properties fo:text-align="start" style:writing-mode="lr-tb"/>
      <style:text-properties fo:color="#0066b3" style:font-name="Liberation Sans Narrow" fo:font-size="8pt" style:font-size-asian="18pt" style:font-size-complex="18pt"/>
    </style:style>
    <style:style style:name="P63" style:family="paragraph">
      <loext:graphic-properties draw:fill="none" draw:fill-color="#ffffff"/>
      <style:paragraph-properties fo:text-align="center" style:writing-mode="lr-tb"/>
      <style:text-properties fo:color="#00a65d" style:font-name="Liberation Sans Narrow" fo:font-size="8pt" fo:font-weight="bold" style:font-size-asian="18pt" style:font-weight-asian="bold" style:font-size-complex="18pt" style:font-weight-complex="bold"/>
    </style:style>
    <style:style style:name="P64" style:family="paragraph">
      <loext:graphic-properties draw:fill="none" draw:fill-color="#ffffff"/>
      <style:paragraph-properties fo:text-align="center" style:writing-mode="lr-tb"/>
      <style:text-properties fo:color="#ed1c24" style:font-name="Liberation Sans Narrow" fo:font-size="8pt" fo:font-weight="bold" style:font-size-asian="18pt" style:font-weight-asian="bold" style:font-size-complex="18pt" style:font-weight-complex="bold"/>
    </style:style>
    <style:style style:name="P65" style:family="paragraph">
      <loext:graphic-properties draw:fill="none" draw:fill-color="#ffffff"/>
      <style:paragraph-properties fo:text-align="center" style:writing-mode="lr-tb"/>
      <style:text-properties style:use-window-font-color="true" style:font-name="Liberation Sans Narrow" fo:font-size="8pt" fo:font-style="italic" style:font-size-asian="18pt" style:font-style-asian="italic" style:font-size-complex="18pt" style:font-style-complex="italic"/>
    </style:style>
    <style:style style:name="P66" style:family="paragraph">
      <loext:graphic-properties draw:fill="none" draw:fill-color="#ffffff"/>
      <style:paragraph-properties fo:text-align="start" style:writing-mode="lr-tb">
        <style:tab-stops>
          <style:tab-stop style:position="1.651cm"/>
        </style:tab-stops>
      </style:paragraph-properties>
      <style:text-properties fo:color="#ed1c24" style:font-name="Liberation Sans Narrow" fo:font-size="8pt" style:font-size-asian="12pt" style:font-size-complex="12pt"/>
    </style:style>
    <style:style style:name="P67"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style:font-size-asian="12pt" style:font-size-complex="12pt"/>
    </style:style>
    <style:style style:name="P68" style:family="paragraph">
      <loext:graphic-properties draw:fill="none" draw:fill-color="#ffffff"/>
      <style:paragraph-properties fo:text-align="center" style:writing-mode="lr-tb"/>
      <style:text-properties fo:color="#000000" style:font-name="Liberation Sans Narrow" fo:font-size="8pt" style:font-size-asian="18pt" style:font-size-complex="18pt"/>
    </style:style>
    <style:style style:name="P69" style:family="paragraph">
      <style:paragraph-properties fo:text-align="start">
        <style:tab-stops>
          <style:tab-stop style:position="0.254cm"/>
        </style:tab-stops>
      </style:paragraph-properties>
    </style:style>
    <style:style style:name="P70" style:family="paragraph">
      <loext:graphic-properties draw:fill="none" draw:fill-color="#ffffff"/>
      <style:paragraph-properties fo:text-align="start" style:writing-mode="lr-tb">
        <style:tab-stops>
          <style:tab-stop style:position="0.254cm"/>
        </style:tab-stops>
      </style:paragraph-properties>
      <style:text-properties style:font-name="Liberation Sans Narrow" fo:font-size="8pt" style:font-size-asian="12pt" style:font-size-complex="12pt"/>
    </style:style>
    <style:style style:name="P71" style:family="paragraph">
      <loext:graphic-properties draw:fill="none" draw:fill-color="#ffffff"/>
      <style:paragraph-properties fo:text-align="end" style:writing-mode="lr-tb"/>
      <style:text-properties fo:font-size="8pt" style:font-size-asian="18pt" style:font-size-complex="18pt"/>
    </style:style>
    <style:style style:name="P72" style:family="paragraph">
      <loext:graphic-properties draw:fill="none" draw:fill-color="#ffffff"/>
      <style:paragraph-properties fo:text-align="start" style:writing-mode="lr-tb"/>
      <style:text-properties fo:font-size="8pt" style:font-size-asian="18pt" style:font-size-complex="18pt"/>
    </style:style>
    <style:style style:name="P73" style:family="paragraph">
      <loext:graphic-properties draw:fill="none" draw:fill-gradient-name="Gradient_20_4"/>
      <style:paragraph-properties fo:text-align="center"/>
    </style:style>
    <style:style style:name="P74" style:family="paragraph">
      <loext:graphic-properties draw:fill="solid" draw:fill-color="#ff0000"/>
      <style:paragraph-properties fo:text-align="center"/>
    </style:style>
    <style:style style:name="P75" style:family="paragraph">
      <loext:graphic-properties draw:fill="solid" draw:fill-color="#729fcf"/>
      <style:paragraph-properties fo:text-align="center"/>
    </style:style>
    <style:style style:name="P76" style:family="paragraph">
      <loext:graphic-properties draw:fill="none" draw:fill-gradient-name="Gradient_20_6"/>
      <style:paragraph-properties fo:text-align="center"/>
    </style:style>
    <style:style style:name="P77"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style:font-size-asian="12pt" style:font-size-complex="12pt"/>
    </style:style>
    <style:style style:name="P78"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weight-asian="bold" style:font-size-complex="12pt" style:font-weight-complex="bold"/>
    </style:style>
    <style:style style:name="P79"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size-complex="12pt"/>
    </style:style>
    <style:style style:name="P80" style:family="paragraph">
      <loext:graphic-properties draw:fill="none" draw:fill-color="#ffffff"/>
      <style:paragraph-properties fo:text-align="center" style:writing-mode="lr-tb"/>
      <style:text-properties fo:color="#000000" style:font-name="Liberation Sans Narrow" fo:font-size="8pt" fo:font-weight="bold" style:font-size-asian="18pt" style:font-weight-asian="bold" style:font-size-complex="18pt" style:font-weight-complex="bold"/>
    </style:style>
    <style:style style:name="P81" style:family="paragraph">
      <loext:graphic-properties draw:fill="none"/>
      <style:paragraph-properties fo:text-align="center" style:writing-mode="lr-tb"/>
    </style:style>
    <style:style style:name="P82"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size-complex="12pt"/>
    </style:style>
    <style:style style:name="P83"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weight-asian="bold" style:font-size-complex="12pt" style:font-weight-complex="bold"/>
    </style:style>
    <style:style style:name="P84"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normal" style:font-size-asian="12pt" style:font-weight-asian="normal" style:font-size-complex="12pt" style:font-weight-complex="normal"/>
    </style:style>
    <style:style style:name="P85" style:family="paragraph">
      <style:paragraph-properties fo:text-align="start">
        <style:tab-stops>
          <style:tab-stop style:position="1.651cm"/>
        </style:tab-stops>
      </style:paragraph-properties>
      <style:text-properties fo:font-size="8pt"/>
    </style:style>
    <style:style style:name="P86" style:family="paragraph">
      <loext:graphic-properties draw:fill="solid"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87" style:family="paragraph">
      <style:paragraph-properties fo:text-align="end">
        <style:tab-stops>
          <style:tab-stop style:position="1.651cm"/>
        </style:tab-stops>
      </style:paragraph-properties>
      <style:text-properties fo:font-size="8pt"/>
    </style:style>
    <style:style style:name="P88"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style:font-size-asian="12pt" style:font-size-complex="12pt"/>
    </style:style>
    <style:style style:name="P89" style:family="paragraph">
      <style:paragraph-properties fo:text-align="end">
        <style:tab-stops>
          <style:tab-stop style:position="1.651cm"/>
        </style:tab-stops>
      </style:paragraph-properties>
      <style:text-properties fo:font-size="8pt" fo:font-weight="normal"/>
    </style:style>
    <style:style style:name="P90" style:family="paragraph">
      <loext:graphic-properties draw:fill="none" draw:fill-color="#ffffff"/>
      <style:paragraph-properties fo:text-align="end" style:writing-mode="lr-tb">
        <style:tab-stops>
          <style:tab-stop style:position="1.651cm"/>
        </style:tab-stops>
      </style:paragraph-properties>
      <style:text-properties fo:color="#ff0000" style:font-name="Liberation Sans Narrow" fo:font-size="8pt" fo:font-weight="normal" style:font-size-asian="12pt" style:font-weight-asian="bold" style:font-size-complex="12pt" style:font-weight-complex="bold"/>
    </style:style>
    <style:style style:name="P91" style:family="paragraph">
      <loext:graphic-properties draw:fill="none" draw:fill-gradient-name="Gradient_20_8" draw:fill-image-name="Bitmap_20_1"/>
      <style:paragraph-properties fo:text-align="center"/>
    </style:style>
    <style:style style:name="P92" style:family="paragraph">
      <style:paragraph-properties fo:text-align="end">
        <style:tab-stops>
          <style:tab-stop style:position="1.651cm"/>
        </style:tab-stops>
      </style:paragraph-properties>
      <style:text-properties fo:color="#0066b3"/>
    </style:style>
    <style:style style:name="P93"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style:font-size-asian="12pt" style:font-size-complex="12pt"/>
    </style:style>
    <style:style style:name="P94" style:family="paragraph">
      <style:paragraph-properties fo:margin-left="0cm" fo:margin-right="0cm" fo:text-align="end" fo:text-indent="0cm">
        <style:tab-stops>
          <style:tab-stop style:position="1.651cm"/>
        </style:tab-stops>
      </style:paragraph-properties>
      <style:text-properties fo:color="#0066b3" style:font-name="Liberation Sans Narrow" fo:font-size="8pt" style:letter-kerning="true" style:font-name-asian="Noto Sans CJK SC Regular" style:font-size-asian="12pt" style:font-name-complex="Lohit Devanagari" style:font-size-complex="12pt"/>
    </style:style>
    <style:style style:name="P95"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0066b3" style:font-name="Liberation Sans Narrow" fo:font-size="8pt" style:letter-kerning="true" style:font-name-asian="Noto Sans CJK SC Regular" style:font-size-asian="12pt" style:font-name-complex="Lohit Devanagari" style:font-size-complex="12pt"/>
    </style:style>
    <style:style style:name="P96" style:family="paragraph">
      <style:paragraph-properties fo:text-align="end">
        <style:tab-stops>
          <style:tab-stop style:position="1.651cm"/>
        </style:tab-stops>
      </style:paragraph-properties>
      <style:text-properties fo:color="#0066b3" fo:font-size="8pt"/>
    </style:style>
    <style:style style:name="P97" style:family="paragraph">
      <style:paragraph-properties fo:text-align="end">
        <style:tab-stops>
          <style:tab-stop style:position="1.651cm"/>
        </style:tab-stops>
      </style:paragraph-properties>
      <style:text-properties fo:color="#0066b3" fo:font-size="8pt" fo:font-weight="normal"/>
    </style:style>
    <style:style style:name="P98" style:family="paragraph">
      <loext:graphic-properties draw:fill="none" draw:fill-color="#ffffff"/>
      <style:paragraph-properties fo:text-align="end" style:writing-mode="lr-tb">
        <style:tab-stops>
          <style:tab-stop style:position="1.651cm"/>
        </style:tab-stops>
      </style:paragraph-properties>
      <style:text-properties fo:color="#0066b3" style:font-name="Liberation Sans Narrow" fo:font-size="8pt" fo:font-weight="normal" style:font-size-asian="12pt" style:font-weight-asian="bold" style:font-size-complex="12pt" style:font-weight-complex="bold"/>
    </style:style>
    <style:style style:name="P99" style:family="paragraph">
      <style:paragraph-properties fo:text-align="end">
        <style:tab-stops>
          <style:tab-stop style:position="1.651cm"/>
        </style:tab-stops>
      </style:paragraph-properties>
      <style:text-properties fo:color="#ff0000"/>
    </style:style>
    <style:style style:name="P100" style:family="paragraph">
      <style:paragraph-properties fo:margin-left="0cm" fo:margin-right="0cm" fo:text-align="end" fo:text-indent="0cm">
        <style:tab-stops>
          <style:tab-stop style:position="1.651cm"/>
        </style:tab-stops>
      </style:paragraph-properties>
      <style:text-properties fo:color="#ff0000" style:font-name="Liberation Sans Narrow" fo:font-size="8pt" style:letter-kerning="true" style:font-name-asian="Noto Sans CJK SC Regular" style:font-size-asian="12pt" style:font-name-complex="Lohit Devanagari" style:font-size-complex="12pt"/>
    </style:style>
    <style:style style:name="P101" style:family="paragraph">
      <loext:graphic-properties draw:fill="none" draw:fill-color="#ffffff"/>
      <style:paragraph-properties fo:margin-left="0cm" fo:margin-right="0cm" fo:text-align="end" fo:text-indent="0cm" style:writing-mode="lr-tb">
        <style:tab-stops>
          <style:tab-stop style:position="1.651cm"/>
        </style:tab-stops>
      </style:paragraph-properties>
      <style:text-properties fo:color="#ff0000" style:font-name="Liberation Sans Narrow" fo:font-size="8pt" style:letter-kerning="true" style:font-name-asian="Noto Sans CJK SC Regular" style:font-size-asian="12pt" style:font-name-complex="Lohit Devanagari" style:font-size-complex="12pt"/>
    </style:style>
    <style:style style:name="P102" style:family="paragraph">
      <style:paragraph-properties fo:text-align="end">
        <style:tab-stops>
          <style:tab-stop style:position="1.651cm"/>
        </style:tab-stops>
      </style:paragraph-properties>
      <style:text-properties fo:color="#ff0000" fo:font-size="8pt"/>
    </style:style>
    <style:style style:name="P103" style:family="paragraph">
      <style:paragraph-properties fo:text-align="end">
        <style:tab-stops>
          <style:tab-stop style:position="1.651cm"/>
        </style:tab-stops>
      </style:paragraph-properties>
      <style:text-properties fo:color="#ff0000" fo:font-size="8pt" fo:font-weight="normal"/>
    </style:style>
    <style:style style:name="P104" style:family="paragraph">
      <style:paragraph-properties fo:text-align="start"/>
      <style:text-properties fo:font-size="8pt"/>
    </style:style>
    <style:style style:name="P105" style:family="paragraph">
      <loext:graphic-properties draw:fill="none" draw:fill-color="#ffffff"/>
      <style:paragraph-properties fo:text-align="start" style:writing-mode="lr-tb"/>
      <style:text-properties fo:color="#000000" style:font-name="Liberation Sans Narrow" fo:font-size="8pt" style:font-size-asian="18pt" style:font-size-complex="18pt"/>
    </style:style>
    <style:style style:name="P106" style:family="paragraph">
      <loext:graphic-properties draw:fill="none" draw:fill-gradient-name="Gradient_20_7"/>
      <style:paragraph-properties fo:text-align="center"/>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 fo:font-size="8pt" style:font-size-asian="18pt" style:font-size-complex="18pt"/>
    </style:style>
    <style:style style:name="T19" style:family="text">
      <style:text-properties fo:color="#ce181e" style:font-name="Liberation Sans Narrow" fo:font-size="8pt" style:font-size-asian="18pt" style:font-size-complex="18pt"/>
    </style:style>
    <style:style style:name="T20" style:family="text">
      <style:text-properties fo:color="#ce181e" style:text-position="-33% 58%" style:font-name="Liberation Sans Narrow" fo:font-size="8pt" style:font-size-asian="18pt" style:font-size-complex="18pt"/>
    </style:style>
    <style:style style:name="T21" style:family="text">
      <style:text-properties fo:color="#00a65d" style:font-name="Liberation Sans Narrow" fo:font-size="8pt" style:font-size-asian="18pt" style:font-size-complex="18pt"/>
    </style:style>
    <style:style style:name="T22" style:family="text">
      <style:text-properties fo:color="#00a65d" style:text-position="-33% 58%" style:font-name="Liberation Sans Narrow" fo:font-size="8pt" style:font-size-asian="18pt" style:font-size-complex="18pt"/>
    </style:style>
    <style:style style:name="T23" style:family="text">
      <style:text-properties style:use-window-font-color="true" style:text-position="0% 100%" style:font-name="Liberation Sans Narrow" fo:font-size="8pt" style:font-size-asian="18pt" style:font-size-complex="18pt"/>
    </style:style>
    <style:style style:name="T24" style:family="text">
      <style:text-properties style:font-name="Liberation Sans Narrow" fo:font-size="8pt" style:font-size-asian="12pt" style:font-size-complex="12pt"/>
    </style:style>
    <style:style style:name="T25" style:family="text">
      <style:text-properties fo:color="#0066b3" style:font-name="Liberation Sans Narrow" fo:font-size="8pt" style:font-size-asian="18pt" style:font-size-complex="18pt"/>
    </style:style>
    <style:style style:name="T26" style:family="text">
      <style:text-properties fo:color="#0066b3" style:text-position="-33% 58%" style:font-name="Liberation Sans Narrow"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 fo:font-size="8pt" fo:font-weight="bold" style:font-size-asian="18pt" style:font-weight-asian="bold" style:font-size-complex="18pt" style:font-weight-complex="bold"/>
    </style:style>
    <style:style style:name="T29" style:family="text">
      <style:text-properties style:font-name="Liberation Sans Narrow"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 fo:font-size="8pt" style:font-size-asian="18pt" style:font-size-complex="18pt"/>
    </style:style>
    <style:style style:name="T32" style:family="text">
      <style:text-properties fo:color="#faa61a" style:font-name="Liberation Sans Narrow" fo:font-size="8pt" style:font-size-asian="18pt" style:font-size-complex="18pt"/>
    </style:style>
    <style:style style:name="T33" style:family="text">
      <style:text-properties fo:color="#ed1c24" style:font-name="Liberation Sans Narrow" fo:font-size="8pt" fo:font-style="normal" style:font-size-asian="18pt" style:font-style-asian="normal" style:font-size-complex="18pt" style:font-style-complex="normal"/>
    </style:style>
    <style:style style:name="T34" style:family="text">
      <style:text-properties fo:color="#00a65d" fo:font-size="8pt" style:font-size-asian="18pt" style:font-size-complex="18pt"/>
    </style:style>
    <style:style style:name="T35" style:family="text">
      <style:text-properties fo:color="#ed1c24" fo:font-size="8pt" style:font-size-asian="18pt" style:font-size-complex="18pt"/>
    </style:style>
    <style:style style:name="T36" style:family="text">
      <style:text-properties fo:color="#ed1c24" style:text-position="-33% 58%" style:font-name="Liberation Sans Narrow" fo:font-size="8pt" style:font-size-asian="18pt" style:font-size-complex="18pt"/>
    </style:style>
    <style:style style:name="T37" style:family="text">
      <style:text-properties style:font-name="Liberation Sans Narrow" fo:font-size="8pt" style:font-size-asian="8pt" style:font-size-complex="8pt"/>
    </style:style>
    <style:style style:name="T38" style:family="text">
      <style:text-properties fo:color="#ce181e" style:font-name="Liberation Sans Narrow" fo:font-size="8pt" fo:font-weight="bold" style:font-size-asian="8pt" style:font-weight-asian="bold" style:font-size-complex="8pt" style:font-weight-complex="bold"/>
    </style:style>
    <style:style style:name="T39" style:family="text">
      <style:text-properties fo:color="#ed1c24" style:font-name="Liberation Sans Narrow" fo:font-size="8pt" style:font-size-asian="8pt" style:font-size-complex="8pt"/>
    </style:style>
    <style:style style:name="T40" style:family="text">
      <style:text-properties fo:color="#ed1c24" style:text-position="-33% 58%" style:font-name="Liberation Sans Narrow" fo:font-size="8pt" style:font-size-asian="8pt" style:font-size-complex="8pt"/>
    </style:style>
    <style:style style:name="T41" style:family="text">
      <style:text-properties fo:color="#0066b3" style:font-name="Liberation Sans Narrow" fo:font-size="8pt" fo:font-weight="bold" style:font-size-asian="8pt" style:font-weight-asian="bold" style:font-size-complex="8pt" style:font-weight-complex="bold"/>
    </style:style>
    <style:style style:name="T42" style:family="text">
      <style:text-properties fo:color="#0066b3" style:font-name="Liberation Sans Narrow" fo:font-size="8pt" style:font-size-asian="8pt" style:font-size-complex="8pt"/>
    </style:style>
    <style:style style:name="T43" style:family="text">
      <style:text-properties fo:color="#0066b3" style:text-position="-33% 58%" style:font-name="Liberation Sans Narrow" fo:font-size="8pt" style:font-size-asian="8pt" style:font-size-complex="8pt"/>
    </style:style>
    <style:style style:name="T44" style:family="text">
      <style:text-properties fo:color="#0066b3" style:font-name="Liberation Sans Narrow" fo:font-size="8pt" fo:background-color="#fff200" style:font-size-asian="8pt" style:font-size-complex="8pt"/>
    </style:style>
    <style:style style:name="T45" style:family="text">
      <style:text-properties fo:color="#0066b3" style:text-position="-33% 58%" style:font-name="Liberation Sans Narrow" fo:font-size="8pt" fo:background-color="#fff200" style:font-size-asian="8pt" style:font-size-complex="8pt"/>
    </style:style>
    <style:style style:name="T46"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ed1c24"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ed1c24"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font-name="Liberation Sans Narrow" fo:font-size="8pt" style:font-size-asian="8pt" style:font-size-complex="8pt"/>
    </style:style>
    <style:style style:name="T52" style:family="text">
      <style:text-properties fo:color="#ce181e" style:font-name="Liberation Sans Narrow" fo:font-size="8pt" style:font-size-asian="8pt" style:font-size-complex="8pt"/>
    </style:style>
    <style:style style:name="T53" style:family="text">
      <style:text-properties fo:color="#ce181e" style:text-position="-33% 58%" style:font-name="Liberation Sans Narrow" fo:font-size="8pt" style:font-size-asian="8pt" style:font-size-complex="8pt"/>
    </style:style>
    <style:style style:name="T54" style:family="text">
      <style:text-properties fo:font-variant="normal" fo:text-transform="none" fo:color="#0066b3"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66b3"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6" style:family="text">
      <style:text-properties fo:color="#0066b3" style:text-position="0% 100%" style:font-name="Liberation Sans Narrow" fo:font-size="8pt" style:font-size-asian="18pt" style:font-size-complex="18pt"/>
    </style:style>
    <style:style style:name="T57" style:family="text">
      <style:text-properties style:use-window-font-color="true" style:font-name="Liberation Sans Narrow" fo:font-size="8pt" style:font-size-asian="18pt" style:font-size-complex="18pt"/>
    </style:style>
    <style:style style:name="T58" style:family="text">
      <style:text-properties style:font-name="Liberation Sans Narrow" fo:font-size="8pt" fo:font-weight="bold" style:font-size-asian="18pt" style:font-weight-asian="bold" style:font-size-complex="18pt" style:font-weight-complex="bold"/>
    </style:style>
    <style:style style:name="T59" style:family="text">
      <style:text-properties fo:color="#ce181e" style:text-position="0% 100%" style:font-name="Liberation Sans Narrow" fo:font-size="8pt" style:font-size-asian="18pt" style:font-size-complex="18pt"/>
    </style:style>
    <style:style style:name="T60" style:family="text">
      <style:text-properties style:use-window-font-color="true" style:font-name="Liberation Sans Narrow" fo:font-size="8pt" fo:font-style="italic" style:font-size-asian="18pt" style:font-style-asian="italic" style:font-size-complex="18pt" style:font-style-complex="italic"/>
    </style:style>
    <style:style style:name="T61" style:family="text">
      <style:text-properties fo:color="#00a65d" style:font-name="Liberation Sans Narrow" fo:font-size="8pt" fo:font-weight="bold" style:font-size-asian="18pt" style:font-weight-asian="bold" style:font-size-complex="18pt" style:font-weight-complex="bold"/>
    </style:style>
    <style:style style:name="T62" style:family="text">
      <style:text-properties fo:color="#00a65d" style:text-position="-33% 58%" style:font-name="Liberation Sans Narrow" fo:font-size="8pt" fo:font-weight="bold" style:font-size-asian="18pt" style:font-weight-asian="bold" style:font-size-complex="18pt" style:font-weight-complex="bold"/>
    </style:style>
    <style:style style:name="T63" style:family="text">
      <style:text-properties fo:color="#ed1c24" style:font-name="Liberation Sans Narrow" fo:font-size="8pt" fo:font-weight="bold" style:font-size-asian="18pt" style:font-weight-asian="bold" style:font-size-complex="18pt" style:font-weight-complex="bold"/>
    </style:style>
    <style:style style:name="T64" style:family="text">
      <style:text-properties fo:color="#ed1c24" style:text-position="-33% 58%" style:font-name="Liberation Sans Narrow" fo:font-size="8pt" fo:font-weight="bold" style:font-size-asian="18pt" style:font-weight-asian="bold" style:font-size-complex="18pt" style:font-weight-complex="bold"/>
    </style:style>
    <style:style style:name="T65" style:family="text">
      <style:text-properties fo:color="#729fcf" style:font-name="Liberation Sans Narrow" fo:font-size="8pt" fo:font-weight="bold" style:font-size-asian="18pt" style:font-weight-asian="bold" style:font-size-complex="18pt" style:font-weight-complex="bold"/>
    </style:style>
    <style:style style:name="T66" style:family="text">
      <style:text-properties fo:color="#729fcf" style:text-position="-33% 58%" style:font-name="Liberation Sans Narrow" fo:font-size="8pt" fo:font-weight="bold" style:font-size-asian="18pt" style:font-weight-asian="bold" style:font-size-complex="18pt" style:font-weight-complex="bold"/>
    </style:style>
    <style:style style:name="T67" style:family="text">
      <style:text-properties fo:color="#ed1c24" style:font-name="Liberation Sans Narrow" fo:font-size="8pt" style:font-size-asian="12pt" style:font-size-complex="12pt"/>
    </style:style>
    <style:style style:name="T68" style:family="text">
      <style:text-properties fo:color="#0066b3" style:font-name="Liberation Sans Narrow" fo:font-size="8pt" style:font-size-asian="12pt" style:font-size-complex="12pt"/>
    </style:style>
    <style:style style:name="T69" style:family="text">
      <style:text-properties style:text-position="-33% 58%" style:font-name="Liberation Sans Narrow" fo:font-size="8pt" style:font-size-asian="12pt" style:font-size-complex="12pt"/>
    </style:style>
    <style:style style:name="T70" style:family="text">
      <style:text-properties fo:color="#a3238e" style:font-name="Liberation Sans Narrow" fo:font-size="8pt" style:font-size-asian="12pt" style:font-size-complex="12pt"/>
    </style:style>
    <style:style style:name="T71" style:family="text">
      <style:text-properties fo:color="#00a65d" style:font-name="Liberation Sans Narrow" fo:font-size="8pt" style:font-size-asian="12pt" style:font-size-complex="12pt"/>
    </style:style>
    <style:style style:name="T72" style:family="text">
      <style:text-properties fo:color="#a3238e" style:font-name="Liberation Sans Narrow" fo:font-size="8pt" style:font-size-asian="18pt" style:font-size-complex="18pt"/>
    </style:style>
    <style:style style:name="T73" style:family="text">
      <style:text-properties fo:color="#ff0000" style:font-name="Liberation Sans Narrow" fo:font-size="8pt" style:font-size-asian="12pt" style:font-size-complex="12pt"/>
    </style:style>
    <style:style style:name="T74" style:family="text">
      <style:text-properties fo:color="#ff0000" style:font-name="Liberation Sans Narrow" fo:font-size="8pt" fo:font-weight="bold" style:font-size-asian="12pt" style:font-weight-asian="bold" style:font-size-complex="12pt" style:font-weight-complex="bold"/>
    </style:style>
    <style:style style:name="T75" style:family="text">
      <style:text-properties fo:color="#0066b3" style:font-name="Liberation Sans Narrow" fo:font-size="8pt" fo:font-weight="bold" style:font-size-asian="12pt" style:font-size-complex="12pt"/>
    </style:style>
    <style:style style:name="T76" style:family="text">
      <style:text-properties fo:color="#000000" style:font-name="Liberation Sans Narrow" fo:font-size="8pt" fo:font-weight="bold" style:font-size-asian="18pt" style:font-weight-asian="bold" style:font-size-complex="18pt" style:font-weight-complex="bold"/>
    </style:style>
    <style:style style:name="T77" style:family="text">
      <style:text-properties fo:color="#ff0000" style:font-name="Liberation Sans Narrow" fo:font-size="8pt" fo:font-weight="bold" style:font-size-asian="12pt" style:font-size-complex="12pt"/>
    </style:style>
    <style:style style:name="T78" style:family="text">
      <style:text-properties fo:color="#0066b3" style:font-name="Liberation Sans Narrow" fo:font-size="8pt" fo:font-weight="bold" style:font-size-asian="12pt" style:font-weight-asian="bold" style:font-size-complex="12pt" style:font-weight-complex="bold"/>
    </style:style>
    <style:style style:name="T79" style:family="text">
      <style:text-properties fo:color="#0066b3" style:font-name="Liberation Sans Narrow" fo:font-size="8pt" fo:font-weight="normal" style:font-size-asian="12pt" style:font-weight-asian="normal" style:font-size-complex="12pt" style:font-weight-complex="normal"/>
    </style:style>
    <style:style style:name="T80" style:family="text">
      <style:text-properties fo:color="#ff0000" style:font-name="Liberation Sans Narrow" fo:font-size="8pt" style:font-size-asian="12pt" style:font-weight-asian="bold" style:font-size-complex="12pt" style:font-weight-complex="bold"/>
    </style:style>
    <style:style style:name="T81" style:family="text">
      <style:text-properties style:font-name="Liberation Sans Narrow" fo:font-size="8pt"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1.039cm" svg:x="7.061cm" svg:y="1.457cm">
          <draw:text-box>
            <text:p><text:span text:style-name="T1">transition</text:span></text:p>
            <text:p><text:span text:style-name="T1">functio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1.039cm" svg:x="7.119cm" svg:y="3.201cm">
          <draw:text-box>
            <text:p><text:span text:style-name="T1">output</text:span></text:p>
            <text:p><text:span text:style-name="T1">functio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ombinational</text:span></text:p>
            <text:p><text:span text:style-name="T2">logic</text:span></text:p>
          </draw:text-box>
        </draw:frame>
        <draw:frame draw:style-name="gr16" draw:text-style-name="P7" draw:layer="layout" svg:width="2.787cm" svg:height="1.229cm" svg:x="3.106cm" svg:y="4.671cm">
          <draw:text-box>
            <text:p><text:span text:style-name="T3">sequential</text:span></text:p>
            <text:p><text:span text:style-name="T3">logic</text:span></text:p>
          </draw:text-box>
        </draw:frame>
        <draw:frame draw:style-name="gr17" draw:text-style-name="P8" draw:layer="layout" svg:width="0.99cm" svg:height="0.421cm" svg:x="10.389cm" svg:y="1.712cm">
          <draw:text-box>
            <text:p><text:span text:style-name="T4">INs</text:span></text:p>
          </draw:text-box>
        </draw:frame>
        <draw:frame draw:style-name="gr17" draw:text-style-name="P8" draw:layer="layout" svg:width="0.99cm" svg:height="0.421cm" svg:x="10.389cm" svg:y="4.506cm">
          <draw:text-box>
            <text:p><text:span text:style-name="T4">OUTs</text:span></text:p>
          </draw:text-box>
        </draw:frame>
        <draw:line draw:style-name="gr18" draw:text-style-name="P5" draw:layer="layout" svg:x1="1.854cm" svg:y1="4.673cm" svg:x2="2.184cm" svg:y2="4.673cm">
          <text:p/>
        </draw:line>
        <draw:frame draw:style-name="gr17" draw:text-style-name="P8" draw:layer="layout" svg:width="0.838cm" svg:height="0.421cm" svg:x="0.991cm" svg:y="4.49cm">
          <draw:text-box>
            <text:p><text:span text:style-name="T4">clock</text:span></text:p>
          </draw:text-box>
        </draw:frame>
        <draw:frame draw:style-name="gr19" draw:text-style-name="P9" draw:layer="layout" svg:width="1.042cm" svg:height="0.962cm" svg:x="4.318cm" svg:y="2.25cm">
          <draw:text-box>
            <text:p>...</text:p>
          </draw:text-box>
        </draw:frame>
        <draw:g>
          <draw:custom-shape draw:style-name="gr20"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1"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2" draw:text-style-name="P11" draw:layer="layout" svg:width="0.558cm" svg:height="0.577cm" svg:x="14.732cm" svg:y="2.107cm">
          <draw:text-box>
            <text:p><text:span text:style-name="T5">D</text:span></text:p>
          </draw:text-box>
        </draw:frame>
        <draw:frame draw:style-name="gr22" draw:text-style-name="P11" draw:layer="layout" svg:width="0.762cm" svg:height="0.577cm" svg:x="14.732cm" svg:y="3.562cm">
          <draw:text-box>
            <text:p><text:span text:style-name="T5">CK</text:span></text:p>
          </draw:text-box>
        </draw:frame>
        <draw:frame draw:style-name="gr22" draw:text-style-name="P11" draw:layer="layout" svg:width="0.558cm" svg:height="0.577cm" svg:x="18.135cm" svg:y="2.107cm">
          <draw:text-box>
            <text:p><text:span text:style-name="T5">Q</text:span></text:p>
          </draw:text-box>
        </draw:frame>
        <draw:path draw:style-name="gr23" draw:text-style-name="P5" draw:layer="layout" svg:width="1.954cm" svg:height="1.523cm" svg:x="15.748cm" svg:y="2.361cm" svg:viewBox="0 0 1955 1524" svg:d="M0 1524c990-76 1092-1498 1955-1524">
          <text:p/>
        </draw:path>
        <draw:path draw:style-name="gr24" draw:text-style-name="P5" draw:layer="layout" svg:width="0.603cm" svg:height="1.482cm" svg:x="15.761cm" svg:y="2.285cm" svg:viewBox="0 0 604 1483" svg:d="M0 1483c977-518 596-1204 63-1483">
          <text:p/>
        </draw:path>
        <draw:path draw:style-name="gr25" draw:text-style-name="P5" draw:layer="layout" svg:width="0.304cm" svg:height="1.243cm" draw:transform="rotate (-3.14159265358979) translate (16.02725cm 3.631cm)" svg:viewBox="0 0 305 1244" svg:d="M305 1244c-407-508-407-660 0-1244">
          <text:p/>
        </draw:path>
        <draw:frame draw:style-name="gr26" draw:text-style-name="P12" draw:layer="layout" svg:width="0.558cm" svg:height="0.581cm" svg:x="16.992cm" svg:y="2.945cm">
          <draw:text-box>
            <text:p><text:span text:style-name="T6">T</text:span><text:span text:style-name="T7">p</text:span></text:p>
          </draw:text-box>
        </draw:frame>
        <draw:frame draw:style-name="gr26" draw:text-style-name="P13" draw:layer="layout" svg:width="0.558cm" svg:height="0.581cm" svg:x="16.282cm" svg:y="2.33cm">
          <draw:text-box>
            <text:p><text:span text:style-name="T8">T</text:span><text:span text:style-name="T9">h</text:span></text:p>
          </draw:text-box>
        </draw:frame>
        <draw:frame draw:style-name="gr26" draw:text-style-name="P14" draw:layer="layout" svg:width="0.558cm" svg:height="0.581cm" svg:x="15.595cm" svg:y="2.691cm">
          <draw:text-box>
            <text:p><text:span text:style-name="T10">T</text:span><text:span text:style-name="T11">s</text:span></text:p>
          </draw:text-box>
        </draw:frame>
        <draw:frame draw:style-name="gr22" draw:text-style-name="P11" draw:layer="layout" svg:width="0.558cm" svg:height="0.577cm" svg:x="26.772cm" svg:y="2.743cm">
          <draw:text-box>
            <text:p><text:span text:style-name="T5">Y</text:span></text:p>
          </draw:text-box>
        </draw:frame>
        <draw:frame draw:style-name="gr22" draw:text-style-name="P11" draw:layer="layout" svg:width="0.558cm" svg:height="0.577cm" svg:x="23.446cm" svg:y="2.336cm">
          <draw:text-box>
            <text:p><text:span text:style-name="T5">A</text:span></text:p>
          </draw:text-box>
        </draw:frame>
        <draw:frame draw:style-name="gr22" draw:text-style-name="P11" draw:layer="layout" svg:width="0.558cm" svg:height="0.577cm" svg:x="23.446cm" svg:y="3.08cm">
          <draw:text-box>
            <text:p><text:span text:style-name="T5">B</text:span></text:p>
          </draw:text-box>
        </draw:frame>
        <draw:path draw:style-name="gr23" draw:text-style-name="P5" draw:layer="layout" svg:width="2.64cm" svg:height="0.437cm" svg:x="24.055cm" svg:y="3.098cm" svg:viewBox="0 0 2641 438" svg:d="M0 432c1092 26 1498-25 2641-432">
          <text:p/>
        </draw:path>
        <draw:path draw:style-name="gr24" draw:text-style-name="P5" draw:layer="layout" svg:width="2.64cm" svg:height="0.437cm" draw:transform="rotate (-3.14159265358979) translate (26.696cm 2.895cm)" svg:viewBox="0 0 2641 438" svg:d="M2641 432c-1092 26-1498-25-2641-432">
          <text:p/>
        </draw:path>
        <draw:frame draw:style-name="gr26" draw:text-style-name="P13" draw:layer="layout" svg:width="0.711cm" svg:height="0.581cm" svg:x="24.436cm" svg:y="2.483cm">
          <draw:text-box>
            <text:p><text:span text:style-name="T8">T</text:span><text:span text:style-name="T9">pA</text:span></text:p>
          </draw:text-box>
        </draw:frame>
        <draw:frame draw:style-name="gr26" draw:text-style-name="P12" draw:layer="layout" svg:width="0.736cm" svg:height="0.581cm" svg:x="24.995cm" svg:y="2.986cm">
          <draw:text-box>
            <text:p><text:span text:style-name="T6">T</text:span><text:span text:style-name="T7">pB</text:span></text:p>
          </draw:text-box>
        </draw:frame>
        <draw:g>
          <draw:custom-shape draw:style-name="gr27"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2" draw:text-style-name="P11" draw:layer="layout" svg:width="0.558cm" svg:height="0.577cm" svg:x="19.026cm" svg:y="2.108cm">
          <draw:text-box>
            <text:p><text:span text:style-name="T5">D</text:span></text:p>
          </draw:text-box>
        </draw:frame>
        <draw:frame draw:style-name="gr22" draw:text-style-name="P11" draw:layer="layout" svg:width="0.762cm" svg:height="0.577cm" svg:x="19.026cm" svg:y="3.563cm">
          <draw:text-box>
            <text:p><text:span text:style-name="T5">CK</text:span></text:p>
          </draw:text-box>
        </draw:frame>
        <draw:frame draw:style-name="gr22" draw:text-style-name="P11" draw:layer="layout" svg:width="0.558cm" svg:height="0.577cm" svg:x="22.429cm" svg:y="2.108cm">
          <draw:text-box>
            <text:p><text:span text:style-name="T5">Q</text:span></text:p>
          </draw:text-box>
        </draw:frame>
        <draw:path draw:style-name="gr23" draw:text-style-name="P5" draw:layer="layout" svg:width="0.938cm" svg:height="1.98cm" svg:x="21.058cm" svg:y="2.362cm" svg:viewBox="0 0 939 1981" svg:d="M0 1981c127-1371 203-1803 939-1981">
          <text:p/>
        </draw:path>
        <draw:path draw:style-name="gr25" draw:text-style-name="P5" draw:layer="layout" svg:width="0.955cm" svg:height="0.692cm" svg:x="20.016cm" svg:y="3.549cm" svg:viewBox="0 0 956 693" svg:d="M940 693c127-711-508-813-940-584">
          <text:p/>
        </draw:path>
        <draw:path draw:style-name="gr24" draw:text-style-name="P5" draw:layer="layout" svg:width="0.913cm" svg:height="0.533cm" draw:transform="rotate (-3.14159265358979) translate (20.905cm 4.369cm)" svg:viewBox="0 0 914 534" svg:d="M914 534c-457-102-660-51-914-534">
          <text:p/>
        </draw:path>
        <draw:frame draw:style-name="gr26" draw:text-style-name="P12" draw:layer="layout" svg:width="0.558cm" svg:height="0.581cm" svg:x="21.286cm" svg:y="2.946cm">
          <draw:text-box>
            <text:p><text:span text:style-name="T6">T</text:span><text:span text:style-name="T7">rp</text:span></text:p>
          </draw:text-box>
        </draw:frame>
        <draw:frame draw:style-name="gr26" draw:text-style-name="P14" draw:layer="layout" svg:width="0.558cm" svg:height="0.581cm" svg:x="20.449cm" svg:y="3.073cm">
          <draw:text-box>
            <text:p><text:span text:style-name="T10">T</text:span><text:span text:style-name="T11">rc</text:span></text:p>
          </draw:text-box>
        </draw:frame>
        <draw:frame draw:style-name="gr26" draw:text-style-name="P13" draw:layer="layout" svg:width="0.558cm" svg:height="0.581cm" svg:x="20.22cm" svg:y="3.988cm">
          <draw:text-box>
            <text:p><text:span text:style-name="T8">T</text:span><text:span text:style-name="T9">rm</text:span></text:p>
          </draw:text-box>
        </draw:frame>
        <draw:custom-shape draw:style-name="gr28"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0" draw:layer="layout" svg:x1="21.007cm" svg:y1="4.978cm" svg:x2="21.007cm" svg:y2="4.801cm">
          <text:p/>
        </draw:line>
        <draw:frame draw:style-name="gr22" draw:text-style-name="P11" draw:layer="layout" svg:width="0.762cm" svg:height="0.577cm" svg:x="20.677cm" svg:y="4.985cm">
          <draw:text-box>
            <text:p><text:span text:style-name="T5">RB</text:span></text:p>
          </draw:text-box>
        </draw:frame>
        <draw:g>
          <draw:polygon draw:style-name="gr21"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0"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1"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2" draw:text-style-name="P5" draw:layer="layout" svg:width="1.481cm" svg:height="0.284cm" draw:transform="rotate (-1.5707963267949) translate (25.531832261522cm 6.21419916134116cm)" svg:viewBox="0 0 1482 285" svg:d="M0 285c665-380 741-380 1482 0">
            <text:p/>
          </draw:path>
        </draw:g>
        <draw:g>
          <draw:path draw:style-name="gr21"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3" draw:text-style-name="P5" draw:layer="layout" svg:width="2.64cm" svg:height="0.437cm" draw:transform="rotate (-3.14159265358979) translate (17.209cm 7.505cm)" svg:viewBox="0 0 2641 438" svg:d="M2641 432c-1092 26-1498-25-2641-432">
          <text:p/>
        </draw:path>
        <draw:polyline draw:style-name="gr33" draw:text-style-name="P10" draw:layer="layout" svg:width="0.608cm" svg:height="0.405cm" svg:x="13.817cm" svg:y="6.767cm" svg:viewBox="0 0 609 406" draw:points="609,406 431,406 152,0 0,0">
          <text:p/>
        </draw:polyline>
        <draw:polyline draw:style-name="gr34" draw:text-style-name="P10" draw:layer="layout" svg:width="0.608cm" svg:height="0.405cm" draw:transform="rotate (-3.14159265358979) translate (14.426cm 7.681cm)" svg:viewBox="0 0 609 406" draw:points="0,406 178,406 457,0 609,0">
          <text:p/>
        </draw:polyline>
        <draw:polyline draw:style-name="gr33" draw:text-style-name="P10" draw:layer="layout" svg:width="0.608cm" svg:height="0.405cm" svg:x="17.119cm" svg:y="7.123cm" svg:viewBox="0 0 609 406" draw:points="609,406 431,406 152,0 0,0">
          <text:p/>
        </draw:polyline>
        <draw:polyline draw:style-name="gr34" draw:text-style-name="P10" draw:layer="layout" svg:width="0.608cm" svg:height="0.405cm" draw:transform="rotate (-3.14159265358979) translate (17.728cm 8.037cm)" svg:viewBox="0 0 609 406" draw:points="0,406 178,406 457,0 609,0">
          <text:p/>
        </draw:polyline>
        <draw:polyline draw:style-name="gr33" draw:text-style-name="P10" draw:layer="layout" svg:width="0.608cm" svg:height="0.405cm" svg:x="19.406cm" svg:y="7.131cm" svg:viewBox="0 0 609 406" draw:points="609,406 431,406 152,0 0,0">
          <text:p/>
        </draw:polyline>
        <draw:polyline draw:style-name="gr34" draw:text-style-name="P10" draw:layer="layout" svg:width="0.608cm" svg:height="0.405cm" draw:transform="rotate (-3.14159265358979) translate (20.015cm 8.045cm)" svg:viewBox="0 0 609 406" draw:points="0,406 178,406 457,0 609,0">
          <text:p/>
        </draw:polyline>
        <draw:polyline draw:style-name="gr33" draw:text-style-name="P10" draw:layer="layout" svg:width="0.608cm" svg:height="0.405cm" svg:x="22.682cm" svg:y="7.131cm" svg:viewBox="0 0 609 406" draw:points="0,406 178,406 457,0 609,0">
          <text:p/>
        </draw:polyline>
        <draw:polyline draw:style-name="gr34" draw:text-style-name="P10" draw:layer="layout" svg:width="0.608cm" svg:height="0.405cm" draw:transform="rotate (-3.14159265358979) translate (23.291cm 8.045cm)" svg:viewBox="0 0 609 406" draw:points="609,406 431,406 152,0 0,0">
          <text:p/>
        </draw:polyline>
        <draw:path draw:style-name="gr23" draw:text-style-name="P5" draw:layer="layout" svg:width="2.462cm" svg:height="0.304cm" draw:transform="rotate (-3.14159265358979) translate (22.555cm 7.385cm)" svg:viewBox="0 0 2463 305" svg:d="M2463 0c-990 407-1320 407-2463 0">
          <text:p/>
        </draw:path>
        <draw:polyline draw:style-name="gr33" draw:text-style-name="P10" draw:layer="layout" svg:width="0.608cm" svg:height="0.405cm" svg:x="24.333cm" svg:y="6.096cm" svg:viewBox="0 0 609 406" draw:points="609,406 431,406 152,0 0,0">
          <text:p/>
        </draw:polyline>
        <draw:polyline draw:style-name="gr34" draw:text-style-name="P10" draw:layer="layout" svg:width="0.608cm" svg:height="0.405cm" draw:transform="rotate (-3.14159265358979) translate (24.942cm 7.01cm)" svg:viewBox="0 0 609 406" draw:points="0,406 178,406 457,0 609,0">
          <text:p/>
        </draw:polyline>
        <draw:polyline draw:style-name="gr33" draw:text-style-name="P10" draw:layer="layout" svg:width="0.608cm" svg:height="0.405cm" svg:x="27.889cm" svg:y="6.553cm" svg:viewBox="0 0 609 406" draw:points="609,406 431,406 152,0 0,0">
          <text:p/>
        </draw:polyline>
        <draw:polyline draw:style-name="gr34" draw:text-style-name="P10" draw:layer="layout" svg:width="0.608cm" svg:height="0.405cm" draw:transform="rotate (-3.14159265358979) translate (28.498cm 7.467cm)" svg:viewBox="0 0 609 406" draw:points="0,406 178,406 457,0 609,0">
          <text:p/>
        </draw:polyline>
        <draw:path draw:style-name="gr23" draw:text-style-name="P5" draw:layer="layout" svg:width="2.64cm" svg:height="0.437cm" draw:transform="rotate (-3.14159265358979) translate (27.863cm 6.864cm)" svg:viewBox="0 0 2641 438" svg:d="M2641 432c-1092 26-1498-25-2641-432">
          <text:p/>
        </draw:path>
        <draw:frame draw:style-name="gr22" draw:text-style-name="P15" draw:layer="layout" svg:width="0.482cm" svg:height="0.577cm" svg:x="24.638cm" svg:y="7.112cm">
          <draw:text-box>
            <text:p><text:span text:style-name="T12">0</text:span></text:p>
          </draw:text-box>
        </draw:frame>
        <draw:g>
          <draw:path draw:style-name="gr31"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2" draw:text-style-name="P5" draw:layer="layout" svg:width="1.481cm" svg:height="0.284cm" draw:transform="rotate (-1.5707963267949) translate (25.531832261522cm 7.94119916134116cm)" svg:viewBox="0 0 1482 285" svg:d="M0 285c665-380 741-380 1482 0">
            <text:p/>
          </draw:path>
        </draw:g>
        <draw:polyline draw:style-name="gr33" draw:text-style-name="P10" draw:layer="layout" svg:width="0.608cm" svg:height="0.405cm" svg:x="24.333cm" svg:y="7.823cm" svg:viewBox="0 0 609 406" draw:points="609,406 431,406 152,0 0,0">
          <text:p/>
        </draw:polyline>
        <draw:polyline draw:style-name="gr34" draw:text-style-name="P10" draw:layer="layout" svg:width="0.608cm" svg:height="0.405cm" draw:transform="rotate (-3.14159265358979) translate (24.942cm 8.737cm)" svg:viewBox="0 0 609 406" draw:points="0,406 178,406 457,0 609,0">
          <text:p/>
        </draw:polyline>
        <draw:polyline draw:style-name="gr33" draw:text-style-name="P10" draw:layer="layout" svg:width="0.608cm" svg:height="0.405cm" svg:x="27.888cm" svg:y="8.28cm" svg:viewBox="0 0 609 406" draw:points="0,406 178,406 457,0 609,0">
          <text:p/>
        </draw:polyline>
        <draw:polyline draw:style-name="gr34" draw:text-style-name="P10" draw:layer="layout" svg:width="0.608cm" svg:height="0.405cm" draw:transform="rotate (-3.14159265358979) translate (28.497cm 9.194cm)" svg:viewBox="0 0 609 406" draw:points="609,406 431,406 152,0 0,0">
          <text:p/>
        </draw:polyline>
        <draw:path draw:style-name="gr23" draw:text-style-name="P5" draw:layer="layout" svg:width="2.64cm" svg:height="0.437cm" draw:transform="rotate (-3.14159265358979) translate (27.863cm 8.591cm)" svg:viewBox="0 0 2641 438" svg:d="M2641 432c-1092 26-1498-25-2641-432">
          <text:p/>
        </draw:path>
        <draw:frame draw:style-name="gr22" draw:text-style-name="P15" draw:layer="layout" svg:width="0.482cm" svg:height="0.577cm" svg:x="24.638cm" svg:y="8.839cm">
          <draw:text-box>
            <text:p><text:span text:style-name="T12">1</text:span></text:p>
          </draw:text-box>
        </draw:frame>
        <draw:frame draw:style-name="gr35" draw:text-style-name="P17" draw:layer="layout" svg:width="3.861cm" svg:height="0.755cm" svg:x="13.766cm" svg:y="8.745cm">
          <draw:text-box>
            <text:p text:style-name="P16"><text:span text:style-name="T5">positive unate arc</text:span></text:p>
          </draw:text-box>
        </draw:frame>
        <draw:frame draw:style-name="gr35" draw:text-style-name="P17" draw:layer="layout" svg:width="3.861cm" svg:height="0.755cm" svg:x="19.38cm" svg:y="8.745cm">
          <draw:text-box>
            <text:p text:style-name="P16"><text:span text:style-name="T5">negative unate arc</text:span></text:p>
          </draw:text-box>
        </draw:frame>
        <draw:frame draw:style-name="gr35" draw:text-style-name="P17" draw:layer="layout" svg:width="3.861cm" svg:height="0.755cm" svg:x="24.561cm" svg:y="9.913cm">
          <draw:text-box>
            <text:p text:style-name="P16"><text:span text:style-name="T5">non_unate arc</text:span></text:p>
          </draw:text-box>
        </draw:frame>
        <draw:g>
          <draw:custom-shape draw:style-name="gr36"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1.648cm">
            <draw:text-box>
              <text:p><text:span text:style-name="T1">combo</text:span></text:p>
            </draw:text-box>
          </draw:frame>
        </draw:g>
        <draw:g>
          <draw:custom-shape draw:style-name="gr38"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421cm" svg:x="15.468cm" svg:y="13.422cm">
          <draw:text-box>
            <text:p><text:span text:style-name="T4">in</text:span></text:p>
          </draw:text-box>
        </draw:frame>
        <draw:g>
          <draw:custom-shape draw:style-name="gr39"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 draw:text-style-name="P3" draw:layer="layout" svg:width="1.623cm" svg:height="0.645cm" svg:x="16.868cm" svg:y="13.385cm">
            <draw:text-box>
              <text:p><text:span text:style-name="T1">comb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3.35cm">
            <draw:text-box>
              <text:p><text:span text:style-name="T1">comb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23cm" svg:height="0.645cm" svg:x="25.961cm" svg:y="13.385cm">
            <draw:text-box>
              <text:p><text:span text:style-name="T1">combo</text:span></text:p>
            </draw:text-box>
          </draw:frame>
        </draw:g>
        <draw:frame draw:style-name="gr17" draw:text-style-name="P8" draw:layer="layout" svg:width="0.635cm" svg:height="0.421cm" svg:x="28.448cm" svg:y="13.422cm">
          <draw:text-box>
            <text:p><text:span text:style-name="T4">out</text:span></text:p>
          </draw:text-box>
        </draw:frame>
        <draw:polyline draw:style-name="gr41" draw:text-style-name="P5" draw:layer="layout" svg:width="1.218cm" svg:height="3.276cm" draw:transform="rotate (1.5707963267949) translate (17.729cm 13.106cm)" svg:viewBox="0 0 1219 3277" draw:points="0,0 1219,0 1219,3277">
          <text:p/>
        </draw:polyline>
        <draw:polyline draw:style-name="gr42" draw:text-style-name="P5" draw:layer="layout" svg:width="3.301cm" svg:height="1.218cm" svg:x="23.495cm" svg:y="11.887cm" svg:viewBox="0 0 3302 1219" draw:points="0,0 3302,0 3302,1219">
          <text:p/>
        </draw:polyline>
        <draw:polyline draw:style-name="gr43"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421cm" svg:x="15.087cm" svg:y="14.692cm">
          <draw:text-box>
            <text:p><text:span text:style-name="T4">clock</text:span></text:p>
          </draw:text-box>
        </draw:frame>
        <draw:polyline draw:style-name="gr44" draw:text-style-name="P18" draw:layer="layout" svg:width="0.761cm" svg:height="0.278cm" draw:transform="rotate (1.5707963267949) translate (18.999cm 14.859cm)" svg:viewBox="0 0 762 279" draw:points="0,0 762,0 762,279">
          <text:p/>
        </draw:polyline>
        <draw:path draw:style-name="gr25" draw:text-style-name="P5" draw:layer="layout" svg:width="4.495cm" svg:height="0.782cm" draw:transform="rotate (-3.14159265358979) translate (24.13cm 14.02cm)" svg:viewBox="0 0 4496 783" svg:d="M4496 0c-1346 813-2337 965-4496 584">
          <text:p/>
        </draw:path>
        <draw:custom-shape draw:style-name="gr45"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24.203cm" svg:y="13.417cm">
          <text:p/>
          <draw:enhanced-geometry svg:viewBox="0 0 21600 21600" draw:type="rectangle" draw:enhanced-path="M 0 0 L 21600 0 21600 21600 0 21600 0 0 Z N"/>
        </draw:custom-shape>
        <draw:custom-shape draw:style-name="gr46"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0.381cm" svg:height="0.349cm" svg:x="27.991cm" svg:y="13.417cm">
          <text:p/>
          <draw:enhanced-geometry svg:viewBox="0 0 21600 21600" draw:type="rectangle" draw:enhanced-path="M 0 0 L 21600 0 21600 21600 0 21600 0 0 Z N"/>
        </draw:custom-shape>
        <draw:path draw:style-name="gr23" draw:text-style-name="P5" draw:layer="layout" svg:width="3.098cm" svg:height="0.76cm" draw:transform="rotate (-3.14159265358979) translate (27.864cm 14.02cm)" svg:viewBox="0 0 3099 761" svg:d="M3099 0c-889 685-1524 914-3099 660">
          <text:p/>
        </draw:path>
        <draw:custom-shape draw:style-name="gr47"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19.05cm" svg:y="13.417cm">
          <text:p/>
          <draw:enhanced-geometry svg:viewBox="0 0 21600 21600" draw:type="rectangle" draw:enhanced-path="M 0 0 L 21600 0 21600 21600 0 21600 0 0 Z N"/>
        </draw:custom-shape>
        <draw:path draw:style-name="gr24" draw:text-style-name="P5" draw:layer="layout" svg:width="2.666cm" svg:height="0.496cm" draw:transform="rotate (-3.14159265358979) translate (18.974cm 13.766cm)" svg:viewBox="0 0 2667 497" svg:d="M2667 0c-1066 584-1473 584-2667 355">
          <text:p/>
        </draw:path>
        <draw:custom-shape draw:style-name="gr48"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98cm" svg:height="0.457cm" svg:x="27.934cm" svg:y="13.36cm">
          <text:p/>
          <draw:enhanced-geometry svg:viewBox="0 0 21600 21600" draw:type="rectangle" draw:enhanced-path="M 0 0 L 21600 0 21600 21600 0 21600 0 0 Z N"/>
        </draw:custom-shape>
        <draw:path draw:style-name="gr49" draw:text-style-name="P5" draw:layer="layout" svg:width="11.556cm" svg:height="1.874cm" draw:transform="rotate (-3.14159265358979) translate (27.94cm 13.508cm)" svg:viewBox="0 0 11557 1875" svg:d="M11557 0c-2616 656-1981 1875-5664 1875s-2997-1041-5893-1575">
          <text:p/>
        </draw:path>
        <draw:custom-shape draw:style-name="gr50"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381cm" svg:height="0.349cm" svg:x="16.434cm" svg:y="16.433cm">
          <text:p/>
          <draw:enhanced-geometry svg:viewBox="0 0 21600 21600" draw:type="rectangle" draw:enhanced-path="M 0 0 L 21600 0 21600 21600 0 21600 0 0 Z N"/>
        </draw:custom-shape>
        <draw:path draw:style-name="gr51" draw:text-style-name="P5" draw:layer="layout" svg:width="1.32cm" svg:height="0.249cm" draw:transform="rotate (-3.14159265358979) translate (17.247cm 17.471cm)" svg:viewBox="0 0 1321 250" svg:d="M1321 0c-381 279-788 330-1321 127">
          <text:p/>
        </draw:path>
        <draw:frame draw:style-name="gr52" draw:text-style-name="P20" draw:layer="layout" svg:width="6.63cm" svg:height="0.501cm" svg:x="17.322cm" svg:y="15.653cm">
          <draw:text-box>
            <text:p text:style-name="P19"><text:span text:style-name="T13">startpoint (primary input or FF clock pin)</text:span></text:p>
          </draw:text-box>
        </draw:frame>
        <draw:frame draw:style-name="gr52" draw:text-style-name="P20" draw:layer="layout" svg:width="6.655cm" svg:height="0.501cm" svg:x="17.322cm" svg:y="16.383cm">
          <draw:text-box>
            <text:p text:style-name="P19"><text:span text:style-name="T13">endpoint (primary output or FF data pin)</text:span></text:p>
          </draw:text-box>
        </draw:frame>
        <draw:frame draw:style-name="gr52" draw:text-style-name="P20" draw:layer="layout" svg:width="10.135cm" svg:height="0.501cm" svg:x="17.322cm" svg:y="17.119cm">
          <draw:text-box>
            <text:p text:style-name="P19"><text:span text:style-name="T13">timing path (</text:span><text:span text:style-name="T14">in-to-reg</text:span><text:span text:style-name="T13">, </text:span><text:span text:style-name="T15">reg-to-reg</text:span><text:span text:style-name="T13">, </text:span><text:span text:style-name="T16">reg-to-out</text:span><text:span text:style-name="T13">, </text:span><text:span text:style-name="T17">in-to-out</text:span><text:span text:style-name="T13">)</text:span></text:p>
          </draw:text-box>
        </draw:frame>
        <draw:polyline draw:style-name="gr53" draw:text-style-name="P5" draw:layer="layout" svg:width="0.507cm" svg:height="4.088cm" draw:transform="rotate (1.5707963267949) translate (6.731cm 6.985cm)" svg:viewBox="0 0 508 4089" draw:points="0,0 0,1270 508,1270 508,3810 0,3810 0,4089">
          <text:p/>
        </draw:polyline>
        <draw:line draw:style-name="gr54" draw:text-style-name="P5" draw:layer="layout" svg:x1="8.001cm" svg:y1="6.242cm" svg:x2="8.001cm" svg:y2="8.839cm">
          <text:p/>
        </draw:line>
        <draw:frame draw:style-name="gr55" draw:text-style-name="P21" draw:layer="layout" svg:width="1.6cm" svg:height="0.704cm" svg:x="6.858cm" svg:y="5.664cm">
          <draw:text-box>
            <text:p text:style-name="P16"><text:span text:style-name="T18">setup time <text:s text:c="5"/></text:span></text:p>
            <text:p text:style-name="P16"><text:span text:style-name="T19">T</text:span><text:span text:style-name="T20">s</text:span></text:p>
          </draw:text-box>
        </draw:frame>
        <draw:frame draw:style-name="gr55" draw:text-style-name="P22" draw:layer="layout" svg:width="1.854cm" svg:height="0.704cm" svg:x="7.798cm" svg:y="8.821cm">
          <draw:text-box>
            <text:p text:style-name="P16"><text:span text:style-name="T21">T</text:span><text:span text:style-name="T22">p</text:span></text:p>
            <text:p text:style-name="P16"><text:span text:style-name="T23">propagation time</text:span></text:p>
          </draw:text-box>
        </draw:frame>
        <draw:line draw:style-name="gr56" draw:text-style-name="P5" draw:layer="layout" svg:x1="7.366cm" svg:y1="6.324cm" svg:x2="8.001cm" svg:y2="6.324cm">
          <text:p/>
        </draw:line>
        <draw:line draw:style-name="gr57" draw:text-style-name="P5" draw:layer="layout" svg:x1="8.001cm" svg:y1="8.712cm" svg:x2="9.398cm" svg:y2="8.712cm">
          <text:p/>
        </draw:line>
        <draw:frame draw:style-name="gr58" draw:text-style-name="P24" draw:layer="layout" svg:width="0.635cm" svg:height="0.37cm" svg:x="5.936cm" svg:y="7.3cm">
          <draw:text-box>
            <text:p text:style-name="P23"><text:span text:style-name="T24">D</text:span></text:p>
          </draw:text-box>
        </draw:frame>
        <draw:frame draw:style-name="gr58" draw:text-style-name="P24" draw:layer="layout" svg:width="0.661cm" svg:height="0.37cm" svg:x="5.918cm" svg:y="8.077cm">
          <draw:text-box>
            <text:p text:style-name="P23"><text:span text:style-name="T24">Q</text:span></text:p>
          </draw:text-box>
        </draw:frame>
        <draw:frame draw:style-name="gr58" draw:text-style-name="P24" draw:layer="layout" svg:width="0.635cm" svg:height="0.37cm" svg:x="5.944cm" svg:y="6.575cm">
          <draw:text-box>
            <text:p text:style-name="P23"><text:span text:style-name="T24">CK</text:span></text:p>
          </draw:text-box>
        </draw:frame>
        <draw:g>
          <draw:custom-shape draw:style-name="gr59" draw:text-style-name="P25" draw:layer="layout" svg:width="1.092cm" svg:height="0.508cm" svg:x="7.518cm" svg:y="7.239cm">
            <text:p/>
            <draw:enhanced-geometry svg:viewBox="0 0 21600 21600" draw:type="rectangle" draw:enhanced-path="M 0 0 L 21600 0 21600 21600 0 21600 0 0 Z N"/>
          </draw:custom-shape>
          <draw:line draw:style-name="gr60" draw:text-style-name="P5" draw:layer="layout" svg:x1="7.518cm" svg:y1="7.239cm" svg:x2="8.61cm" svg:y2="7.239cm">
            <text:p/>
          </draw:line>
          <draw:line draw:style-name="gr60" draw:text-style-name="P5" draw:layer="layout" svg:x1="7.518cm" svg:y1="7.747cm" svg:x2="8.61cm" svg:y2="7.747cm">
            <text:p/>
          </draw:line>
        </draw:g>
        <draw:g>
          <draw:custom-shape draw:style-name="gr61" draw:text-style-name="P26" draw:layer="layout" svg:width="0.508cm" svg:height="0.508cm" svg:x="6.731cm" svg:y="7.239cm">
            <text:p/>
            <draw:enhanced-geometry svg:viewBox="0 0 21600 21600" draw:type="rectangle" draw:enhanced-path="M 0 0 L 21600 0 21600 21600 0 21600 0 0 Z N"/>
          </draw:custom-shape>
          <draw:line draw:style-name="gr62" draw:text-style-name="P26" draw:layer="layout" svg:x1="6.731cm" svg:y1="7.239cm" svg:x2="7.239cm" svg:y2="7.239cm">
            <text:p/>
          </draw:line>
          <draw:line draw:style-name="gr62" draw:text-style-name="P26" draw:layer="layout" svg:x1="6.731cm" svg:y1="7.747cm" svg:x2="7.239cm" svg:y2="7.747cm">
            <text:p/>
          </draw:line>
        </draw:g>
        <draw:g>
          <draw:polygon draw:style-name="gr63" draw:text-style-name="P26" draw:layer="layout" svg:width="0.465cm" svg:height="0.249cm" draw:transform="rotate (-1.10706234454) translate (7.23379820331994cm 7.22859865273242cm)" svg:viewBox="0 0 466 250" draw:points="12,0 296,0 466,227 454,250 0,23">
            <text:p/>
          </draw:polygon>
          <draw:polyline draw:style-name="gr62" draw:text-style-name="P26" draw:layer="layout" svg:width="0.476cm" svg:height="0.272cm" draw:transform="rotate (-1.10706234454) translate (7.22879647574297cm 7.21859735728282cm)" svg:viewBox="0 0 477 273" draw:points="0,46 23,0 307,0 477,227 454,273">
            <text:p/>
          </draw:polyline>
        </draw:g>
        <draw:g>
          <draw:polygon draw:style-name="gr64" draw:text-style-name="P10" draw:layer="layout" svg:width="0.466cm" svg:height="0.249cm" draw:transform="rotate (1.11002940426839) translate (7.28994865661717cm 7.64620443779298cm)" svg:viewBox="0 0 467 250" draw:points="455,1 171,0 0,227 12,250 467,24">
            <text:p/>
          </draw:polygon>
          <draw:polyline draw:style-name="gr60" draw:text-style-name="P5" draw:layer="layout" svg:width="0.476cm" svg:height="0.273cm" draw:transform="rotate (1.10461888358721) translate (7.28903151080306cm 7.64436992903056cm)" svg:viewBox="0 0 477 274" draw:points="477,46 454,0 170,1 0,228 23,274">
            <text:p/>
          </draw:polyline>
        </draw:g>
        <draw:g>
          <draw:polygon draw:style-name="gr64" draw:text-style-name="P10" draw:layer="layout" svg:width="0.465cm" svg:height="0.249cm" draw:transform="rotate (-1.10706234454) translate (8.63079820331994cm 7.22859865273242cm)" svg:viewBox="0 0 466 250" draw:points="12,0 296,0 466,227 454,250 0,23">
            <text:p/>
          </draw:polygon>
          <draw:polyline draw:style-name="gr60" draw:text-style-name="P5" draw:layer="layout" svg:width="0.476cm" svg:height="0.272cm" draw:transform="rotate (-1.10706234454) translate (8.62579647574297cm 7.21859735728282cm)" svg:viewBox="0 0 477 273" draw:points="0,46 23,0 307,0 477,227 454,273">
            <text:p/>
          </draw:polyline>
        </draw:g>
        <draw:g>
          <draw:polygon draw:style-name="gr65"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6" draw:text-style-name="P5" draw:layer="layout" svg:x1="7.366cm" svg:y1="6.248cm" svg:x2="7.366cm" svg:y2="7.823cm">
          <text:p/>
        </draw:line>
        <draw:frame draw:style-name="gr55" draw:text-style-name="P21" draw:layer="layout" svg:width="1.6cm" svg:height="0.704cm" svg:x="7.62cm" svg:y="5.664cm">
          <draw:text-box>
            <text:p text:style-name="P16"><text:span text:style-name="T18"><text:s text:c="6"/></text:span><text:span text:style-name="T18">hold time</text:span></text:p>
            <text:p text:style-name="P16"><text:span text:style-name="T25">T</text:span><text:span text:style-name="T26">h</text:span></text:p>
          </draw:text-box>
        </draw:frame>
        <draw:line draw:style-name="gr67" draw:text-style-name="P5" draw:layer="layout" svg:x1="8.001cm" svg:y1="6.324cm" svg:x2="8.763cm" svg:y2="6.324cm">
          <text:p/>
        </draw:line>
        <draw:line draw:style-name="gr68" draw:text-style-name="P5" draw:layer="layout" svg:x1="8.763cm" svg:y1="6.248cm" svg:x2="8.763cm" svg:y2="7.823cm">
          <text:p/>
        </draw:line>
        <draw:g>
          <draw:custom-shape draw:style-name="gr69" draw:text-style-name="P25" draw:layer="layout" svg:width="1.245cm" svg:height="0.508cm" svg:x="9.55cm" svg:y="8.001cm">
            <text:p/>
            <draw:enhanced-geometry svg:viewBox="0 0 21600 21600" draw:type="rectangle" draw:enhanced-path="M 0 0 L 21600 0 21600 21600 0 21600 0 0 Z N"/>
          </draw:custom-shape>
          <draw:line draw:style-name="gr60" draw:text-style-name="P5" draw:layer="layout" svg:x1="9.55cm" svg:y1="8.001cm" svg:x2="10.795cm" svg:y2="8.001cm">
            <text:p/>
          </draw:line>
          <draw:line draw:style-name="gr60" draw:text-style-name="P5" draw:layer="layout" svg:x1="9.55cm" svg:y1="8.509cm" svg:x2="10.795cm" svg:y2="8.509cm">
            <text:p/>
          </draw:line>
        </draw:g>
        <draw:g>
          <draw:custom-shape draw:style-name="gr70" draw:text-style-name="P26" draw:layer="layout" svg:width="2.54cm" svg:height="0.508cm" svg:x="6.731cm" svg:y="8.001cm">
            <text:p/>
            <draw:enhanced-geometry svg:viewBox="0 0 21600 21600" draw:type="rectangle" draw:enhanced-path="M 0 0 L 21600 0 21600 21600 0 21600 0 0 Z N"/>
          </draw:custom-shape>
          <draw:line draw:style-name="gr62" draw:text-style-name="P26" draw:layer="layout" svg:x1="6.731cm" svg:y1="8.001cm" svg:x2="9.271cm" svg:y2="8.001cm">
            <text:p/>
          </draw:line>
          <draw:line draw:style-name="gr62" draw:text-style-name="P26" draw:layer="layout" svg:x1="6.731cm" svg:y1="8.509cm" svg:x2="9.271cm" svg:y2="8.509cm">
            <text:p/>
          </draw:line>
        </draw:g>
        <draw:g>
          <draw:polygon draw:style-name="gr63" draw:text-style-name="P26" draw:layer="layout" svg:width="0.465cm" svg:height="0.249cm" draw:transform="rotate (-1.10706234454) translate (9.26579820331994cm 7.99059865273242cm)" svg:viewBox="0 0 466 250" draw:points="12,0 296,0 466,227 454,250 0,23">
            <text:p/>
          </draw:polygon>
          <draw:polyline draw:style-name="gr62" draw:text-style-name="P26" draw:layer="layout" svg:width="0.476cm" svg:height="0.272cm" draw:transform="rotate (-1.10706234454) translate (9.26079647574297cm 7.98059735728282cm)" svg:viewBox="0 0 477 273" draw:points="0,46 23,0 307,0 477,227 454,273">
            <text:p/>
          </draw:polyline>
        </draw:g>
        <draw:g>
          <draw:polygon draw:style-name="gr64" draw:text-style-name="P10" draw:layer="layout" svg:width="0.466cm" svg:height="0.249cm" draw:transform="rotate (1.11002940426839) translate (9.32194865661717cm 8.40820443779298cm)" svg:viewBox="0 0 467 250" draw:points="455,1 171,0 0,227 12,250 467,24">
            <text:p/>
          </draw:polygon>
          <draw:polyline draw:style-name="gr60" draw:text-style-name="P5" draw:layer="layout" svg:width="0.476cm" svg:height="0.273cm" draw:transform="rotate (1.10461888358721) translate (9.32103151080306cm 8.40636992903056cm)" svg:viewBox="0 0 477 274" draw:points="477,46 454,0 170,1 0,228 23,274">
            <text:p/>
          </draw:polyline>
        </draw:g>
        <draw:line draw:style-name="gr71" draw:text-style-name="P5" draw:layer="layout" svg:x1="9.398cm" svg:y1="7.874cm" svg:x2="9.398cm" svg:y2="8.813cm">
          <text:p/>
        </draw:line>
        <draw:frame draw:style-name="gr58" draw:text-style-name="P28" draw:layer="layout" svg:width="1.067cm" svg:height="0.37cm" svg:x="7.51cm" svg:y="7.3cm">
          <draw:text-box>
            <text:p text:style-name="P27"><text:span text:style-name="T24">DATA</text:span></text:p>
          </draw:text-box>
        </draw:frame>
        <draw:frame draw:style-name="gr58" draw:text-style-name="P28" draw:layer="layout" svg:width="0.991cm" svg:height="0.37cm" svg:x="9.652cm" svg:y="8.077cm">
          <draw:text-box>
            <text:p text:style-name="P27"><text:span text:style-name="T24">DATA</text:span></text:p>
          </draw:text-box>
        </draw:frame>
        <draw:polyline draw:style-name="gr53" draw:text-style-name="P5" draw:layer="layout" svg:width="0.507cm" svg:height="4.088cm" draw:transform="rotate (1.5707963267949) translate (10.287cm 10.795cm)" svg:viewBox="0 0 508 4089" draw:points="0,0 0,1778 508,1778 508,2895 0,2895 0,4089">
          <text:p/>
        </draw:polyline>
        <draw:frame draw:style-name="gr58" draw:text-style-name="P24" draw:layer="layout" svg:width="0.635cm" svg:height="0.37cm" svg:x="9.492cm" svg:y="11.11cm">
          <draw:text-box>
            <text:p text:style-name="P23"><text:span text:style-name="T24">D</text:span></text:p>
          </draw:text-box>
        </draw:frame>
        <draw:frame draw:style-name="gr58" draw:text-style-name="P24" draw:layer="layout" svg:width="0.661cm" svg:height="0.37cm" svg:x="9.474cm" svg:y="11.887cm">
          <draw:text-box>
            <text:p text:style-name="P23"><text:span text:style-name="T24">Q</text:span></text:p>
          </draw:text-box>
        </draw:frame>
        <draw:frame draw:style-name="gr58" draw:text-style-name="P24" draw:layer="layout" svg:width="0.635cm" svg:height="0.37cm" svg:x="9.5cm" svg:y="10.385cm">
          <draw:text-box>
            <text:p text:style-name="P23"><text:span text:style-name="T24">G</text:span></text:p>
          </draw:text-box>
        </draw:frame>
        <draw:polyline draw:style-name="gr53"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4" draw:text-style-name="P5" draw:layer="layout" svg:x1="12.065cm" svg:y1="10.16cm" svg:x2="12.065cm" svg:y2="12.446cm">
          <text:p/>
        </draw:line>
        <draw:line draw:style-name="gr54" draw:text-style-name="P5" draw:layer="layout" svg:x1="13.182cm" svg:y1="10.16cm" svg:x2="13.182cm" svg:y2="12.446cm">
          <text:p/>
        </draw:line>
        <draw:polyline draw:style-name="gr53" draw:text-style-name="P5" draw:layer="layout" svg:width="0.507cm" svg:height="4.088cm" draw:transform="rotate (1.5707963267949) translate (10.287cm 14.605cm)" svg:viewBox="0 0 508 4089" draw:points="0,0 0,1778 508,1778 508,2895 0,2895 0,4089">
          <text:p/>
        </draw:polyline>
        <draw:frame draw:style-name="gr58" draw:text-style-name="P24" draw:layer="layout" svg:width="0.635cm" svg:height="0.37cm" svg:x="9.492cm" svg:y="14.92cm">
          <draw:text-box>
            <text:p text:style-name="P23"><text:span text:style-name="T24">D</text:span></text:p>
          </draw:text-box>
        </draw:frame>
        <draw:frame draw:style-name="gr58" draw:text-style-name="P24" draw:layer="layout" svg:width="0.661cm" svg:height="0.37cm" svg:x="9.474cm" svg:y="15.697cm">
          <draw:text-box>
            <text:p text:style-name="P23"><text:span text:style-name="T24">Q</text:span></text:p>
          </draw:text-box>
        </draw:frame>
        <draw:frame draw:style-name="gr58" draw:text-style-name="P24" draw:layer="layout" svg:width="0.635cm" svg:height="0.37cm" svg:x="9.5cm" svg:y="14.195cm">
          <draw:text-box>
            <text:p text:style-name="P23"><text:span text:style-name="T24">CK</text:span></text:p>
          </draw:text-box>
        </draw:frame>
        <draw:polyline draw:style-name="gr53"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6.129cm)" svg:viewBox="0 0 508 4064" draw:points="0,0 0,1778 508,1778 508,4064">
          <text:p/>
        </draw:polyline>
        <draw:line draw:style-name="gr54" draw:text-style-name="P5" draw:layer="layout" svg:x1="12.065cm" svg:y1="13.97cm" svg:x2="12.065cm" svg:y2="16.967cm">
          <text:p/>
        </draw:line>
        <draw:frame draw:style-name="gr58" draw:text-style-name="P24" draw:layer="layout" svg:width="1.136cm" svg:height="0.37cm" svg:x="8.991cm" svg:y="16.444cm">
          <draw:text-box>
            <text:p text:style-name="P23"><text:span text:style-name="T24">master.Q</text:span></text:p>
          </draw:text-box>
        </draw:frame>
        <draw:polyline draw:style-name="gr53"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4" draw:text-style-name="P5" draw:layer="layout" svg:x1="13.182cm" svg:y1="13.97cm" svg:x2="13.182cm" svg:y2="16.967cm">
          <text:p/>
        </draw:line>
        <draw:polyline draw:style-name="gr53" draw:text-style-name="P5" draw:layer="layout" svg:width="0.507cm" svg:height="3.555cm" draw:transform="rotate (1.5707963267949) translate (7.239cm 18.669cm)" svg:viewBox="0 0 508 3556" draw:points="508,0 508,508 0,508 0,2895 508,2895 508,3556">
          <text:p/>
        </draw:polyline>
        <draw:frame draw:style-name="gr58" draw:text-style-name="P24" draw:layer="layout" svg:width="0.635cm" svg:height="0.37cm" svg:x="6.444cm" svg:y="18.984cm">
          <draw:text-box>
            <text:p text:style-name="P23"><text:span text:style-name="T24">Y</text:span></text:p>
          </draw:text-box>
        </draw:frame>
        <draw:frame draw:style-name="gr58" draw:text-style-name="P24" draw:layer="layout" svg:width="0.839cm" svg:height="0.37cm" svg:x="6.248cm" svg:y="19.761cm">
          <draw:text-box>
            <text:p text:style-name="P23"><text:span text:style-name="T24">latch.D</text:span></text:p>
          </draw:text-box>
        </draw:frame>
        <draw:frame draw:style-name="gr58" draw:text-style-name="P24" draw:layer="layout" svg:width="0.635cm" svg:height="0.37cm" svg:x="6.452cm" svg:y="18.259cm">
          <draw:text-box>
            <text:p text:style-name="P23"><text:span text:style-name="T24">E</text:span></text:p>
          </draw:text-box>
        </draw:frame>
        <draw:polyline draw:style-name="gr53"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3"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4" draw:text-style-name="P5" draw:layer="layout" svg:x1="7.747cm" svg:y1="18.034cm" svg:x2="7.747cm" svg:y2="20.32cm">
          <text:p/>
        </draw:line>
        <draw:path draw:style-name="gr72" draw:text-style-name="P5" draw:layer="layout" svg:width="0.202cm" svg:height="0.71cm" draw:transform="rotate (-3.14159265358979) translate (7.975cm 19.126cm)" svg:viewBox="0 0 203 711" svg:d="M203 711c-356-76 229-660-203-711">
          <text:p/>
        </draw:path>
        <draw:path draw:style-name="gr73" draw:text-style-name="P5" draw:layer="layout" svg:width="0.202cm" svg:height="0.888cm" svg:x="7.772cm" svg:y="19.278cm" svg:viewBox="0 0 203 889" svg:d="M0 889c356-76-229-838 203-889">
          <text:p/>
        </draw:path>
        <draw:path draw:style-name="gr73" draw:text-style-name="P5" draw:layer="layout" svg:width="0.202cm" svg:height="0.71cm" draw:transform="rotate (-3.14159265358979) translate (8.229cm 19.913cm)" svg:viewBox="0 0 203 711" svg:d="M203 711c-356-76 229-660-203-711">
          <text:p/>
        </draw:path>
        <draw:path draw:style-name="gr73" draw:text-style-name="P5" draw:layer="layout" svg:width="0.202cm" svg:height="0.71cm" draw:transform="rotate (-3.14159265358979) translate (8.737cm 19.913cm)" svg:viewBox="0 0 203 711" svg:d="M203 711c-356-76 229-660-203-711">
          <text:p/>
        </draw:path>
        <draw:path draw:style-name="gr73" draw:text-style-name="P5" draw:layer="layout" svg:width="0.202cm" svg:height="0.71cm" svg:x="8.28cm" svg:y="19.201cm" svg:viewBox="0 0 203 711" svg:d="M0 711c356-76-229-660 203-711">
          <text:p/>
        </draw:path>
        <draw:path draw:style-name="gr73" draw:text-style-name="P5" draw:layer="layout" svg:width="0.202cm" svg:height="0.71cm" draw:transform="rotate (-3.14159265358979) translate (9.245cm 19.913cm)" svg:viewBox="0 0 203 711" svg:d="M203 711c-356-76 229-660-203-711">
          <text:p/>
        </draw:path>
        <draw:path draw:style-name="gr73" draw:text-style-name="P5" draw:layer="layout" svg:width="0.202cm" svg:height="0.71cm" svg:x="8.788cm" svg:y="19.201cm" svg:viewBox="0 0 203 711" svg:d="M0 711c356-76-229-660 203-711">
          <text:p/>
        </draw:path>
        <draw:path draw:style-name="gr73" draw:text-style-name="P5" draw:layer="layout" svg:width="0.202cm" svg:height="0.71cm" draw:transform="rotate (-3.14159265358979) translate (9.753cm 19.913cm)" svg:viewBox="0 0 203 711" svg:d="M203 711c-356-76 229-660-203-711">
          <text:p/>
        </draw:path>
        <draw:path draw:style-name="gr73" draw:text-style-name="P5" draw:layer="layout" svg:width="0.202cm" svg:height="0.71cm" svg:x="9.296cm" svg:y="19.201cm" svg:viewBox="0 0 203 711" svg:d="M0 711c356-76-229-660 203-711">
          <text:p/>
        </draw:path>
        <draw:path draw:style-name="gr73" draw:text-style-name="P5" draw:layer="layout" svg:width="0.202cm" svg:height="0.71cm" draw:transform="rotate (-3.14159265358979) translate (10.261cm 19.913cm)" svg:viewBox="0 0 203 711" svg:d="M203 711c-356-76 229-660-203-711">
          <text:p/>
        </draw:path>
        <draw:path draw:style-name="gr73" draw:text-style-name="P5" draw:layer="layout" svg:width="0.202cm" svg:height="0.71cm" svg:x="9.804cm" svg:y="19.201cm" svg:viewBox="0 0 203 711" svg:d="M0 711c356-76-229-660 203-711">
          <text:p/>
        </draw:path>
        <draw:g>
          <draw:polygon draw:style-name="gr21"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4" draw:text-style-name="P10" draw:layer="layout" svg:width="0.153cm" svg:height="0.153cm" svg:x="3.634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1"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4"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1"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4"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5" draw:text-style-name="P5" draw:layer="layout" svg:width="0.253cm" svg:height="0.507cm" svg:x="1.549cm" svg:y="10.795cm" svg:viewBox="0 0 254 508" draw:points="0,0 254,0 254,508">
            <text:p/>
          </draw:polyline>
          <draw:polyline draw:style-name="gr75" draw:text-style-name="P5" draw:layer="layout" svg:width="0.253cm" svg:height="0.507cm" svg:x="2.184cm" svg:y="10.795cm" svg:viewBox="0 0 254 508" draw:points="254,0 0,0 0,508">
            <text:p/>
          </draw:polyline>
          <draw:line draw:style-name="gr75" draw:text-style-name="P5" draw:layer="layout" svg:x1="1.726cm" svg:y1="11.303cm" svg:x2="2.26cm" svg:y2="11.303cm">
            <text:p/>
          </draw:line>
        </draw:g>
        <draw:g>
          <draw:polyline draw:style-name="gr75" draw:text-style-name="P5" draw:layer="layout" svg:width="0.253cm" svg:height="0.507cm" draw:transform="rotate (-1.5707963267949) translate (3.327cm 11.912cm)" svg:viewBox="0 0 254 508" draw:points="254,0 0,0 0,508">
            <text:p/>
          </draw:polyline>
          <draw:polyline draw:style-name="gr75" draw:text-style-name="P5" draw:layer="layout" svg:width="0.253cm" svg:height="0.507cm" draw:transform="rotate (-1.5707963267949) translate (3.327cm 11.277cm)" svg:viewBox="0 0 254 508" draw:points="0,0 254,0 254,508">
            <text:p/>
          </draw:polyline>
          <draw:line draw:style-name="gr75" draw:text-style-name="P5" draw:layer="layout" svg:x1="2.819cm" svg:y1="11.989cm" svg:x2="2.819cm" svg:y2="11.455cm">
            <text:p/>
          </draw:line>
        </draw:g>
        <draw:line draw:style-name="gr75" draw:text-style-name="P5" draw:layer="layout" svg:x1="2.412cm" svg:y1="10.795cm" svg:x2="3.606cm" svg:y2="10.795cm">
          <text:p/>
        </draw:line>
        <draw:line draw:style-name="gr75" draw:text-style-name="P5" draw:layer="layout" svg:x1="4.393cm" svg:y1="10.795cm" svg:x2="5.13cm" svg:y2="10.795cm">
          <text:p/>
        </draw:line>
        <draw:line draw:style-name="gr75" draw:text-style-name="P5" draw:layer="layout" svg:x1="5.917cm" svg:y1="10.795cm" svg:x2="6.654cm" svg:y2="10.795cm">
          <text:p/>
        </draw:line>
        <draw:polyline draw:style-name="gr76" draw:text-style-name="P29" draw:layer="layout" svg:width="1.214cm" svg:height="1.277cm" draw:transform="rotate (-2.56511040165607) translate (5.54744581838884cm 11.8662041753416cm)" svg:viewBox="0 0 1215 1278" draw:points="0,1278 831,0 1215,250">
          <text:p/>
        </draw:polyline>
        <draw:line draw:style-name="gr77" draw:text-style-name="P29" draw:layer="layout" svg:x1="3.327cm" svg:y1="10.795cm" svg:x2="3.327cm" svg:y2="11.303cm">
          <text:p/>
        </draw:line>
        <draw:polyline draw:style-name="gr78" draw:text-style-name="P5" draw:layer="layout" svg:width="0.278cm" svg:height="0.203cm" draw:transform="rotate (-3.14159265358979) translate (3.606cm 12.319cm)" svg:viewBox="0 0 279 204" draw:points="0,0 279,0 279,204">
          <text:p/>
        </draw:polyline>
        <draw:line draw:style-name="gr75" draw:text-style-name="P5" draw:layer="layout" svg:x1="1.294cm" svg:y1="10.795cm" svg:x2="1.726cm" svg:y2="10.795cm">
          <text:p/>
        </draw:line>
        <draw:line draw:style-name="gr75" draw:text-style-name="P5" draw:layer="layout" svg:x1="1.294cm" svg:y1="11.709cm" svg:x2="2.794cm" svg:y2="11.709cm">
          <text:p/>
        </draw:line>
        <draw:line draw:style-name="gr79" draw:text-style-name="P29" draw:layer="layout" svg:x1="2.006cm" svg:y1="11.708cm" svg:x2="2.006cm" svg:y2="11.327cm">
          <text:p/>
        </draw:line>
        <draw:custom-shape draw:style-name="gr80" draw:text-style-name="P5" draw:layer="layout" svg:width="4.826cm" svg:height="2.515cm" svg:x="1.549cm" svg:y="10.312cm">
          <text:p/>
          <draw:enhanced-geometry svg:viewBox="0 0 21600 21600" draw:type="rectangle" draw:enhanced-path="M 0 0 L 21600 0 21600 21600 0 21600 0 0 Z N"/>
        </draw:custom-shape>
        <draw:frame draw:style-name="gr81" draw:text-style-name="P31" draw:layer="layout" svg:width="0.508cm" svg:height="0.421cm" svg:x="0.634cm" svg:y="10.602cm">
          <draw:text-box>
            <text:p text:style-name="P30"><text:span text:style-name="T27">D</text:span></text:p>
          </draw:text-box>
        </draw:frame>
        <draw:frame draw:style-name="gr81" draw:text-style-name="P32" draw:layer="layout" svg:width="0.482cm" svg:height="0.421cm" svg:x="6.782cm" svg:y="10.602cm">
          <draw:text-box>
            <text:p text:style-name="P19"><text:span text:style-name="T27">Q</text:span></text:p>
          </draw:text-box>
        </draw:frame>
        <draw:frame draw:style-name="gr81" draw:text-style-name="P31" draw:layer="layout" svg:width="0.508cm" svg:height="0.421cm" svg:x="0.634cm" svg:y="11.557cm">
          <draw:text-box>
            <text:p text:style-name="P30"><text:span text:style-name="T27">G</text:span></text:p>
          </draw:text-box>
        </draw:frame>
        <draw:frame draw:style-name="gr82" draw:text-style-name="P33" draw:layer="layout" svg:width="1.245cm" svg:height="0.37cm" svg:x="5.105cm" svg:y="12.42cm">
          <draw:text-box>
            <text:p text:style-name="P16"><text:span text:style-name="T28">D Latch</text:span></text:p>
          </draw:text-box>
        </draw:frame>
        <draw:g>
          <draw:custom-shape draw:style-name="gr83"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1" draw:text-style-name="P31" draw:layer="layout" svg:width="0.356cm" svg:height="0.421cm" svg:x="4.191cm" svg:y="15.215cm">
            <draw:text-box>
              <text:p text:style-name="P30"><text:span text:style-name="T27">Q</text:span></text:p>
            </draw:text-box>
          </draw:frame>
          <draw:frame draw:style-name="gr81" draw:text-style-name="P32" draw:layer="layout" svg:width="0.356cm" svg:height="0.421cm" svg:x="3.886cm" svg:y="15.215cm">
            <draw:text-box>
              <text:p text:style-name="P19"><text:span text:style-name="T27">D</text:span></text:p>
            </draw:text-box>
          </draw:frame>
          <draw:frame draw:style-name="gr81" draw:text-style-name="P32" draw:layer="layout" svg:width="0.356cm" svg:height="0.421cm" svg:x="3.886cm" svg:y="15.723cm">
            <draw:text-box>
              <text:p text:style-name="P19"><text:span text:style-name="T27">G</text:span></text:p>
            </draw:text-box>
          </draw:frame>
        </draw:g>
        <draw:g>
          <draw:custom-shape draw:style-name="gr84"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1" draw:text-style-name="P31" draw:layer="layout" svg:width="0.356cm" svg:height="0.421cm" svg:x="5.715cm" svg:y="15.215cm">
            <draw:text-box>
              <text:p text:style-name="P30"><text:span text:style-name="T27">Q</text:span></text:p>
            </draw:text-box>
          </draw:frame>
          <draw:frame draw:style-name="gr81" draw:text-style-name="P32" draw:layer="layout" svg:width="0.356cm" svg:height="0.421cm" svg:x="5.41cm" svg:y="15.215cm">
            <draw:text-box>
              <text:p text:style-name="P19"><text:span text:style-name="T27">D</text:span></text:p>
            </draw:text-box>
          </draw:frame>
          <draw:frame draw:style-name="gr81" draw:text-style-name="P32" draw:layer="layout" svg:width="0.356cm" svg:height="0.421cm" svg:x="5.41cm" svg:y="15.723cm">
            <draw:text-box>
              <text:p text:style-name="P19"><text:span text:style-name="T27">G</text:span></text:p>
            </draw:text-box>
          </draw:frame>
        </draw:g>
        <draw:line draw:style-name="gr78" draw:text-style-name="P5" draw:layer="layout" svg:x1="3.074cm" svg:y1="15.367cm" svg:x2="3.759cm" svg:y2="15.367cm">
          <text:p/>
        </draw:line>
        <draw:line draw:style-name="gr85" draw:text-style-name="P5" draw:layer="layout" svg:x1="3.074cm" svg:y1="15.875cm" svg:x2="3.784cm" svg:y2="15.875cm">
          <text:p/>
        </draw:line>
        <draw:polyline draw:style-name="gr86" draw:text-style-name="P29" draw:layer="layout" svg:width="1.828cm" svg:height="0.507cm" draw:transform="rotate (-3.14159265358979) translate (5.309cm 16.383cm)" svg:viewBox="0 0 1829 508" draw:points="0,508 203,508 203,0 1829,0 1829,508">
          <text:p/>
        </draw:polyline>
        <draw:line draw:style-name="gr78" draw:text-style-name="P5" draw:layer="layout" svg:x1="4.624cm" svg:y1="15.367cm" svg:x2="5.309cm" svg:y2="15.367cm">
          <text:p/>
        </draw:line>
        <draw:line draw:style-name="gr78" draw:text-style-name="P5" draw:layer="layout" svg:x1="6.173cm" svg:y1="15.367cm" svg:x2="6.63cm" svg:y2="15.367cm">
          <text:p/>
        </draw:line>
        <draw:custom-shape draw:style-name="gr80" draw:text-style-name="P5" draw:layer="layout" svg:width="3.149cm" svg:height="2.312cm" svg:x="3.277cm" svg:y="14.579cm">
          <text:p/>
          <draw:enhanced-geometry svg:viewBox="0 0 21600 21600" draw:type="rectangle" draw:enhanced-path="M 0 0 L 21600 0 21600 21600 0 21600 0 0 Z N"/>
        </draw:custom-shape>
        <draw:frame draw:style-name="gr81" draw:text-style-name="P31" draw:layer="layout" svg:width="0.584cm" svg:height="0.421cm" svg:x="2.439cm" svg:y="15.708cm">
          <draw:text-box>
            <text:p text:style-name="P30"><text:span text:style-name="T27">CK</text:span></text:p>
          </draw:text-box>
        </draw:frame>
        <draw:frame draw:style-name="gr81" draw:text-style-name="P32" draw:layer="layout" svg:width="0.508cm" svg:height="0.421cm" svg:x="6.68cm" svg:y="15.2cm">
          <draw:text-box>
            <text:p text:style-name="P19"><text:span text:style-name="T27">Q</text:span></text:p>
          </draw:text-box>
        </draw:frame>
        <draw:frame draw:style-name="gr82" draw:text-style-name="P34" draw:layer="layout" svg:width="0.838cm" svg:height="0.37cm" svg:x="3.81cm" svg:y="14.63cm">
          <draw:text-box>
            <text:p text:style-name="P16"><text:span text:style-name="T29">master</text:span></text:p>
          </draw:text-box>
        </draw:frame>
        <draw:frame draw:style-name="gr82" draw:text-style-name="P34" draw:layer="layout" svg:width="0.838cm" svg:height="0.37cm" svg:x="5.334cm" svg:y="14.63cm">
          <draw:text-box>
            <text:p text:style-name="P16"><text:span text:style-name="T29">slave</text:span></text:p>
          </draw:text-box>
        </draw:frame>
        <draw:frame draw:style-name="gr82" draw:text-style-name="P33" draw:layer="layout" svg:width="1.702cm" svg:height="0.37cm" svg:x="4.699cm" svg:y="16.495cm">
          <draw:text-box>
            <text:p text:style-name="P16"><text:span text:style-name="T28">D Flip-Flop</text:span></text:p>
          </draw:text-box>
        </draw:frame>
        <draw:g>
          <draw:custom-shape draw:style-name="gr87"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1" draw:text-style-name="P31" draw:layer="layout" svg:width="0.356cm" svg:height="0.421cm" svg:x="3.784cm" svg:y="19.152cm">
            <draw:text-box>
              <text:p text:style-name="P30"><text:span text:style-name="T27">Q</text:span></text:p>
            </draw:text-box>
          </draw:frame>
          <draw:frame draw:style-name="gr81" draw:text-style-name="P32" draw:layer="layout" svg:width="0.356cm" svg:height="0.421cm" svg:x="3.479cm" svg:y="19.152cm">
            <draw:text-box>
              <text:p text:style-name="P19"><text:span text:style-name="T27">D</text:span></text:p>
            </draw:text-box>
          </draw:frame>
          <draw:frame draw:style-name="gr81" draw:text-style-name="P32" draw:layer="layout" svg:width="0.356cm" svg:height="0.421cm" svg:x="3.479cm" svg:y="19.66cm">
            <draw:text-box>
              <text:p text:style-name="P19"><text:span text:style-name="T27">G</text:span></text:p>
            </draw:text-box>
          </draw:frame>
        </draw:g>
        <draw:line draw:style-name="gr78" draw:text-style-name="P5" draw:layer="layout" svg:x1="4.242cm" svg:y1="19.304cm" svg:x2="4.953cm" svg:y2="19.304cm">
          <text:p/>
        </draw:line>
        <draw:g>
          <draw:polygon draw:style-name="gr21"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4" draw:text-style-name="P10" draw:layer="layout" svg:width="0.153cm" svg:height="0.153cm" svg:x="3.431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88" draw:text-style-name="P29" draw:layer="layout" svg:width="0.38cm" svg:height="0.761cm" svg:x="4.191cm" svg:y="18.542cm" svg:viewBox="0 0 381 762" draw:points="0,0 381,0 381,762">
          <text:p/>
        </draw:polyline>
        <draw:line draw:style-name="gr78" draw:text-style-name="P5" draw:layer="layout" svg:x1="2.693cm" svg:y1="19.812cm" svg:x2="3.378cm" svg:y2="19.812cm">
          <text:p/>
        </draw:line>
        <draw:frame draw:style-name="gr81" draw:text-style-name="P31" draw:layer="layout" svg:width="0.508cm" svg:height="0.421cm" svg:x="2.133cm" svg:y="19.659cm">
          <draw:text-box>
            <text:p text:style-name="P30"><text:span text:style-name="T27">E</text:span></text:p>
          </draw:text-box>
        </draw:frame>
        <draw:frame draw:style-name="gr81" draw:text-style-name="P32" draw:layer="layout" svg:width="0.508cm" svg:height="0.421cm" svg:x="5.054cm" svg:y="19.137cm">
          <draw:text-box>
            <text:p text:style-name="P19"><text:span text:style-name="T27">Y</text:span></text:p>
          </draw:text-box>
        </draw:frame>
        <draw:polyline draw:style-name="gr85" draw:text-style-name="P5" draw:layer="layout" svg:width="0.38cm" svg:height="0.761cm" draw:transform="rotate (-3.14159265358979) translate (3.403cm 19.304cm)" svg:viewBox="0 0 381 762" draw:points="0,762 381,762 381,0 25,0">
          <text:p/>
        </draw:polyline>
        <draw:g>
          <draw:custom-shape draw:style-name="gr89" draw:text-style-name="P35" draw:layer="layout" svg:width="0.762cm" svg:height="1.016cm" svg:x="7.747cm" svg:y="11.023cm">
            <text:p/>
            <draw:enhanced-geometry svg:viewBox="0 0 21600 21600" draw:type="rectangle" draw:enhanced-path="M 0 0 L 21600 0 21600 21600 0 21600 0 0 Z N"/>
          </draw:custom-shape>
          <draw:line draw:style-name="gr90" draw:text-style-name="P36" draw:layer="layout" svg:x1="7.67cm" svg:y1="11.277cm" svg:x2="7.747cm" svg:y2="11.277cm">
            <text:p/>
          </draw:line>
          <draw:line draw:style-name="gr90" draw:text-style-name="P36" draw:layer="layout" svg:x1="8.508cm" svg:y1="11.277cm" svg:x2="8.585cm" svg:y2="11.277cm">
            <text:p/>
          </draw:line>
          <draw:line draw:style-name="gr90" draw:text-style-name="P36" draw:layer="layout" svg:x1="7.67cm" svg:y1="11.785cm" svg:x2="7.747cm" svg:y2="11.785cm">
            <text:p/>
          </draw:line>
          <draw:frame draw:style-name="gr91" draw:text-style-name="P37" draw:layer="layout" svg:width="0.356cm" svg:height="0.421cm" svg:x="8.102cm" svg:y="11.125cm">
            <draw:text-box>
              <text:p text:style-name="P30"><text:span text:style-name="T30">Q</text:span></text:p>
            </draw:text-box>
          </draw:frame>
          <draw:frame draw:style-name="gr91" draw:text-style-name="P38" draw:layer="layout" svg:width="0.356cm" svg:height="0.421cm" svg:x="7.797cm" svg:y="11.125cm">
            <draw:text-box>
              <text:p text:style-name="P19"><text:span text:style-name="T30">D</text:span></text:p>
            </draw:text-box>
          </draw:frame>
          <draw:frame draw:style-name="gr91" draw:text-style-name="P38" draw:layer="layout" svg:width="0.356cm" svg:height="0.421cm" svg:x="7.797cm" svg:y="11.633cm">
            <draw:text-box>
              <text:p text:style-name="P19"><text:span text:style-name="T30">G</text:span></text:p>
            </draw:text-box>
          </draw:frame>
        </draw:g>
        <draw:frame draw:style-name="gr81" draw:text-style-name="P31" draw:layer="layout" svg:width="0.584cm" svg:height="0.421cm" svg:x="2.439cm" svg:y="15.174cm">
          <draw:text-box>
            <text:p text:style-name="P30"><text:span text:style-name="T27">D</text:span></text:p>
          </draw:text-box>
        </draw:frame>
        <draw:g>
          <draw:g>
            <draw:custom-shape draw:style-name="gr92" draw:text-style-name="P35" draw:layer="layout" svg:width="0.762cm" svg:height="1.016cm" svg:x="7.747cm" svg:y="14.859cm">
              <text:p/>
              <draw:enhanced-geometry svg:viewBox="0 0 21600 21600" draw:type="rectangle" draw:enhanced-path="M 0 0 L 21600 0 21600 21600 0 21600 0 0 Z N"/>
            </draw:custom-shape>
            <draw:polyline draw:style-name="gr90" draw:text-style-name="P36" draw:layer="layout" svg:width="0.215cm" svg:height="0.215cm" draw:transform="rotate (-0.785398163397448) translate (7.747cm 15.468cm)" svg:viewBox="0 0 216 216" draw:points="0,0 216,0 216,216">
              <text:p/>
            </draw:polyline>
            <draw:line draw:style-name="gr90" draw:text-style-name="P36" draw:layer="layout" svg:x1="7.67cm" svg:y1="15.113cm" svg:x2="7.747cm" svg:y2="15.113cm">
              <text:p/>
            </draw:line>
            <draw:line draw:style-name="gr90" draw:text-style-name="P36" draw:layer="layout" svg:x1="8.508cm" svg:y1="15.113cm" svg:x2="8.585cm" svg:y2="15.113cm">
              <text:p/>
            </draw:line>
            <draw:line draw:style-name="gr90" draw:text-style-name="P36" draw:layer="layout" svg:x1="7.67cm" svg:y1="15.621cm" svg:x2="7.747cm" svg:y2="15.621cm">
              <text:p/>
            </draw:line>
          </draw:g>
          <draw:frame draw:style-name="gr91" draw:text-style-name="P37" draw:layer="layout" svg:width="0.356cm" svg:height="0.421cm" svg:x="8.102cm" svg:y="14.96cm">
            <draw:text-box>
              <text:p text:style-name="P30"><text:span text:style-name="T30">Q</text:span></text:p>
            </draw:text-box>
          </draw:frame>
          <draw:frame draw:style-name="gr91" draw:text-style-name="P38" draw:layer="layout" svg:width="0.356cm" svg:height="0.421cm" svg:x="7.797cm" svg:y="14.96cm">
            <draw:text-box>
              <text:p text:style-name="P19"><text:span text:style-name="T30">D</text:span></text:p>
            </draw:text-box>
          </draw:frame>
          <draw:frame draw:style-name="gr91" draw:text-style-name="P38" draw:layer="layout" svg:width="0.559cm" svg:height="0.421cm" svg:x="7.924cm" svg:y="15.454cm">
            <draw:text-box>
              <text:p text:style-name="P19"><text:span text:style-name="T30">CK</text:span></text:p>
            </draw:text-box>
          </draw:frame>
        </draw:g>
        <draw:custom-shape draw:style-name="gr74" draw:text-style-name="P10" draw:layer="layout" svg:width="0.153cm" svg:height="0.153cm" svg:x="1.906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4" draw:text-style-name="P10" draw:layer="layout" svg:width="0.153cm" svg:height="0.153cm" svg:x="5.158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2" draw:text-style-name="P22" draw:layer="layout" svg:width="2.565cm" svg:height="0.37cm" svg:x="10.795cm" svg:y="17.054cm">
          <draw:text-box>
            <text:p text:style-name="P16"><text:span text:style-name="T23">c) sample function</text:span></text:p>
          </draw:text-box>
        </draw:frame>
        <draw:frame draw:style-name="gr82" draw:text-style-name="P22" draw:layer="layout" svg:width="2.337cm" svg:height="0.37cm" svg:x="7.01cm" svg:y="17.054cm">
          <draw:text-box>
            <text:p text:style-name="P16"><text:span text:style-name="T23">b) symbol</text:span></text:p>
          </draw:text-box>
        </draw:frame>
        <draw:frame draw:style-name="gr82" draw:text-style-name="P22" draw:layer="layout" svg:width="2.337cm" svg:height="0.37cm" svg:x="2.895cm" svg:y="17.054cm">
          <draw:text-box>
            <text:p text:style-name="P16"><text:span text:style-name="T23">a) internal circuit</text:span></text:p>
          </draw:text-box>
        </draw:frame>
        <draw:frame draw:style-name="gr82" draw:text-style-name="P22" draw:layer="layout" svg:width="2.565cm" svg:height="0.37cm" svg:x="10.795cm" svg:y="12.965cm">
          <draw:text-box>
            <text:p text:style-name="P16"><text:span text:style-name="T23">c) sample function</text:span></text:p>
          </draw:text-box>
        </draw:frame>
        <draw:frame draw:style-name="gr82" draw:text-style-name="P22" draw:layer="layout" svg:width="2.337cm" svg:height="0.37cm" svg:x="7.01cm" svg:y="12.965cm">
          <draw:text-box>
            <text:p text:style-name="P16"><text:span text:style-name="T23">b) symbol</text:span></text:p>
          </draw:text-box>
        </draw:frame>
        <draw:frame draw:style-name="gr82" draw:text-style-name="P22" draw:layer="layout" svg:width="2.337cm" svg:height="0.37cm" svg:x="2.895cm" svg:y="12.965cm">
          <draw:text-box>
            <text:p text:style-name="P16"><text:span text:style-name="T23">a) internal circuit</text:span></text:p>
          </draw:text-box>
        </draw:frame>
      </draw:page>
      <draw:page draw:name="page2" draw:style-name="dp1" draw:master-page-name="Default">
        <draw:custom-shape draw:style-name="gr93" draw:text-style-name="P39" draw:layer="layout" svg:width="4.496cm" svg:height="4.242cm" svg:x="6.045cm" svg:y="5.384cm">
          <text:p/>
          <draw:enhanced-geometry svg:viewBox="0 0 21600 21600" draw:type="rectangle" draw:enhanced-path="M 0 0 L 21600 0 21600 21600 0 21600 0 0 Z N"/>
        </draw:custom-shape>
        <draw:line draw:style-name="gr94" draw:text-style-name="P5" draw:layer="layout" svg:x1="5.943cm" svg:y1="6.223cm" svg:x2="6.604cm" svg:y2="6.223cm">
          <text:p/>
        </draw:line>
        <draw:g>
          <draw:custom-shape draw:style-name="gr95"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6"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421cm" svg:x="1.066cm" svg:y="13.446cm">
            <draw:text-box>
              <text:p><text:span text:style-name="T4">set</text:span></text:p>
            </draw:text-box>
          </draw:frame>
          <draw:frame draw:style-name="gr17" draw:text-style-name="P8" draw:layer="layout" svg:width="0.508cm" svg:height="0.421cm" svg:x="1.066cm" svg:y="13.7cm">
            <draw:text-box>
              <text:p><text:span text:style-name="T4">clr</text:span></text:p>
            </draw:text-box>
          </draw:frame>
        </draw:g>
        <draw:g>
          <draw:polygon draw:style-name="gr21"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4"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7" draw:text-style-name="P10" draw:layer="layout" svg:width="0.761cm" svg:height="0.532cm" svg:x="2.845cm" svg:y="13.004cm" svg:viewBox="0 0 762 533" svg:d="M0 0h508c127 0 254 133 254 267 0 133-127 266-254 266h-508z">
            <text:p/>
          </draw:path>
          <draw:line draw:style-name="gr98" draw:text-style-name="P5" draw:layer="layout" svg:x1="2.767cm" svg:y1="13.131cm" svg:x2="2.844cm" svg:y2="13.131cm">
            <text:p/>
          </draw:line>
          <draw:line draw:style-name="gr98" draw:text-style-name="P5" draw:layer="layout" svg:x1="2.767cm" svg:y1="13.385cm" svg:x2="2.844cm" svg:y2="13.385cm">
            <text:p/>
          </draw:line>
          <draw:line draw:style-name="gr98" draw:text-style-name="P5" draw:layer="layout" svg:x1="3.606cm" svg:y1="13.258cm" svg:x2="3.683cm" svg:y2="13.258cm">
            <text:p/>
          </draw:line>
        </draw:g>
        <draw:g>
          <draw:path draw:style-name="gr99"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98" draw:text-style-name="P5" draw:layer="layout" svg:x1="2.767cm" svg:y1="14.02cm" svg:x2="2.894cm" svg:y2="14.02cm">
            <text:p/>
          </draw:line>
          <draw:line draw:style-name="gr98" draw:text-style-name="P5" draw:layer="layout" svg:x1="2.767cm" svg:y1="14.274cm" svg:x2="2.894cm" svg:y2="14.274cm">
            <text:p/>
          </draw:line>
          <draw:line draw:style-name="gr98" draw:text-style-name="P5" draw:layer="layout" svg:x1="3.606cm" svg:y1="14.147cm" svg:x2="3.683cm" svg:y2="14.147cm">
            <text:p/>
          </draw:line>
        </draw:g>
        <draw:g>
          <draw:polygon draw:style-name="gr97" draw:text-style-name="P10" draw:layer="layout" svg:width="0.567cm" svg:height="0.453cm" draw:transform="rotate (-0.463733982254894) translate (8.0760219425963cm 2.0899561242821cm)" svg:viewBox="0 0 568 454" draw:points="0,0 568,0 227,454">
            <text:p/>
          </draw:polygon>
          <draw:line draw:style-name="gr98" draw:text-style-name="P5" draw:layer="layout" svg:x1="7.999cm" svg:y1="2.344cm" svg:x2="8.076cm" svg:y2="2.344cm">
            <text:p/>
          </draw:line>
          <draw:line draw:style-name="gr98" draw:text-style-name="P5" draw:layer="layout" svg:x1="8.584cm" svg:y1="2.344cm" svg:x2="8.686cm" svg:y2="2.344cm">
            <text:p/>
          </draw:line>
        </draw:g>
        <draw:g>
          <draw:path draw:style-name="gr21"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4"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1"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4"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9"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98" draw:text-style-name="P5" draw:layer="layout" svg:x1="2.75cm" svg:y1="16.638cm" svg:x2="2.877cm" svg:y2="16.638cm">
            <text:p/>
          </draw:line>
          <draw:line draw:style-name="gr98" draw:text-style-name="P5" draw:layer="layout" svg:x1="2.75cm" svg:y1="16.892cm" svg:x2="2.877cm" svg:y2="16.892cm">
            <text:p/>
          </draw:line>
          <draw:line draw:style-name="gr98" draw:text-style-name="P5" draw:layer="layout" svg:x1="3.606cm" svg:y1="16.765cm" svg:x2="3.683cm" svg:y2="16.765cm">
            <text:p/>
          </draw:line>
          <draw:path draw:style-name="gr100" draw:text-style-name="P5" draw:layer="layout" svg:width="0.507cm" svg:height="0.094cm" draw:transform="rotate (-1.5707963267949) translate (2.92125cm 16.51cm)" svg:viewBox="0 0 508 95" svg:d="M0 95c228-127 254-127 508 0">
            <text:p/>
          </draw:path>
        </draw:g>
        <draw:g>
          <draw:custom-shape draw:style-name="gr101"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4.978cm" svg:y="14.198cm">
            <draw:text-box>
              <text:p><text:span text:style-name="T1">combo</text:span></text:p>
            </draw:text-box>
          </draw:frame>
        </draw:g>
        <draw:g>
          <draw:custom-shape draw:style-name="gr103"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4"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94" draw:text-style-name="P5" draw:layer="layout" svg:width="1.167cm" svg:height="0.483cm" svg:x="17.983cm" svg:y="6.248cm" svg:viewBox="0 0 1168 484" draw:points="0,484 686,483 686,0 1168,0">
          <text:p/>
        </draw:polyline>
        <draw:polyline draw:style-name="gr105" draw:text-style-name="P5" draw:layer="layout" svg:width="5.435cm" svg:height="0.761cm" svg:x="16.459cm" svg:y="7.24cm" svg:viewBox="0 0 5436 762" draw:points="0,762 5233,762 5233,0 5436,0">
          <text:p/>
        </draw:polyline>
        <draw:line draw:style-name="gr106" draw:text-style-name="P5" draw:layer="layout" svg:x1="16.23cm" svg:y1="8.002cm" svg:x2="16.56cm" svg:y2="8.002cm">
          <text:p/>
        </draw:line>
        <draw:frame draw:style-name="gr107" draw:text-style-name="P8" draw:layer="layout" svg:width="0.736cm" svg:height="0.421cm" svg:x="15.773cm" svg:y="7.835cm">
          <draw:text-box>
            <text:p><text:span text:style-name="T4">clk</text:span></text:p>
          </draw:text-box>
        </draw:frame>
        <draw:polyline draw:style-name="gr108" draw:text-style-name="P18" draw:layer="layout" svg:width="0.761cm" svg:height="0.203cm" draw:transform="rotate (1.5707963267949) translate (16.915cm 8.002cm)" svg:viewBox="0 0 762 204" draw:points="0,0 762,0 762,204">
          <text:p/>
        </draw:polyline>
        <draw:line draw:style-name="gr94" draw:text-style-name="P5" draw:layer="layout" svg:x1="21.184cm" svg:y1="6.732cm" svg:x2="21.894cm" svg:y2="6.732cm">
          <text:p/>
        </draw:line>
        <draw:frame draw:style-name="gr109" draw:text-style-name="P34" draw:layer="layout" svg:width="0.736cm" svg:height="0.37cm" svg:x="17.17cm" svg:y="6.046cm">
          <draw:text-box>
            <text:p text:style-name="P16"><text:span text:style-name="T29">FF1</text:span></text:p>
          </draw:text-box>
        </draw:frame>
        <draw:frame draw:style-name="gr109" draw:text-style-name="P34" draw:layer="layout" svg:width="0.736cm" svg:height="0.37cm" svg:x="19.101cm" svg:y="6.629cm">
          <draw:text-box>
            <text:p text:style-name="P16"><text:span text:style-name="T29">G2</text:span></text:p>
          </draw:text-box>
        </draw:frame>
        <draw:frame draw:style-name="gr109" draw:text-style-name="P34" draw:layer="layout" svg:width="0.736cm" svg:height="0.37cm" svg:x="21.971cm" svg:y="6.046cm">
          <draw:text-box>
            <text:p text:style-name="P16"><text:span text:style-name="T29">FF2</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5.479cm">
          <draw:text-box>
            <text:p text:style-name="P30"><text:span text:style-name="T29">...</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6.121cm" svg:viewBox="0 0 355 483" draw:points="0,0 152,0 152,483 355,483">
          <text:p/>
        </draw:polyline>
        <draw:polyline draw:style-name="gr111" draw:text-style-name="P5" draw:layer="layout" svg:width="0.43cm" svg:height="0.456cm" draw:transform="rotate (-1.5707963267949) translate (19.126cm 6.731cm)" svg:viewBox="0 0 431 457" draw:points="0,457 431,457 431,0">
          <text:p/>
        </draw:polyline>
        <draw:frame draw:style-name="gr109" draw:text-style-name="P34" draw:layer="layout" svg:width="0.736cm" svg:height="0.37cm" svg:x="20.549cm" svg:y="6.081cm">
          <draw:text-box>
            <text:p text:style-name="P16"><text:span text:style-name="T29">G3</text:span></text:p>
          </draw:text-box>
        </draw:frame>
        <draw:g>
          <draw:path draw:style-name="gr21"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4"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31cm" draw:transform="rotate (-3.14159265358979) translate (20.548cm 7.289cm)" svg:viewBox="0 0 355 432" draw:points="355,0 203,0 203,432 0,432">
          <text:p/>
        </draw:polyline>
        <draw:polyline draw:style-name="gr110" draw:text-style-name="P5" draw:layer="layout" svg:width="0.379cm" svg:height="0.278cm" svg:x="18.771cm" svg:y="5.715cm" svg:viewBox="0 0 380 279" draw:points="0,0 152,0 152,279 380,279">
          <text:p/>
        </draw:polyline>
        <draw:polyline draw:style-name="gr110" draw:text-style-name="P5" draw:layer="layout" svg:width="0.379cm" svg:height="0.278cm" draw:transform="rotate (-3.14159265358979) translate (19.151cm 7.695cm)" svg:viewBox="0 0 380 279" draw:points="380,0 228,0 228,279 0,279">
          <text:p/>
        </draw:polyline>
        <draw:frame draw:style-name="gr109" draw:text-style-name="P40" draw:layer="layout" svg:width="0.33cm" svg:height="0.37cm" svg:x="18.364cm" svg:y="7.442cm">
          <draw:text-box>
            <text:p text:style-name="P30"><text:span text:style-name="T29">...</text:span></text:p>
          </draw:text-box>
        </draw:frame>
        <draw:frame draw:style-name="gr109" draw:text-style-name="P34" draw:layer="layout" svg:width="0.736cm" svg:height="0.37cm" svg:x="19.101cm" svg:y="5.446cm">
          <draw:text-box>
            <text:p text:style-name="P16"><text:span text:style-name="T29">G1</text:span></text:p>
          </draw:text-box>
        </draw:frame>
        <draw:path draw:style-name="gr112" draw:text-style-name="P5" draw:layer="layout" svg:width="4.469cm" svg:height="0.525cm" draw:transform="rotate (-3.14159265358979) translate (21.894cm 7.39083901444689cm)" svg:viewBox="0 0 4470 526" svg:d="M4470 196c-1245-280-3886-331-4470 330">
          <text:p/>
        </draw:path>
        <draw:path draw:style-name="gr112" draw:text-style-name="P5" draw:layer="layout" svg:width="4.393cm" svg:height="0.515cm" svg:x="17.424cm" svg:y="6.291cm" svg:viewBox="0 0 4394 516" svg:d="M0 516c813-457 2464-788 4394-203">
          <text:p/>
        </draw:path>
        <draw:g>
          <draw:custom-shape draw:style-name="gr113"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4"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5" draw:text-style-name="P5" draw:layer="layout" svg:width="2.895cm" svg:height="0.888cm" svg:x="18.999cm" svg:y="11.811cm" svg:viewBox="0 0 2896 889" draw:points="0,889 2591,889 2591,0 2896,0">
          <text:p/>
        </draw:polyline>
        <draw:line draw:style-name="gr106" draw:text-style-name="P5" draw:layer="layout" svg:x1="16.23cm" svg:y1="12.573cm" svg:x2="16.56cm" svg:y2="12.573cm">
          <text:p/>
        </draw:line>
        <draw:frame draw:style-name="gr107" draw:text-style-name="P8" draw:layer="layout" svg:width="0.736cm" svg:height="0.421cm" svg:x="15.773cm" svg:y="12.396cm">
          <draw:text-box>
            <text:p><text:span text:style-name="T4">clk</text:span></text:p>
          </draw:text-box>
        </draw:frame>
        <draw:polyline draw:style-name="gr115" draw:text-style-name="P18" draw:layer="layout" svg:width="0.761cm" svg:height="0.203cm" draw:transform="rotate (1.5707963267949) translate (16.915cm 12.573cm)" svg:viewBox="0 0 762 204" draw:points="0,0 762,0 762,204">
          <text:p/>
        </draw:polyline>
        <draw:line draw:style-name="gr94" draw:text-style-name="P5" draw:layer="layout" svg:x1="17.983cm" svg:y1="11.303cm" svg:x2="21.894cm" svg:y2="11.303cm">
          <text:p/>
        </draw:line>
        <draw:frame draw:style-name="gr109" draw:text-style-name="P34" draw:layer="layout" svg:width="0.736cm" svg:height="0.37cm" svg:x="17.17cm" svg:y="10.607cm">
          <draw:text-box>
            <text:p text:style-name="P16"><text:span text:style-name="T29">FF1</text:span></text:p>
          </draw:text-box>
        </draw:frame>
        <draw:frame draw:style-name="gr109" draw:text-style-name="P34" draw:layer="layout" svg:width="0.736cm" svg:height="0.37cm" svg:x="21.971cm" svg:y="10.607cm">
          <draw:text-box>
            <text:p text:style-name="P16"><text:span text:style-name="T29">FF2</text:span></text:p>
          </draw:text-box>
        </draw:frame>
        <draw:g>
          <draw:custom-shape draw:style-name="gr101"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056cm" svg:y="10.997cm">
            <draw:text-box>
              <text:p><text:span text:style-name="T1">combo</text:span></text:p>
            </draw:text-box>
          </draw:frame>
        </draw:g>
        <draw:g>
          <draw:path draw:style-name="gr97" draw:text-style-name="P10" draw:layer="layout" svg:width="0.761cm" svg:height="0.532cm" svg:x="18.188cm" svg:y="12.446cm" svg:viewBox="0 0 762 533" svg:d="M0 0h508c127 0 254 133 254 267 0 133-127 266-254 266h-508z">
            <text:p/>
          </draw:path>
          <draw:line draw:style-name="gr98" draw:text-style-name="P5" draw:layer="layout" svg:x1="18.11cm" svg:y1="12.573cm" svg:x2="18.187cm" svg:y2="12.573cm">
            <text:p/>
          </draw:line>
          <draw:line draw:style-name="gr98" draw:text-style-name="P5" draw:layer="layout" svg:x1="18.11cm" svg:y1="12.827cm" svg:x2="18.187cm" svg:y2="12.827cm">
            <text:p/>
          </draw:line>
          <draw:line draw:style-name="gr98" draw:text-style-name="P5" draw:layer="layout" svg:x1="18.949cm" svg:y1="12.7cm" svg:x2="19.026cm" svg:y2="12.7cm">
            <text:p/>
          </draw:line>
        </draw:g>
        <draw:line draw:style-name="gr94" draw:text-style-name="P5" draw:layer="layout" svg:x1="16.256cm" svg:y1="12.573cm" svg:x2="18.11cm" svg:y2="12.573cm">
          <text:p/>
        </draw:line>
        <draw:line draw:style-name="gr106" draw:text-style-name="P5" draw:layer="layout" svg:x1="16.23cm" svg:y1="13.334cm" svg:x2="16.56cm" svg:y2="13.334cm">
          <text:p/>
        </draw:line>
        <draw:frame draw:style-name="gr107" draw:text-style-name="P8" draw:layer="layout" svg:width="0.736cm" svg:height="0.421cm" svg:x="15.773cm" svg:y="13.157cm">
          <draw:text-box>
            <text:p><text:span text:style-name="T4">ce</text:span></text:p>
          </draw:text-box>
        </draw:frame>
        <draw:polyline draw:style-name="gr116" draw:text-style-name="P41" draw:layer="layout" svg:width="1.726cm" svg:height="0.507cm" draw:transform="rotate (-3.14159265358979) translate (18.135cm 13.335cm)" svg:viewBox="0 0 1727 508" draw:points="0,508 482,508 482,0 1727,0">
          <text:p/>
        </draw:polyline>
        <draw:custom-shape draw:style-name="gr74"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7" draw:text-style-name="P41" draw:layer="layout" svg:width="1.854cm" svg:height="5.993cm" draw:transform="rotate (-1.5707963267949) translate (22.326cm 12.242cm)" svg:viewBox="0 0 1855 5994" draw:points="0,0 1855,0 1855,5994">
          <text:p/>
        </draw:polyline>
        <draw:line draw:style-name="gr106" draw:text-style-name="P5" draw:layer="layout" svg:x1="16.23cm" svg:y1="14.097cm" svg:x2="16.56cm" svg:y2="14.097cm">
          <text:p/>
        </draw:line>
        <draw:frame draw:style-name="gr107" draw:text-style-name="P8" draw:layer="layout" svg:width="0.736cm" svg:height="0.421cm" svg:x="15.773cm" svg:y="13.919cm">
          <draw:text-box>
            <text:p><text:span text:style-name="T4">rst</text:span></text:p>
          </draw:text-box>
        </draw:frame>
        <draw:g>
          <draw:custom-shape draw:style-name="gr101"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216cm" svg:y="13.781cm">
            <draw:text-box>
              <text:p><text:span text:style-name="T1">combo</text:span></text:p>
            </draw:text-box>
          </draw:frame>
        </draw:g>
        <draw:path draw:style-name="gr25" draw:text-style-name="P5" draw:layer="layout" svg:width="4.495cm" svg:height="0.782cm" draw:transform="rotate (-3.14159265358979) translate (21.92cm 11.709cm)" svg:viewBox="0 0 4496 783" svg:d="M4496 0c-1346 813-2337 965-4496 584">
          <text:p/>
        </draw:path>
        <draw:path draw:style-name="gr23" draw:text-style-name="P5" draw:layer="layout" svg:width="5.537cm" svg:height="1.726cm" svg:x="16.687cm" svg:y="12.293cm" svg:viewBox="0 0 5538 1727" svg:d="M0 1727c3582-101 5233-685 5538-1727">
          <text:p/>
        </draw:path>
        <draw:path draw:style-name="gr24" draw:text-style-name="P5" draw:layer="layout" svg:width="5.46cm" svg:height="0.58cm" draw:transform="rotate (-3.14159265358979) translate (21.869cm 12.5186879269635cm)" svg:viewBox="0 0 5461 581" svg:d="M5461 124c-1956-25-3785-457-5461 457">
          <text:p/>
        </draw:path>
        <draw:frame draw:style-name="gr109" draw:text-style-name="P22" draw:layer="layout" svg:width="1.524cm" svg:height="0.37cm" svg:x="19.075cm" svg:y="12.09cm">
          <draw:text-box>
            <text:p text:style-name="P16"><text:span text:style-name="T25">Clock Path</text:span></text:p>
          </draw:text-box>
        </draw:frame>
        <draw:frame draw:style-name="gr109" draw:text-style-name="P42" draw:layer="layout" svg:width="1.524cm" svg:height="0.37cm" svg:x="17.018cm" svg:y="14.097cm">
          <draw:text-box>
            <text:p text:style-name="P16"><text:span text:style-name="T21">Reset Path</text:span></text:p>
          </draw:text-box>
        </draw:frame>
        <draw:frame draw:style-name="gr109" draw:text-style-name="P43" draw:layer="layout" svg:width="1.524cm" svg:height="0.37cm" svg:x="17.957cm" svg:y="10.439cm">
          <draw:text-box>
            <text:p text:style-name="P16"><text:span text:style-name="T31">Data Path</text:span></text:p>
          </draw:text-box>
        </draw:frame>
        <draw:path draw:style-name="gr49" draw:text-style-name="P5" draw:layer="layout" svg:width="1.828cm" svg:height="0.55cm" svg:x="16.255cm" svg:y="12.951cm" svg:viewBox="0 0 1829 551" svg:d="M0 536c2617 127-76-584 1829-533">
          <text:p/>
        </draw:path>
        <draw:frame draw:style-name="gr109" draw:text-style-name="P44" draw:layer="layout" svg:width="2.185cm" svg:height="0.37cm" svg:x="17.576cm" svg:y="13.142cm">
          <draw:text-box>
            <text:p text:style-name="P16"><text:span text:style-name="T32">Clock-gating Path</text:span></text:p>
          </draw:text-box>
        </draw:frame>
        <draw:g>
          <draw:custom-shape draw:style-name="gr118"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19"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94" draw:text-style-name="P5" draw:layer="layout" svg:width="1.167cm" svg:height="0.483cm" svg:x="17.983cm" svg:y="2.961cm" svg:viewBox="0 0 1168 484" draw:points="0,484 686,483 686,0 1168,0">
          <text:p/>
        </draw:polyline>
        <draw:polyline draw:style-name="gr105" draw:text-style-name="P5" draw:layer="layout" svg:width="0.202cm" svg:height="0.465cm" svg:x="21.692cm" svg:y="3.953cm" svg:viewBox="0 0 203 466" draw:points="0,466 0,0 203,0">
          <text:p/>
        </draw:polyline>
        <draw:polyline draw:style-name="gr120" draw:text-style-name="P18" draw:layer="layout" svg:width="0.491cm" svg:height="0.203cm" draw:transform="rotate (1.5707963267949) translate (16.915cm 4.445cm)" svg:viewBox="0 0 492 204" draw:points="0,0 492,0 492,204">
          <text:p/>
        </draw:polyline>
        <draw:line draw:style-name="gr94" draw:text-style-name="P5" draw:layer="layout" svg:x1="21.184cm" svg:y1="3.445cm" svg:x2="21.894cm" svg:y2="3.445cm">
          <text:p/>
        </draw:line>
        <draw:frame draw:style-name="gr109" draw:text-style-name="P45" draw:layer="layout" svg:width="1.016cm" svg:height="0.37cm" svg:x="17.043cm" svg:y="2.759cm">
          <draw:text-box>
            <text:p text:style-name="P16"><text:span text:style-name="T33">From</text:span></text:p>
          </draw:text-box>
        </draw:frame>
        <draw:frame draw:style-name="gr109" draw:text-style-name="P43" draw:layer="layout" svg:width="0.736cm" svg:height="0.37cm" svg:x="21.971cm" svg:y="2.759cm">
          <draw:text-box>
            <text:p text:style-name="P16"><text:span text:style-name="T31">To</text:span></text:p>
          </draw:text-box>
        </draw:frame>
        <draw:g>
          <draw:path draw:style-name="gr21"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4"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2.192cm">
          <draw:text-box>
            <text:p text:style-name="P30"><text:span text:style-name="T29">...</text:span></text:p>
          </draw:text-box>
        </draw:frame>
        <draw:g>
          <draw:path draw:style-name="gr21"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4"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2.834cm" svg:viewBox="0 0 355 483" draw:points="0,0 152,0 152,483 355,483">
          <text:p/>
        </draw:polyline>
        <draw:polyline draw:style-name="gr111" draw:text-style-name="P5" draw:layer="layout" svg:width="0.568cm" svg:height="0.456cm" draw:transform="rotate (-1.5707963267949) translate (19.126cm 3.444cm)" svg:viewBox="0 0 569 457" draw:points="0,457 569,457 569,0">
          <text:p/>
        </draw:polyline>
        <draw:polyline draw:style-name="gr110" draw:text-style-name="P5" draw:layer="layout" svg:width="0.354cm" svg:height="0.431cm" draw:transform="rotate (-3.14159265358979) translate (20.548cm 4.002cm)" svg:viewBox="0 0 355 432" draw:points="355,0 203,0 203,432 0,432">
          <text:p/>
        </draw:polyline>
        <draw:polyline draw:style-name="gr110" draw:text-style-name="P5" draw:layer="layout" svg:width="0.379cm" svg:height="0.278cm" svg:x="18.771cm" svg:y="2.428cm" svg:viewBox="0 0 380 279" draw:points="0,0 152,0 152,279 380,279">
          <text:p/>
        </draw:polyline>
        <draw:frame draw:style-name="gr109" draw:text-style-name="P40" draw:layer="layout" svg:width="0.33cm" svg:height="0.37cm" svg:x="19.481cm" svg:y="3.77cm">
          <draw:text-box>
            <text:p text:style-name="P30"><text:span text:style-name="T29">...</text:span></text:p>
          </draw:text-box>
        </draw:frame>
        <draw:frame draw:style-name="gr109" draw:text-style-name="P43" draw:layer="layout" svg:width="1.016cm" svg:height="0.37cm" svg:x="19.075cm" svg:y="2.159cm">
          <draw:text-box>
            <text:p text:style-name="P16"><text:span text:style-name="T31">Through</text:span></text:p>
          </draw:text-box>
        </draw:frame>
        <draw:path draw:style-name="gr112" draw:text-style-name="P5" draw:layer="layout" svg:width="4.393cm" svg:height="0.515cm" svg:x="17.424cm" svg:y="3.004cm" svg:viewBox="0 0 4394 516" svg:d="M0 516c813-457 2464-788 4394-203">
          <text:p/>
        </draw:path>
        <draw:polyline draw:style-name="gr94" draw:text-style-name="P5" draw:layer="layout" svg:width="1.167cm" svg:height="0.483cm" svg:x="8.687cm" svg:y="1.861cm" svg:viewBox="0 0 1168 484" draw:points="0,484 686,483 686,0 1168,0">
          <text:p/>
        </draw:polyline>
        <draw:line draw:style-name="gr94" draw:text-style-name="P5" draw:layer="layout" svg:x1="12.293cm" svg:y1="2.345cm" svg:x2="13.233cm" svg:y2="2.345cm">
          <text:p/>
        </draw:line>
        <draw:g>
          <draw:path draw:style-name="gr21" draw:text-style-name="P10" draw:layer="layout" svg:width="0.761cm" svg:height="0.532cm" svg:x="9.907cm" svg:y="1.48cm" svg:viewBox="0 0 762 533" svg:d="M0 0h508c127 0 254 133 254 267 0 133-127 266-254 266h-508z">
            <text:p/>
          </draw:path>
          <draw:line draw:style-name="gr6" draw:text-style-name="P5" draw:layer="layout" svg:x1="9.829cm" svg:y1="1.607cm" svg:x2="9.906cm" svg:y2="1.607cm">
            <text:p/>
          </draw:line>
          <draw:line draw:style-name="gr6" draw:text-style-name="P5" draw:layer="layout" svg:x1="9.829cm" svg:y1="1.861cm" svg:x2="9.906cm" svg:y2="1.861cm">
            <text:p/>
          </draw:line>
          <draw:line draw:style-name="gr6" draw:text-style-name="P5" draw:layer="layout" svg:x1="10.668cm" svg:y1="1.734cm" svg:x2="10.922cm" svg:y2="1.734cm">
            <text:p/>
          </draw:line>
          <draw:custom-shape draw:style-name="gr74" draw:text-style-name="P10" draw:layer="layout" svg:width="0.153cm" svg:height="0.153cm" svg:x="10.694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9.068cm" svg:y="1.092cm">
          <draw:text-box>
            <text:p text:style-name="P30"><text:span text:style-name="T29">...</text:span></text:p>
          </draw:text-box>
        </draw:frame>
        <draw:g>
          <draw:path draw:style-name="gr21" draw:text-style-name="P10" draw:layer="layout" svg:width="0.761cm" svg:height="0.532cm" svg:x="11.304cm" svg:y="2.09cm" svg:viewBox="0 0 762 533" svg:d="M0 0h508c127 0 254 133 254 267 0 133-127 266-254 266h-508z">
            <text:p/>
          </draw:path>
          <draw:line draw:style-name="gr6" draw:text-style-name="P5" draw:layer="layout" svg:x1="11.226cm" svg:y1="2.217cm" svg:x2="11.303cm" svg:y2="2.217cm">
            <text:p/>
          </draw:line>
          <draw:line draw:style-name="gr6" draw:text-style-name="P5" draw:layer="layout" svg:x1="11.226cm" svg:y1="2.471cm" svg:x2="11.303cm" svg:y2="2.471cm">
            <text:p/>
          </draw:line>
          <draw:line draw:style-name="gr6" draw:text-style-name="P5" draw:layer="layout" svg:x1="12.065cm" svg:y1="2.344cm" svg:x2="12.319cm" svg:y2="2.344cm">
            <text:p/>
          </draw:line>
          <draw:custom-shape draw:style-name="gr74" draw:text-style-name="P10" draw:layer="layout" svg:width="0.153cm" svg:height="0.153cm" svg:x="12.091cm" svg:y="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10.897cm" svg:y="1.734cm" svg:viewBox="0 0 355 483" draw:points="0,0 152,0 152,483 355,483">
          <text:p/>
        </draw:polyline>
        <draw:polyline draw:style-name="gr111" draw:text-style-name="P5" draw:layer="layout" svg:width="0.43cm" svg:height="0.456cm" draw:transform="rotate (-1.5707963267949) translate (9.83cm 2.344cm)" svg:viewBox="0 0 431 457" draw:points="0,457 431,457 431,0">
          <text:p/>
        </draw:polyline>
        <draw:polyline draw:style-name="gr110" draw:text-style-name="P5" draw:layer="layout" svg:width="0.354cm" svg:height="0.431cm" draw:transform="rotate (-3.14159265358979) translate (11.252cm 2.902cm)" svg:viewBox="0 0 355 432" draw:points="355,0 203,0 203,432 0,432">
          <text:p/>
        </draw:polyline>
        <draw:polyline draw:style-name="gr110" draw:text-style-name="P5" draw:layer="layout" svg:width="0.379cm" svg:height="0.278cm" svg:x="9.475cm" svg:y="1.328cm" svg:viewBox="0 0 380 279" draw:points="0,0 152,0 152,279 380,279">
          <text:p/>
        </draw:polyline>
        <draw:frame draw:style-name="gr109" draw:text-style-name="P40" draw:layer="layout" svg:width="0.33cm" svg:height="0.37cm" svg:x="9.88cm" svg:y="2.547cm">
          <draw:text-box>
            <text:p text:style-name="P30"><text:span text:style-name="T29">...</text:span></text:p>
          </draw:text-box>
        </draw:frame>
        <draw:frame draw:style-name="gr109" draw:text-style-name="P40" draw:layer="layout" svg:width="0.33cm" svg:height="0.37cm" svg:x="10.465cm" svg:y="2.685cm">
          <draw:text-box>
            <text:p text:style-name="P30"><text:span text:style-name="T29">...</text:span></text:p>
          </draw:text-box>
        </draw:frame>
        <draw:line draw:style-name="gr94" draw:text-style-name="P5" draw:layer="layout" svg:x1="6.985cm" svg:y1="2.345cm" svg:x2="8.001cm" svg:y2="2.345cm">
          <text:p/>
        </draw:line>
        <draw:custom-shape draw:style-name="gr45" draw:text-style-name="P5" draw:layer="layout" svg:width="0.355cm" svg:height="0.355cm" svg:x="6.807cm" svg:y="2.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13.055cm" svg:y="2.172cm">
          <text:p/>
          <draw:enhanced-geometry svg:viewBox="0 0 21600 21600" draw:type="rectangle" draw:enhanced-path="M 0 0 L 21600 0 21600 21600 0 21600 0 0 Z N"/>
        </draw:custom-shape>
        <draw:path draw:style-name="gr112" draw:text-style-name="P5" draw:layer="layout" svg:width="0.71cm" svg:height="0.18cm" draw:transform="rotate (-3.14159265358979) translate (8.661cm 2.57054275866036cm)" svg:viewBox="0 0 711 181" svg:d="M711 130c-304-204-356-152-711 51">
          <text:p/>
        </draw:path>
        <draw:path draw:style-name="gr112" draw:text-style-name="P5" draw:layer="layout" svg:width="1.04cm" svg:height="0.61cm" svg:x="8.763cm" svg:y="1.81cm" svg:viewBox="0 0 1041 611" svg:d="M0 610c610 25 304-610 1041-610">
          <text:p/>
        </draw:path>
        <draw:path draw:style-name="gr112" draw:text-style-name="P5" draw:layer="layout" svg:width="0.99cm" svg:height="0.195cm" svg:x="9.88cm" svg:y="1.665cm" svg:viewBox="0 0 991 196" svg:d="M0 120c304-204 636-127 991 76">
          <text:p/>
        </draw:path>
        <draw:path draw:style-name="gr112" draw:text-style-name="P5" draw:layer="layout" svg:width="0.71cm" svg:height="0.18cm" svg:x="7.264cm" svg:y="2.14cm" svg:viewBox="0 0 711 181" svg:d="M0 130c304-204 356-152 711 51">
          <text:p/>
        </draw:path>
        <draw:path draw:style-name="gr112" draw:text-style-name="P5" draw:layer="layout" svg:width="0.71cm" svg:height="0.18cm" draw:transform="rotate (-3.14159265358979) translate (13.03cm 2.57054275866036cm)" svg:viewBox="0 0 711 181" svg:d="M711 130c-304-204-356-152-711 51">
          <text:p/>
        </draw:path>
        <draw:path draw:style-name="gr112" draw:text-style-name="P5" draw:layer="layout" svg:width="0.862cm" svg:height="0.247cm" svg:x="11.303cm" svg:y="2.121cm" svg:viewBox="0 0 863 248" svg:d="M0 96c304-204 508-51 863 152">
          <text:p/>
        </draw:path>
        <draw:path draw:style-name="gr112" draw:text-style-name="P5" draw:layer="layout" svg:width="0.38cm" svg:height="0.456cm" svg:x="10.871cm" svg:y="1.658cm" svg:viewBox="0 0 381 457" svg:d="M0 0c432 0 26 254 381 457">
          <text:p/>
        </draw:path>
        <draw:g>
          <draw:custom-shape draw:style-name="gr121" draw:text-style-name="P4" draw:layer="layout" svg:width="0.762cm" svg:height="1.016cm" svg:x="6.68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8.357cm)" svg:viewBox="0 0 216 216" draw:points="0,0 216,0 216,216">
            <text:p/>
          </draw:polyline>
          <draw:line draw:style-name="gr6" draw:text-style-name="P5" draw:layer="layout" svg:x1="6.603cm" svg:y1="8.002cm" svg:x2="6.68cm" svg:y2="8.002cm">
            <text:p/>
          </draw:line>
          <draw:line draw:style-name="gr6" draw:text-style-name="P5" draw:layer="layout" svg:x1="7.441cm" svg:y1="8.002cm" svg:x2="7.518cm" svg:y2="8.002cm">
            <text:p/>
          </draw:line>
          <draw:line draw:style-name="gr6" draw:text-style-name="P5" draw:layer="layout" svg:x1="6.603cm" svg:y1="8.51cm" svg:x2="6.68cm" svg:y2="8.51cm">
            <text:p/>
          </draw:line>
        </draw:g>
        <draw:g>
          <draw:custom-shape draw:style-name="gr122" draw:text-style-name="P4" draw:layer="layout" svg:width="0.762cm" svg:height="1.016cm" svg:x="9.5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8.357cm)" svg:viewBox="0 0 216 216" draw:points="0,0 216,0 216,216">
            <text:p/>
          </draw:polyline>
          <draw:line draw:style-name="gr6" draw:text-style-name="P5" draw:layer="layout" svg:x1="9.423cm" svg:y1="8.002cm" svg:x2="9.5cm" svg:y2="8.002cm">
            <text:p/>
          </draw:line>
          <draw:line draw:style-name="gr6" draw:text-style-name="P5" draw:layer="layout" svg:x1="10.261cm" svg:y1="8.002cm" svg:x2="10.338cm" svg:y2="8.002cm">
            <text:p/>
          </draw:line>
          <draw:line draw:style-name="gr6" draw:text-style-name="P5" draw:layer="layout" svg:x1="9.423cm" svg:y1="8.51cm" svg:x2="9.5cm" svg:y2="8.51cm">
            <text:p/>
          </draw:line>
        </draw:g>
        <draw:polyline draw:style-name="gr105" draw:text-style-name="P5" draw:layer="layout" svg:width="3.505cm" svg:height="0.762cm" svg:x="5.943cm" svg:y="8.509cm" svg:viewBox="0 0 3506 763" draw:points="0,763 2947,762 2947,0 3506,1">
          <text:p/>
        </draw:polyline>
        <draw:line draw:style-name="gr123" draw:text-style-name="P5" draw:layer="layout" svg:x1="5.74cm" svg:y1="9.272cm" svg:x2="6.07cm" svg:y2="9.272cm">
          <text:p/>
        </draw:line>
        <draw:polyline draw:style-name="gr124" draw:text-style-name="P18" draw:layer="layout" svg:width="0.761cm" svg:height="0.203cm" draw:transform="rotate (1.5707963267949) translate (6.425cm 9.272cm)" svg:viewBox="0 0 762 204" draw:points="0,0 762,0 762,204">
          <text:p/>
        </draw:polyline>
        <draw:line draw:style-name="gr125" draw:text-style-name="P5" draw:layer="layout" svg:x1="10.718cm" svg:y1="8.002cm" svg:x2="12.903cm" svg:y2="8.002cm">
          <text:p/>
        </draw:line>
        <draw:frame draw:style-name="gr109" draw:text-style-name="P34" draw:layer="layout" svg:width="0.736cm" svg:height="0.37cm" svg:x="6.68cm" svg:y="7.316cm">
          <draw:text-box>
            <text:p text:style-name="P16"><text:span text:style-name="T29">FF1</text:span></text:p>
          </draw:text-box>
        </draw:frame>
        <draw:frame draw:style-name="gr109" draw:text-style-name="P34" draw:layer="layout" svg:width="0.736cm" svg:height="0.37cm" svg:x="9.525cm" svg:y="7.316cm">
          <draw:text-box>
            <text:p text:style-name="P16"><text:span text:style-name="T29">FF2</text:span></text:p>
          </draw:text-box>
        </draw:frame>
        <draw:frame draw:style-name="gr109" draw:text-style-name="P40" draw:layer="layout" svg:width="0.33cm" svg:height="0.37cm" svg:x="7.62cm" svg:y="7.747cm">
          <draw:text-box>
            <text:p text:style-name="P30"><text:span text:style-name="T29">...</text:span></text:p>
          </draw:text-box>
        </draw:frame>
        <draw:line draw:style-name="gr125" draw:text-style-name="P5" draw:layer="layout" svg:x1="3.886cm" svg:y1="8.002cm" svg:x2="5.816cm" svg:y2="8.002cm">
          <text:p/>
        </draw:line>
        <draw:g>
          <draw:custom-shape draw:style-name="gr126" draw:text-style-name="P4" draw:layer="layout" svg:width="0.762cm" svg:height="1.016cm" svg:x="12.929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8) translate (12.929cm 8.357cm)" svg:viewBox="0 0 216 216" draw:points="0,0 216,0 216,216">
            <text:p/>
          </draw:polyline>
          <draw:line draw:style-name="gr127" draw:text-style-name="P5" draw:layer="layout" svg:x1="12.852cm" svg:y1="8.002cm" svg:x2="12.929cm" svg:y2="8.002cm">
            <text:p/>
          </draw:line>
          <draw:line draw:style-name="gr127" draw:text-style-name="P5" draw:layer="layout" svg:x1="13.69cm" svg:y1="8.002cm" svg:x2="13.767cm" svg:y2="8.002cm">
            <text:p/>
          </draw:line>
          <draw:line draw:style-name="gr127" draw:text-style-name="P5" draw:layer="layout" svg:x1="12.852cm" svg:y1="8.51cm" svg:x2="12.929cm" svg:y2="8.51cm">
            <text:p/>
          </draw:line>
        </draw:g>
        <draw:frame draw:style-name="gr109" draw:text-style-name="P40" draw:layer="layout" svg:width="0.33cm" svg:height="0.37cm" svg:x="9.017cm" svg:y="7.747cm">
          <draw:text-box>
            <text:p text:style-name="P30"><text:span text:style-name="T29">...</text:span></text:p>
          </draw:text-box>
        </draw:frame>
        <draw:g>
          <draw:custom-shape draw:style-name="gr128" draw:text-style-name="P2" draw:layer="layout" svg:width="1.264cm" svg:height="0.965cm" svg:x="11.055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8" draw:text-style-name="P2" draw:layer="layout" svg:width="1.264cm" svg:height="0.965cm" svg:x="4.318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9" draw:text-style-name="P4" draw:layer="layout" svg:width="0.762cm" svg:height="1.016cm" svg:x="3.048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9) translate (3.048cm 8.357cm)" svg:viewBox="0 0 216 216" draw:points="0,0 216,0 216,216">
            <text:p/>
          </draw:polyline>
          <draw:line draw:style-name="gr127" draw:text-style-name="P5" draw:layer="layout" svg:x1="2.971cm" svg:y1="8.002cm" svg:x2="3.048cm" svg:y2="8.002cm">
            <text:p/>
          </draw:line>
          <draw:line draw:style-name="gr127" draw:text-style-name="P5" draw:layer="layout" svg:x1="3.809cm" svg:y1="8.002cm" svg:x2="3.886cm" svg:y2="8.002cm">
            <text:p/>
          </draw:line>
          <draw:line draw:style-name="gr127" draw:text-style-name="P5" draw:layer="layout" svg:x1="2.971cm" svg:y1="8.51cm" svg:x2="3.048cm" svg:y2="8.51cm">
            <text:p/>
          </draw:line>
        </draw:g>
        <draw:line draw:style-name="gr94" draw:text-style-name="P5" draw:layer="layout" svg:x1="5.943cm" svg:y1="8.002cm" svg:x2="6.604cm" svg:y2="8.002cm">
          <text:p/>
        </draw:line>
        <draw:line draw:style-name="gr123" draw:text-style-name="P5" draw:layer="layout" svg:x1="5.74cm" svg:y1="8.001cm" svg:x2="6.07cm" svg:y2="8.001cm">
          <text:p/>
        </draw:line>
        <draw:line draw:style-name="gr94" draw:text-style-name="P5" draw:layer="layout" svg:x1="10.236cm" svg:y1="8.002cm" svg:x2="10.566cm" svg:y2="8.002cm">
          <text:p/>
        </draw:line>
        <draw:line draw:style-name="gr123" draw:text-style-name="P5" draw:layer="layout" svg:x1="10.566cm" svg:y1="8.001cm" svg:x2="10.896cm" svg:y2="8.001cm">
          <text:p/>
        </draw:line>
        <draw:g>
          <draw:custom-shape draw:style-name="gr130" draw:text-style-name="P4" draw:layer="layout" svg:width="0.762cm" svg:height="1.016cm" svg:x="6.68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6.578cm)" svg:viewBox="0 0 216 216" draw:points="0,0 216,0 216,216">
            <text:p/>
          </draw:polyline>
          <draw:line draw:style-name="gr6" draw:text-style-name="P5" draw:layer="layout" svg:x1="6.603cm" svg:y1="6.223cm" svg:x2="6.68cm" svg:y2="6.223cm">
            <text:p/>
          </draw:line>
          <draw:line draw:style-name="gr6" draw:text-style-name="P5" draw:layer="layout" svg:x1="7.441cm" svg:y1="6.223cm" svg:x2="7.518cm" svg:y2="6.223cm">
            <text:p/>
          </draw:line>
          <draw:line draw:style-name="gr6" draw:text-style-name="P5" draw:layer="layout" svg:x1="6.603cm" svg:y1="6.731cm" svg:x2="6.68cm" svg:y2="6.731cm">
            <text:p/>
          </draw:line>
        </draw:g>
        <draw:g>
          <draw:custom-shape draw:style-name="gr131" draw:text-style-name="P4" draw:layer="layout" svg:width="0.762cm" svg:height="1.016cm" svg:x="9.5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6.578cm)" svg:viewBox="0 0 216 216" draw:points="0,0 216,0 216,216">
            <text:p/>
          </draw:polyline>
          <draw:line draw:style-name="gr6" draw:text-style-name="P5" draw:layer="layout" svg:x1="9.423cm" svg:y1="6.223cm" svg:x2="9.5cm" svg:y2="6.223cm">
            <text:p/>
          </draw:line>
          <draw:line draw:style-name="gr6" draw:text-style-name="P5" draw:layer="layout" svg:x1="10.261cm" svg:y1="6.223cm" svg:x2="10.338cm" svg:y2="6.223cm">
            <text:p/>
          </draw:line>
          <draw:line draw:style-name="gr6" draw:text-style-name="P5" draw:layer="layout" svg:x1="9.423cm" svg:y1="6.731cm" svg:x2="9.5cm" svg:y2="6.731cm">
            <text:p/>
          </draw:line>
        </draw:g>
        <draw:frame draw:style-name="gr109" draw:text-style-name="P34" draw:layer="layout" svg:width="0.736cm" svg:height="0.37cm" svg:x="6.68cm" svg:y="5.537cm">
          <draw:text-box>
            <text:p text:style-name="P16"><text:span text:style-name="T29">FF3</text:span></text:p>
          </draw:text-box>
        </draw:frame>
        <draw:frame draw:style-name="gr109" draw:text-style-name="P34" draw:layer="layout" svg:width="0.736cm" svg:height="0.37cm" svg:x="9.525cm" svg:y="5.537cm">
          <draw:text-box>
            <text:p text:style-name="P16"><text:span text:style-name="T29">FF4</text:span></text:p>
          </draw:text-box>
        </draw:frame>
        <draw:frame draw:style-name="gr109" draw:text-style-name="P40" draw:layer="layout" svg:width="0.33cm" svg:height="0.37cm" svg:x="7.62cm" svg:y="5.968cm">
          <draw:text-box>
            <text:p text:style-name="P30"><text:span text:style-name="T29">...</text:span></text:p>
          </draw:text-box>
        </draw:frame>
        <draw:frame draw:style-name="gr109" draw:text-style-name="P40" draw:layer="layout" svg:width="0.33cm" svg:height="0.37cm" svg:x="9.017cm" svg:y="5.968cm">
          <draw:text-box>
            <text:p text:style-name="P30"><text:span text:style-name="T29">...</text:span></text:p>
          </draw:text-box>
        </draw:frame>
        <draw:polyline draw:style-name="gr132" draw:text-style-name="P18" draw:layer="layout" svg:width="1.777cm" svg:height="0.203cm" draw:transform="rotate (1.5707963267949) translate (6.425cm 8.509cm)" svg:viewBox="0 0 1778 204" draw:points="0,0 1778,0 1778,204">
          <text:p/>
        </draw:polyline>
        <draw:polyline draw:style-name="gr133" draw:text-style-name="P4" draw:layer="layout" svg:width="1.777cm" svg:height="0.557cm" draw:transform="rotate (1.5707963267949) translate (8.89cm 8.509cm)" svg:viewBox="0 0 1778 558" draw:points="0,0 1778,0 1778,558">
          <text:p/>
        </draw:polyline>
        <draw:custom-shape draw:style-name="gr134" draw:text-style-name="P5" draw:layer="layout" svg:width="0.762cm" svg:height="0.762cm" svg:x="1.651cm" svg:y="9.906cm">
          <text:p/>
          <draw:enhanced-geometry svg:viewBox="0 0 21600 21600" draw:type="rectangle" draw:enhanced-path="M 0 0 L 21600 0 21600 21600 0 21600 0 0 Z N"/>
        </draw:custom-shape>
        <draw:polyline draw:style-name="gr135" draw:text-style-name="P39" draw:layer="layout" svg:width="0.278cm" svg:height="0.557cm" draw:transform="rotate (1.5707963267949) translate (1.778cm 10.394cm)" svg:viewBox="0 0 279 558" draw:points="0,0 279,0 279,152 25,152 25,304 279,304 279,431 25,431 25,558">
          <text:p/>
        </draw:polyline>
        <draw:polyline draw:style-name="gr125" draw:text-style-name="P5" draw:layer="layout" svg:width="3.377cm" svg:height="1.016cm" svg:x="2.438cm" svg:y="9.271cm" svg:viewBox="0 0 3378 1017" draw:points="0,1017 3023,1016 3023,0 3378,0">
          <text:p/>
        </draw:polyline>
        <draw:g>
          <draw:custom-shape draw:style-name="gr128" draw:text-style-name="P2" draw:layer="layout" svg:width="1.264cm" svg:height="0.965cm" svg:x="3.429cm" svg:y="9.77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36" draw:text-style-name="P5" draw:layer="layout" svg:x1="3.886cm" svg:y1="6.224cm" svg:x2="5.816cm" svg:y2="6.224cm">
          <text:p/>
        </draw:line>
        <draw:g>
          <draw:custom-shape draw:style-name="gr137" draw:text-style-name="P2" draw:layer="layout" svg:width="1.264cm" svg:height="0.965cm" svg:x="4.318cm" svg:y="5.7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8" draw:text-style-name="P4" draw:layer="layout" svg:width="0.762cm" svg:height="1.016cm" svg:x="3.048cm" svg:y="5.97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3.048cm 6.579cm)" svg:viewBox="0 0 216 216" draw:points="0,0 216,0 216,216">
            <text:p/>
          </draw:polyline>
          <draw:line draw:style-name="gr139" draw:text-style-name="P5" draw:layer="layout" svg:x1="2.971cm" svg:y1="6.224cm" svg:x2="3.048cm" svg:y2="6.224cm">
            <text:p/>
          </draw:line>
          <draw:line draw:style-name="gr139" draw:text-style-name="P5" draw:layer="layout" svg:x1="3.809cm" svg:y1="6.224cm" svg:x2="3.886cm" svg:y2="6.224cm">
            <text:p/>
          </draw:line>
          <draw:line draw:style-name="gr139" draw:text-style-name="P5" draw:layer="layout" svg:x1="2.971cm" svg:y1="6.732cm" svg:x2="3.048cm" svg:y2="6.732cm">
            <text:p/>
          </draw:line>
        </draw:g>
        <draw:line draw:style-name="gr140" draw:text-style-name="P5" draw:layer="layout" svg:x1="5.74cm" svg:y1="6.223cm" svg:x2="6.07cm" svg:y2="6.223cm">
          <text:p/>
        </draw:line>
        <draw:custom-shape draw:style-name="gr141" draw:text-style-name="P5" draw:layer="layout" svg:width="0.762cm" svg:height="0.762cm" svg:x="1.651cm" svg:y="4.292cm">
          <text:p/>
          <draw:enhanced-geometry svg:viewBox="0 0 21600 21600" draw:type="rectangle" draw:enhanced-path="M 0 0 L 21600 0 21600 21600 0 21600 0 0 Z N"/>
        </draw:custom-shape>
        <draw:polyline draw:style-name="gr142" draw:text-style-name="P39" draw:layer="layout" svg:width="0.278cm" svg:height="0.557cm" draw:transform="rotate (1.5707963267949) translate (1.778cm 4.78cm)" svg:viewBox="0 0 279 558" draw:points="0,0 279,0 279,152 25,152 25,304 279,304 279,431 25,431 25,558">
          <text:p/>
        </draw:polyline>
        <draw:polyline draw:style-name="gr136" draw:text-style-name="P5" draw:layer="layout" svg:width="10.413cm" svg:height="2.032cm" draw:transform="rotate (-3.14159265358979) translate (12.852cm 6.731cm)" svg:viewBox="0 0 10414 2033" draw:points="10414,2033 203,2032 203,0 0,0">
          <text:p/>
        </draw:polyline>
        <draw:line draw:style-name="gr136" draw:text-style-name="P5" draw:layer="layout" svg:x1="10.718cm" svg:y1="6.223cm" svg:x2="12.903cm" svg:y2="6.223cm">
          <text:p/>
        </draw:line>
        <draw:g>
          <draw:custom-shape draw:style-name="gr143" draw:text-style-name="P4" draw:layer="layout" svg:width="0.762cm" svg:height="1.016cm" svg:x="12.929cm" svg:y="5.969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12.929cm 6.578cm)" svg:viewBox="0 0 216 216" draw:points="0,0 216,0 216,216">
            <text:p/>
          </draw:polyline>
          <draw:line draw:style-name="gr139" draw:text-style-name="P5" draw:layer="layout" svg:x1="12.852cm" svg:y1="6.223cm" svg:x2="12.929cm" svg:y2="6.223cm">
            <text:p/>
          </draw:line>
          <draw:line draw:style-name="gr139" draw:text-style-name="P5" draw:layer="layout" svg:x1="13.69cm" svg:y1="6.223cm" svg:x2="13.767cm" svg:y2="6.223cm">
            <text:p/>
          </draw:line>
          <draw:line draw:style-name="gr139" draw:text-style-name="P5" draw:layer="layout" svg:x1="12.852cm" svg:y1="6.731cm" svg:x2="12.929cm" svg:y2="6.731cm">
            <text:p/>
          </draw:line>
        </draw:g>
        <draw:g>
          <draw:custom-shape draw:style-name="gr137" draw:text-style-name="P2" draw:layer="layout" svg:width="1.264cm" svg:height="0.965cm" svg:x="11.055cm" svg:y="5.7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94" draw:text-style-name="P5" draw:layer="layout" svg:x1="10.236cm" svg:y1="6.223cm" svg:x2="10.566cm" svg:y2="6.223cm">
          <text:p/>
        </draw:line>
        <draw:line draw:style-name="gr140" draw:text-style-name="P5" draw:layer="layout" svg:x1="10.566cm" svg:y1="6.222cm" svg:x2="10.896cm" svg:y2="6.222cm">
          <text:p/>
        </draw:line>
        <draw:polyline draw:style-name="gr144" draw:text-style-name="P5" draw:layer="layout" svg:width="7.391cm" svg:height="1.777cm" svg:x="5.461cm" svg:y="8.509cm" svg:viewBox="0 0 7392 1778" draw:points="0,1778 7213,1778 7213,0 7392,0">
          <text:p/>
        </draw:polyline>
        <draw:polyline draw:style-name="gr145" draw:text-style-name="P18" draw:layer="layout" svg:width="2.031cm" svg:height="0.329cm" draw:transform="rotate (1.5707963267949) translate (2.667cm 6.731cm)" svg:viewBox="0 0 2032 330" draw:points="2032,0 0,0 0,330">
          <text:p/>
        </draw:polyline>
        <draw:polyline draw:style-name="gr146" draw:text-style-name="P39" draw:layer="layout" svg:width="2.793cm" svg:height="0.761cm" draw:transform="rotate (-3.14159265358979) translate (5.461cm 9.271cm)" svg:viewBox="0 0 2794 762" draw:points="0,0 2794,0 2794,762 2464,762">
          <text:p/>
        </draw:polyline>
        <draw:frame draw:style-name="gr107" draw:text-style-name="P46" draw:layer="layout" svg:width="2.057cm" svg:height="0.421cm" svg:x="2.87cm" svg:y="4.292cm">
          <draw:text-box>
            <text:p><text:span text:style-name="T34">virtual clock</text:span></text:p>
          </draw:text-box>
        </draw:frame>
        <draw:path draw:style-name="gr112" draw:text-style-name="P5" draw:layer="layout" svg:width="1.7cm" svg:height="0.163cm" svg:x="3.252cm" svg:y="10.351cm" svg:viewBox="0 0 1701 164" svg:d="M0 142c304-204 1346-181 1701 22">
          <text:p/>
        </draw:path>
        <draw:frame draw:style-name="gr147" draw:text-style-name="P47" draw:layer="layout" svg:width="1.372cm" svg:height="0.739cm" svg:x="3.403cm" svg:y="10.744cm">
          <draw:text-box>
            <text:p text:style-name="P16"><text:span text:style-name="T35">clock</text:span></text:p>
            <text:p text:style-name="P16"><text:span text:style-name="T35">latency</text:span></text:p>
          </draw:text-box>
        </draw:frame>
        <draw:path draw:style-name="gr112" draw:text-style-name="P5" draw:layer="layout" svg:width="1.7cm" svg:height="0.163cm" svg:x="4.14cm" svg:y="6.287cm" svg:viewBox="0 0 1701 164" svg:d="M0 142c304-204 1346-181 1701 22">
          <text:p/>
        </draw:path>
        <draw:path draw:style-name="gr112" draw:text-style-name="P5" draw:layer="layout" svg:width="1.7cm" svg:height="0.163cm" draw:transform="rotate (-3.14159265358979) translate (5.841cm 7.89909045868735cm)" svg:viewBox="0 0 1701 164" svg:d="M1701 142c-304-204-1346-181-1701 22">
          <text:p/>
        </draw:path>
        <draw:frame draw:style-name="gr147" draw:text-style-name="P47" draw:layer="layout" svg:width="1.372cm" svg:height="0.739cm" svg:x="4.343cm" svg:y="6.781cm">
          <draw:text-box>
            <text:p text:style-name="P16"><text:span text:style-name="T35">input</text:span></text:p>
            <text:p text:style-name="P16"><text:span text:style-name="T35">delay</text:span></text:p>
          </draw:text-box>
        </draw:frame>
        <draw:path draw:style-name="gr112" draw:text-style-name="P5" draw:layer="layout" svg:width="1.7cm" svg:height="0.163cm" svg:x="10.846cm" svg:y="6.287cm" svg:viewBox="0 0 1701 164" svg:d="M0 142c304-204 1346-181 1701 22">
          <text:p/>
        </draw:path>
        <draw:path draw:style-name="gr112" draw:text-style-name="P5" draw:layer="layout" svg:width="1.7cm" svg:height="0.163cm" draw:transform="rotate (-3.14159265358979) translate (12.547cm 7.89909045868735cm)" svg:viewBox="0 0 1701 164" svg:d="M1701 142c-304-204-1346-181-1701 22">
          <text:p/>
        </draw:path>
        <draw:frame draw:style-name="gr147" draw:text-style-name="P47" draw:layer="layout" svg:width="1.372cm" svg:height="0.739cm" svg:x="11.049cm" svg:y="6.781cm">
          <draw:text-box>
            <text:p text:style-name="P16"><text:span text:style-name="T35">output</text:span></text:p>
            <text:p text:style-name="P16"><text:span text:style-name="T35">delay</text:span></text:p>
          </draw:text-box>
        </draw:frame>
        <draw:frame draw:style-name="gr109" draw:text-style-name="P48" draw:layer="layout" svg:width="1.981cm" svg:height="0.37cm" svg:x="1.6cm" svg:y="10.729cm">
          <draw:text-box>
            <text:p text:style-name="P19"><text:span text:style-name="T29">create_clock ...</text:span></text:p>
          </draw:text-box>
        </draw:frame>
        <draw:custom-shape draw:style-name="gr45" draw:text-style-name="P5" draw:layer="layout" svg:width="0.355cm" svg:height="0.355cm" svg:x="5.816cm" svg:y="9.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43" draw:layer="layout" svg:width="0.736cm" svg:height="0.37cm" svg:x="5.36cm" svg:y="8.737cm">
          <draw:text-box>
            <text:p text:style-name="P16"><text:span text:style-name="T31">clk</text:span></text:p>
          </draw:text-box>
        </draw:frame>
      </draw:page>
      <draw:page draw:name="page3" draw:style-name="dp1" draw:master-page-name="Default">
        <draw:custom-shape draw:style-name="gr148" draw:text-style-name="P49" draw:layer="layout" svg:width="0.153cm" svg:height="0.584cm" svg:x="21.894cm" svg:y="11.78cm">
          <text:p/>
          <draw:enhanced-geometry svg:viewBox="0 0 21600 21600" draw:type="rectangle" draw:enhanced-path="M 0 0 L 21600 0 21600 21600 0 21600 0 0 Z N"/>
        </draw:custom-shape>
        <draw:custom-shape draw:style-name="gr148" draw:text-style-name="P49" draw:layer="layout" svg:width="0.153cm" svg:height="0.584cm" svg:x="8.686cm" svg:y="6.426cm">
          <text:p/>
          <draw:enhanced-geometry svg:viewBox="0 0 21600 21600" draw:type="rectangle" draw:enhanced-path="M 0 0 L 21600 0 21600 21600 0 21600 0 0 Z N"/>
        </draw:custom-shape>
        <draw:custom-shape draw:style-name="gr148" draw:text-style-name="P49" draw:layer="layout" svg:width="0.153cm" svg:height="0.584cm" svg:x="6.543cm" svg:y="14.33cm">
          <text:p/>
          <draw:enhanced-geometry svg:viewBox="0 0 21600 21600" draw:type="rectangle" draw:enhanced-path="M 0 0 L 21600 0 21600 21600 0 21600 0 0 Z N"/>
        </draw:custom-shape>
        <draw:custom-shape draw:style-name="gr148" draw:text-style-name="P49" draw:layer="layout" svg:width="0.153cm" svg:height="0.584cm" svg:x="5.273cm" svg:y="13.538cm">
          <text:p/>
          <draw:enhanced-geometry svg:viewBox="0 0 21600 21600" draw:type="rectangle" draw:enhanced-path="M 0 0 L 21600 0 21600 21600 0 21600 0 0 Z N"/>
        </draw:custom-shape>
        <draw:g>
          <draw:custom-shape draw:style-name="gr149"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50"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51" draw:text-style-name="P5" draw:layer="layout" svg:x1="4.775cm" svg:y1="1.651cm" svg:x2="5.689cm" svg:y2="1.651cm">
          <text:p/>
        </draw:line>
        <draw:polyline draw:style-name="gr152" draw:text-style-name="P5" draw:layer="layout" svg:width="4.241cm" svg:height="0.761cm" svg:x="2.946cm" svg:y="2.159cm" svg:viewBox="0 0 4242 762" draw:points="0,762 4039,762 4039,0 4242,0">
          <text:p/>
        </draw:polyline>
        <draw:line draw:style-name="gr153" draw:text-style-name="P5" draw:layer="layout" svg:x1="2.743cm" svg:y1="2.921cm" svg:x2="3.073cm" svg:y2="2.921cm">
          <text:p/>
        </draw:line>
        <draw:frame draw:style-name="gr81" draw:text-style-name="P8" draw:layer="layout" svg:width="0.736cm" svg:height="0.421cm" svg:x="2.286cm" svg:y="2.754cm">
          <draw:text-box>
            <text:p><text:span text:style-name="T4">clk</text:span></text:p>
          </draw:text-box>
        </draw:frame>
        <draw:polyline draw:style-name="gr154" draw:text-style-name="P18" draw:layer="layout" svg:width="0.761cm" svg:height="0.278cm" draw:transform="rotate (1.5707963267949) translate (3.607cm 2.921cm)" svg:viewBox="0 0 762 279" draw:points="0,0 762,0 762,279">
          <text:p/>
        </draw:polyline>
        <draw:line draw:style-name="gr151" draw:text-style-name="P5" draw:layer="layout" svg:x1="6.477cm" svg:y1="1.651cm" svg:x2="7.187cm" svg:y2="1.651cm">
          <text:p/>
        </draw:line>
        <draw:frame draw:style-name="gr82" draw:text-style-name="P34" draw:layer="layout" svg:width="0.736cm" svg:height="0.37cm" svg:x="3.962cm" svg:y="0.965cm">
          <draw:text-box>
            <text:p text:style-name="P16"><text:span text:style-name="T29">FF1</text:span></text:p>
          </draw:text-box>
        </draw:frame>
        <draw:frame draw:style-name="gr82" draw:text-style-name="P34" draw:layer="layout" svg:width="0.736cm" svg:height="0.37cm" svg:x="5.664cm" svg:y="0.965cm">
          <draw:text-box>
            <text:p text:style-name="P16"><text:span text:style-name="T29">G1</text:span></text:p>
          </draw:text-box>
        </draw:frame>
        <draw:frame draw:style-name="gr82" draw:text-style-name="P34" draw:layer="layout" svg:width="0.736cm" svg:height="0.37cm" svg:x="7.264cm" svg:y="0.965cm">
          <draw:text-box>
            <text:p text:style-name="P16"><text:span text:style-name="T29">FF2</text:span></text:p>
          </draw:text-box>
        </draw:frame>
        <draw:path draw:style-name="gr112" draw:text-style-name="P5" draw:layer="layout" svg:width="0.456cm" svg:height="0.405cm" draw:transform="rotate (-3.14159265358979) translate (4.673cm 2.057cm)" svg:viewBox="0 0 457 406" svg:d="M457 0c-279 153 51 406-457 406">
          <text:p/>
        </draw:path>
        <draw:path draw:style-name="gr112" draw:text-style-name="P5" draw:layer="layout" svg:width="1.066cm" svg:height="0.558cm" draw:transform="rotate (-3.14159265358979) translate (3.886cm 2.794cm)" svg:viewBox="0 0 1067 559" svg:d="M1067 0c-432 26-305 331-1067 559">
          <text:p/>
        </draw:path>
        <draw:line draw:style-name="gr155" draw:text-style-name="P5" draw:layer="layout" svg:x1="4.851cm" svg:y1="1.524cm" svg:x2="5.562cm" svg:y2="1.524cm">
          <text:p/>
        </draw:line>
        <draw:path draw:style-name="gr112" draw:text-style-name="P5" draw:layer="layout" svg:width="0.888cm" svg:height="0.169cm" draw:transform="rotate (-3.14159265358979) translate (6.502cm 1.6cm)" svg:viewBox="0 0 889 170" svg:d="M889 0c-254 203-483 229-889 51">
          <text:p/>
        </draw:path>
        <draw:line draw:style-name="gr155" draw:text-style-name="P5" draw:layer="layout" svg:x1="6.578cm" svg:y1="1.549cm" svg:x2="7.01cm" svg:y2="1.549cm">
          <text:p/>
        </draw:line>
        <draw:path draw:style-name="gr156" draw:text-style-name="P5" draw:layer="layout" svg:width="4.393cm" svg:height="0.814cm" draw:transform="rotate (-3.14159265358979) translate (7.188cm 3.07541743880204cm)" svg:viewBox="0 0 4394 815" svg:d="M4394 2c-3099-26-3810 152-4394 813">
          <text:p/>
        </draw:path>
        <draw:path draw:style-name="gr156" draw:text-style-name="P5" draw:layer="layout" svg:width="0.271cm" svg:height="0.456cm" draw:transform="rotate (-3.14159265358979) translate (7.7138553388912cm 2.133cm)" svg:viewBox="0 0 272 457" svg:d="M272 457c-457 0-254-330 0-457">
          <text:p/>
        </draw:path>
        <draw:custom-shape draw:style-name="gr157"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0.305cm" svg:height="0.279cm" svg:x="7.086cm" svg:y="1.498cm">
          <text:p/>
          <draw:enhanced-geometry svg:viewBox="0 0 21600 21600" draw:type="rectangle" draw:enhanced-path="M 0 0 L 21600 0 21600 21600 0 21600 0 0 Z N"/>
        </draw:custom-shape>
        <draw:frame draw:style-name="gr158" draw:text-style-name="P43" draw:layer="layout" svg:width="0.736cm" svg:height="0.437cm" svg:x="2.769cm" svg:y="2.126cm">
          <draw:text-box>
            <text:p text:style-name="P16"><text:span text:style-name="T31">t</text:span><text:span text:style-name="T36">d1</text:span></text:p>
          </draw:text-box>
        </draw:frame>
        <draw:frame draw:style-name="gr158" draw:text-style-name="P43" draw:layer="layout" svg:width="0.736cm" svg:height="0.437cm" svg:x="3.861cm" svg:y="1.468cm">
          <draw:text-box>
            <text:p text:style-name="P16"><text:span text:style-name="T31">t</text:span><text:span text:style-name="T36">d2</text:span></text:p>
          </draw:text-box>
        </draw:frame>
        <draw:frame draw:style-name="gr158" draw:text-style-name="P43" draw:layer="layout" svg:width="0.736cm" svg:height="0.437cm" svg:x="4.826cm" svg:y="1.066cm">
          <draw:text-box>
            <text:p text:style-name="P16"><text:span text:style-name="T31">t</text:span><text:span text:style-name="T36">d3</text:span></text:p>
          </draw:text-box>
        </draw:frame>
        <draw:frame draw:style-name="gr158" draw:text-style-name="P43" draw:layer="layout" svg:width="0.736cm" svg:height="0.437cm" svg:x="6.451cm" svg:y="1.066cm">
          <draw:text-box>
            <text:p text:style-name="P16"><text:span text:style-name="T31">t</text:span><text:span text:style-name="T36">d5</text:span></text:p>
          </draw:text-box>
        </draw:frame>
        <draw:frame draw:style-name="gr158" draw:text-style-name="P43" draw:layer="layout" svg:width="0.736cm" svg:height="0.437cm" svg:x="6.045cm" svg:y="1.016cm">
          <draw:text-box>
            <text:p text:style-name="P16"><text:span text:style-name="T31">t</text:span><text:span text:style-name="T36">d4</text:span></text:p>
          </draw:text-box>
        </draw:frame>
        <draw:frame draw:style-name="gr158" draw:text-style-name="P22" draw:layer="layout" svg:width="0.736cm" svg:height="0.437cm" svg:x="5.995cm" svg:y="2.331cm">
          <draw:text-box>
            <text:p text:style-name="P16"><text:span text:style-name="T25">t</text:span><text:span text:style-name="T26">c1</text:span></text:p>
          </draw:text-box>
        </draw:frame>
        <draw:frame draw:style-name="gr158" draw:text-style-name="P22" draw:layer="layout" svg:width="0.736cm" svg:height="0.437cm" svg:x="7.468cm" svg:y="1.899cm">
          <draw:text-box>
            <text:p text:style-name="P16"><text:span text:style-name="T25">t</text:span><text:span text:style-name="T26">c2</text:span></text:p>
          </draw:text-box>
        </draw:frame>
        <draw:frame draw:style-name="gr159" draw:text-style-name="P51" draw:layer="layout" svg:width="2.87cm" svg:height="0.755cm" svg:x="2.143cm" svg:y="3.293cm">
          <draw:text-box>
            <text:p text:style-name="P50"><text:span text:style-name="T24">Startpoint:</text:span><text:span text:style-name="T24"><text:tab/></text:span><text:span text:style-name="T24">FF1/CK</text:span></text:p>
            <text:p text:style-name="P50"><text:span text:style-name="T24">Endpoint:</text:span><text:span text:style-name="T24"><text:tab/></text:span><text:span text:style-name="T24">FF2/D</text:span></text:p>
          </draw:text-box>
        </draw:frame>
        <draw:frame draw:style-name="gr160" draw:text-style-name="P53" draw:layer="layout" svg:width="5.198cm" svg:height="0.847cm" svg:x="4.53cm" svg:y="3.293cm">
          <draw:text-box>
            <text:p text:style-name="P52"><text:span text:style-name="T37">Data arrival (</text:span><text:span text:style-name="T38">max</text:span><text:span text:style-name="T37">):</text:span><text:span text:style-name="T37"><text:tab/></text:span><text:span text:style-name="T39">T</text:span><text:span text:style-name="T40">arrive</text:span><text:span text:style-name="T39"> = t</text:span><text:span text:style-name="T40">d1</text:span><text:span text:style-name="T39">+ t</text:span><text:span text:style-name="T40">d2</text:span><text:span text:style-name="T39">+ t</text:span><text:span text:style-name="T40">d3</text:span><text:span text:style-name="T39">+ t</text:span><text:span text:style-name="T40">d4</text:span><text:span text:style-name="T39">+ t</text:span><text:span text:style-name="T40">d5</text:span></text:p>
            <text:p text:style-name="P52"><text:span text:style-name="T37">Data required (</text:span><text:span text:style-name="T41">min</text:span><text:span text:style-name="T37">):</text:span><text:span text:style-name="T37"><text:tab/></text:span><text:span text:style-name="T42">T</text:span><text:span text:style-name="T43">require</text:span><text:span text:style-name="T42"> = </text:span><text:span text:style-name="T44">T</text:span><text:span text:style-name="T45">clk</text:span><text:span text:style-name="T42">+ t</text:span><text:span text:style-name="T43">c1</text:span><text:span text:style-name="T44">-</text:span><text:span text:style-name="T42"> t</text:span><text:span text:style-name="T43">c2</text:span></text:p>
          </draw:text-box>
        </draw:frame>
        <draw:frame draw:style-name="gr161" draw:text-style-name="P56" draw:layer="layout" svg:width="3.734cm" svg:height="0.838cm" svg:x="3.784cm" svg:y="4.445cm">
          <draw:text-box>
            <text:p text:style-name="P54"><text:span text:style-name="T46">Setup check:</text:span><text:span text:style-name="T47"><text:tab/></text:span><text:span text:style-name="T48">T</text:span><text:span text:style-name="T49">arrive</text:span><text:span text:style-name="T48"> </text:span><text:span text:style-name="T50">&lt;</text:span><text:span text:style-name="T48"> </text:span><text:span text:style-name="T42">T</text:span><text:span text:style-name="T43">require</text:span></text:p>
            <text:p text:style-name="P55"><text:span text:style-name="T37"><text:tab/></text:span><text:span text:style-name="T37"><text:tab/></text:span><text:span text:style-name="T37">0 &lt; </text:span><text:span text:style-name="T42">T</text:span><text:span text:style-name="T43">require</text:span><text:span text:style-name="T42"> </text:span><text:span text:style-name="T51">-</text:span><text:span text:style-name="T42"> </text:span><text:span text:style-name="T52">T</text:span><text:span text:style-name="T53">arrive</text:span></text:p>
          </draw:text-box>
        </draw:frame>
        <draw:g>
          <draw:custom-shape draw:style-name="gr162"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1"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4"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63"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51" draw:text-style-name="P5" draw:layer="layout" svg:x1="13.081cm" svg:y1="1.651cm" svg:x2="13.995cm" svg:y2="1.651cm">
          <text:p/>
        </draw:line>
        <draw:polyline draw:style-name="gr152" draw:text-style-name="P5" draw:layer="layout" svg:width="4.241cm" svg:height="0.761cm" svg:x="11.252cm" svg:y="2.159cm" svg:viewBox="0 0 4242 762" draw:points="0,762 4039,762 4039,0 4242,0">
          <text:p/>
        </draw:polyline>
        <draw:line draw:style-name="gr153" draw:text-style-name="P5" draw:layer="layout" svg:x1="11.049cm" svg:y1="2.921cm" svg:x2="11.379cm" svg:y2="2.921cm">
          <text:p/>
        </draw:line>
        <draw:frame draw:style-name="gr81" draw:text-style-name="P8" draw:layer="layout" svg:width="0.736cm" svg:height="0.421cm" svg:x="10.592cm" svg:y="2.754cm">
          <draw:text-box>
            <text:p><text:span text:style-name="T4">clk</text:span></text:p>
          </draw:text-box>
        </draw:frame>
        <draw:polyline draw:style-name="gr164" draw:text-style-name="P18" draw:layer="layout" svg:width="0.761cm" svg:height="0.278cm" draw:transform="rotate (1.5707963267949) translate (11.913cm 2.921cm)" svg:viewBox="0 0 762 279" draw:points="0,0 762,0 762,279">
          <text:p/>
        </draw:polyline>
        <draw:line draw:style-name="gr151" draw:text-style-name="P5" draw:layer="layout" svg:x1="14.783cm" svg:y1="1.651cm" svg:x2="15.493cm" svg:y2="1.651cm">
          <text:p/>
        </draw:line>
        <draw:frame draw:style-name="gr82" draw:text-style-name="P34" draw:layer="layout" svg:width="0.736cm" svg:height="0.37cm" svg:x="12.268cm" svg:y="0.965cm">
          <draw:text-box>
            <text:p text:style-name="P16"><text:span text:style-name="T29">FF1</text:span></text:p>
          </draw:text-box>
        </draw:frame>
        <draw:frame draw:style-name="gr82" draw:text-style-name="P34" draw:layer="layout" svg:width="0.736cm" svg:height="0.37cm" svg:x="13.97cm" svg:y="0.965cm">
          <draw:text-box>
            <text:p text:style-name="P16"><text:span text:style-name="T29">G1</text:span></text:p>
          </draw:text-box>
        </draw:frame>
        <draw:frame draw:style-name="gr82" draw:text-style-name="P34" draw:layer="layout" svg:width="0.736cm" svg:height="0.37cm" svg:x="15.57cm" svg:y="0.965cm">
          <draw:text-box>
            <text:p text:style-name="P16"><text:span text:style-name="T29">FF2</text:span></text:p>
          </draw:text-box>
        </draw:frame>
        <draw:path draw:style-name="gr156" draw:text-style-name="P5" draw:layer="layout" svg:width="0.456cm" svg:height="0.405cm" draw:transform="rotate (-3.14159265358979) translate (12.979cm 2.057cm)" svg:viewBox="0 0 457 406" svg:d="M457 0c-279 153 51 406-457 406">
          <text:p/>
        </draw:path>
        <draw:path draw:style-name="gr156" draw:text-style-name="P5" draw:layer="layout" svg:width="1.066cm" svg:height="0.558cm" draw:transform="rotate (-3.14159265358979) translate (12.192cm 2.794cm)" svg:viewBox="0 0 1067 559" svg:d="M1067 0c-432 26-305 331-1067 559">
          <text:p/>
        </draw:path>
        <draw:line draw:style-name="gr165" draw:text-style-name="P5" draw:layer="layout" svg:x1="13.157cm" svg:y1="1.524cm" svg:x2="13.868cm" svg:y2="1.524cm">
          <text:p/>
        </draw:line>
        <draw:path draw:style-name="gr156" draw:text-style-name="P5" draw:layer="layout" svg:width="0.888cm" svg:height="0.169cm" draw:transform="rotate (-3.14159265358979) translate (14.808cm 1.6cm)" svg:viewBox="0 0 889 170" svg:d="M889 0c-254 203-483 229-889 51">
          <text:p/>
        </draw:path>
        <draw:line draw:style-name="gr165" draw:text-style-name="P5" draw:layer="layout" svg:x1="14.884cm" svg:y1="1.549cm" svg:x2="15.316cm" svg:y2="1.549cm">
          <text:p/>
        </draw:line>
        <draw:path draw:style-name="gr112" draw:text-style-name="P5" draw:layer="layout" svg:width="4.393cm" svg:height="0.814cm" draw:transform="rotate (-3.14159265358979) translate (15.494cm 3.07541743880204cm)" svg:viewBox="0 0 4394 815" svg:d="M4394 2c-3099-26-3810 152-4394 813">
          <text:p/>
        </draw:path>
        <draw:path draw:style-name="gr112" draw:text-style-name="P5" draw:layer="layout" svg:width="0.256cm" svg:height="0.456cm" svg:x="15.748cm" svg:y="1.675cm" svg:viewBox="0 0 257 457" svg:d="M0 457c330-202 355-405 0-457">
          <text:p/>
        </draw:path>
        <draw:custom-shape draw:style-name="gr157"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0.305cm" svg:height="0.279cm" svg:x="15.392cm" svg:y="1.498cm">
          <text:p/>
          <draw:enhanced-geometry svg:viewBox="0 0 21600 21600" draw:type="rectangle" draw:enhanced-path="M 0 0 L 21600 0 21600 21600 0 21600 0 0 Z N"/>
        </draw:custom-shape>
        <draw:frame draw:style-name="gr158" draw:text-style-name="P22" draw:layer="layout" svg:width="0.736cm" svg:height="0.437cm" svg:x="11.075cm" svg:y="2.126cm">
          <draw:text-box>
            <text:p text:style-name="P16"><text:span text:style-name="T25">t</text:span><text:span text:style-name="T26">d1</text:span></text:p>
          </draw:text-box>
        </draw:frame>
        <draw:frame draw:style-name="gr158" draw:text-style-name="P22" draw:layer="layout" svg:width="0.736cm" svg:height="0.437cm" svg:x="12.167cm" svg:y="1.468cm">
          <draw:text-box>
            <text:p text:style-name="P16"><text:span text:style-name="T25">t</text:span><text:span text:style-name="T26">d2</text:span></text:p>
          </draw:text-box>
        </draw:frame>
        <draw:frame draw:style-name="gr158" draw:text-style-name="P22" draw:layer="layout" svg:width="0.736cm" svg:height="0.437cm" svg:x="13.132cm" svg:y="1.066cm">
          <draw:text-box>
            <text:p text:style-name="P16"><text:span text:style-name="T25">t</text:span><text:span text:style-name="T26">d3</text:span></text:p>
          </draw:text-box>
        </draw:frame>
        <draw:frame draw:style-name="gr158" draw:text-style-name="P22" draw:layer="layout" svg:width="0.736cm" svg:height="0.437cm" svg:x="14.757cm" svg:y="1.066cm">
          <draw:text-box>
            <text:p text:style-name="P16"><text:span text:style-name="T25">t</text:span><text:span text:style-name="T26">d5</text:span></text:p>
          </draw:text-box>
        </draw:frame>
        <draw:frame draw:style-name="gr158" draw:text-style-name="P22" draw:layer="layout" svg:width="0.736cm" svg:height="0.437cm" svg:x="14.351cm" svg:y="1.016cm">
          <draw:text-box>
            <text:p text:style-name="P16"><text:span text:style-name="T25">t</text:span><text:span text:style-name="T26">d4</text:span></text:p>
          </draw:text-box>
        </draw:frame>
        <draw:frame draw:style-name="gr158" draw:text-style-name="P21" draw:layer="layout" svg:width="0.736cm" svg:height="0.437cm" svg:x="14.301cm" svg:y="2.331cm">
          <draw:text-box>
            <text:p text:style-name="P16"><text:span text:style-name="T19">t</text:span><text:span text:style-name="T20">c1</text:span></text:p>
          </draw:text-box>
        </draw:frame>
        <draw:frame draw:style-name="gr158" draw:text-style-name="P21" draw:layer="layout" svg:width="0.736cm" svg:height="0.437cm" svg:x="15.774cm" svg:y="1.899cm">
          <draw:text-box>
            <text:p text:style-name="P16"><text:span text:style-name="T19">t</text:span><text:span text:style-name="T20">c2`</text:span></text:p>
          </draw:text-box>
        </draw:frame>
        <draw:frame draw:style-name="gr159" draw:text-style-name="P51" draw:layer="layout" svg:width="2.87cm" svg:height="0.755cm" svg:x="10.449cm" svg:y="3.293cm">
          <draw:text-box>
            <text:p text:style-name="P50"><text:span text:style-name="T24">Startpoint:</text:span><text:span text:style-name="T24"><text:tab/></text:span><text:span text:style-name="T24">FF1/CK</text:span></text:p>
            <text:p text:style-name="P50"><text:span text:style-name="T24">Endpoint:</text:span><text:span text:style-name="T24"><text:tab/></text:span><text:span text:style-name="T24">FF2/D</text:span></text:p>
          </draw:text-box>
        </draw:frame>
        <draw:frame draw:style-name="gr160" draw:text-style-name="P53" draw:layer="layout" svg:width="5.198cm" svg:height="0.847cm" svg:x="12.836cm" svg:y="3.293cm">
          <draw:text-box>
            <text:p text:style-name="P52"><text:span text:style-name="T37">Data arrival (</text:span><text:span text:style-name="T41">min</text:span><text:span text:style-name="T37">):</text:span><text:span text:style-name="T37"><text:tab/></text:span><text:span text:style-name="T42">T</text:span><text:span text:style-name="T43">arrive</text:span><text:span text:style-name="T42"> = t</text:span><text:span text:style-name="T43">d1</text:span><text:span text:style-name="T42">+ t</text:span><text:span text:style-name="T43">d2</text:span><text:span text:style-name="T42">+ t</text:span><text:span text:style-name="T43">d3</text:span><text:span text:style-name="T42">+ t</text:span><text:span text:style-name="T43">d4</text:span><text:span text:style-name="T42">+ t</text:span><text:span text:style-name="T43">d5</text:span></text:p>
            <text:p text:style-name="P52"><text:span text:style-name="T37">Data required (</text:span><text:span text:style-name="T38">max</text:span><text:span text:style-name="T37">):</text:span><text:span text:style-name="T37"><text:tab/></text:span><text:span text:style-name="T52">T</text:span><text:span text:style-name="T53">require</text:span><text:span text:style-name="T52"> = t</text:span><text:span text:style-name="T53">c1</text:span><text:span text:style-name="T52">+ t</text:span><text:span text:style-name="T53">c2</text:span></text:p>
          </draw:text-box>
        </draw:frame>
        <draw:frame draw:style-name="gr161" draw:text-style-name="P56" draw:layer="layout" svg:width="3.734cm" svg:height="0.838cm" svg:x="12.09cm" svg:y="4.445cm">
          <draw:text-box>
            <text:p text:style-name="P54"><text:span text:style-name="T46">Hold check:</text:span><text:span text:style-name="T47"><text:tab/></text:span><text:span text:style-name="T54">T</text:span><text:span text:style-name="T55">arrive</text:span><text:span text:style-name="T48"> </text:span><text:span text:style-name="T50">&gt;</text:span><text:span text:style-name="T48"> </text:span><text:span text:style-name="T52">T</text:span><text:span text:style-name="T53">require</text:span></text:p>
            <text:p text:style-name="P55"><text:span text:style-name="T37"><text:tab/></text:span><text:span text:style-name="T37"><text:tab/></text:span><text:span text:style-name="T37">0 &gt; </text:span><text:span text:style-name="T52">T</text:span><text:span text:style-name="T53">require</text:span><text:span text:style-name="T42"> </text:span><text:span text:style-name="T51">-</text:span><text:span text:style-name="T42"> T</text:span><text:span text:style-name="T43">arrive</text:span></text:p>
          </draw:text-box>
        </draw:frame>
        <draw:polyline draw:style-name="gr53" draw:text-style-name="P5" draw:layer="layout" svg:width="0.507cm" svg:height="2.539cm" draw:transform="rotate (1.5707963267949) translate (5.35cm 14.097cm)" svg:viewBox="0 0 508 2540" draw:points="0,0 508,0 508,1270 0,1270 0,2540 508,2540">
          <text:p/>
        </draw:polyline>
        <draw:path draw:style-name="gr72" draw:text-style-name="P5" draw:layer="layout" svg:width="1.218cm" svg:height="0.766cm" draw:transform="rotate (-3.14159265358979) translate (6.594cm 14.635cm)" svg:viewBox="0 0 1219 767" svg:d="M1219 767c-1016-5-51-767-1219-767">
          <text:p/>
        </draw:path>
        <draw:frame draw:style-name="gr58" draw:text-style-name="P58" draw:layer="layout" svg:width="2.733cm" svg:height="0.37cm" svg:x="2.54cm" svg:y="13.6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2.54cm" svg:y="14.432cm">
          <draw:text-box>
            <text:p text:style-name="P57"><text:span text:style-name="T24">Capture clock:</text:span><text:span text:style-name="T24"><text:tab/></text:span><text:span text:style-name="T24">FF2/CK</text:span></text:p>
          </draw:text-box>
        </draw:frame>
        <draw:custom-shape draw:style-name="gr148" draw:text-style-name="P49" draw:layer="layout" svg:width="0.153cm" svg:height="0.584cm" svg:x="11.734cm" svg:y="6.426cm">
          <text:p/>
          <draw:enhanced-geometry svg:viewBox="0 0 21600 21600" draw:type="rectangle" draw:enhanced-path="M 0 0 L 21600 0 21600 21600 0 21600 0 0 Z N"/>
        </draw:custom-shape>
        <draw:polyline draw:style-name="gr53" draw:text-style-name="P5" draw:layer="layout" svg:width="0.507cm" svg:height="5.079cm" draw:transform="rotate (1.5707963267949) translate (11.811cm 6.985cm)" svg:viewBox="0 0 508 5080" draw:points="0,0 508,0 508,2540 0,2540 0,5080 508,5080">
          <text:p/>
        </draw:polyline>
        <draw:polyline draw:style-name="gr53" draw:text-style-name="P5" draw:layer="layout" svg:width="0.507cm" svg:height="5.079cm" draw:transform="rotate (1.5707963267949) translate (11.811cm 7.747cm)" svg:viewBox="0 0 508 5080" draw:points="0,0 0,508 508,508 508,3048 0,3048 0,5080">
          <text:p/>
        </draw:polyline>
        <draw:line draw:style-name="gr54" draw:text-style-name="P5" draw:layer="layout" svg:x1="11.811cm" svg:y1="6.299cm" svg:x2="11.811cm" svg:y2="8.763cm">
          <text:p/>
        </draw:line>
        <draw:line draw:style-name="gr166" draw:text-style-name="P5" draw:layer="layout" svg:x1="12.318cm" svg:y1="8.356cm" svg:x2="13.03cm" svg:y2="8.356cm">
          <text:p/>
        </draw:line>
        <draw:path draw:style-name="gr167" draw:text-style-name="P5" draw:layer="layout" svg:width="0.431cm" svg:height="0.583cm" draw:transform="rotate (-3.14159265358979) translate (12.268cm 7.34cm)" svg:viewBox="0 0 432 584" svg:d="M432 584c-356 0 0-533-432-584">
          <text:p/>
        </draw:path>
        <draw:frame draw:style-name="gr158" draw:text-style-name="P22" draw:layer="layout" svg:width="0.736cm" svg:height="0.437cm" svg:x="11.861cm" svg:y="6.807cm">
          <draw:text-box>
            <text:p text:style-name="P16"><text:span text:style-name="T25">t</text:span><text:span text:style-name="T26">d1</text:span></text:p>
          </draw:text-box>
        </draw:frame>
        <draw:polyline draw:style-name="gr53" draw:text-style-name="P5" draw:layer="layout" svg:width="0.507cm" svg:height="5.079cm" draw:transform="rotate (1.5707963267949) translate (11.811cm 8.509cm)" svg:viewBox="0 0 508 5080" draw:points="0,0 0,508 508,508 508,3048 0,3048 0,5080">
          <text:p/>
        </draw:polyline>
        <draw:path draw:style-name="gr168" draw:text-style-name="P5" draw:layer="layout" svg:width="0.456cm" svg:height="1.523cm" draw:transform="rotate (-3.14159265358979) translate (12.293cm 8.331cm)" svg:viewBox="0 0 457 1524" svg:d="M457 1524c-279-51 51-1524-457-1524">
          <text:p/>
        </draw:path>
        <draw:frame draw:style-name="gr55" draw:text-style-name="P59" draw:layer="layout" svg:width="2.133cm" svg:height="0.704cm" svg:x="10.668cm" svg:y="8.458cm">
          <draw:text-box>
            <text:p text:style-name="P30"><text:span text:style-name="T19">t</text:span><text:span text:style-name="T20">c2</text:span></text:p>
            <text:p text:style-name="P30"><text:span text:style-name="T23">(FF2 hold time)</text:span></text:p>
          </draw:text-box>
        </draw:frame>
        <draw:line draw:style-name="gr66" draw:text-style-name="P5" draw:layer="layout" svg:x1="13.03cm" svg:y1="8.128cm" svg:x2="13.03cm" svg:y2="8.763cm">
          <text:p/>
        </draw:line>
        <draw:frame draw:style-name="gr158" draw:text-style-name="P21" draw:layer="layout" svg:width="1.244cm" svg:height="0.437cm" svg:x="12.649cm" svg:y="8.813cm">
          <draw:text-box>
            <text:p text:style-name="P16"><text:span text:style-name="T19">T</text:span><text:span text:style-name="T20">require</text:span></text:p>
          </draw:text-box>
        </draw:frame>
        <draw:frame draw:style-name="gr158" draw:text-style-name="P21" draw:layer="layout" svg:width="0.431cm" svg:height="0.437cm" svg:x="11.963cm" svg:y="7.741cm">
          <draw:text-box>
            <text:p text:style-name="P16"><text:span text:style-name="T19">t</text:span><text:span text:style-name="T20">c1</text:span></text:p>
          </draw:text-box>
        </draw:frame>
        <draw:line draw:style-name="gr68" draw:text-style-name="P5" draw:layer="layout" svg:x1="14.679cm" svg:y1="7.112cm" svg:x2="14.679cm" svg:y2="8.763cm">
          <text:p/>
        </draw:line>
        <draw:frame draw:style-name="gr158" draw:text-style-name="P22" draw:layer="layout" svg:width="1.244cm" svg:height="0.437cm" svg:x="14.224cm" svg:y="8.813cm">
          <draw:text-box>
            <text:p text:style-name="P16"><text:span text:style-name="T25">T</text:span><text:span text:style-name="T26">arrive</text:span></text:p>
          </draw:text-box>
        </draw:frame>
        <draw:line draw:style-name="gr67" draw:text-style-name="P5" draw:layer="layout" svg:x1="12.319cm" svg:y1="7.34cm" svg:x2="14.681cm" svg:y2="7.34cm">
          <text:p/>
        </draw:line>
        <draw:frame draw:style-name="gr55" draw:text-style-name="P43" draw:layer="layout" svg:width="2.743cm" svg:height="0.704cm" svg:x="12.217cm" svg:y="7.315cm">
          <draw:text-box>
            <text:p text:style-name="P16"><text:span text:style-name="T25">t</text:span><text:span text:style-name="T26">d2</text:span><text:span text:style-name="T56">+ t</text:span><text:span text:style-name="T26">d3</text:span><text:span text:style-name="T56">+ t</text:span><text:span text:style-name="T26">d4</text:span><text:span text:style-name="T56">+ t</text:span><text:span text:style-name="T26">d5</text:span></text:p>
            <text:p text:style-name="P16"><text:span text:style-name="T23">(data propagation delay)</text:span></text:p>
          </draw:text-box>
        </draw:frame>
        <draw:line draw:style-name="gr169" draw:text-style-name="P5" draw:layer="layout" svg:x1="14.655cm" svg:y1="8.356cm" svg:x2="13.055cm" svg:y2="8.356cm">
          <text:p/>
        </draw:line>
        <draw:frame draw:style-name="gr82" draw:text-style-name="P60" draw:layer="layout" svg:width="0.786cm" svg:height="0.37cm" svg:x="13.437cm" svg:y="8.356cm">
          <draw:text-box>
            <text:p text:style-name="P16"><text:span text:style-name="T57">slack</text:span></text:p>
          </draw:text-box>
        </draw:frame>
        <draw:frame draw:style-name="gr170" draw:text-style-name="P60" draw:layer="layout" svg:width="1.524cm" svg:height="0.637cm" svg:x="11.074cm" svg:y="5.669cm">
          <draw:text-box>
            <text:p text:style-name="P16"><text:span text:style-name="T57">launch &amp; capture edge</text:span></text:p>
          </draw:text-box>
        </draw:frame>
        <draw:g>
          <draw:custom-shape draw:style-name="gr171"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1"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4"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72"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51" draw:text-style-name="P5" draw:layer="layout" svg:x1="4.775cm" svg:y1="11.836cm" svg:x2="5.689cm" svg:y2="11.836cm">
          <text:p/>
        </draw:line>
        <draw:polyline draw:style-name="gr152" draw:text-style-name="P5" draw:layer="layout" svg:width="4.241cm" svg:height="0.761cm" svg:x="2.946cm" svg:y="12.344cm" svg:viewBox="0 0 4242 762" draw:points="0,762 4039,762 4039,0 4242,0">
          <text:p/>
        </draw:polyline>
        <draw:line draw:style-name="gr153" draw:text-style-name="P5" draw:layer="layout" svg:x1="2.743cm" svg:y1="13.106cm" svg:x2="3.073cm" svg:y2="13.106cm">
          <text:p/>
        </draw:line>
        <draw:frame draw:style-name="gr81" draw:text-style-name="P8" draw:layer="layout" svg:width="0.736cm" svg:height="0.421cm" svg:x="2.286cm" svg:y="12.939cm">
          <draw:text-box>
            <text:p><text:span text:style-name="T4">clk</text:span></text:p>
          </draw:text-box>
        </draw:frame>
        <draw:polyline draw:style-name="gr173" draw:text-style-name="P18" draw:layer="layout" svg:width="0.761cm" svg:height="0.278cm" draw:transform="rotate (1.5707963267949) translate (3.607cm 13.106cm)" svg:viewBox="0 0 762 279" draw:points="0,0 762,0 762,279">
          <text:p/>
        </draw:polyline>
        <draw:line draw:style-name="gr151" draw:text-style-name="P5" draw:layer="layout" svg:x1="6.477cm" svg:y1="11.836cm" svg:x2="7.187cm" svg:y2="11.836cm">
          <text:p/>
        </draw:line>
        <draw:frame draw:style-name="gr82" draw:text-style-name="P34" draw:layer="layout" svg:width="0.736cm" svg:height="0.37cm" svg:x="3.962cm" svg:y="11.15cm">
          <draw:text-box>
            <text:p text:style-name="P16"><text:span text:style-name="T29">FF1</text:span></text:p>
          </draw:text-box>
        </draw:frame>
        <draw:frame draw:style-name="gr82" draw:text-style-name="P61" draw:layer="layout" svg:width="2.54cm" svg:height="0.37cm" svg:x="4.699cm" svg:y="10.515cm">
          <draw:text-box>
            <text:p text:style-name="P16"><text:span text:style-name="T58">Setup check</text:span></text:p>
          </draw:text-box>
        </draw:frame>
        <draw:frame draw:style-name="gr82" draw:text-style-name="P34" draw:layer="layout" svg:width="0.736cm" svg:height="0.37cm" svg:x="7.264cm" svg:y="11.15cm">
          <draw:text-box>
            <text:p text:style-name="P16"><text:span text:style-name="T29">FF2</text:span></text:p>
          </draw:text-box>
        </draw:frame>
        <draw:path draw:style-name="gr112" draw:text-style-name="P5" draw:layer="layout" svg:width="4.342cm" svg:height="1.27cm" draw:transform="rotate (-3.14159265358979) translate (7.162cm 12.979cm)" svg:viewBox="0 0 4343 1271" svg:d="M4343 0c-1168 128-1041 1296-4343 1271">
          <text:p/>
        </draw:path>
        <draw:path draw:style-name="gr156" draw:text-style-name="P5" draw:layer="layout" svg:width="4.444cm" svg:height="0.619cm" draw:transform="rotate (-3.14159265358979) translate (7.239cm 13.2680178034762cm)" svg:viewBox="0 0 4445 620" svg:d="M4445 10c-3099-26-3861-51-4445 610">
          <text:p/>
        </draw:path>
        <draw:path draw:style-name="gr156" draw:text-style-name="P5" draw:layer="layout" svg:width="0.266cm" svg:height="0.456cm" draw:transform="rotate (-3.14159265358979) translate (7.5817767968058cm 12.242cm)" svg:viewBox="0 0 267 457" svg:d="M267 457c-355-50-330-330-76-457">
          <text:p/>
        </draw:path>
        <draw:custom-shape draw:style-name="gr74"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4.864cm)" svg:viewBox="0 0 508 2540" draw:points="0,0 508,0 508,1270 0,1270 0,2540 508,2540">
          <text:p/>
        </draw:polyline>
        <draw:custom-shape draw:style-name="gr148" draw:text-style-name="P49" draw:layer="layout" svg:width="0.153cm" svg:height="0.584cm" svg:x="13.401cm" svg:y="14.33cm">
          <text:p/>
          <draw:enhanced-geometry svg:viewBox="0 0 21600 21600" draw:type="rectangle" draw:enhanced-path="M 0 0 L 21600 0 21600 21600 0 21600 0 0 Z N"/>
        </draw:custom-shape>
        <draw:custom-shape draw:style-name="gr148" draw:text-style-name="P49" draw:layer="layout" svg:width="0.153cm" svg:height="0.584cm" svg:x="14.68cm" svg:y="13.568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4.097cm)" svg:viewBox="0 0 508 2540" draw:points="0,0 508,0 508,1270 0,1270 0,2540 508,2540">
          <text:p/>
        </draw:polyline>
        <draw:path draw:style-name="gr167" draw:text-style-name="P5" draw:layer="layout" svg:width="1.193cm" svg:height="0.761cm" draw:transform="rotate (-3.14159265358979) translate (14.706cm 14.635cm)" svg:viewBox="0 0 1194 762" svg:d="M0 762c1016-5 26-762 1194-762">
          <text:p/>
        </draw:path>
        <draw:frame draw:style-name="gr58" draw:text-style-name="P58" draw:layer="layout" svg:width="2.733cm" svg:height="0.37cm" svg:x="9.398cm" svg:y="13.6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9.398cm" svg:y="14.432cm">
          <draw:text-box>
            <text:p text:style-name="P57"><text:span text:style-name="T24">Capture clock:</text:span><text:span text:style-name="T24"><text:tab/></text:span><text:span text:style-name="T24">FF2/CK</text:span></text:p>
          </draw:text-box>
        </draw:frame>
        <draw:g>
          <draw:custom-shape draw:style-name="gr174"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1"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4"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75"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51" draw:text-style-name="P5" draw:layer="layout" svg:x1="11.633cm" svg:y1="11.836cm" svg:x2="12.547cm" svg:y2="11.836cm">
          <text:p/>
        </draw:line>
        <draw:polyline draw:style-name="gr152" draw:text-style-name="P5" draw:layer="layout" svg:width="4.241cm" svg:height="0.761cm" svg:x="9.804cm" svg:y="12.344cm" svg:viewBox="0 0 4242 762" draw:points="0,762 4039,762 4039,0 4242,0">
          <text:p/>
        </draw:polyline>
        <draw:line draw:style-name="gr153" draw:text-style-name="P5" draw:layer="layout" svg:x1="9.601cm" svg:y1="13.106cm" svg:x2="9.931cm" svg:y2="13.106cm">
          <text:p/>
        </draw:line>
        <draw:frame draw:style-name="gr81" draw:text-style-name="P8" draw:layer="layout" svg:width="0.736cm" svg:height="0.421cm" svg:x="9.144cm" svg:y="12.939cm">
          <draw:text-box>
            <text:p><text:span text:style-name="T4">clk</text:span></text:p>
          </draw:text-box>
        </draw:frame>
        <draw:polyline draw:style-name="gr176" draw:text-style-name="P18" draw:layer="layout" svg:width="0.761cm" svg:height="0.278cm" draw:transform="rotate (1.5707963267949) translate (10.465cm 13.106cm)" svg:viewBox="0 0 762 279" draw:points="0,0 762,0 762,279">
          <text:p/>
        </draw:polyline>
        <draw:line draw:style-name="gr151" draw:text-style-name="P5" draw:layer="layout" svg:x1="13.335cm" svg:y1="11.836cm" svg:x2="14.045cm" svg:y2="11.836cm">
          <text:p/>
        </draw:line>
        <draw:frame draw:style-name="gr82" draw:text-style-name="P34" draw:layer="layout" svg:width="0.736cm" svg:height="0.37cm" svg:x="10.82cm" svg:y="11.15cm">
          <draw:text-box>
            <text:p text:style-name="P16"><text:span text:style-name="T29">FF1</text:span></text:p>
          </draw:text-box>
        </draw:frame>
        <draw:frame draw:style-name="gr82" draw:text-style-name="P34" draw:layer="layout" svg:width="0.736cm" svg:height="0.37cm" svg:x="14.122cm" svg:y="11.15cm">
          <draw:text-box>
            <text:p text:style-name="P16"><text:span text:style-name="T29">FF2</text:span></text:p>
          </draw:text-box>
        </draw:frame>
        <draw:path draw:style-name="gr156" draw:text-style-name="P5" draw:layer="layout" svg:width="4.342cm" svg:height="1.27cm" draw:transform="rotate (-3.14159265358979) translate (14.02cm 12.979cm)" svg:viewBox="0 0 4343 1271" svg:d="M4343 0c-1168 128-1041 1296-4343 1271">
          <text:p/>
        </draw:path>
        <draw:path draw:style-name="gr177" draw:text-style-name="P5" draw:layer="layout" svg:width="4.444cm" svg:height="0.619cm" draw:transform="rotate (-3.14159265358979) translate (14.097cm 13.2680178034762cm)" svg:viewBox="0 0 4445 620" svg:d="M4445 10c-3099-26-3861-51-4445 610">
          <text:p/>
        </draw:path>
        <draw:path draw:style-name="gr177" draw:text-style-name="P5" draw:layer="layout" svg:width="0.307cm" svg:height="0.659cm" svg:x="14.173cm" svg:y="11.76cm" svg:viewBox="0 0 308 660" svg:d="M101 660c279-228 305-508-101-660">
          <text:p/>
        </draw:path>
        <draw:custom-shape draw:style-name="gr74"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4.864cm)" svg:viewBox="0 0 508 2540" draw:points="0,0 508,0 508,1270 0,1270 0,2540 508,2540">
          <text:p/>
        </draw:polyline>
        <draw:custom-shape draw:style-name="gr148" draw:text-style-name="P49" draw:layer="layout" svg:width="0.153cm" svg:height="0.584cm" svg:x="7.822cm" svg:y="18.897cm">
          <text:p/>
          <draw:enhanced-geometry svg:viewBox="0 0 21600 21600" draw:type="rectangle" draw:enhanced-path="M 0 0 L 21600 0 21600 21600 0 21600 0 0 Z N"/>
        </draw:custom-shape>
        <draw:custom-shape draw:style-name="gr148" draw:text-style-name="P49" draw:layer="layout" svg:width="0.153cm" svg:height="0.584cm" svg:x="6.552cm" svg:y="18.1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5.35cm 18.664cm)" svg:viewBox="0 0 508 2540" draw:points="0,0 508,0 508,1270 0,1270 0,2540 508,2540">
          <text:p/>
        </draw:polyline>
        <draw:path draw:style-name="gr72" draw:text-style-name="P5" draw:layer="layout" svg:width="1.218cm" svg:height="0.766cm" draw:transform="rotate (-3.14159265358979) translate (7.873cm 19.202cm)" svg:viewBox="0 0 1219 767" svg:d="M1219 767c-1016-5-51-767-1219-767">
          <text:p/>
        </draw:path>
        <draw:frame draw:style-name="gr58" draw:text-style-name="P58" draw:layer="layout" svg:width="2.733cm" svg:height="0.37cm" svg:x="2.54cm" svg:y="18.23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2.54cm" svg:y="18.999cm">
          <draw:text-box>
            <text:p text:style-name="P57"><text:span text:style-name="T24">Capture clock:</text:span><text:span text:style-name="T24"><text:tab/></text:span><text:span text:style-name="T24">FF2/CK</text:span></text:p>
          </draw:text-box>
        </draw:frame>
        <draw:g>
          <draw:custom-shape draw:style-name="gr178"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1"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4"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79"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51" draw:text-style-name="P5" draw:layer="layout" svg:x1="4.775cm" svg:y1="16.408cm" svg:x2="5.689cm" svg:y2="16.408cm">
          <text:p/>
        </draw:line>
        <draw:polyline draw:style-name="gr152" draw:text-style-name="P5" draw:layer="layout" svg:width="4.241cm" svg:height="0.761cm" svg:x="2.946cm" svg:y="16.916cm" svg:viewBox="0 0 4242 762" draw:points="0,762 4039,762 4039,0 4242,0">
          <text:p/>
        </draw:polyline>
        <draw:line draw:style-name="gr153" draw:text-style-name="P5" draw:layer="layout" svg:x1="2.743cm" svg:y1="17.678cm" svg:x2="3.073cm" svg:y2="17.678cm">
          <text:p/>
        </draw:line>
        <draw:frame draw:style-name="gr81" draw:text-style-name="P8" draw:layer="layout" svg:width="0.736cm" svg:height="0.421cm" svg:x="2.286cm" svg:y="17.511cm">
          <draw:text-box>
            <text:p><text:span text:style-name="T4">clk</text:span></text:p>
          </draw:text-box>
        </draw:frame>
        <draw:polyline draw:style-name="gr180" draw:text-style-name="P18" draw:layer="layout" svg:width="0.761cm" svg:height="0.278cm" draw:transform="rotate (1.5707963267949) translate (3.607cm 17.678cm)" svg:viewBox="0 0 762 279" draw:points="0,0 762,0 762,279">
          <text:p/>
        </draw:polyline>
        <draw:line draw:style-name="gr151" draw:text-style-name="P5" draw:layer="layout" svg:x1="6.477cm" svg:y1="16.408cm" svg:x2="7.187cm" svg:y2="16.408cm">
          <text:p/>
        </draw:line>
        <draw:frame draw:style-name="gr82" draw:text-style-name="P34" draw:layer="layout" svg:width="0.736cm" svg:height="0.37cm" svg:x="3.962cm" svg:y="15.722cm">
          <draw:text-box>
            <text:p text:style-name="P16"><text:span text:style-name="T29">FF1</text:span></text:p>
          </draw:text-box>
        </draw:frame>
        <draw:frame draw:style-name="gr82" draw:text-style-name="P34" draw:layer="layout" svg:width="0.736cm" svg:height="0.37cm" svg:x="5.664cm" svg:y="15.722cm">
          <draw:text-box>
            <text:p text:style-name="P16"><text:span text:style-name="T29">G1</text:span></text:p>
          </draw:text-box>
        </draw:frame>
        <draw:frame draw:style-name="gr82" draw:text-style-name="P34" draw:layer="layout" svg:width="0.736cm" svg:height="0.37cm" svg:x="7.264cm" svg:y="15.722cm">
          <draw:text-box>
            <text:p text:style-name="P16"><text:span text:style-name="T29">FF2</text:span></text:p>
          </draw:text-box>
        </draw:frame>
        <draw:custom-shape draw:style-name="gr74"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9.431cm)" svg:viewBox="0 0 508 2540" draw:points="0,0 508,0 508,1270 0,1270 0,2540 508,2540">
          <text:p/>
        </draw:polyline>
        <draw:custom-shape draw:style-name="gr148" draw:text-style-name="P49" draw:layer="layout" svg:width="0.153cm" svg:height="0.584cm" svg:x="12.131cm" svg:y="18.897cm">
          <text:p/>
          <draw:enhanced-geometry svg:viewBox="0 0 21600 21600" draw:type="rectangle" draw:enhanced-path="M 0 0 L 21600 0 21600 21600 0 21600 0 0 Z N"/>
        </draw:custom-shape>
        <draw:custom-shape draw:style-name="gr148" draw:text-style-name="P49" draw:layer="layout" svg:width="0.153cm" svg:height="0.584cm" svg:x="13.41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8.664cm)" svg:viewBox="0 0 508 2540" draw:points="0,0 508,0 508,1270 0,1270 0,2540 508,2540">
          <text:p/>
        </draw:polyline>
        <draw:path draw:style-name="gr167" draw:text-style-name="P5" draw:layer="layout" svg:width="1.193cm" svg:height="0.761cm" draw:transform="rotate (-3.14159265358979) translate (13.436cm 19.202cm)" svg:viewBox="0 0 1194 762" svg:d="M0 762c1016-5 26-762 1194-762">
          <text:p/>
        </draw:path>
        <draw:frame draw:style-name="gr58" draw:text-style-name="P58" draw:layer="layout" svg:width="2.733cm" svg:height="0.37cm" svg:x="9.398cm" svg:y="18.23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9.398cm" svg:y="18.999cm">
          <draw:text-box>
            <text:p text:style-name="P57"><text:span text:style-name="T24">Capture clock:</text:span><text:span text:style-name="T24"><text:tab/></text:span><text:span text:style-name="T24">FF2/CK</text:span></text:p>
          </draw:text-box>
        </draw:frame>
        <draw:g>
          <draw:custom-shape draw:style-name="gr181"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1"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4"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82"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51" draw:text-style-name="P5" draw:layer="layout" svg:x1="11.633cm" svg:y1="16.408cm" svg:x2="12.547cm" svg:y2="16.408cm">
          <text:p/>
        </draw:line>
        <draw:polyline draw:style-name="gr152" draw:text-style-name="P5" draw:layer="layout" svg:width="4.241cm" svg:height="0.761cm" svg:x="9.804cm" svg:y="16.916cm" svg:viewBox="0 0 4242 762" draw:points="0,762 4039,762 4039,0 4242,0">
          <text:p/>
        </draw:polyline>
        <draw:line draw:style-name="gr153" draw:text-style-name="P5" draw:layer="layout" svg:x1="9.601cm" svg:y1="17.678cm" svg:x2="9.931cm" svg:y2="17.678cm">
          <text:p/>
        </draw:line>
        <draw:frame draw:style-name="gr81" draw:text-style-name="P8" draw:layer="layout" svg:width="0.736cm" svg:height="0.421cm" svg:x="9.144cm" svg:y="17.511cm">
          <draw:text-box>
            <text:p><text:span text:style-name="T4">clk</text:span></text:p>
          </draw:text-box>
        </draw:frame>
        <draw:polyline draw:style-name="gr183" draw:text-style-name="P18" draw:layer="layout" svg:width="0.761cm" svg:height="0.278cm" draw:transform="rotate (1.5707963267949) translate (10.465cm 17.678cm)" svg:viewBox="0 0 762 279" draw:points="0,0 762,0 762,279">
          <text:p/>
        </draw:polyline>
        <draw:line draw:style-name="gr151" draw:text-style-name="P5" draw:layer="layout" svg:x1="13.335cm" svg:y1="16.408cm" svg:x2="14.045cm" svg:y2="16.408cm">
          <text:p/>
        </draw:line>
        <draw:frame draw:style-name="gr82" draw:text-style-name="P34" draw:layer="layout" svg:width="0.736cm" svg:height="0.37cm" svg:x="10.82cm" svg:y="15.722cm">
          <draw:text-box>
            <text:p text:style-name="P16"><text:span text:style-name="T29">FF1</text:span></text:p>
          </draw:text-box>
        </draw:frame>
        <draw:frame draw:style-name="gr82" draw:text-style-name="P34" draw:layer="layout" svg:width="0.736cm" svg:height="0.37cm" svg:x="12.522cm" svg:y="15.722cm">
          <draw:text-box>
            <text:p text:style-name="P16"><text:span text:style-name="T29">G1</text:span></text:p>
          </draw:text-box>
        </draw:frame>
        <draw:frame draw:style-name="gr82" draw:text-style-name="P34" draw:layer="layout" svg:width="0.736cm" svg:height="0.37cm" svg:x="14.122cm" svg:y="15.722cm">
          <draw:text-box>
            <text:p text:style-name="P16"><text:span text:style-name="T29">FF2</text:span></text:p>
          </draw:text-box>
        </draw:frame>
        <draw:custom-shape draw:style-name="gr74"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9.431cm)" svg:viewBox="0 0 508 2540" draw:points="0,0 508,0 508,1270 0,1270 0,2540 508,2540">
          <text:p/>
        </draw:polyline>
        <draw:frame draw:style-name="gr82" draw:text-style-name="P61" draw:layer="layout" svg:width="2.54cm" svg:height="0.37cm" svg:x="11.506cm" svg:y="10.515cm">
          <draw:text-box>
            <text:p text:style-name="P16"><text:span text:style-name="T58">Hold check</text:span></text:p>
          </draw:text-box>
        </draw:frame>
        <draw:custom-shape draw:style-name="gr148" draw:text-style-name="P49" draw:layer="layout" svg:width="0.153cm" svg:height="0.584cm" svg:x="3.606cm" svg:y="6.426cm">
          <text:p/>
          <draw:enhanced-geometry svg:viewBox="0 0 21600 21600" draw:type="rectangle" draw:enhanced-path="M 0 0 L 21600 0 21600 21600 0 21600 0 0 Z N"/>
        </draw:custom-shape>
        <draw:polyline draw:style-name="gr53" draw:text-style-name="P5" draw:layer="layout" svg:width="0.507cm" svg:height="5.841cm" draw:transform="rotate (1.5707963267949) translate (3.683cm 6.985cm)" svg:viewBox="0 0 508 5842" draw:points="0,0 508,0 508,2540 0,2540 0,5080 508,5080 508,5842">
          <text:p/>
        </draw:polyline>
        <draw:polyline draw:style-name="gr53" draw:text-style-name="P5" draw:layer="layout" svg:width="0.507cm" svg:height="5.841cm" draw:transform="rotate (1.5707963267949) translate (3.683cm 7.747cm)" svg:viewBox="0 0 508 5842" draw:points="0,0 0,508 508,508 508,3048 0,3048 0,5588 508,5588 508,5842">
          <text:p/>
        </draw:polyline>
        <draw:line draw:style-name="gr54" draw:text-style-name="P5" draw:layer="layout" svg:x1="3.683cm" svg:y1="6.299cm" svg:x2="3.683cm" svg:y2="8.763cm">
          <text:p/>
        </draw:line>
        <draw:line draw:style-name="gr67" draw:text-style-name="P5" draw:layer="layout" svg:x1="9.271cm" svg:y1="8.153cm" svg:x2="8.534cm" svg:y2="8.153cm">
          <text:p/>
        </draw:line>
        <draw:path draw:style-name="gr72" draw:text-style-name="P5" draw:layer="layout" svg:width="0.431cm" svg:height="0.583cm" draw:transform="rotate (-3.14159265358979) translate (4.14cm 7.34cm)" svg:viewBox="0 0 432 584" svg:d="M432 584c-356 0 0-533-432-584">
          <text:p/>
        </draw:path>
        <draw:frame draw:style-name="gr158" draw:text-style-name="P21" draw:layer="layout" svg:width="0.381cm" svg:height="0.437cm" svg:x="3.987cm" svg:y="6.807cm">
          <draw:text-box>
            <text:p text:style-name="P16"><text:span text:style-name="T19">t</text:span><text:span text:style-name="T20">d1</text:span></text:p>
          </draw:text-box>
        </draw:frame>
        <draw:path draw:style-name="gr184" draw:text-style-name="P5" draw:layer="layout" svg:width="0.456cm" svg:height="1.294cm" draw:transform="rotate (-3.14159265358979) translate (9.245cm 8.026cm)" svg:viewBox="0 0 457 1295" svg:d="M457 1295c-279-41 51-1295-457-1295">
          <text:p/>
        </draw:path>
        <draw:frame draw:style-name="gr55" draw:text-style-name="P62" draw:layer="layout" svg:width="1.854cm" svg:height="0.704cm" svg:x="8.89cm" svg:y="8.135cm">
          <draw:text-box>
            <text:p text:style-name="P19"><text:span text:style-name="T25">t</text:span><text:span text:style-name="T26">c2</text:span></text:p>
            <text:p text:style-name="P19"><text:span text:style-name="T23">(FF2 setup time)</text:span></text:p>
          </draw:text-box>
        </draw:frame>
        <draw:line draw:style-name="gr68" draw:text-style-name="P5" draw:layer="layout" svg:x1="8.509cm" svg:y1="7.112cm" svg:x2="8.509cm" svg:y2="8.763cm">
          <text:p/>
        </draw:line>
        <draw:frame draw:style-name="gr158" draw:text-style-name="P22" draw:layer="layout" svg:width="0.787cm" svg:height="0.437cm" svg:x="8.331cm" svg:y="8.813cm">
          <draw:text-box>
            <text:p text:style-name="P16"><text:span text:style-name="T25">T</text:span><text:span text:style-name="T26">require</text:span></text:p>
          </draw:text-box>
        </draw:frame>
        <draw:frame draw:style-name="gr158" draw:text-style-name="P22" draw:layer="layout" svg:width="0.431cm" svg:height="0.437cm" svg:x="8.915cm" svg:y="7.239cm">
          <draw:text-box>
            <text:p text:style-name="P16"><text:span text:style-name="T25">t</text:span><text:span text:style-name="T26">c1</text:span></text:p>
          </draw:text-box>
        </draw:frame>
        <draw:line draw:style-name="gr66" draw:text-style-name="P5" draw:layer="layout" svg:x1="7.747cm" svg:y1="7.112cm" svg:x2="7.747cm" svg:y2="8.763cm">
          <text:p/>
        </draw:line>
        <draw:frame draw:style-name="gr158" draw:text-style-name="P21" draw:layer="layout" svg:width="0.813cm" svg:height="0.437cm" svg:x="7.518cm" svg:y="8.813cm">
          <draw:text-box>
            <text:p text:style-name="P16"><text:span text:style-name="T19">T</text:span><text:span text:style-name="T20">arrive</text:span></text:p>
          </draw:text-box>
        </draw:frame>
        <draw:line draw:style-name="gr56" draw:text-style-name="P5" draw:layer="layout" svg:x1="4.191cm" svg:y1="7.34cm" svg:x2="7.721cm" svg:y2="7.34cm">
          <text:p/>
        </draw:line>
        <draw:frame draw:style-name="gr55" draw:text-style-name="P43" draw:layer="layout" svg:width="2.743cm" svg:height="0.704cm" svg:x="4.089cm" svg:y="7.315cm">
          <draw:text-box>
            <text:p text:style-name="P16"><text:span text:style-name="T19">t</text:span><text:span text:style-name="T20">d2</text:span><text:span text:style-name="T59">+ t</text:span><text:span text:style-name="T20">d3</text:span><text:span text:style-name="T59">+ t</text:span><text:span text:style-name="T20">d4</text:span><text:span text:style-name="T59">+ t</text:span><text:span text:style-name="T20">d5</text:span></text:p>
            <text:p text:style-name="P16"><text:span text:style-name="T23">(data propagation delay)</text:span></text:p>
          </draw:text-box>
        </draw:frame>
        <draw:line draw:style-name="gr169" draw:text-style-name="P5" draw:layer="layout" svg:x1="7.747cm" svg:y1="7.518cm" svg:x2="8.508cm" svg:y2="7.518cm">
          <text:p/>
        </draw:line>
        <draw:frame draw:style-name="gr82" draw:text-style-name="P60" draw:layer="layout" svg:width="0.786cm" svg:height="0.37cm" svg:x="7.747cm" svg:y="7.173cm">
          <draw:text-box>
            <text:p text:style-name="P16"><text:span text:style-name="T57">slack</text:span></text:p>
          </draw:text-box>
        </draw:frame>
        <draw:frame draw:style-name="gr82" draw:text-style-name="P60" draw:layer="layout" svg:width="1.524cm" svg:height="0.37cm" svg:x="2.946cm" svg:y="5.822cm">
          <draw:text-box>
            <text:p text:style-name="P16"><text:span text:style-name="T57">launch edge</text:span></text:p>
          </draw:text-box>
        </draw:frame>
        <draw:polyline draw:style-name="gr53" draw:text-style-name="P5" draw:layer="layout" svg:width="0.507cm" svg:height="5.841cm" draw:transform="rotate (1.5707963267949) translate (3.683cm 8.509cm)" svg:viewBox="0 0 508 5842" draw:points="0,0 0,508 508,508 508,3048 0,3048 0,5588 508,5588 508,5842">
          <text:p/>
        </draw:polyline>
        <draw:line draw:style-name="gr67" draw:text-style-name="P5" draw:layer="layout" svg:x1="3.708cm" svg:y1="6.654cm" svg:x2="8.737cm" svg:y2="6.654cm">
          <text:p/>
        </draw:line>
        <draw:frame draw:style-name="gr158" draw:text-style-name="P22" draw:layer="layout" svg:width="0.787cm" svg:height="0.437cm" svg:x="6.299cm" svg:y="6.243cm">
          <draw:text-box>
            <text:p text:style-name="P16"><text:span text:style-name="T25">T</text:span><text:span text:style-name="T26">clk</text:span></text:p>
          </draw:text-box>
        </draw:frame>
        <draw:frame draw:style-name="gr82" draw:text-style-name="P60" draw:layer="layout" svg:width="1.524cm" svg:height="0.37cm" svg:x="8.001cm" svg:y="5.822cm">
          <draw:text-box>
            <text:p text:style-name="P16"><text:span text:style-name="T57">capture edge</text:span></text:p>
          </draw:text-box>
        </draw:frame>
        <draw:frame draw:style-name="gr58" draw:text-style-name="P58" draw:layer="layout" svg:width="2.733cm" svg:height="0.37cm" svg:x="0.899cm" svg:y="7.34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99cm" svg:y="8.102cm">
          <draw:text-box>
            <text:p text:style-name="P57"><text:span text:style-name="T24">Capture clock:</text:span><text:span text:style-name="T24"><text:tab/></text:span><text:span text:style-name="T24">FF2/CK</text:span></text:p>
          </draw:text-box>
        </draw:frame>
        <draw:frame draw:style-name="gr58" draw:text-style-name="P58" draw:layer="layout" svg:width="2.733cm" svg:height="0.37cm" svg:x="0.899cm" svg:y="6.564cm">
          <draw:text-box>
            <text:p text:style-name="P57"><text:span text:style-name="T24">Analysis clock:</text:span><text:span text:style-name="T24"><text:tab/></text:span><text:span text:style-name="T24">clk</text:span></text:p>
          </draw:text-box>
        </draw:frame>
        <draw:line draw:style-name="gr185" draw:text-style-name="P5" draw:layer="layout" svg:x1="18.694cm" svg:y1="6.985cm" svg:x2="27.559cm" svg:y2="6.985cm">
          <text:p/>
        </draw:line>
        <draw:line draw:style-name="gr186" draw:text-style-name="P5" draw:layer="layout" svg:x1="23.241cm" svg:y1="7.518cm" svg:x2="23.241cm" svg:y2="1.397cm">
          <text:p/>
        </draw:line>
        <draw:line draw:style-name="gr187" draw:text-style-name="P5" draw:layer="layout" svg:x1="21.717cm" svg:y1="7.137cm" svg:x2="21.717cm" svg:y2="2.133cm">
          <text:p/>
        </draw:line>
        <draw:line draw:style-name="gr187" draw:text-style-name="P5" draw:layer="layout" svg:x1="24.003cm" svg:y1="7.112cm" svg:x2="24.003cm" svg:y2="2.133cm">
          <text:p/>
        </draw:line>
        <draw:path draw:style-name="gr188" draw:text-style-name="P5" draw:layer="layout" svg:width="3.276cm" svg:height="3.809cm" svg:x="24.028cm" svg:y="2.159cm" svg:viewBox="0 0 3277 3810" svg:d="M0 0c0 1397-25 2895 406 3479 229 280 559 331 2871 331">
          <text:p/>
        </draw:path>
        <draw:path draw:style-name="gr188" draw:text-style-name="P5" draw:layer="layout" svg:width="3.021cm" svg:height="3.809cm" svg:x="18.669cm" svg:y="2.159cm" svg:viewBox="0 0 3022 3810" svg:d="M3022 0c0 1397 25 2895-406 3479-229 280-304 331-2616 331">
          <text:p/>
        </draw:path>
        <draw:line draw:style-name="gr187" draw:text-style-name="P5" draw:layer="layout" svg:x1="18.643cm" svg:y1="5.994cm" svg:x2="27.305cm" svg:y2="5.994cm">
          <text:p/>
        </draw:line>
        <draw:line draw:style-name="gr189" draw:text-style-name="P5" draw:layer="layout" svg:x1="18.643cm" svg:y1="5.461cm" svg:x2="27.305cm" svg:y2="5.461cm">
          <text:p/>
        </draw:line>
        <draw:line draw:style-name="gr190" draw:text-style-name="P5" draw:layer="layout" svg:x1="19.939cm" svg:y1="5.461cm" svg:x2="19.939cm" svg:y2="5.994cm">
          <text:p/>
        </draw:line>
        <draw:frame draw:style-name="gr82" draw:text-style-name="P60" draw:layer="layout" svg:width="0.786cm" svg:height="0.37cm" svg:x="19.075cm" svg:y="5.536cm">
          <draw:text-box>
            <text:p text:style-name="P16"><text:span text:style-name="T57">+</text:span><text:span text:style-name="T60">N</text:span><text:span text:style-name="T57">%</text:span></text:p>
          </draw:text-box>
        </draw:frame>
        <draw:line draw:style-name="gr191" draw:text-style-name="P29" draw:layer="layout" svg:x1="26.543cm" svg:y1="6.985cm" svg:x2="26.543cm" svg:y2="5.461cm">
          <text:p/>
        </draw:line>
        <draw:frame draw:style-name="gr158" draw:text-style-name="P63" draw:layer="layout" svg:width="0.483cm" svg:height="0.437cm" svg:x="26.568cm" svg:y="6.226cm">
          <draw:text-box>
            <text:p text:style-name="P16"><text:span text:style-name="T61">T</text:span><text:span text:style-name="T62">p</text:span></text:p>
          </draw:text-box>
        </draw:frame>
        <draw:line draw:style-name="gr192" draw:text-style-name="P5" draw:layer="layout" svg:x1="21.386cm" svg:y1="7.543cm" svg:x2="21.386cm" svg:y2="5.207cm">
          <text:p/>
        </draw:line>
        <draw:line draw:style-name="gr193" draw:text-style-name="P29" draw:layer="layout" svg:x1="21.386cm" svg:y1="7.366cm" svg:x2="23.241cm" svg:y2="7.366cm">
          <text:p/>
        </draw:line>
        <draw:frame draw:style-name="gr158" draw:text-style-name="P64" draw:layer="layout" svg:width="0.483cm" svg:height="0.437cm" svg:x="22.097cm" svg:y="7.437cm">
          <draw:text-box>
            <text:p text:style-name="P16"><text:span text:style-name="T63">T</text:span><text:span text:style-name="T64">s</text:span></text:p>
          </draw:text-box>
        </draw:frame>
        <draw:line draw:style-name="gr194" draw:text-style-name="P5" draw:layer="layout" svg:x1="24.333cm" svg:y1="7.543cm" svg:x2="24.333cm" svg:y2="5.207cm">
          <text:p/>
        </draw:line>
        <draw:line draw:style-name="gr195" draw:text-style-name="P29" draw:layer="layout" svg:x1="23.241cm" svg:y1="7.366cm" svg:x2="24.334cm" svg:y2="7.366cm">
          <text:p/>
        </draw:line>
        <draw:frame draw:style-name="gr158" draw:text-style-name="P33" draw:layer="layout" svg:width="0.483cm" svg:height="0.437cm" svg:x="23.52cm" svg:y="7.437cm">
          <draw:text-box>
            <text:p text:style-name="P16"><text:span text:style-name="T65">T</text:span><text:span text:style-name="T66">h</text:span></text:p>
          </draw:text-box>
        </draw:frame>
        <draw:frame draw:style-name="gr82" draw:text-style-name="P60" draw:layer="layout" svg:width="1.523cm" svg:height="0.37cm" svg:x="26.061cm" svg:y="7.112cm">
          <draw:text-box>
            <text:p text:style-name="P16"><text:span text:style-name="T57">time CK to D</text:span></text:p>
          </draw:text-box>
        </draw:frame>
        <draw:frame draw:style-name="gr82" draw:text-style-name="P60" draw:layer="layout" svg:width="1.523cm" svg:height="0.37cm" svg:x="23.318cm" svg:y="1.408cm">
          <draw:text-box>
            <text:p text:style-name="P16"><text:span text:style-name="T57">time CK to Q</text:span></text:p>
          </draw:text-box>
        </draw:frame>
        <draw:frame draw:style-name="gr170" draw:text-style-name="P65" draw:layer="layout" svg:width="1.523cm" svg:height="0.637cm" svg:x="25.045cm" svg:y="3.103cm">
          <draw:text-box>
            <text:p text:style-name="P16"><text:span text:style-name="T60">Data captured</text:span></text:p>
          </draw:text-box>
        </draw:frame>
        <draw:frame draw:style-name="gr170" draw:text-style-name="P65" draw:layer="layout" svg:width="1.523cm" svg:height="0.637cm" draw:transform="rotate (1.5707963267949) translate (22.439cm 4.182cm)">
          <draw:text-box>
            <text:p text:style-name="P16"><text:span text:style-name="T60">Data</text:span><text:span text:style-name="T60"><text:line-break/></text:span><text:span text:style-name="T60">not captured</text:span></text:p>
          </draw:text-box>
        </draw:frame>
        <draw:frame draw:style-name="gr170" draw:text-style-name="P65" draw:layer="layout" svg:width="1.523cm" svg:height="0.637cm" svg:x="19.304cm" svg:y="3.103cm">
          <draw:text-box>
            <text:p text:style-name="P16"><text:span text:style-name="T60">Data captured</text:span></text:p>
          </draw:text-box>
        </draw:frame>
        <draw:frame draw:style-name="gr82" draw:text-style-name="P60" draw:layer="layout" svg:width="0.786cm" svg:height="0.37cm" svg:x="23.242cm" svg:y="7.01cm">
          <draw:text-box>
            <text:p text:style-name="P19"><text:span text:style-name="T57">0</text:span></text:p>
          </draw:text-box>
        </draw:frame>
        <draw:custom-shape draw:style-name="gr148" draw:text-style-name="P49" draw:layer="layout" svg:width="0.153cm" svg:height="0.584cm" svg:x="19.354cm" svg:y="11.785cm">
          <text:p/>
          <draw:enhanced-geometry svg:viewBox="0 0 21600 21600" draw:type="rectangle" draw:enhanced-path="M 0 0 L 21600 0 21600 21600 0 21600 0 0 Z N"/>
        </draw:custom-shape>
        <draw:custom-shape draw:style-name="gr148" draw:text-style-name="P49" draw:layer="layout" svg:width="0.153cm" svg:height="0.584cm" svg:x="19.354cm" svg:y="11.023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9.431cm 11.552cm)" svg:viewBox="0 0 508 2540" draw:points="0,0 508,0 508,1270 0,1270 0,2540 508,2540">
          <text:p/>
        </draw:polyline>
        <draw:path draw:style-name="gr196" draw:text-style-name="P5" draw:layer="layout" svg:width="2.463cm" svg:height="0.868cm" draw:transform="rotate (-3.14159265358979) translate (21.92cm 12.09cm)" svg:viewBox="0 0 2464 869" svg:d="M2464 869c-1016-5-1296-869-2464-869">
          <text:p/>
        </draw:path>
        <draw:frame draw:style-name="gr58" draw:text-style-name="P58" draw:layer="layout" svg:width="2.733cm" svg:height="0.37cm" svg:x="16.612cm" svg:y="11.12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1.887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9.431cm 12.319cm)" svg:viewBox="0 0 508 2540" draw:points="0,0 508,0 508,1270 0,1270 0,2540 508,2540">
          <text:p/>
        </draw:polyline>
        <draw:path draw:style-name="gr167" draw:text-style-name="P5" draw:layer="layout" svg:width="0.485cm" svg:height="0.791cm" draw:transform="rotate (-3.14159265358979) translate (19.938126916613cm 12.11cm)" svg:viewBox="0 0 486 792" svg:d="M486 792c-664-5-614-792-55-792">
          <text:p/>
        </draw:path>
        <draw:frame draw:style-name="gr58" draw:text-style-name="P66" draw:layer="layout" svg:width="0.751cm" svg:height="0.37cm" svg:x="21.143cm" svg:y="11.588cm">
          <draw:text-box>
            <text:p text:style-name="P57"><text:span text:style-name="T67">setup</text:span></text:p>
          </draw:text-box>
        </draw:frame>
        <draw:frame draw:style-name="gr58" draw:text-style-name="P67" draw:layer="layout" svg:width="0.751cm" svg:height="0.37cm" svg:x="19.823cm" svg:y="11.933cm">
          <draw:text-box>
            <text:p text:style-name="P57"><text:span text:style-name="T68">hold</text:span></text:p>
          </draw:text-box>
        </draw:frame>
        <draw:polyline draw:style-name="gr53" draw:text-style-name="P5" draw:layer="layout" svg:width="0.507cm" svg:height="2.539cm" draw:transform="rotate (1.5707963267949) translate (19.431cm 16.632cm)" svg:viewBox="0 0 508 2540" draw:points="0,0 508,0 508,1270 0,1270 0,2540 508,2540">
          <text:p/>
        </draw:polyline>
        <draw:path draw:style-name="gr196" draw:text-style-name="P5" draw:layer="layout" svg:width="2.463cm" svg:height="0.812cm" draw:transform="rotate (-3.14159265358979) translate (27.025cm 17.17cm)" svg:viewBox="0 0 2464 813" svg:d="M2464 813c-1016-5-1296-813-2464-813">
          <text:p/>
        </draw:path>
        <draw:frame draw:style-name="gr58" draw:text-style-name="P58" draw:layer="layout" svg:width="2.733cm" svg:height="0.37cm" svg:x="16.612cm" svg:y="16.20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6.967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7.619cm" draw:transform="rotate (1.5707963267949) translate (19.431cm 17.399cm)" svg:viewBox="0 0 508 7620" draw:points="0,0 508,0 508,3810 0,3810 0,7620 508,7620">
          <text:p/>
        </draw:polyline>
        <draw:path draw:style-name="gr167" draw:text-style-name="P5" draw:layer="layout" svg:width="0.485cm" svg:height="0.791cm" draw:transform="rotate (-3.14159265358979) translate (19.938126916613cm 17.19cm)" svg:viewBox="0 0 486 792" svg:d="M486 792c-664-5-614-792-55-792">
          <text:p/>
        </draw:path>
        <draw:frame draw:style-name="gr58" draw:text-style-name="P66" draw:layer="layout" svg:width="0.751cm" svg:height="0.37cm" svg:x="26.06cm" svg:y="16.668cm">
          <draw:text-box>
            <text:p text:style-name="P57"><text:span text:style-name="T67">setup</text:span></text:p>
          </draw:text-box>
        </draw:frame>
        <draw:frame draw:style-name="gr58" draw:text-style-name="P67" draw:layer="layout" svg:width="0.751cm" svg:height="0.37cm" svg:x="19.823cm" svg:y="17.013cm">
          <draw:text-box>
            <text:p text:style-name="P57"><text:span text:style-name="T68">hold</text:span></text:p>
          </draw:text-box>
        </draw:frame>
        <draw:polyline draw:style-name="gr53" draw:text-style-name="P5" draw:layer="layout" svg:width="0.507cm" svg:height="2.539cm" draw:transform="rotate (1.5707963267949) translate (21.971cm 16.632cm)" svg:viewBox="0 0 508 2540" draw:points="0,0 508,0 508,1270 0,1270 0,2540 508,2540">
          <text:p/>
        </draw:polyline>
        <draw:polyline draw:style-name="gr53" draw:text-style-name="P5" draw:layer="layout" svg:width="0.507cm" svg:height="2.539cm" draw:transform="rotate (1.5707963267949) translate (24.511cm 16.632cm)" svg:viewBox="0 0 508 2540" draw:points="0,0 508,0 508,1270 0,1270 0,2540 508,2540">
          <text:p/>
        </draw:polyline>
        <draw:frame draw:style-name="gr58" draw:text-style-name="P58" draw:layer="layout" svg:width="0.33cm" svg:height="0.37cm" svg:x="19.329cm" svg:y="15.727cm">
          <draw:text-box>
            <text:p text:style-name="P57"><text:span text:style-name="T24">0</text:span></text:p>
          </draw:text-box>
        </draw:frame>
        <draw:frame draw:style-name="gr58" draw:text-style-name="P58" draw:layer="layout" svg:width="0.33cm" svg:height="0.37cm" svg:x="20.548cm" svg:y="15.727cm">
          <draw:text-box>
            <text:p text:style-name="P57"><text:span text:style-name="T24">5</text:span></text:p>
          </draw:text-box>
        </draw:frame>
        <draw:frame draw:style-name="gr58" draw:text-style-name="P58" draw:layer="layout" svg:width="0.432cm" svg:height="0.37cm" svg:x="21.818cm" svg:y="15.727cm">
          <draw:text-box>
            <text:p text:style-name="P57"><text:span text:style-name="T24">10</text:span></text:p>
          </draw:text-box>
        </draw:frame>
        <draw:frame draw:style-name="gr58" draw:text-style-name="P58" draw:layer="layout" svg:width="0.432cm" svg:height="0.37cm" svg:x="23.037cm" svg:y="15.727cm">
          <draw:text-box>
            <text:p text:style-name="P57"><text:span text:style-name="T24">15</text:span></text:p>
          </draw:text-box>
        </draw:frame>
        <draw:frame draw:style-name="gr58" draw:text-style-name="P58" draw:layer="layout" svg:width="0.432cm" svg:height="0.37cm" svg:x="24.307cm" svg:y="15.727cm">
          <draw:text-box>
            <text:p text:style-name="P57"><text:span text:style-name="T24">20</text:span></text:p>
          </draw:text-box>
        </draw:frame>
        <draw:frame draw:style-name="gr58" draw:text-style-name="P58" draw:layer="layout" svg:width="0.432cm" svg:height="0.37cm" svg:x="25.577cm" svg:y="15.727cm">
          <draw:text-box>
            <text:p text:style-name="P57"><text:span text:style-name="T24">25</text:span></text:p>
          </draw:text-box>
        </draw:frame>
        <draw:frame draw:style-name="gr58" draw:text-style-name="P58" draw:layer="layout" svg:width="0.432cm" svg:height="0.37cm" svg:x="26.822cm" svg:y="15.727cm">
          <draw:text-box>
            <text:p text:style-name="P57"><text:span text:style-name="T24">30</text:span></text:p>
          </draw:text-box>
        </draw:frame>
        <draw:polyline draw:style-name="gr53" draw:text-style-name="P5" draw:layer="layout" svg:width="0.507cm" svg:height="2.539cm" draw:transform="rotate (1.5707963267949) translate (19.431cm 18.664cm)" svg:viewBox="0 0 508 2540" draw:points="0,0 508,0 508,1270 0,1270 0,2540 508,2540">
          <text:p/>
        </draw:polyline>
        <draw:path draw:style-name="gr196" draw:text-style-name="P5" draw:layer="layout" svg:width="1.193cm" svg:height="0.837cm" draw:transform="rotate (-3.14159265358979) translate (20.65cm 19.227cm)" svg:viewBox="0 0 1194 838" svg:d="M1194 838c-1016-5-26-838-1194-838">
          <text:p/>
        </draw:path>
        <draw:frame draw:style-name="gr58" draw:text-style-name="P58" draw:layer="layout" svg:width="2.733cm" svg:height="0.37cm" svg:x="16.612cm" svg:y="18.23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8.999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7.619cm" draw:transform="rotate (1.5707963267949) translate (19.431cm 19.431cm)" svg:viewBox="0 0 508 7620" draw:points="0,0 0,1270 508,1270 508,5080 0,5080 0,7620">
          <text:p/>
        </draw:polyline>
        <draw:path draw:style-name="gr167" draw:text-style-name="P5" draw:layer="layout" svg:width="1.163cm" svg:height="0.806cm" draw:transform="rotate (-3.14159265358979) translate (21.894cm 19.2220237233469cm)" svg:viewBox="0 0 1164 807" svg:d="M0 807c711-25 330-812 1164-807">
          <text:p/>
        </draw:path>
        <draw:frame draw:style-name="gr58" draw:text-style-name="P66" draw:layer="layout" svg:width="0.751cm" svg:height="0.37cm" svg:x="19.315cm" svg:y="18.705cm">
          <draw:text-box>
            <text:p text:style-name="P57"><text:span text:style-name="T67">setup</text:span></text:p>
          </draw:text-box>
        </draw:frame>
        <draw:frame draw:style-name="gr58" draw:text-style-name="P67" draw:layer="layout" svg:width="0.751cm" svg:height="0.37cm" svg:x="21.22cm" svg:y="19.045cm">
          <draw:text-box>
            <text:p text:style-name="P57"><text:span text:style-name="T68">hold</text:span></text:p>
          </draw:text-box>
        </draw:frame>
        <draw:polyline draw:style-name="gr53" draw:text-style-name="P5" draw:layer="layout" svg:width="0.507cm" svg:height="2.539cm" draw:transform="rotate (1.5707963267949) translate (21.971cm 18.664cm)" svg:viewBox="0 0 508 2540" draw:points="0,0 508,0 508,1270 0,1270 0,2540 508,2540">
          <text:p/>
        </draw:polyline>
        <draw:polyline draw:style-name="gr53" draw:text-style-name="P5" draw:layer="layout" svg:width="0.507cm" svg:height="2.539cm" draw:transform="rotate (1.5707963267949) translate (24.511cm 18.664cm)" svg:viewBox="0 0 508 2540" draw:points="0,0 508,0 508,1270 0,1270 0,2540 508,2540">
          <text:p/>
        </draw:polyline>
        <draw:frame draw:style-name="gr58" draw:text-style-name="P58" draw:layer="layout" svg:width="0.33cm" svg:height="0.37cm" svg:x="19.329cm" svg:y="17.759cm">
          <draw:text-box>
            <text:p text:style-name="P57"><text:span text:style-name="T24">0</text:span></text:p>
          </draw:text-box>
        </draw:frame>
        <draw:frame draw:style-name="gr58" draw:text-style-name="P58" draw:layer="layout" svg:width="0.33cm" svg:height="0.37cm" svg:x="20.548cm" svg:y="17.759cm">
          <draw:text-box>
            <text:p text:style-name="P57"><text:span text:style-name="T24">5</text:span></text:p>
          </draw:text-box>
        </draw:frame>
        <draw:frame draw:style-name="gr58" draw:text-style-name="P58" draw:layer="layout" svg:width="0.432cm" svg:height="0.37cm" svg:x="21.818cm" svg:y="17.759cm">
          <draw:text-box>
            <text:p text:style-name="P57"><text:span text:style-name="T24">10</text:span></text:p>
          </draw:text-box>
        </draw:frame>
        <draw:frame draw:style-name="gr58" draw:text-style-name="P58" draw:layer="layout" svg:width="0.432cm" svg:height="0.37cm" svg:x="23.037cm" svg:y="17.759cm">
          <draw:text-box>
            <text:p text:style-name="P57"><text:span text:style-name="T24">15</text:span></text:p>
          </draw:text-box>
        </draw:frame>
        <draw:frame draw:style-name="gr58" draw:text-style-name="P58" draw:layer="layout" svg:width="0.432cm" svg:height="0.37cm" svg:x="24.307cm" svg:y="17.759cm">
          <draw:text-box>
            <text:p text:style-name="P57"><text:span text:style-name="T24">20</text:span></text:p>
          </draw:text-box>
        </draw:frame>
        <draw:frame draw:style-name="gr58" draw:text-style-name="P58" draw:layer="layout" svg:width="0.432cm" svg:height="0.37cm" svg:x="25.577cm" svg:y="17.759cm">
          <draw:text-box>
            <text:p text:style-name="P57"><text:span text:style-name="T24">25</text:span></text:p>
          </draw:text-box>
        </draw:frame>
        <draw:frame draw:style-name="gr58" draw:text-style-name="P58" draw:layer="layout" svg:width="0.432cm" svg:height="0.37cm" svg:x="26.822cm" svg:y="17.759cm">
          <draw:text-box>
            <text:p text:style-name="P57"><text:span text:style-name="T24">30</text:span></text:p>
          </draw:text-box>
        </draw:frame>
        <draw:polyline draw:style-name="gr53" draw:text-style-name="P5" draw:layer="layout" svg:width="0.507cm" svg:height="2.539cm" draw:transform="rotate (1.5707963267949) translate (19.431cm 14.605cm)" svg:viewBox="0 0 508 2540" draw:points="0,0 508,0 508,1270 0,1270 0,2540 508,2540">
          <text:p/>
        </draw:polyline>
        <draw:path draw:style-name="gr196" draw:text-style-name="P5" draw:layer="layout" svg:width="0.533cm" svg:height="0.812cm" draw:transform="rotate (-3.14159265358979) translate (25.095cm 15.138cm)" svg:viewBox="0 0 534 813" svg:d="M534 813c-1016-5 634-813-534-813">
          <text:p/>
        </draw:path>
        <draw:frame draw:style-name="gr58" draw:text-style-name="P58" draw:layer="layout" svg:width="2.733cm" svg:height="0.37cm" svg:x="16.612cm" svg:y="14.173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4.935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3.809cm" draw:transform="rotate (1.5707963267949) translate (19.431cm 15.367cm)" svg:viewBox="0 0 508 3810" draw:points="508,0 0,0 0,1905 508,1905 508,3810 0,3810">
          <text:p/>
        </draw:polyline>
        <draw:path draw:style-name="gr167" draw:text-style-name="P5" draw:layer="layout" svg:width="0.579cm" svg:height="0.806cm" draw:transform="rotate (-3.14159265358979) translate (21.945cm 15.158cm)" svg:viewBox="0 0 580 807" svg:d="M0 807c584 0 21-807 580-807">
          <text:p/>
        </draw:path>
        <draw:frame draw:style-name="gr58" draw:text-style-name="P66" draw:layer="layout" svg:width="0.751cm" svg:height="0.37cm" svg:x="23.901cm" svg:y="14.636cm">
          <draw:text-box>
            <text:p text:style-name="P57"><text:span text:style-name="T67">setup</text:span></text:p>
          </draw:text-box>
        </draw:frame>
        <draw:frame draw:style-name="gr58" draw:text-style-name="P67" draw:layer="layout" svg:width="0.751cm" svg:height="0.37cm" svg:x="21.64cm" svg:y="14.981cm">
          <draw:text-box>
            <text:p text:style-name="P57"><text:span text:style-name="T68">hold</text:span></text:p>
          </draw:text-box>
        </draw:frame>
        <draw:polyline draw:style-name="gr53" draw:text-style-name="P5" draw:layer="layout" svg:width="0.507cm" svg:height="2.539cm" draw:transform="rotate (1.5707963267949) translate (21.971cm 14.605cm)" svg:viewBox="0 0 508 2540" draw:points="0,0 508,0 508,1270 0,1270 0,2540 508,2540">
          <text:p/>
        </draw:polyline>
        <draw:polyline draw:style-name="gr53" draw:text-style-name="P5" draw:layer="layout" svg:width="0.507cm" svg:height="2.539cm" draw:transform="rotate (1.5707963267949) translate (24.511cm 14.605cm)" svg:viewBox="0 0 508 2540" draw:points="0,0 508,0 508,1270 0,1270 0,2540 508,2540">
          <text:p/>
        </draw:polyline>
        <draw:frame draw:style-name="gr58" draw:text-style-name="P58" draw:layer="layout" svg:width="0.33cm" svg:height="0.37cm" svg:x="19.329cm" svg:y="13.695cm">
          <draw:text-box>
            <text:p text:style-name="P57"><text:span text:style-name="T24">0</text:span></text:p>
          </draw:text-box>
        </draw:frame>
        <draw:frame draw:style-name="gr58" draw:text-style-name="P58" draw:layer="layout" svg:width="0.33cm" svg:height="0.37cm" svg:x="20.548cm" svg:y="13.695cm">
          <draw:text-box>
            <text:p text:style-name="P57"><text:span text:style-name="T24">5</text:span></text:p>
          </draw:text-box>
        </draw:frame>
        <draw:frame draw:style-name="gr58" draw:text-style-name="P58" draw:layer="layout" svg:width="0.432cm" svg:height="0.37cm" svg:x="21.818cm" svg:y="13.695cm">
          <draw:text-box>
            <text:p text:style-name="P57"><text:span text:style-name="T24">10</text:span></text:p>
          </draw:text-box>
        </draw:frame>
        <draw:frame draw:style-name="gr58" draw:text-style-name="P58" draw:layer="layout" svg:width="0.432cm" svg:height="0.37cm" svg:x="23.037cm" svg:y="13.695cm">
          <draw:text-box>
            <text:p text:style-name="P57"><text:span text:style-name="T24">15</text:span></text:p>
          </draw:text-box>
        </draw:frame>
        <draw:frame draw:style-name="gr58" draw:text-style-name="P58" draw:layer="layout" svg:width="0.432cm" svg:height="0.37cm" svg:x="24.307cm" svg:y="13.695cm">
          <draw:text-box>
            <text:p text:style-name="P57"><text:span text:style-name="T24">20</text:span></text:p>
          </draw:text-box>
        </draw:frame>
        <draw:frame draw:style-name="gr58" draw:text-style-name="P58" draw:layer="layout" svg:width="0.432cm" svg:height="0.37cm" svg:x="25.577cm" svg:y="13.695cm">
          <draw:text-box>
            <text:p text:style-name="P57"><text:span text:style-name="T24">25</text:span></text:p>
          </draw:text-box>
        </draw:frame>
        <draw:frame draw:style-name="gr58" draw:text-style-name="P58" draw:layer="layout" svg:width="0.432cm" svg:height="0.37cm" svg:x="26.822cm" svg:y="13.695cm">
          <draw:text-box>
            <text:p text:style-name="P57"><text:span text:style-name="T24">30</text:span></text:p>
          </draw:text-box>
        </draw:frame>
        <draw:polyline draw:style-name="gr53"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97"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1"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4"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198"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51" draw:text-style-name="P5" draw:layer="layout" svg:x1="8.853cm" svg:y1="2.744cm" svg:x2="9.767cm" svg:y2="2.744cm">
          <text:p/>
        </draw:line>
        <draw:polyline draw:style-name="gr152" draw:text-style-name="P5" draw:layer="layout" svg:width="4.241cm" svg:height="0.761cm" svg:x="7.024cm" svg:y="3.252cm" svg:viewBox="0 0 4242 762" draw:points="0,762 4039,762 4039,0 4242,0">
          <text:p/>
        </draw:polyline>
        <draw:line draw:style-name="gr153" draw:text-style-name="P5" draw:layer="layout" svg:x1="6.821cm" svg:y1="4.014cm" svg:x2="7.151cm" svg:y2="4.014cm">
          <text:p/>
        </draw:line>
        <draw:frame draw:style-name="gr81" draw:text-style-name="P8" draw:layer="layout" svg:width="0.736cm" svg:height="0.421cm" svg:x="6.364cm" svg:y="3.847cm">
          <draw:text-box>
            <text:p><text:span text:style-name="T4">clk</text:span></text:p>
          </draw:text-box>
        </draw:frame>
        <draw:polyline draw:style-name="gr199" draw:text-style-name="P18" draw:layer="layout" svg:width="0.761cm" svg:height="0.278cm" draw:transform="rotate (1.5707963267949) translate (7.685cm 4.014cm)" svg:viewBox="0 0 762 279" draw:points="0,0 762,0 762,279">
          <text:p/>
        </draw:polyline>
        <draw:line draw:style-name="gr151" draw:text-style-name="P5" draw:layer="layout" svg:x1="10.555cm" svg:y1="2.744cm" svg:x2="11.265cm" svg:y2="2.744cm">
          <text:p/>
        </draw:line>
        <draw:frame draw:style-name="gr82" draw:text-style-name="P34" draw:layer="layout" svg:width="0.736cm" svg:height="0.37cm" svg:x="8.04cm" svg:y="2.058cm">
          <draw:text-box>
            <text:p text:style-name="P16"><text:span text:style-name="T29">FF1</text:span></text:p>
          </draw:text-box>
        </draw:frame>
        <draw:frame draw:style-name="gr82" draw:text-style-name="P34" draw:layer="layout" svg:width="0.736cm" svg:height="0.37cm" svg:x="9.742cm" svg:y="2.058cm">
          <draw:text-box>
            <text:p text:style-name="P16"><text:span text:style-name="T29">G1</text:span></text:p>
          </draw:text-box>
        </draw:frame>
        <draw:frame draw:style-name="gr82" draw:text-style-name="P34" draw:layer="layout" svg:width="0.736cm" svg:height="0.37cm" svg:x="11.342cm" svg:y="2.058cm">
          <draw:text-box>
            <text:p text:style-name="P16"><text:span text:style-name="T29">FF2</text:span></text:p>
          </draw:text-box>
        </draw:frame>
        <draw:frame draw:style-name="gr82" draw:text-style-name="P68" draw:layer="layout" svg:width="0.736cm" svg:height="0.37cm" svg:x="9.92cm" svg:y="2.903cm">
          <draw:text-box>
            <text:p text:style-name="P16"><text:span text:style-name="T18">2 ns</text:span></text:p>
          </draw:text-box>
        </draw:frame>
        <draw:frame draw:style-name="gr200" draw:text-style-name="P58" draw:layer="layout" svg:width="1.498cm" svg:height="0.437cm" svg:x="8.954cm" svg:y="4.161cm">
          <draw:text-box>
            <text:p text:style-name="P57"><text:span text:style-name="T24">T</text:span><text:span text:style-name="T69">clk</text:span><text:span text:style-name="T24"> = 20 ns</text:span></text:p>
          </draw:text-box>
        </draw:frame>
        <draw:frame draw:style-name="gr201" draw:text-style-name="P70" draw:layer="layout" svg:width="1.6cm" svg:height="1.372cm" svg:x="6.262cm" svg:y="1.854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custom-shape draw:style-name="gr202"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1"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4"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203"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51" draw:text-style-name="P5" draw:layer="layout" svg:x1="8.853cm" svg:y1="6.732cm" svg:x2="9.767cm" svg:y2="6.732cm">
          <text:p/>
        </draw:line>
        <draw:polyline draw:style-name="gr152" draw:text-style-name="P5" draw:layer="layout" svg:width="4.241cm" svg:height="0.761cm" svg:x="7.024cm" svg:y="7.24cm" svg:viewBox="0 0 4242 762" draw:points="0,762 4039,762 4039,0 4242,0">
          <text:p/>
        </draw:polyline>
        <draw:line draw:style-name="gr153" draw:text-style-name="P5" draw:layer="layout" svg:x1="6.821cm" svg:y1="8.002cm" svg:x2="7.151cm" svg:y2="8.002cm">
          <text:p/>
        </draw:line>
        <draw:frame draw:style-name="gr81" draw:text-style-name="P8" draw:layer="layout" svg:width="0.736cm" svg:height="0.421cm" svg:x="6.364cm" svg:y="7.835cm">
          <draw:text-box>
            <text:p><text:span text:style-name="T4">clk</text:span></text:p>
          </draw:text-box>
        </draw:frame>
        <draw:polyline draw:style-name="gr204" draw:text-style-name="P18" draw:layer="layout" svg:width="0.761cm" svg:height="0.278cm" draw:transform="rotate (1.5707963267949) translate (7.685cm 8.002cm)" svg:viewBox="0 0 762 279" draw:points="0,0 762,0 762,279">
          <text:p/>
        </draw:polyline>
        <draw:line draw:style-name="gr151" draw:text-style-name="P5" draw:layer="layout" svg:x1="10.555cm" svg:y1="6.732cm" svg:x2="11.265cm" svg:y2="6.732cm">
          <text:p/>
        </draw:line>
        <draw:frame draw:style-name="gr82" draw:text-style-name="P34" draw:layer="layout" svg:width="0.736cm" svg:height="0.37cm" svg:x="8.04cm" svg:y="6.046cm">
          <draw:text-box>
            <text:p text:style-name="P16"><text:span text:style-name="T29">FF1</text:span></text:p>
          </draw:text-box>
        </draw:frame>
        <draw:frame draw:style-name="gr82" draw:text-style-name="P34" draw:layer="layout" svg:width="0.736cm" svg:height="0.37cm" svg:x="9.742cm" svg:y="6.046cm">
          <draw:text-box>
            <text:p text:style-name="P16"><text:span text:style-name="T29">G1</text:span></text:p>
          </draw:text-box>
        </draw:frame>
        <draw:frame draw:style-name="gr82" draw:text-style-name="P34" draw:layer="layout" svg:width="0.736cm" svg:height="0.37cm" svg:x="11.342cm" svg:y="6.046cm">
          <draw:text-box>
            <text:p text:style-name="P16"><text:span text:style-name="T29">FF2</text:span></text:p>
          </draw:text-box>
        </draw:frame>
        <draw:frame draw:style-name="gr82" draw:text-style-name="P68" draw:layer="layout" svg:width="0.736cm" svg:height="0.37cm" svg:x="9.92cm" svg:y="6.891cm">
          <draw:text-box>
            <text:p text:style-name="P16"><text:span text:style-name="T18">2 ns</text:span></text:p>
          </draw:text-box>
        </draw:frame>
        <draw:frame draw:style-name="gr200" draw:text-style-name="P58" draw:layer="layout" svg:width="1.498cm" svg:height="0.437cm" svg:x="8.954cm" svg:y="8.149cm">
          <draw:text-box>
            <text:p text:style-name="P57"><text:span text:style-name="T24">T</text:span><text:span text:style-name="T69">clk</text:span><text:span text:style-name="T24"> = 20 ns</text:span></text:p>
          </draw:text-box>
        </draw:frame>
        <draw:frame draw:style-name="gr201" draw:text-style-name="P70" draw:layer="layout" svg:width="1.6cm" svg:height="1.372cm" svg:x="6.262cm" svg:y="5.842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custom-shape draw:style-name="gr74"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5"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1"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4"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206"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51" draw:text-style-name="P5" draw:layer="layout" svg:x1="17.983cm" svg:y1="2.744cm" svg:x2="18.897cm" svg:y2="2.744cm">
          <text:p/>
        </draw:line>
        <draw:polyline draw:style-name="gr152" draw:text-style-name="P5" draw:layer="layout" svg:width="7.061cm" svg:height="0.761cm" svg:x="14.833cm" svg:y="3.252cm" svg:viewBox="0 0 7062 762" draw:points="0,762 6859,762 6859,0 7062,0">
          <text:p/>
        </draw:polyline>
        <draw:line draw:style-name="gr153" draw:text-style-name="P5" draw:layer="layout" svg:x1="14.579cm" svg:y1="4.014cm" svg:x2="14.909cm" svg:y2="4.014cm">
          <text:p/>
        </draw:line>
        <draw:frame draw:style-name="gr81" draw:text-style-name="P8" draw:layer="layout" svg:width="0.736cm" svg:height="0.421cm" svg:x="14.122cm" svg:y="3.847cm">
          <draw:text-box>
            <text:p><text:span text:style-name="T4">clk</text:span></text:p>
          </draw:text-box>
        </draw:frame>
        <draw:polyline draw:style-name="gr207" draw:text-style-name="P18" draw:layer="layout" svg:width="0.761cm" svg:height="1.168cm" draw:transform="rotate (1.5707963267949) translate (15.976cm 4.014cm)" svg:viewBox="0 0 762 1169" draw:points="0,0 762,0 762,1169">
          <text:p/>
        </draw:polyline>
        <draw:line draw:style-name="gr151" draw:text-style-name="P5" draw:layer="layout" svg:x1="21.184cm" svg:y1="2.744cm" svg:x2="21.894cm" svg:y2="2.744cm">
          <text:p/>
        </draw:line>
        <draw:frame draw:style-name="gr82" draw:text-style-name="P34" draw:layer="layout" svg:width="0.736cm" svg:height="0.37cm" svg:x="17.17cm" svg:y="2.058cm">
          <draw:text-box>
            <text:p text:style-name="P16"><text:span text:style-name="T29">FF1</text:span></text:p>
          </draw:text-box>
        </draw:frame>
        <draw:frame draw:style-name="gr82" draw:text-style-name="P34" draw:layer="layout" svg:width="0.736cm" svg:height="0.37cm" svg:x="20.371cm" svg:y="2.058cm">
          <draw:text-box>
            <text:p text:style-name="P16"><text:span text:style-name="T29">G2</text:span></text:p>
          </draw:text-box>
        </draw:frame>
        <draw:frame draw:style-name="gr82" draw:text-style-name="P34" draw:layer="layout" svg:width="0.736cm" svg:height="0.37cm" svg:x="21.971cm" svg:y="2.058cm">
          <draw:text-box>
            <text:p text:style-name="P16"><text:span text:style-name="T29">FF2</text:span></text:p>
          </draw:text-box>
        </draw:frame>
        <draw:frame draw:style-name="gr82" draw:text-style-name="P68" draw:layer="layout" svg:width="0.736cm" svg:height="0.37cm" svg:x="20.549cm" svg:y="2.903cm">
          <draw:text-box>
            <text:p text:style-name="P16"><text:span text:style-name="T18">2 ns</text:span></text:p>
          </draw:text-box>
        </draw:frame>
        <draw:frame draw:style-name="gr200" draw:text-style-name="P58" draw:layer="layout" svg:width="1.498cm" svg:height="0.437cm" svg:x="17.806cm" svg:y="1.518cm">
          <draw:text-box>
            <text:p text:style-name="P57"><text:span text:style-name="T24">T</text:span><text:span text:style-name="T69">clk</text:span><text:span text:style-name="T24"> = 7 ns</text:span></text:p>
          </draw:text-box>
        </draw:frame>
        <draw:frame draw:style-name="gr201" draw:text-style-name="P70" draw:layer="layout" svg:width="1.6cm" svg:height="1.372cm" svg:x="14.325cm" svg:y="1.498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4"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905cm">
          <draw:text-box>
            <text:p text:style-name="P16"><text:span text:style-name="T29">G1</text:span></text:p>
          </draw:text-box>
        </draw:frame>
        <draw:frame draw:style-name="gr82" draw:text-style-name="P34" draw:layer="layout" svg:width="0.305cm" svg:height="0.37cm" svg:x="18.567cm" svg:y="2.311cm">
          <draw:text-box>
            <text:p text:style-name="P16"><text:span text:style-name="T29">A</text:span></text:p>
          </draw:text-box>
        </draw:frame>
        <draw:polyline draw:style-name="gr75" draw:text-style-name="P5" draw:layer="layout" svg:width="0.456cm" svg:height="0.126cm" svg:x="19.939cm" svg:y="2.616cm" svg:viewBox="0 0 457 127" draw:points="0,0 254,0 254,127 457,127">
          <text:p/>
        </draw:polyline>
        <draw:g>
          <draw:polygon draw:style-name="gr208" draw:text-style-name="P10" draw:layer="layout" svg:width="0.567cm" svg:height="0.453cm" draw:transform="rotate (-0.463733982254894) translate (16.3070219425963cm 2.9969561242821cm)" svg:viewBox="0 0 568 454" draw:points="0,0 568,0 227,454">
            <text:p/>
          </draw:polygon>
          <draw:line draw:style-name="gr209" draw:text-style-name="P5" draw:layer="layout" svg:x1="16.23cm" svg:y1="3.251cm" svg:x2="16.307cm" svg:y2="3.251cm">
            <text:p/>
          </draw:line>
          <draw:line draw:style-name="gr209" draw:text-style-name="P5" draw:layer="layout" svg:x1="16.815cm" svg:y1="3.251cm" svg:x2="16.917cm" svg:y2="3.251cm">
            <text:p/>
          </draw:line>
        </draw:g>
        <draw:g>
          <draw:polygon draw:style-name="gr208" draw:text-style-name="P10" draw:layer="layout" svg:width="0.567cm" svg:height="0.453cm" draw:transform="rotate (-0.463733982254894) translate (18.4920219425963cm 3.7589561242821cm)" svg:viewBox="0 0 568 454" draw:points="0,0 568,0 227,454">
            <text:p/>
          </draw:polygon>
          <draw:line draw:style-name="gr209" draw:text-style-name="P5" draw:layer="layout" svg:x1="18.415cm" svg:y1="4.013cm" svg:x2="18.492cm" svg:y2="4.013cm">
            <text:p/>
          </draw:line>
          <draw:line draw:style-name="gr209" draw:text-style-name="P5" draw:layer="layout" svg:x1="19cm" svg:y1="4.013cm" svg:x2="19.102cm" svg:y2="4.013cm">
            <text:p/>
          </draw:line>
        </draw:g>
        <draw:g>
          <draw:polygon draw:style-name="gr208" draw:text-style-name="P10" draw:layer="layout" svg:width="0.567cm" svg:height="0.453cm" draw:transform="rotate (-0.463733982254894) translate (15.1390219425963cm 3.7589561242821cm)" svg:viewBox="0 0 568 454" draw:points="0,0 568,0 227,454">
            <text:p/>
          </draw:polygon>
          <draw:line draw:style-name="gr209" draw:text-style-name="P5" draw:layer="layout" svg:x1="15.062cm" svg:y1="4.013cm" svg:x2="15.139cm" svg:y2="4.013cm">
            <text:p/>
          </draw:line>
          <draw:line draw:style-name="gr209" draw:text-style-name="P5" draw:layer="layout" svg:x1="15.647cm" svg:y1="4.013cm" svg:x2="15.749cm" svg:y2="4.013cm">
            <text:p/>
          </draw:line>
        </draw:g>
        <draw:frame draw:style-name="gr82" draw:text-style-name="P34" draw:layer="layout" svg:width="0.736cm" svg:height="0.37cm" svg:x="14.91cm" svg:y="3.327cm">
          <draw:text-box>
            <text:p text:style-name="P16"><text:span text:style-name="T29">B1</text:span></text:p>
          </draw:text-box>
        </draw:frame>
        <draw:frame draw:style-name="gr82" draw:text-style-name="P34" draw:layer="layout" svg:width="0.736cm" svg:height="0.37cm" svg:x="16.155cm" svg:y="2.601cm">
          <draw:text-box>
            <text:p text:style-name="P16"><text:span text:style-name="T29">B2</text:span></text:p>
          </draw:text-box>
        </draw:frame>
        <draw:frame draw:style-name="gr82" draw:text-style-name="P34" draw:layer="layout" svg:width="0.736cm" svg:height="0.37cm" svg:x="18.339cm" svg:y="3.378cm">
          <draw:text-box>
            <text:p text:style-name="P16"><text:span text:style-name="T29">B3</text:span></text:p>
          </draw:text-box>
        </draw:frame>
        <draw:frame draw:style-name="gr82" draw:text-style-name="P68" draw:layer="layout" svg:width="0.736cm" svg:height="0.37cm" svg:x="19.177cm" svg:y="2.921cm">
          <draw:text-box>
            <text:p text:style-name="P16"><text:span text:style-name="T18">2 ns</text:span></text:p>
          </draw:text-box>
        </draw:frame>
        <draw:frame draw:style-name="gr82" draw:text-style-name="P68" draw:layer="layout" svg:width="0.736cm" svg:height="0.37cm" svg:x="18.695cm" svg:y="4.216cm">
          <draw:text-box>
            <text:p text:style-name="P16"><text:span text:style-name="T18">2 ns</text:span></text:p>
          </draw:text-box>
        </draw:frame>
        <draw:frame draw:style-name="gr82" draw:text-style-name="P68" draw:layer="layout" svg:width="0.736cm" svg:height="0.37cm" svg:x="16.434cm" svg:y="3.414cm">
          <draw:text-box>
            <text:p text:style-name="P16"><text:span text:style-name="T18">2 ns</text:span></text:p>
          </draw:text-box>
        </draw:frame>
        <draw:frame draw:style-name="gr82" draw:text-style-name="P68" draw:layer="layout" svg:width="0.736cm" svg:height="0.37cm" svg:x="15.316cm" svg:y="4.202cm">
          <draw:text-box>
            <text:p text:style-name="P16"><text:span text:style-name="T18">1 ns</text:span></text:p>
          </draw:text-box>
        </draw:frame>
        <draw:g>
          <draw:custom-shape draw:style-name="gr210"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1"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4"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211"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51" draw:text-style-name="P5" draw:layer="layout" svg:width="1.167cm" svg:height="0.483cm" svg:x="17.983cm" svg:y="6.248cm" svg:viewBox="0 0 1168 484" draw:points="0,484 686,483 686,0 1168,0">
          <text:p/>
        </draw:polyline>
        <draw:polyline draw:style-name="gr152" draw:text-style-name="P5" draw:layer="layout" svg:width="5.435cm" svg:height="0.761cm" svg:x="16.459cm" svg:y="7.24cm" svg:viewBox="0 0 5436 762" draw:points="0,762 5233,762 5233,0 5436,0">
          <text:p/>
        </draw:polyline>
        <draw:line draw:style-name="gr153" draw:text-style-name="P5" draw:layer="layout" svg:x1="16.23cm" svg:y1="8.002cm" svg:x2="16.56cm" svg:y2="8.002cm">
          <text:p/>
        </draw:line>
        <draw:frame draw:style-name="gr81" draw:text-style-name="P8" draw:layer="layout" svg:width="0.736cm" svg:height="0.421cm" svg:x="15.773cm" svg:y="7.835cm">
          <draw:text-box>
            <text:p><text:span text:style-name="T4">clk</text:span></text:p>
          </draw:text-box>
        </draw:frame>
        <draw:polyline draw:style-name="gr212" draw:text-style-name="P18" draw:layer="layout" svg:width="0.761cm" svg:height="0.203cm" draw:transform="rotate (1.5707963267949) translate (16.915cm 8.002cm)" svg:viewBox="0 0 762 204" draw:points="0,0 762,0 762,204">
          <text:p/>
        </draw:polyline>
        <draw:line draw:style-name="gr151" draw:text-style-name="P5" draw:layer="layout" svg:x1="21.184cm" svg:y1="6.732cm" svg:x2="21.894cm" svg:y2="6.732cm">
          <text:p/>
        </draw:line>
        <draw:frame draw:style-name="gr82" draw:text-style-name="P34" draw:layer="layout" svg:width="0.736cm" svg:height="0.37cm" svg:x="17.17cm" svg:y="6.046cm">
          <draw:text-box>
            <text:p text:style-name="P16"><text:span text:style-name="T29">FF1</text:span></text:p>
          </draw:text-box>
        </draw:frame>
        <draw:frame draw:style-name="gr82" draw:text-style-name="P34" draw:layer="layout" svg:width="0.736cm" svg:height="0.37cm" svg:x="19.101cm" svg:y="6.629cm">
          <draw:text-box>
            <text:p text:style-name="P16"><text:span text:style-name="T29">G2</text:span></text:p>
          </draw:text-box>
        </draw:frame>
        <draw:frame draw:style-name="gr82" draw:text-style-name="P34" draw:layer="layout" svg:width="0.736cm" svg:height="0.37cm" svg:x="21.971cm" svg:y="6.046cm">
          <draw:text-box>
            <text:p text:style-name="P16"><text:span text:style-name="T29">FF2</text:span></text:p>
          </draw:text-box>
        </draw:frame>
        <draw:frame draw:style-name="gr82" draw:text-style-name="P68" draw:layer="layout" svg:width="0.736cm" svg:height="0.37cm" svg:x="19.584cm" svg:y="6.705cm">
          <draw:text-box>
            <text:p text:style-name="P16"><text:span text:style-name="T18">1 ns</text:span></text:p>
          </draw:text-box>
        </draw:frame>
        <draw:frame draw:style-name="gr200" draw:text-style-name="P58" draw:layer="layout" svg:width="1.498cm" svg:height="0.437cm" svg:x="15.824cm" svg:y="8.356cm">
          <draw:text-box>
            <text:p text:style-name="P57"><text:span text:style-name="T24">T</text:span><text:span text:style-name="T69">clk</text:span><text:span text:style-name="T24"> = 2 ns</text:span></text:p>
          </draw:text-box>
        </draw:frame>
        <draw:frame draw:style-name="gr201" draw:text-style-name="P70" draw:layer="layout" svg:width="1.6cm" svg:height="1.372cm" svg:x="15.417cm" svg:y="5.689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9.125cm" svg:y="5.421cm">
          <draw:text-box>
            <text:p text:style-name="P16"><text:span text:style-name="T29">G1</text:span></text:p>
          </draw:text-box>
        </draw:frame>
        <draw:frame draw:style-name="gr82" draw:text-style-name="P34" draw:layer="layout" svg:width="0.305cm" svg:height="0.37cm" svg:x="18.82cm" svg:y="5.827cm">
          <draw:text-box>
            <text:p text:style-name="P16"><text:span text:style-name="T29">A</text:span></text:p>
          </draw:text-box>
        </draw:frame>
        <draw:polyline draw:style-name="gr75" draw:text-style-name="P5" draw:layer="layout" svg:width="0.634cm" svg:height="0.303cm" draw:transform="rotate (-3.14159265358979) translate (20.548cm 7.162cm)" svg:viewBox="0 0 635 304" draw:points="635,0 203,0 203,304 0,304">
          <text:p/>
        </draw:polyline>
        <draw:g>
          <draw:polygon draw:style-name="gr208" draw:text-style-name="P10" draw:layer="layout" svg:width="0.567cm" svg:height="0.453cm" draw:transform="rotate (-0.463733982254894) translate (18.7960219425963cm 7.7469561242821cm)" svg:viewBox="0 0 568 454" draw:points="0,0 568,0 227,454">
            <text:p/>
          </draw:polygon>
          <draw:line draw:style-name="gr209" draw:text-style-name="P5" draw:layer="layout" svg:x1="18.719cm" svg:y1="8.001cm" svg:x2="18.796cm" svg:y2="8.001cm">
            <text:p/>
          </draw:line>
          <draw:line draw:style-name="gr209" draw:text-style-name="P5" draw:layer="layout" svg:x1="19.304cm" svg:y1="8.001cm" svg:x2="19.406cm" svg:y2="8.001cm">
            <text:p/>
          </draw:line>
        </draw:g>
        <draw:frame draw:style-name="gr82" draw:text-style-name="P34" draw:layer="layout" svg:width="0.736cm" svg:height="0.37cm" svg:x="18.795cm" svg:y="7.493cm">
          <draw:text-box>
            <text:p text:style-name="P16"><text:span text:style-name="T29">B2</text:span></text:p>
          </draw:text-box>
        </draw:frame>
        <draw:frame draw:style-name="gr82" draw:text-style-name="P68" draw:layer="layout" svg:width="0.736cm" svg:height="0.37cm" svg:x="19.787cm" svg:y="5.638cm">
          <draw:text-box>
            <text:p text:style-name="P16"><text:span text:style-name="T18">2 ns</text:span></text:p>
          </draw:text-box>
        </draw:frame>
        <draw:frame draw:style-name="gr82" draw:text-style-name="P68" draw:layer="layout" svg:width="0.736cm" svg:height="0.37cm" svg:x="18.999cm" svg:y="8.204cm">
          <draw:text-box>
            <text:p text:style-name="P16"><text:span text:style-name="T18">2 ns</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20.193cm" svg:y="6.121cm" svg:viewBox="0 0 355 483" draw:points="0,0 152,0 152,483 355,483">
          <text:p/>
        </draw:polyline>
        <draw:polyline draw:style-name="gr213" draw:text-style-name="P5" draw:layer="layout" svg:width="0.43cm" svg:height="0.456cm" draw:transform="rotate (-1.5707963267949) translate (19.126cm 6.731cm)" svg:viewBox="0 0 431 457" draw:points="0,457 431,457 431,0">
          <text:p/>
        </draw:polyline>
        <draw:frame draw:style-name="gr82" draw:text-style-name="P34" draw:layer="layout" svg:width="0.736cm" svg:height="0.37cm" svg:x="20.549cm" svg:y="6.081cm">
          <draw:text-box>
            <text:p text:style-name="P16"><text:span text:style-name="T29">G3</text:span></text:p>
          </draw:text-box>
        </draw:frame>
        <draw:g>
          <draw:polygon draw:style-name="gr208" draw:text-style-name="P10" draw:layer="layout" svg:width="0.567cm" svg:height="0.453cm" draw:transform="rotate (-0.463733982254894) translate (19.7620219425963cm 7.7469561242821cm)" svg:viewBox="0 0 568 454" draw:points="0,0 568,0 227,454">
            <text:p/>
          </draw:polygon>
          <draw:line draw:style-name="gr209" draw:text-style-name="P5" draw:layer="layout" svg:x1="19.685cm" svg:y1="8.001cm" svg:x2="19.762cm" svg:y2="8.001cm">
            <text:p/>
          </draw:line>
          <draw:line draw:style-name="gr209" draw:text-style-name="P5" draw:layer="layout" svg:x1="20.27cm" svg:y1="8.001cm" svg:x2="20.372cm" svg:y2="8.001cm">
            <text:p/>
          </draw:line>
        </draw:g>
        <draw:frame draw:style-name="gr82" draw:text-style-name="P34" draw:layer="layout" svg:width="0.736cm" svg:height="0.37cm" svg:x="19.761cm" svg:y="7.493cm">
          <draw:text-box>
            <text:p text:style-name="P16"><text:span text:style-name="T29">B3</text:span></text:p>
          </draw:text-box>
        </draw:frame>
        <draw:frame draw:style-name="gr82" draw:text-style-name="P68" draw:layer="layout" svg:width="0.736cm" svg:height="0.37cm" svg:x="19.965cm" svg:y="8.204cm">
          <draw:text-box>
            <text:p text:style-name="P16"><text:span text:style-name="T18">2 ns</text:span></text:p>
          </draw:text-box>
        </draw:frame>
        <draw:g>
          <draw:polygon draw:style-name="gr208" draw:text-style-name="P10" draw:layer="layout" svg:width="0.567cm" svg:height="0.453cm" draw:transform="rotate (-0.463733982254894) translate (17.8820219425963cm 7.7469561242821cm)" svg:viewBox="0 0 568 454" draw:points="0,0 568,0 227,454">
            <text:p/>
          </draw:polygon>
          <draw:line draw:style-name="gr209" draw:text-style-name="P5" draw:layer="layout" svg:x1="17.805cm" svg:y1="8.001cm" svg:x2="17.882cm" svg:y2="8.001cm">
            <text:p/>
          </draw:line>
          <draw:line draw:style-name="gr209" draw:text-style-name="P5" draw:layer="layout" svg:x1="18.39cm" svg:y1="8.001cm" svg:x2="18.492cm" svg:y2="8.001cm">
            <text:p/>
          </draw:line>
        </draw:g>
        <draw:frame draw:style-name="gr82" draw:text-style-name="P34" draw:layer="layout" svg:width="0.736cm" svg:height="0.37cm" svg:x="17.881cm" svg:y="7.493cm">
          <draw:text-box>
            <text:p text:style-name="P16"><text:span text:style-name="T29">B1</text:span></text:p>
          </draw:text-box>
        </draw:frame>
        <draw:frame draw:style-name="gr82" draw:text-style-name="P22" draw:layer="layout" svg:width="0.736cm" svg:height="0.37cm" svg:x="20.04cm" svg:y="14.463cm">
          <draw:text-box>
            <text:p text:style-name="P16"><text:span text:style-name="T25">2 ns</text:span></text:p>
          </draw:text-box>
        </draw:frame>
        <draw:frame draw:style-name="gr82" draw:text-style-name="P68" draw:layer="layout" svg:width="0.736cm" svg:height="0.37cm" svg:x="21.158cm" svg:y="6.183cm">
          <draw:text-box>
            <text:p text:style-name="P16"><text:span text:style-name="T18">2 ns</text:span></text:p>
          </draw:text-box>
        </draw:frame>
        <draw:g>
          <draw:custom-shape draw:style-name="gr214"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1"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4"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215"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51" draw:text-style-name="P5" draw:layer="layout" svg:x1="17.983cm" svg:y1="13.081cm" svg:x2="19.735cm" svg:y2="13.08cm">
          <text:p/>
        </draw:line>
        <draw:polyline draw:style-name="gr152" draw:text-style-name="P5" draw:layer="layout" svg:width="8.127cm" svg:height="0.761cm" svg:x="15.316cm" svg:y="13.589cm" svg:viewBox="0 0 8128 762" draw:points="0,762 7925,762 7925,0 8128,0">
          <text:p/>
        </draw:polyline>
        <draw:line draw:style-name="gr153" draw:text-style-name="P5" draw:layer="layout" svg:x1="15.113cm" svg:y1="14.351cm" svg:x2="15.443cm" svg:y2="14.351cm">
          <text:p/>
        </draw:line>
        <draw:frame draw:style-name="gr81" draw:text-style-name="P8" draw:layer="layout" svg:width="0.736cm" svg:height="0.421cm" svg:x="14.656cm" svg:y="14.184cm">
          <draw:text-box>
            <text:p><text:span text:style-name="T4">clk</text:span></text:p>
          </draw:text-box>
        </draw:frame>
        <draw:line draw:style-name="gr151" draw:text-style-name="P5" draw:layer="layout" svg:x1="22.733cm" svg:y1="13.081cm" svg:x2="23.443cm" svg:y2="13.081cm">
          <text:p/>
        </draw:line>
        <draw:frame draw:style-name="gr82" draw:text-style-name="P34" draw:layer="layout" svg:width="0.736cm" svg:height="0.37cm" svg:x="17.17cm" svg:y="12.395cm">
          <draw:text-box>
            <text:p text:style-name="P16"><text:span text:style-name="T29">FF1</text:span></text:p>
          </draw:text-box>
        </draw:frame>
        <draw:frame draw:style-name="gr82" draw:text-style-name="P34" draw:layer="layout" svg:width="0.736cm" svg:height="0.37cm" svg:x="23.52cm" svg:y="12.395cm">
          <draw:text-box>
            <text:p text:style-name="P16"><text:span text:style-name="T29">FF4</text:span></text:p>
          </draw:text-box>
        </draw:frame>
        <draw:frame draw:style-name="gr200" draw:text-style-name="P58" draw:layer="layout" svg:width="1.498cm" svg:height="0.437cm" svg:x="17.373cm" svg:y="14.706cm">
          <draw:text-box>
            <text:p text:style-name="P57"><text:span text:style-name="T24">T</text:span><text:span text:style-name="T69">clk</text:span><text:span text:style-name="T24"> = 10 ns</text:span></text:p>
          </draw:text-box>
        </draw:frame>
        <draw:frame draw:style-name="gr201" draw:text-style-name="P70" draw:layer="layout" svg:width="1.6cm" svg:height="1.372cm" svg:x="23.342cm" svg:y="10.414cm">
          <draw:text-box>
            <text:p text:style-name="P69"><text:span text:style-name="T24">FFs arcs:</text:span></text:p>
            <text:p text:style-name="P69"><text:span text:style-name="T24"><text:tab/></text:span><text:span text:style-name="T24">T</text:span><text:span text:style-name="T69">p</text:span><text:span text:style-name="T24"> = </text:span><text:span text:style-name="T68">3 ns</text:span></text:p>
            <text:p text:style-name="P69"><text:span text:style-name="T24"><text:tab/></text:span><text:span text:style-name="T24">T</text:span><text:span text:style-name="T69">s</text:span><text:span text:style-name="T24"> = </text:span><text:span text:style-name="T68">0.7 ns</text:span></text:p>
            <text:p text:style-name="P69"><text:span text:style-name="T24"><text:tab/></text:span><text:span text:style-name="T24">T</text:span><text:span text:style-name="T69">h</text:span><text:span text:style-name="T24"> = </text:span><text:span text:style-name="T68">0.3 ns</text:span></text:p>
          </draw:text-box>
        </draw:frame>
        <draw:g>
          <draw:path draw:style-name="gr21"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4"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483cm" svg:height="0.37cm" svg:x="15.823cm" svg:y="11.963cm">
          <draw:text-box>
            <text:p text:style-name="P16"><text:span text:style-name="T29">C1</text:span></text:p>
          </draw:text-box>
        </draw:frame>
        <draw:polyline draw:style-name="gr75" draw:text-style-name="P5" draw:layer="layout" svg:width="1.701cm" svg:height="0.126cm" svg:x="20.523cm" svg:y="13.081cm" svg:viewBox="0 0 1702 127" draw:points="0,0 178,0 178,127 1702,127">
          <text:p/>
        </draw:polyline>
        <draw:g>
          <draw:path draw:style-name="gr21"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4"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19.406cm" svg:y="10.922cm" svg:viewBox="0 0 355 483" draw:points="0,0 152,0 152,483 355,483">
          <text:p/>
        </draw:polyline>
        <draw:polyline draw:style-name="gr213" draw:text-style-name="P5" draw:layer="layout" svg:width="1.422cm" svg:height="0.202cm" draw:transform="rotate (-1.5707963267949) translate (19.761cm 11.658cm)" svg:viewBox="0 0 1423 203" draw:points="1423,203 0,203 0,0">
          <text:p/>
        </draw:polyline>
        <draw:g>
          <draw:polygon draw:style-name="gr208" draw:text-style-name="P10" draw:layer="layout" svg:width="0.567cm" svg:height="0.453cm" draw:transform="rotate (-0.463733982254894) translate (21.9970219425963cm 14.0969561242821cm)" svg:viewBox="0 0 568 454" draw:points="0,0 568,0 227,454">
            <text:p/>
          </draw:polygon>
          <draw:line draw:style-name="gr209" draw:text-style-name="P5" draw:layer="layout" svg:x1="21.92cm" svg:y1="14.351cm" svg:x2="21.997cm" svg:y2="14.351cm">
            <text:p/>
          </draw:line>
          <draw:line draw:style-name="gr209" draw:text-style-name="P5" draw:layer="layout" svg:x1="22.505cm" svg:y1="14.351cm" svg:x2="22.607cm" svg:y2="14.351cm">
            <text:p/>
          </draw:line>
        </draw:g>
        <draw:g>
          <draw:custom-shape draw:style-name="gr216"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2" draw:text-style-name="P34" draw:layer="layout" svg:width="0.736cm" svg:height="0.37cm" svg:x="17.17cm" svg:y="10.363cm">
          <draw:text-box>
            <text:p text:style-name="P16"><text:span text:style-name="T29">FF2</text:span></text:p>
          </draw:text-box>
        </draw:frame>
        <draw:polyline draw:style-name="gr217" draw:text-style-name="P18" draw:layer="layout" svg:width="2.031cm" svg:height="0.762cm" draw:transform="rotate (1.5707963267949) translate (16.382cm 13.589cm)" svg:viewBox="0 0 2032 763" draw:points="0,1 2032,0 2032,763">
          <text:p/>
        </draw:polyline>
        <draw:g>
          <draw:polygon draw:style-name="gr208" draw:text-style-name="P10" draw:layer="layout" svg:width="0.567cm" svg:height="0.453cm" draw:transform="rotate (-1.10706234454) translate (16.3829249601567cm 12.160984593cm)" svg:viewBox="0 0 568 454" draw:points="568,0 0,0 341,454">
            <text:p/>
          </draw:polygon>
          <draw:line draw:style-name="gr209" draw:text-style-name="P5" draw:layer="layout" svg:x1="16.383cm" svg:y1="12.746cm" svg:x2="16.383cm" svg:y2="12.669cm">
            <text:p/>
          </draw:line>
          <draw:line draw:style-name="gr209" draw:text-style-name="P5" draw:layer="layout" svg:x1="16.383cm" svg:y1="12.161cm" svg:x2="16.383cm" svg:y2="12.059cm">
            <text:p/>
          </draw:line>
        </draw:g>
        <draw:polyline draw:style-name="gr218" draw:text-style-name="P18" draw:layer="layout" svg:width="0.761cm" svg:height="0.762cm" draw:transform="rotate (1.5707963267949) translate (16.382cm 14.351cm)" svg:viewBox="0 0 762 763" draw:points="0,1 762,0 762,763">
          <text:p/>
        </draw:polyline>
        <draw:line draw:style-name="gr151" draw:text-style-name="P5" draw:layer="layout" svg:x1="20.828cm" svg:y1="11.531cm" svg:x2="21.336cm" svg:y2="11.53cm">
          <text:p/>
        </draw:line>
        <draw:g>
          <draw:custom-shape draw:style-name="gr219"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1"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4"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634cm" svg:height="1.422cm" svg:x="21.971cm" svg:y="11.531cm" svg:viewBox="0 0 635 1423" draw:points="228,0 635,0 635,991 0,991 0,1397 0,1423 254,1423">
          <text:p/>
        </draw:polyline>
        <draw:line draw:style-name="gr151" draw:text-style-name="P5" draw:layer="layout" svg:x1="17.957cm" svg:y1="11.049cm" svg:x2="18.364cm" svg:y2="11.049cm">
          <text:p/>
        </draw:line>
        <draw:polyline draw:style-name="gr220" draw:text-style-name="P18" draw:layer="layout" svg:width="2.311cm" svg:height="0.254cm" draw:transform="rotate (1.5707963267949) translate (21.081cm 14.351cm)" svg:viewBox="0 0 2312 255" draw:points="0,0 2312,0 2312,255">
          <text:p/>
        </draw:polyline>
        <draw:g>
          <draw:polygon draw:style-name="gr208" draw:text-style-name="P10" draw:layer="layout" svg:width="0.567cm" svg:height="0.453cm" draw:transform="rotate (-0.463733982254894) translate (19.8120219425963cm 14.0969561242821cm)" svg:viewBox="0 0 568 454" draw:points="0,0 568,0 227,454">
            <text:p/>
          </draw:polygon>
          <draw:line draw:style-name="gr209" draw:text-style-name="P5" draw:layer="layout" svg:x1="19.735cm" svg:y1="14.351cm" svg:x2="19.812cm" svg:y2="14.351cm">
            <text:p/>
          </draw:line>
          <draw:line draw:style-name="gr209" draw:text-style-name="P5" draw:layer="layout" svg:x1="20.32cm" svg:y1="14.351cm" svg:x2="20.422cm" svg:y2="14.351cm">
            <text:p/>
          </draw:line>
        </draw:g>
        <draw:g>
          <draw:path draw:style-name="gr21"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4"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1.015cm" svg:x="18.008cm" svg:y="9.779cm" svg:viewBox="0 0 355 1016" draw:points="0,0 152,0 152,1016 355,1016">
          <text:p/>
        </draw:polyline>
        <draw:g>
          <draw:polygon draw:style-name="gr21"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4"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213" draw:text-style-name="P5" draw:layer="layout" svg:x1="18.161cm" svg:y1="9.779cm" svg:x2="19.71cm" svg:y2="9.779cm">
          <text:p/>
        </draw:line>
        <draw:line draw:style-name="gr221" draw:text-style-name="P5" draw:layer="layout" svg:x1="20.523cm" svg:y1="9.78cm" svg:x2="25.019cm" svg:y2="9.778cm">
          <text:p/>
        </draw:line>
        <draw:line draw:style-name="gr221" draw:text-style-name="P5" draw:layer="layout" svg:x1="24.309cm" svg:y1="13.081cm" svg:x2="25.019cm" svg:y2="13.081cm">
          <text:p/>
        </draw:line>
        <draw:line draw:style-name="gr151" draw:text-style-name="P5" draw:layer="layout" svg:x1="15.367cm" svg:y1="13.081cm" svg:x2="17.119cm" svg:y2="13.08cm">
          <text:p/>
        </draw:line>
        <draw:line draw:style-name="gr153" draw:text-style-name="P5" draw:layer="layout" svg:x1="15.113cm" svg:y1="13.081cm" svg:x2="15.443cm" svg:y2="13.081cm">
          <text:p/>
        </draw:line>
        <draw:frame draw:style-name="gr81" draw:text-style-name="P71" draw:layer="layout" svg:width="0.431cm" svg:height="0.421cm" svg:x="14.656cm" svg:y="12.914cm">
          <draw:text-box>
            <text:p text:style-name="P30"><text:span text:style-name="T4">a</text:span></text:p>
          </draw:text-box>
        </draw:frame>
        <draw:line draw:style-name="gr151" draw:text-style-name="P5" draw:layer="layout" svg:x1="15.367cm" svg:y1="11.049cm" svg:x2="17.119cm" svg:y2="11.048cm">
          <text:p/>
        </draw:line>
        <draw:line draw:style-name="gr153" draw:text-style-name="P5" draw:layer="layout" svg:x1="15.113cm" svg:y1="11.049cm" svg:x2="15.443cm" svg:y2="11.049cm">
          <text:p/>
        </draw:line>
        <draw:frame draw:style-name="gr81" draw:text-style-name="P71" draw:layer="layout" svg:width="0.457cm" svg:height="0.421cm" svg:x="14.656cm" svg:y="10.882cm">
          <draw:text-box>
            <text:p text:style-name="P30"><text:span text:style-name="T4">b</text:span></text:p>
          </draw:text-box>
        </draw:frame>
        <draw:g>
          <draw:polygon draw:style-name="gr208" draw:text-style-name="P10" draw:layer="layout" svg:width="0.567cm" svg:height="0.453cm" draw:transform="rotate (-0.463733982254894) translate (15.6210219425963cm 10.7949561242821cm)" svg:viewBox="0 0 568 454" draw:points="0,0 568,0 227,454">
            <text:p/>
          </draw:polygon>
          <draw:line draw:style-name="gr209" draw:text-style-name="P5" draw:layer="layout" svg:x1="15.544cm" svg:y1="11.049cm" svg:x2="15.621cm" svg:y2="11.049cm">
            <text:p/>
          </draw:line>
          <draw:line draw:style-name="gr209" draw:text-style-name="P5" draw:layer="layout" svg:x1="16.129cm" svg:y1="11.049cm" svg:x2="16.231cm" svg:y2="11.049cm">
            <text:p/>
          </draw:line>
        </draw:g>
        <draw:line draw:style-name="gr151" draw:text-style-name="P5" draw:layer="layout" svg:x1="15.367cm" svg:y1="9.652cm" svg:x2="16.967cm" svg:y2="9.652cm">
          <text:p/>
        </draw:line>
        <draw:line draw:style-name="gr153" draw:text-style-name="P5" draw:layer="layout" svg:x1="15.113cm" svg:y1="9.652cm" svg:x2="15.443cm" svg:y2="9.652cm">
          <text:p/>
        </draw:line>
        <draw:frame draw:style-name="gr81" draw:text-style-name="P71" draw:layer="layout" svg:width="0.457cm" svg:height="0.421cm" svg:x="14.656cm" svg:y="9.485cm">
          <draw:text-box>
            <text:p text:style-name="P30"><text:span text:style-name="T4">c</text:span></text:p>
          </draw:text-box>
        </draw:frame>
        <draw:polyline draw:style-name="gr213" draw:text-style-name="P5" draw:layer="layout" svg:width="1.143cm" svg:height="0.557cm" draw:transform="rotate (-1.5707963267949) translate (16.941cm 9.905cm)" svg:viewBox="0 0 1144 558" draw:points="1144,558 0,558 0,0">
          <text:p/>
        </draw:polyline>
        <draw:g>
          <draw:polygon draw:style-name="gr208" draw:text-style-name="P10" draw:layer="layout" svg:width="0.567cm" svg:height="0.453cm" draw:transform="rotate (-0.463733982254894) translate (15.6210219425963cm 9.3979561242821cm)" svg:viewBox="0 0 568 454" draw:points="0,0 568,0 227,454">
            <text:p/>
          </draw:polygon>
          <draw:line draw:style-name="gr209" draw:text-style-name="P5" draw:layer="layout" svg:x1="15.544cm" svg:y1="9.652cm" svg:x2="15.621cm" svg:y2="9.652cm">
            <text:p/>
          </draw:line>
          <draw:line draw:style-name="gr209" draw:text-style-name="P5" draw:layer="layout" svg:x1="16.129cm" svg:y1="9.652cm" svg:x2="16.231cm" svg:y2="9.652cm">
            <text:p/>
          </draw:line>
        </draw:g>
        <draw:frame draw:style-name="gr82" draw:text-style-name="P34" draw:layer="layout" svg:width="0.736cm" svg:height="0.37cm" svg:x="21.387cm" svg:y="10.845cm">
          <draw:text-box>
            <text:p text:style-name="P16"><text:span text:style-name="T29">FF3</text:span></text:p>
          </draw:text-box>
        </draw:frame>
        <draw:frame draw:style-name="gr82" draw:text-style-name="P34" draw:layer="layout" svg:width="0.483cm" svg:height="0.37cm" svg:x="19.913cm" svg:y="13.843cm">
          <draw:text-box>
            <text:p text:style-name="P16"><text:span text:style-name="T29">C2</text:span></text:p>
          </draw:text-box>
        </draw:frame>
        <draw:frame draw:style-name="gr82" draw:text-style-name="P34" draw:layer="layout" svg:width="0.483cm" svg:height="0.37cm" svg:x="22.123cm" svg:y="13.843cm">
          <draw:text-box>
            <text:p text:style-name="P16"><text:span text:style-name="T29">C3</text:span></text:p>
          </draw:text-box>
        </draw:frame>
        <draw:frame draw:style-name="gr82" draw:text-style-name="P34" draw:layer="layout" svg:width="0.483cm" svg:height="0.37cm" svg:x="19.989cm" svg:y="12.533cm">
          <draw:text-box>
            <text:p text:style-name="P16"><text:span text:style-name="T29">G1</text:span></text:p>
          </draw:text-box>
        </draw:frame>
        <draw:frame draw:style-name="gr82" draw:text-style-name="P34" draw:layer="layout" svg:width="0.483cm" svg:height="0.37cm" svg:x="15.722cm" svg:y="10.501cm">
          <draw:text-box>
            <text:p text:style-name="P16"><text:span text:style-name="T29">G2</text:span></text:p>
          </draw:text-box>
        </draw:frame>
        <draw:frame draw:style-name="gr82" draw:text-style-name="P34" draw:layer="layout" svg:width="0.483cm" svg:height="0.37cm" svg:x="15.722cm" svg:y="9.118cm">
          <draw:text-box>
            <text:p text:style-name="P16"><text:span text:style-name="T29">G3</text:span></text:p>
          </draw:text-box>
        </draw:frame>
        <draw:frame draw:style-name="gr82" draw:text-style-name="P34" draw:layer="layout" svg:width="0.483cm" svg:height="0.37cm" svg:x="17.144cm" svg:y="9.118cm">
          <draw:text-box>
            <text:p text:style-name="P16"><text:span text:style-name="T29">G4</text:span></text:p>
          </draw:text-box>
        </draw:frame>
        <draw:frame draw:style-name="gr82" draw:text-style-name="P34" draw:layer="layout" svg:width="0.483cm" svg:height="0.37cm" svg:x="18.516cm" svg:y="10.272cm">
          <draw:text-box>
            <text:p text:style-name="P16"><text:span text:style-name="T29">G5</text:span></text:p>
          </draw:text-box>
        </draw:frame>
        <draw:frame draw:style-name="gr82" draw:text-style-name="P34" draw:layer="layout" svg:width="0.483cm" svg:height="0.37cm" svg:x="19.913cm" svg:y="10.896cm">
          <draw:text-box>
            <text:p text:style-name="P16"><text:span text:style-name="T29">G6</text:span></text:p>
          </draw:text-box>
        </draw:frame>
        <draw:frame draw:style-name="gr82" draw:text-style-name="P34" draw:layer="layout" svg:width="0.483cm" svg:height="0.37cm" svg:x="22.631cm" svg:y="12.431cm">
          <draw:text-box>
            <text:p text:style-name="P16"><text:span text:style-name="T29">G7</text:span></text:p>
          </draw:text-box>
        </draw:frame>
        <draw:frame draw:style-name="gr82" draw:text-style-name="P34" draw:layer="layout" svg:width="0.483cm" svg:height="0.37cm" svg:x="19.837cm" svg:y="9.22cm">
          <draw:text-box>
            <text:p text:style-name="P16"><text:span text:style-name="T29">G8</text:span></text:p>
          </draw:text-box>
        </draw:frame>
        <draw:frame draw:style-name="gr81" draw:text-style-name="P72" draw:layer="layout" svg:width="0.457cm" svg:height="0.421cm" svg:x="25.095cm" svg:y="9.601cm">
          <draw:text-box>
            <text:p text:style-name="P19"><text:span text:style-name="T4">u</text:span></text:p>
          </draw:text-box>
        </draw:frame>
        <draw:frame draw:style-name="gr81" draw:text-style-name="P72" draw:layer="layout" svg:width="0.457cm" svg:height="0.421cm" svg:x="25.095cm" svg:y="12.928cm">
          <draw:text-box>
            <text:p text:style-name="P19"><text:span text:style-name="T4">v</text:span></text:p>
          </draw:text-box>
        </draw:frame>
        <draw:frame draw:style-name="gr82" draw:text-style-name="P22" draw:layer="layout" svg:width="0.736cm" svg:height="0.37cm" svg:x="22.251cm" svg:y="14.463cm">
          <draw:text-box>
            <text:p text:style-name="P16"><text:span text:style-name="T25">2 ns</text:span></text:p>
          </draw:text-box>
        </draw:frame>
        <draw:frame draw:style-name="gr82" draw:text-style-name="P22" draw:layer="layout" svg:width="0.736cm" svg:height="0.37cm" svg:x="16.484cm" svg:y="12.192cm">
          <draw:text-box>
            <text:p text:style-name="P16"><text:span text:style-name="T25">2 ns</text:span></text:p>
          </draw:text-box>
        </draw:frame>
        <draw:frame draw:style-name="gr82" draw:text-style-name="P22" draw:layer="layout" svg:width="0.736cm" svg:height="0.37cm" svg:x="15.723cm" svg:y="11.161cm">
          <draw:text-box>
            <text:p text:style-name="P16"><text:span text:style-name="T25">2 ns</text:span></text:p>
          </draw:text-box>
        </draw:frame>
        <draw:frame draw:style-name="gr82" draw:text-style-name="P22" draw:layer="layout" svg:width="0.736cm" svg:height="0.37cm" svg:x="15.723cm" svg:y="9.764cm">
          <draw:text-box>
            <text:p text:style-name="P16"><text:span text:style-name="T25">1 ns</text:span></text:p>
          </draw:text-box>
        </draw:frame>
        <draw:frame draw:style-name="gr82" draw:text-style-name="P22" draw:layer="layout" svg:width="0.736cm" svg:height="0.37cm" svg:x="17.576cm" svg:y="9.321cm">
          <draw:text-box>
            <text:p text:style-name="P16"><text:span text:style-name="T25">2 ns</text:span></text:p>
          </draw:text-box>
        </draw:frame>
        <draw:frame draw:style-name="gr82" draw:text-style-name="P22" draw:layer="layout" svg:width="0.736cm" svg:height="0.37cm" svg:x="18.999cm" svg:y="10.464cm">
          <draw:text-box>
            <text:p text:style-name="P16"><text:span text:style-name="T25">2 ns</text:span></text:p>
          </draw:text-box>
        </draw:frame>
        <draw:frame draw:style-name="gr82" draw:text-style-name="P22" draw:layer="layout" svg:width="0.736cm" svg:height="0.37cm" svg:x="20.396cm" svg:y="11.074cm">
          <draw:text-box>
            <text:p text:style-name="P16"><text:span text:style-name="T25">2 ns</text:span></text:p>
          </draw:text-box>
        </draw:frame>
        <draw:frame draw:style-name="gr82" draw:text-style-name="P22" draw:layer="layout" svg:width="0.736cm" svg:height="0.37cm" svg:x="22.275cm" svg:y="13.36cm">
          <draw:text-box>
            <text:p text:style-name="P16"><text:span text:style-name="T25">2 ns</text:span></text:p>
          </draw:text-box>
        </draw:frame>
        <draw:frame draw:style-name="gr82" draw:text-style-name="P22" draw:layer="layout" svg:width="0.736cm" svg:height="0.37cm" svg:x="20.04cm" svg:y="13.182cm">
          <draw:text-box>
            <text:p text:style-name="P16"><text:span text:style-name="T25">1 ns</text:span></text:p>
          </draw:text-box>
        </draw:frame>
        <draw:frame draw:style-name="gr82" draw:text-style-name="P22" draw:layer="layout" svg:width="0.736cm" svg:height="0.37cm" svg:x="20.04cm" svg:y="9.917cm">
          <draw:text-box>
            <text:p text:style-name="P16"><text:span text:style-name="T25">2 ns</text:span></text:p>
          </draw:text-box>
        </draw:frame>
        <draw:frame draw:style-name="gr82" draw:text-style-name="P68" draw:layer="layout" svg:width="0.736cm" svg:height="0.37cm" svg:x="18.034cm" svg:y="8.204cm">
          <draw:text-box>
            <text:p text:style-name="P16"><text:span text:style-name="T18">2 ns</text:span></text:p>
          </draw:text-box>
        </draw:frame>
        <draw:g>
          <draw:custom-shape draw:style-name="gr222"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1"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4"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223"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51" draw:text-style-name="P5" draw:layer="layout" svg:x1="8.853cm" svg:y1="10.542cm" svg:x2="9.767cm" svg:y2="10.542cm">
          <text:p/>
        </draw:line>
        <draw:polyline draw:style-name="gr152" draw:text-style-name="P5" draw:layer="layout" svg:width="4.241cm" svg:height="0.761cm" svg:x="7.024cm" svg:y="11.05cm" svg:viewBox="0 0 4242 762" draw:points="0,762 4039,762 4039,0 4242,0">
          <text:p/>
        </draw:polyline>
        <draw:line draw:style-name="gr153" draw:text-style-name="P5" draw:layer="layout" svg:x1="6.821cm" svg:y1="11.812cm" svg:x2="7.151cm" svg:y2="11.812cm">
          <text:p/>
        </draw:line>
        <draw:frame draw:style-name="gr81" draw:text-style-name="P8" draw:layer="layout" svg:width="0.736cm" svg:height="0.421cm" svg:x="6.198cm" svg:y="11.645cm">
          <draw:text-box>
            <text:p><text:span text:style-name="T4">clkb</text:span></text:p>
          </draw:text-box>
        </draw:frame>
        <draw:line draw:style-name="gr151" draw:text-style-name="P5" draw:layer="layout" svg:x1="10.555cm" svg:y1="10.542cm" svg:x2="11.265cm" svg:y2="10.542cm">
          <text:p/>
        </draw:line>
        <draw:frame draw:style-name="gr82" draw:text-style-name="P34" draw:layer="layout" svg:width="0.736cm" svg:height="0.37cm" svg:x="8.04cm" svg:y="9.856cm">
          <draw:text-box>
            <text:p text:style-name="P16"><text:span text:style-name="T29">FF1</text:span></text:p>
          </draw:text-box>
        </draw:frame>
        <draw:frame draw:style-name="gr82" draw:text-style-name="P34" draw:layer="layout" svg:width="0.736cm" svg:height="0.37cm" svg:x="9.742cm" svg:y="9.856cm">
          <draw:text-box>
            <text:p text:style-name="P16"><text:span text:style-name="T29">G1</text:span></text:p>
          </draw:text-box>
        </draw:frame>
        <draw:frame draw:style-name="gr82" draw:text-style-name="P34" draw:layer="layout" svg:width="0.736cm" svg:height="0.37cm" svg:x="11.342cm" svg:y="9.856cm">
          <draw:text-box>
            <text:p text:style-name="P16"><text:span text:style-name="T29">FF2</text:span></text:p>
          </draw:text-box>
        </draw:frame>
        <draw:frame draw:style-name="gr82" draw:text-style-name="P68" draw:layer="layout" svg:width="0.736cm" svg:height="0.37cm" svg:x="9.92cm" svg:y="10.701cm">
          <draw:text-box>
            <text:p text:style-name="P16"><text:span text:style-name="T18">2 ns</text:span></text:p>
          </draw:text-box>
        </draw:frame>
        <draw:frame draw:style-name="gr224" draw:text-style-name="P58" draw:layer="layout" svg:width="3.212cm" svg:height="0.771cm" svg:x="8.954cm" svg:y="12.014cm">
          <draw:text-box>
            <text:p text:style-name="P57"><text:span text:style-name="T24">T</text:span><text:span text:style-name="T69">clka</text:span><text:span text:style-name="T24"> = 10 ns</text:span></text:p>
            <text:p text:style-name="P57"><text:span text:style-name="T24">T</text:span><text:span text:style-name="T69">clkb</text:span><text:span text:style-name="T24"> = 15 ns, phase 7.5 ns</text:span></text:p>
          </draw:text-box>
        </draw:frame>
        <draw:frame draw:style-name="gr201" draw:text-style-name="P70" draw:layer="layout" svg:width="1.6cm" svg:height="1.372cm" svg:x="6.262cm" svg:y="9.652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line draw:style-name="gr153" draw:text-style-name="P5" draw:layer="layout" svg:x1="6.821cm" svg:y1="11.303cm" svg:x2="7.151cm" svg:y2="11.303cm">
          <text:p/>
        </draw:line>
        <draw:frame draw:style-name="gr81" draw:text-style-name="P8" draw:layer="layout" svg:width="0.736cm" svg:height="0.421cm" svg:x="6.198cm" svg:y="11.136cm">
          <draw:text-box>
            <text:p><text:span text:style-name="T4">clka</text:span></text:p>
          </draw:text-box>
        </draw:frame>
        <draw:polyline draw:style-name="gr225" draw:text-style-name="P73" draw:layer="layout" svg:width="0.964cm" svg:height="0.253cm" draw:transform="rotate (-3.14159265358979) translate (7.975cm 11.303cm)" svg:viewBox="0 0 965 254" draw:points="0,254 279,254 279,0 965,0">
          <text:p/>
        </draw:polyline>
        <draw:g>
          <draw:custom-shape draw:style-name="gr226"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1"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4"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27"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51" draw:text-style-name="P5" draw:layer="layout" svg:x1="17.983cm" svg:y1="17.654cm" svg:x2="18.897cm" svg:y2="17.654cm">
          <text:p/>
        </draw:line>
        <draw:polyline draw:style-name="gr152" draw:text-style-name="P5" draw:layer="layout" svg:width="7.061cm" svg:height="0.761cm" svg:x="14.833cm" svg:y="18.162cm" svg:viewBox="0 0 7062 762" draw:points="0,762 6859,762 6859,0 7062,0">
          <text:p/>
        </draw:polyline>
        <draw:line draw:style-name="gr153" draw:text-style-name="P5" draw:layer="layout" svg:x1="14.579cm" svg:y1="18.924cm" svg:x2="14.909cm" svg:y2="18.924cm">
          <text:p/>
        </draw:line>
        <draw:frame draw:style-name="gr81" draw:text-style-name="P8" draw:layer="layout" svg:width="0.736cm" svg:height="0.421cm" svg:x="14.122cm" svg:y="18.757cm">
          <draw:text-box>
            <text:p><text:span text:style-name="T4">clk</text:span></text:p>
          </draw:text-box>
        </draw:frame>
        <draw:polyline draw:style-name="gr228" draw:text-style-name="P18" draw:layer="layout" svg:width="0.761cm" svg:height="1.168cm" draw:transform="rotate (1.5707963267949) translate (15.976cm 18.924cm)" svg:viewBox="0 0 762 1169" draw:points="0,0 762,0 762,1169">
          <text:p/>
        </draw:polyline>
        <draw:line draw:style-name="gr151" draw:text-style-name="P5" draw:layer="layout" svg:x1="21.184cm" svg:y1="17.654cm" svg:x2="21.894cm" svg:y2="17.654cm">
          <text:p/>
        </draw:line>
        <draw:frame draw:style-name="gr82" draw:text-style-name="P34" draw:layer="layout" svg:width="0.736cm" svg:height="0.37cm" svg:x="17.17cm" svg:y="16.968cm">
          <draw:text-box>
            <text:p text:style-name="P16"><text:span text:style-name="T29">FF1</text:span></text:p>
          </draw:text-box>
        </draw:frame>
        <draw:frame draw:style-name="gr82" draw:text-style-name="P34" draw:layer="layout" svg:width="0.736cm" svg:height="0.37cm" svg:x="20.371cm" svg:y="16.968cm">
          <draw:text-box>
            <text:p text:style-name="P16"><text:span text:style-name="T29">G2</text:span></text:p>
          </draw:text-box>
        </draw:frame>
        <draw:frame draw:style-name="gr82" draw:text-style-name="P34" draw:layer="layout" svg:width="0.736cm" svg:height="0.37cm" svg:x="21.971cm" svg:y="16.968cm">
          <draw:text-box>
            <text:p text:style-name="P16"><text:span text:style-name="T29">FF2</text:span></text:p>
          </draw:text-box>
        </draw:frame>
        <draw:frame draw:style-name="gr200" draw:text-style-name="P58" draw:layer="layout" svg:width="1.498cm" svg:height="0.437cm" svg:x="17.806cm" svg:y="16.428cm">
          <draw:text-box>
            <text:p text:style-name="P57"><text:span text:style-name="T24">T</text:span><text:span text:style-name="T69">clk</text:span><text:span text:style-name="T24"> = 7 ns</text:span></text:p>
          </draw:text-box>
        </draw:frame>
        <draw:frame draw:style-name="gr201" draw:text-style-name="P70" draw:layer="layout" svg:width="1.6cm" svg:height="1.372cm" svg:x="14.325cm" svg:y="16.408cm">
          <draw:text-box>
            <text:p text:style-name="P69"><text:span text:style-name="T24">FFs arcs:</text:span></text:p>
            <text:p text:style-name="P69"><text:span text:style-name="T24"><text:tab/></text:span><text:span text:style-name="T24">T</text:span><text:span text:style-name="T69">p</text:span><text:span text:style-name="T24"> = </text:span><text:span text:style-name="T70">2</text:span><text:span text:style-name="T24">/</text:span><text:span text:style-name="T71">3</text:span><text:span text:style-name="T24">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4"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6.815cm">
          <draw:text-box>
            <text:p text:style-name="P16"><text:span text:style-name="T29">G1</text:span></text:p>
          </draw:text-box>
        </draw:frame>
        <draw:frame draw:style-name="gr82" draw:text-style-name="P34" draw:layer="layout" svg:width="0.305cm" svg:height="0.37cm" svg:x="18.567cm" svg:y="17.221cm">
          <draw:text-box>
            <text:p text:style-name="P16"><text:span text:style-name="T29">A</text:span></text:p>
          </draw:text-box>
        </draw:frame>
        <draw:polyline draw:style-name="gr75" draw:text-style-name="P5" draw:layer="layout" svg:width="0.456cm" svg:height="0.126cm" svg:x="19.939cm" svg:y="17.526cm" svg:viewBox="0 0 457 127" draw:points="0,0 254,0 254,127 457,127">
          <text:p/>
        </draw:polyline>
        <draw:g>
          <draw:polygon draw:style-name="gr208" draw:text-style-name="P10" draw:layer="layout" svg:width="0.567cm" svg:height="0.453cm" draw:transform="rotate (-0.463733982254894) translate (16.3070219425963cm 17.9069561242821cm)" svg:viewBox="0 0 568 454" draw:points="0,0 568,0 227,454">
            <text:p/>
          </draw:polygon>
          <draw:line draw:style-name="gr209" draw:text-style-name="P5" draw:layer="layout" svg:x1="16.23cm" svg:y1="18.161cm" svg:x2="16.307cm" svg:y2="18.161cm">
            <text:p/>
          </draw:line>
          <draw:line draw:style-name="gr209" draw:text-style-name="P5" draw:layer="layout" svg:x1="16.815cm" svg:y1="18.161cm" svg:x2="16.917cm" svg:y2="18.161cm">
            <text:p/>
          </draw:line>
        </draw:g>
        <draw:g>
          <draw:polygon draw:style-name="gr208" draw:text-style-name="P10" draw:layer="layout" svg:width="0.567cm" svg:height="0.453cm" draw:transform="rotate (-0.463733982254894) translate (18.4920219425963cm 18.6689561242821cm)" svg:viewBox="0 0 568 454" draw:points="0,0 568,0 227,454">
            <text:p/>
          </draw:polygon>
          <draw:line draw:style-name="gr209" draw:text-style-name="P5" draw:layer="layout" svg:x1="18.415cm" svg:y1="18.923cm" svg:x2="18.492cm" svg:y2="18.923cm">
            <text:p/>
          </draw:line>
          <draw:line draw:style-name="gr209" draw:text-style-name="P5" draw:layer="layout" svg:x1="19cm" svg:y1="18.923cm" svg:x2="19.102cm" svg:y2="18.923cm">
            <text:p/>
          </draw:line>
        </draw:g>
        <draw:g>
          <draw:polygon draw:style-name="gr208" draw:text-style-name="P10" draw:layer="layout" svg:width="0.567cm" svg:height="0.453cm" draw:transform="rotate (-0.463733982254894) translate (15.1390219425963cm 18.6689561242821cm)" svg:viewBox="0 0 568 454" draw:points="0,0 568,0 227,454">
            <text:p/>
          </draw:polygon>
          <draw:line draw:style-name="gr209" draw:text-style-name="P5" draw:layer="layout" svg:x1="15.062cm" svg:y1="18.923cm" svg:x2="15.139cm" svg:y2="18.923cm">
            <text:p/>
          </draw:line>
          <draw:line draw:style-name="gr209" draw:text-style-name="P5" draw:layer="layout" svg:x1="15.647cm" svg:y1="18.923cm" svg:x2="15.749cm" svg:y2="18.923cm">
            <text:p/>
          </draw:line>
        </draw:g>
        <draw:frame draw:style-name="gr82" draw:text-style-name="P34" draw:layer="layout" svg:width="0.736cm" svg:height="0.37cm" svg:x="14.91cm" svg:y="18.237cm">
          <draw:text-box>
            <text:p text:style-name="P16"><text:span text:style-name="T29">B1</text:span></text:p>
          </draw:text-box>
        </draw:frame>
        <draw:frame draw:style-name="gr82" draw:text-style-name="P34" draw:layer="layout" svg:width="0.736cm" svg:height="0.37cm" svg:x="16.155cm" svg:y="17.511cm">
          <draw:text-box>
            <text:p text:style-name="P16"><text:span text:style-name="T29">B2</text:span></text:p>
          </draw:text-box>
        </draw:frame>
        <draw:frame draw:style-name="gr82" draw:text-style-name="P34" draw:layer="layout" svg:width="0.736cm" svg:height="0.37cm" svg:x="18.339cm" svg:y="18.288cm">
          <draw:text-box>
            <text:p text:style-name="P16"><text:span text:style-name="T29">B3</text:span></text:p>
          </draw:text-box>
        </draw:frame>
        <draw:frame draw:style-name="gr82" draw:text-style-name="P68" draw:layer="layout" svg:width="0.889cm" svg:height="0.37cm" svg:x="15.163cm" svg:y="19.112cm">
          <draw:text-box>
            <text:p text:style-name="P16"><text:span text:style-name="T72">1</text:span><text:span text:style-name="T18">/</text:span><text:span text:style-name="T21">1</text:span><text:span text:style-name="T18"> ns</text:span></text:p>
          </draw:text-box>
        </draw:frame>
        <draw:frame draw:style-name="gr82" draw:text-style-name="P68" draw:layer="layout" svg:width="0.889cm" svg:height="0.37cm" svg:x="16.332cm" svg:y="18.349cm">
          <draw:text-box>
            <text:p text:style-name="P16"><text:span text:style-name="T72">2</text:span><text:span text:style-name="T18">/</text:span><text:span text:style-name="T21">3</text:span><text:span text:style-name="T18"> ns</text:span></text:p>
          </draw:text-box>
        </draw:frame>
        <draw:frame draw:style-name="gr82" draw:text-style-name="P68" draw:layer="layout" svg:width="0.889cm" svg:height="0.37cm" svg:x="18.694cm" svg:y="19.1cm">
          <draw:text-box>
            <text:p text:style-name="P16"><text:span text:style-name="T72">2</text:span><text:span text:style-name="T18">/</text:span><text:span text:style-name="T21">3</text:span><text:span text:style-name="T18"> ns</text:span></text:p>
          </draw:text-box>
        </draw:frame>
        <draw:frame draw:style-name="gr82" draw:text-style-name="P68" draw:layer="layout" svg:width="0.889cm" svg:height="0.37cm" svg:x="18.999cm" svg:y="17.816cm">
          <draw:text-box>
            <text:p text:style-name="P16"><text:span text:style-name="T72">2</text:span><text:span text:style-name="T18">/</text:span><text:span text:style-name="T21">3</text:span><text:span text:style-name="T18"> ns</text:span></text:p>
          </draw:text-box>
        </draw:frame>
        <draw:frame draw:style-name="gr82" draw:text-style-name="P68" draw:layer="layout" svg:width="0.889cm" svg:height="0.37cm" svg:x="20.599cm" svg:y="17.816cm">
          <draw:text-box>
            <text:p text:style-name="P16"><text:span text:style-name="T72">3</text:span><text:span text:style-name="T18">/</text:span><text:span text:style-name="T21">2</text:span><text:span text:style-name="T18"> ns</text:span></text:p>
          </draw:text-box>
        </draw:frame>
        <draw:frame draw:style-name="gr200" draw:text-style-name="P58" draw:layer="layout" svg:width="6.629cm" svg:height="0.437cm" svg:x="14.148cm" svg:y="19.608cm">
          <draw:text-box>
            <text:p text:style-name="P57"><text:span text:style-name="T24">Color coding: </text:span><text:span text:style-name="T70">violet</text:span><text:span text:style-name="T24">/</text:span><text:span text:style-name="T71">green</text:span><text:span text:style-name="T24"> = </text:span><text:span text:style-name="T70">rise</text:span><text:span text:style-name="T24">/</text:span><text:span text:style-name="T71">fall</text:span><text:span text:style-name="T24"> delay</text:span></text:p>
          </draw:text-box>
        </draw:frame>
        <draw:g>
          <draw:custom-shape draw:style-name="gr229" draw:text-style-name="P4" draw:layer="layout" svg:width="0.762cm" svg:height="1.016cm" svg:x="5.969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969cm 18.009cm)" svg:viewBox="0 0 216 216" draw:points="0,0 216,0 216,216">
            <text:p/>
          </draw:polyline>
          <draw:line draw:style-name="gr6" draw:text-style-name="P5" draw:layer="layout" svg:x1="5.892cm" svg:y1="17.654cm" svg:x2="5.969cm" svg:y2="17.654cm">
            <text:p/>
          </draw:line>
          <draw:line draw:style-name="gr6" draw:text-style-name="P5" draw:layer="layout" svg:x1="6.73cm" svg:y1="17.654cm" svg:x2="6.807cm" svg:y2="17.654cm">
            <text:p/>
          </draw:line>
          <draw:line draw:style-name="gr6" draw:text-style-name="P5" draw:layer="layout" svg:x1="5.892cm" svg:y1="18.162cm" svg:x2="5.969cm" svg:y2="18.162cm">
            <text:p/>
          </draw:line>
        </draw:g>
        <draw:g>
          <draw:polygon draw:style-name="gr21" draw:text-style-name="P10" draw:layer="layout" svg:width="0.567cm" svg:height="0.453cm" draw:transform="rotate (-0.463733982254894) translate (9.2460219425963cm 17.3999561242821cm)" svg:viewBox="0 0 568 454" draw:points="0,0 568,0 227,454">
            <text:p/>
          </draw:polygon>
          <draw:line draw:style-name="gr6" draw:text-style-name="P5" draw:layer="layout" svg:x1="9.169cm" svg:y1="17.654cm" svg:x2="9.246cm" svg:y2="17.654cm">
            <text:p/>
          </draw:line>
          <draw:custom-shape draw:style-name="gr74" draw:text-style-name="P10" draw:layer="layout" svg:width="0.153cm" svg:height="0.153cm" svg:x="9.778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7.654cm" svg:x2="10.008cm" svg:y2="17.654cm">
            <text:p/>
          </draw:line>
        </draw:g>
        <draw:g>
          <draw:custom-shape draw:style-name="gr230" draw:text-style-name="P4" draw:layer="layout" svg:width="0.762cm" svg:height="1.016cm" svg:x="10.745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745cm 18.009cm)" svg:viewBox="0 0 216 216" draw:points="0,0 216,0 216,216">
            <text:p/>
          </draw:polyline>
          <draw:line draw:style-name="gr6" draw:text-style-name="P5" draw:layer="layout" svg:x1="10.668cm" svg:y1="17.654cm" svg:x2="10.745cm" svg:y2="17.654cm">
            <text:p/>
          </draw:line>
          <draw:line draw:style-name="gr6" draw:text-style-name="P5" draw:layer="layout" svg:x1="11.506cm" svg:y1="17.654cm" svg:x2="11.583cm" svg:y2="17.654cm">
            <text:p/>
          </draw:line>
          <draw:line draw:style-name="gr6" draw:text-style-name="P5" draw:layer="layout" svg:x1="10.668cm" svg:y1="18.162cm" svg:x2="10.745cm" svg:y2="18.162cm">
            <text:p/>
          </draw:line>
        </draw:g>
        <draw:line draw:style-name="gr151" draw:text-style-name="P5" draw:layer="layout" svg:x1="6.782cm" svg:y1="17.654cm" svg:x2="7.696cm" svg:y2="17.654cm">
          <text:p/>
        </draw:line>
        <draw:line draw:style-name="gr151" draw:text-style-name="P5" draw:layer="layout" svg:x1="9.983cm" svg:y1="17.654cm" svg:x2="10.693cm" svg:y2="17.654cm">
          <text:p/>
        </draw:line>
        <draw:frame draw:style-name="gr82" draw:text-style-name="P34" draw:layer="layout" svg:width="0.736cm" svg:height="0.37cm" svg:x="5.969cm" svg:y="16.968cm">
          <draw:text-box>
            <text:p text:style-name="P16"><text:span text:style-name="T29">FF1</text:span></text:p>
          </draw:text-box>
        </draw:frame>
        <draw:frame draw:style-name="gr82" draw:text-style-name="P34" draw:layer="layout" svg:width="0.736cm" svg:height="0.37cm" svg:x="9.17cm" svg:y="16.968cm">
          <draw:text-box>
            <text:p text:style-name="P16"><text:span text:style-name="T29">G2</text:span></text:p>
          </draw:text-box>
        </draw:frame>
        <draw:frame draw:style-name="gr82" draw:text-style-name="P34" draw:layer="layout" svg:width="0.736cm" svg:height="0.37cm" svg:x="10.77cm" svg:y="16.968cm">
          <draw:text-box>
            <text:p text:style-name="P16"><text:span text:style-name="T29">FF2</text:span></text:p>
          </draw:text-box>
        </draw:frame>
        <draw:g>
          <draw:path draw:style-name="gr21" draw:text-style-name="P10" draw:layer="layout" svg:width="0.761cm" svg:height="0.532cm" svg:x="7.749cm" svg:y="17.272cm" svg:viewBox="0 0 762 533" svg:d="M0 0h508c127 0 254 133 254 267 0 133-127 266-254 266h-508z">
            <text:p/>
          </draw:path>
          <draw:line draw:style-name="gr6" draw:text-style-name="P5" draw:layer="layout" svg:x1="7.671cm" svg:y1="17.399cm" svg:x2="7.748cm" svg:y2="17.399cm">
            <text:p/>
          </draw:line>
          <draw:line draw:style-name="gr6" draw:text-style-name="P5" draw:layer="layout" svg:x1="7.671cm" svg:y1="17.653cm" svg:x2="7.748cm" svg:y2="17.653cm">
            <text:p/>
          </draw:line>
          <draw:line draw:style-name="gr6" draw:text-style-name="P5" draw:layer="layout" svg:x1="8.51cm" svg:y1="17.526cm" svg:x2="8.764cm" svg:y2="17.526cm">
            <text:p/>
          </draw:line>
          <draw:custom-shape draw:style-name="gr74" draw:text-style-name="P10" draw:layer="layout" svg:width="0.153cm" svg:height="0.153cm" svg:x="8.536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6.815cm">
          <draw:text-box>
            <text:p text:style-name="P16"><text:span text:style-name="T29">G1</text:span></text:p>
          </draw:text-box>
        </draw:frame>
        <draw:polyline draw:style-name="gr75" draw:text-style-name="P5" draw:layer="layout" svg:width="0.456cm" svg:height="0.126cm" svg:x="8.738cm" svg:y="17.526cm" svg:viewBox="0 0 457 127" draw:points="0,0 254,0 254,127 457,127">
          <text:p/>
        </draw:polyline>
        <draw:frame draw:style-name="gr82" draw:text-style-name="P68" draw:layer="layout" svg:width="0.889cm" svg:height="0.37cm" svg:x="7.798cm" svg:y="17.816cm">
          <draw:text-box>
            <text:p text:style-name="P16"><text:span text:style-name="T72">2</text:span><text:span text:style-name="T18">/</text:span><text:span text:style-name="T21">-</text:span><text:span text:style-name="T18"> ns</text:span></text:p>
          </draw:text-box>
        </draw:frame>
        <draw:frame draw:style-name="gr82" draw:text-style-name="P68" draw:layer="layout" svg:width="0.889cm" svg:height="0.37cm" svg:x="9.398cm" svg:y="17.816cm">
          <draw:text-box>
            <text:p text:style-name="P16"><text:span text:style-name="T72">-</text:span><text:span text:style-name="T18">/</text:span><text:span text:style-name="T21">2</text:span><text:span text:style-name="T18"> ns</text:span></text:p>
          </draw:text-box>
        </draw:frame>
        <draw:frame draw:style-name="gr82" draw:text-style-name="P68" draw:layer="layout" svg:width="0.889cm" svg:height="0.37cm" svg:x="5.918cm" svg:y="17.537cm">
          <draw:text-box>
            <text:p text:style-name="P16"><text:span text:style-name="T72">-</text:span><text:span text:style-name="T18">/</text:span><text:span text:style-name="T21">3</text:span><text:span text:style-name="T18"> ns</text:span></text:p>
          </draw:text-box>
        </draw:frame>
        <draw:g>
          <draw:custom-shape draw:style-name="gr231" draw:text-style-name="P4" draw:layer="layout" svg:width="0.762cm" svg:height="1.016cm" svg:x="5.969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969cm 15.722cm)" svg:viewBox="0 0 216 216" draw:points="0,0 216,0 216,216">
            <text:p/>
          </draw:polyline>
          <draw:line draw:style-name="gr6" draw:text-style-name="P5" draw:layer="layout" svg:x1="5.892cm" svg:y1="15.367cm" svg:x2="5.969cm" svg:y2="15.367cm">
            <text:p/>
          </draw:line>
          <draw:line draw:style-name="gr6" draw:text-style-name="P5" draw:layer="layout" svg:x1="6.73cm" svg:y1="15.367cm" svg:x2="6.807cm" svg:y2="15.367cm">
            <text:p/>
          </draw:line>
          <draw:line draw:style-name="gr6" draw:text-style-name="P5" draw:layer="layout" svg:x1="5.892cm" svg:y1="15.875cm" svg:x2="5.969cm" svg:y2="15.875cm">
            <text:p/>
          </draw:line>
        </draw:g>
        <draw:g>
          <draw:polygon draw:style-name="gr21" draw:text-style-name="P10" draw:layer="layout" svg:width="0.567cm" svg:height="0.453cm" draw:transform="rotate (-0.463733982254894) translate (9.2460219425963cm 15.1129561242821cm)" svg:viewBox="0 0 568 454" draw:points="0,0 568,0 227,454">
            <text:p/>
          </draw:polygon>
          <draw:line draw:style-name="gr6" draw:text-style-name="P5" draw:layer="layout" svg:x1="9.169cm" svg:y1="15.367cm" svg:x2="9.246cm" svg:y2="15.367cm">
            <text:p/>
          </draw:line>
          <draw:custom-shape draw:style-name="gr74" draw:text-style-name="P10" draw:layer="layout" svg:width="0.153cm" svg:height="0.153cm" svg:x="9.778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5.367cm" svg:x2="10.008cm" svg:y2="15.367cm">
            <text:p/>
          </draw:line>
        </draw:g>
        <draw:g>
          <draw:custom-shape draw:style-name="gr232" draw:text-style-name="P4" draw:layer="layout" svg:width="0.762cm" svg:height="1.016cm" svg:x="10.745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5.722cm)" svg:viewBox="0 0 216 216" draw:points="0,0 216,0 216,216">
            <text:p/>
          </draw:polyline>
          <draw:line draw:style-name="gr6" draw:text-style-name="P5" draw:layer="layout" svg:x1="10.668cm" svg:y1="15.367cm" svg:x2="10.745cm" svg:y2="15.367cm">
            <text:p/>
          </draw:line>
          <draw:line draw:style-name="gr6" draw:text-style-name="P5" draw:layer="layout" svg:x1="11.506cm" svg:y1="15.367cm" svg:x2="11.583cm" svg:y2="15.367cm">
            <text:p/>
          </draw:line>
          <draw:line draw:style-name="gr6" draw:text-style-name="P5" draw:layer="layout" svg:x1="10.668cm" svg:y1="15.875cm" svg:x2="10.745cm" svg:y2="15.875cm">
            <text:p/>
          </draw:line>
        </draw:g>
        <draw:line draw:style-name="gr151" draw:text-style-name="P5" draw:layer="layout" svg:x1="6.782cm" svg:y1="15.367cm" svg:x2="7.696cm" svg:y2="15.367cm">
          <text:p/>
        </draw:line>
        <draw:line draw:style-name="gr151" draw:text-style-name="P5" draw:layer="layout" svg:x1="9.983cm" svg:y1="15.367cm" svg:x2="10.693cm" svg:y2="15.367cm">
          <text:p/>
        </draw:line>
        <draw:frame draw:style-name="gr82" draw:text-style-name="P34" draw:layer="layout" svg:width="0.736cm" svg:height="0.37cm" svg:x="5.969cm" svg:y="14.681cm">
          <draw:text-box>
            <text:p text:style-name="P16"><text:span text:style-name="T29">FF1</text:span></text:p>
          </draw:text-box>
        </draw:frame>
        <draw:frame draw:style-name="gr82" draw:text-style-name="P34" draw:layer="layout" svg:width="0.736cm" svg:height="0.37cm" svg:x="9.17cm" svg:y="14.681cm">
          <draw:text-box>
            <text:p text:style-name="P16"><text:span text:style-name="T29">G2</text:span></text:p>
          </draw:text-box>
        </draw:frame>
        <draw:frame draw:style-name="gr82" draw:text-style-name="P34" draw:layer="layout" svg:width="0.736cm" svg:height="0.37cm" svg:x="10.77cm" svg:y="14.681cm">
          <draw:text-box>
            <text:p text:style-name="P16"><text:span text:style-name="T29">FF2</text:span></text:p>
          </draw:text-box>
        </draw:frame>
        <draw:g>
          <draw:path draw:style-name="gr21" draw:text-style-name="P10" draw:layer="layout" svg:width="0.761cm" svg:height="0.532cm" svg:x="7.749cm" svg:y="14.985cm" svg:viewBox="0 0 762 533" svg:d="M0 0h508c127 0 254 133 254 267 0 133-127 266-254 266h-508z">
            <text:p/>
          </draw:path>
          <draw:line draw:style-name="gr6" draw:text-style-name="P5" draw:layer="layout" svg:x1="7.671cm" svg:y1="15.112cm" svg:x2="7.748cm" svg:y2="15.112cm">
            <text:p/>
          </draw:line>
          <draw:line draw:style-name="gr6" draw:text-style-name="P5" draw:layer="layout" svg:x1="7.671cm" svg:y1="15.366cm" svg:x2="7.748cm" svg:y2="15.366cm">
            <text:p/>
          </draw:line>
          <draw:line draw:style-name="gr6" draw:text-style-name="P5" draw:layer="layout" svg:x1="8.51cm" svg:y1="15.239cm" svg:x2="8.764cm" svg:y2="15.239cm">
            <text:p/>
          </draw:line>
          <draw:custom-shape draw:style-name="gr74" draw:text-style-name="P10" draw:layer="layout" svg:width="0.153cm" svg:height="0.153cm" svg:x="8.536cm" svg:y="1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4.528cm">
          <draw:text-box>
            <text:p text:style-name="P16"><text:span text:style-name="T29">G1</text:span></text:p>
          </draw:text-box>
        </draw:frame>
        <draw:polyline draw:style-name="gr75" draw:text-style-name="P5" draw:layer="layout" svg:width="0.456cm" svg:height="0.126cm" svg:x="8.738cm" svg:y="15.239cm" svg:viewBox="0 0 457 127" draw:points="0,0 254,0 254,127 457,127">
          <text:p/>
        </draw:polyline>
        <draw:frame draw:style-name="gr82" draw:text-style-name="P68" draw:layer="layout" svg:width="0.889cm" svg:height="0.37cm" svg:x="7.798cm" svg:y="15.529cm">
          <draw:text-box>
            <text:p text:style-name="P16"><text:span text:style-name="T72">-</text:span><text:span text:style-name="T18">/</text:span><text:span text:style-name="T21">3</text:span><text:span text:style-name="T18"> ns</text:span></text:p>
          </draw:text-box>
        </draw:frame>
        <draw:frame draw:style-name="gr82" draw:text-style-name="P68" draw:layer="layout" svg:width="0.889cm" svg:height="0.37cm" svg:x="9.398cm" svg:y="15.529cm">
          <draw:text-box>
            <text:p text:style-name="P16"><text:span text:style-name="T72">3</text:span><text:span text:style-name="T18">/</text:span><text:span text:style-name="T21">-</text:span><text:span text:style-name="T18"> ns</text:span></text:p>
          </draw:text-box>
        </draw:frame>
        <draw:frame draw:style-name="gr82" draw:text-style-name="P68" draw:layer="layout" svg:width="0.889cm" svg:height="0.37cm" svg:x="5.918cm" svg:y="15.25cm">
          <draw:text-box>
            <text:p text:style-name="P16"><text:span text:style-name="T72">2</text:span><text:span text:style-name="T18">/- ns</text:span></text:p>
          </draw:text-box>
        </draw:frame>
        <draw:polyline draw:style-name="gr233" draw:text-style-name="P5" draw:layer="layout" svg:width="0.38cm" svg:height="0.253cm" svg:x="6.959cm" svg:y="14.986cm" svg:viewBox="0 0 381 254" draw:points="0,254 127,254 254,0 381,0">
          <text:p/>
        </draw:polyline>
        <draw:polyline draw:style-name="gr234" draw:text-style-name="P5" draw:layer="layout" svg:width="0.38cm" svg:height="0.253cm" draw:transform="rotate (-3.14159265358979) translate (9.067cm 15.138cm)" svg:viewBox="0 0 381 254" draw:points="381,254 254,254 127,0 0,0">
          <text:p/>
        </draw:polyline>
        <draw:polyline draw:style-name="gr233" draw:text-style-name="P5" draw:layer="layout" svg:width="0.38cm" svg:height="0.253cm" svg:x="10.16cm" svg:y="14.986cm" svg:viewBox="0 0 381 254" draw:points="0,254 127,254 254,0 381,0">
          <text:p/>
        </draw:polyline>
        <draw:polyline draw:style-name="gr233" draw:text-style-name="P5" draw:layer="layout" svg:width="0.38cm" svg:height="0.253cm" svg:x="8.763cm" svg:y="17.145cm" svg:viewBox="0 0 381 254" draw:points="0,254 127,254 254,0 381,0">
          <text:p/>
        </draw:polyline>
        <draw:polyline draw:style-name="gr234" draw:text-style-name="P5" draw:layer="layout" svg:width="0.38cm" svg:height="0.253cm" draw:transform="rotate (-3.14159265358979) translate (7.34cm 17.551cm)" svg:viewBox="0 0 381 254" draw:points="381,254 254,254 127,0 0,0">
          <text:p/>
        </draw:polyline>
        <draw:polyline draw:style-name="gr234" draw:text-style-name="P5" draw:layer="layout" svg:width="0.38cm" svg:height="0.253cm" draw:transform="rotate (-3.14159265358979) translate (10.464cm 17.551cm)" svg:viewBox="0 0 381 254" draw:points="381,254 254,254 127,0 0,0">
          <text:p/>
        </draw:polyline>
      </draw:page>
      <draw:page draw:name="page5" draw:style-name="dp1" draw:master-page-name="Default">
        <draw:custom-shape draw:style-name="gr235" draw:text-style-name="P74" draw:layer="layout" svg:width="0.153cm" svg:height="0.584cm" svg:x="16.052cm" svg:y="2.387cm">
          <text:p/>
          <draw:enhanced-geometry svg:viewBox="0 0 21600 21600" draw:type="rectangle" draw:enhanced-path="M 0 0 L 21600 0 21600 21600 0 21600 0 0 Z N"/>
        </draw:custom-shape>
        <draw:custom-shape draw:style-name="gr235" draw:text-style-name="P74" draw:layer="layout" svg:width="0.153cm" svg:height="0.584cm" svg:x="19.1cm" svg:y="3.149cm">
          <text:p/>
          <draw:enhanced-geometry svg:viewBox="0 0 21600 21600" draw:type="rectangle" draw:enhanced-path="M 0 0 L 21600 0 21600 21600 0 21600 0 0 Z N"/>
        </draw:custom-shape>
        <draw:custom-shape draw:style-name="gr235" draw:text-style-name="P74" draw:layer="layout" svg:width="0.153cm" svg:height="0.584cm" svg:x="17.576cm" svg:y="2.387cm">
          <text:p/>
          <draw:enhanced-geometry svg:viewBox="0 0 21600 21600" draw:type="rectangle" draw:enhanced-path="M 0 0 L 21600 0 21600 21600 0 21600 0 0 Z N"/>
        </draw:custom-shape>
        <draw:custom-shape draw:style-name="gr236" draw:text-style-name="P75" draw:layer="layout" svg:width="0.077cm" svg:height="0.584cm" svg:x="15.621cm" svg:y="11.261cm">
          <text:p/>
          <draw:enhanced-geometry svg:viewBox="0 0 21600 21600" draw:type="rectangle" draw:enhanced-path="M 0 0 L 21600 0 21600 21600 0 21600 0 0 Z N"/>
        </draw:custom-shape>
        <draw:custom-shape draw:style-name="gr235" draw:text-style-name="P74" draw:layer="layout" svg:width="0.077cm" svg:height="0.584cm" svg:x="15.544cm" svg:y="11.261cm">
          <text:p/>
          <draw:enhanced-geometry svg:viewBox="0 0 21600 21600" draw:type="rectangle" draw:enhanced-path="M 0 0 L 21600 0 21600 21600 0 21600 0 0 Z N"/>
        </draw:custom-shape>
        <draw:custom-shape draw:style-name="gr235" draw:text-style-name="P74" draw:layer="layout" svg:width="0.153cm" svg:height="0.584cm" svg:x="5.638cm" svg:y="8.712cm">
          <text:p/>
          <draw:enhanced-geometry svg:viewBox="0 0 21600 21600" draw:type="rectangle" draw:enhanced-path="M 0 0 L 21600 0 21600 21600 0 21600 0 0 Z N"/>
        </draw:custom-shape>
        <draw:custom-shape draw:style-name="gr235" draw:text-style-name="P74" draw:layer="layout" svg:width="0.153cm" svg:height="0.584cm" svg:x="4.368cm" svg:y="6.68cm">
          <text:p/>
          <draw:enhanced-geometry svg:viewBox="0 0 21600 21600" draw:type="rectangle" draw:enhanced-path="M 0 0 L 21600 0 21600 21600 0 21600 0 0 Z N"/>
        </draw:custom-shape>
        <draw:custom-shape draw:style-name="gr235" draw:text-style-name="P74" draw:layer="layout" svg:width="0.153cm" svg:height="0.584cm" svg:x="23.164cm" svg:y="12.028cm">
          <text:p/>
          <draw:enhanced-geometry svg:viewBox="0 0 21600 21600" draw:type="rectangle" draw:enhanced-path="M 0 0 L 21600 0 21600 21600 0 21600 0 0 Z N"/>
        </draw:custom-shape>
        <draw:custom-shape draw:style-name="gr236" draw:text-style-name="P75" draw:layer="layout" svg:width="0.153cm" svg:height="0.584cm" svg:x="15.544cm" svg:y="12.028cm">
          <text:p/>
          <draw:enhanced-geometry svg:viewBox="0 0 21600 21600" draw:type="rectangle" draw:enhanced-path="M 0 0 L 21600 0 21600 21600 0 21600 0 0 Z N"/>
        </draw:custom-shape>
        <draw:custom-shape draw:style-name="gr235" draw:text-style-name="P74" draw:layer="layout" svg:width="0.153cm" svg:height="0.584cm" svg:x="23.164cm" svg:y="6.172cm">
          <text:p/>
          <draw:enhanced-geometry svg:viewBox="0 0 21600 21600" draw:type="rectangle" draw:enhanced-path="M 0 0 L 21600 0 21600 21600 0 21600 0 0 Z N"/>
        </draw:custom-shape>
        <draw:custom-shape draw:style-name="gr236" draw:text-style-name="P75" draw:layer="layout" svg:width="0.153cm" svg:height="0.584cm" svg:x="20.624cm" svg:y="6.172cm">
          <text:p/>
          <draw:enhanced-geometry svg:viewBox="0 0 21600 21600" draw:type="rectangle" draw:enhanced-path="M 0 0 L 21600 0 21600 21600 0 21600 0 0 Z N"/>
        </draw:custom-shape>
        <draw:custom-shape draw:style-name="gr236" draw:text-style-name="P75" draw:layer="layout" svg:width="0.077cm" svg:height="0.584cm" svg:x="15.621cm" svg:y="5.41cm">
          <text:p/>
          <draw:enhanced-geometry svg:viewBox="0 0 21600 21600" draw:type="rectangle" draw:enhanced-path="M 0 0 L 21600 0 21600 21600 0 21600 0 0 Z N"/>
        </draw:custom-shape>
        <draw:custom-shape draw:style-name="gr235" draw:text-style-name="P74" draw:layer="layout" svg:width="0.153cm" svg:height="0.584cm" svg:x="6.908cm" svg:y="7.462cm">
          <text:p/>
          <draw:enhanced-geometry svg:viewBox="0 0 21600 21600" draw:type="rectangle" draw:enhanced-path="M 0 0 L 21600 0 21600 21600 0 21600 0 0 Z N"/>
        </draw:custom-shape>
        <draw:g>
          <draw:custom-shape draw:style-name="gr237" draw:text-style-name="P4" draw:layer="layout" svg:width="0.762cm" svg:height="1.016cm" svg:x="3.962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4.317cm)" svg:viewBox="0 0 216 216" draw:points="0,0 216,0 216,216">
            <text:p/>
          </draw:polyline>
          <draw:line draw:style-name="gr6" draw:text-style-name="P5" draw:layer="layout" svg:x1="3.885cm" svg:y1="3.962cm" svg:x2="3.962cm" svg:y2="3.962cm">
            <text:p/>
          </draw:line>
          <draw:line draw:style-name="gr6" draw:text-style-name="P5" draw:layer="layout" svg:x1="4.723cm" svg:y1="3.962cm" svg:x2="4.8cm" svg:y2="3.962cm">
            <text:p/>
          </draw:line>
          <draw:line draw:style-name="gr6" draw:text-style-name="P5" draw:layer="layout" svg:x1="3.885cm" svg:y1="4.47cm" svg:x2="3.962cm" svg:y2="4.47cm">
            <text:p/>
          </draw:line>
        </draw:g>
        <draw:g>
          <draw:polygon draw:style-name="gr21" draw:text-style-name="P10" draw:layer="layout" svg:width="0.567cm" svg:height="0.453cm" draw:transform="rotate (-0.463733982254894) translate (5.7400219425963cm 3.7079561242821cm)" svg:viewBox="0 0 568 454" draw:points="0,0 568,0 227,454">
            <text:p/>
          </draw:polygon>
          <draw:line draw:style-name="gr6" draw:text-style-name="P5" draw:layer="layout" svg:x1="5.663cm" svg:y1="3.962cm" svg:x2="5.74cm" svg:y2="3.962cm">
            <text:p/>
          </draw:line>
          <draw:custom-shape draw:style-name="gr74" draw:text-style-name="P10" draw:layer="layout" svg:width="0.153cm" svg:height="0.153cm" svg:x="6.272cm" svg:y="3.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3.962cm" svg:x2="6.502cm" svg:y2="3.962cm">
            <text:p/>
          </draw:line>
        </draw:g>
        <draw:g>
          <draw:custom-shape draw:style-name="gr238" draw:text-style-name="P4" draw:layer="layout" svg:width="0.762cm" svg:height="1.016cm" svg:x="7.239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4.317cm)" svg:viewBox="0 0 216 216" draw:points="0,0 216,0 216,216">
            <text:p/>
          </draw:polyline>
          <draw:line draw:style-name="gr6" draw:text-style-name="P5" draw:layer="layout" svg:x1="7.162cm" svg:y1="3.962cm" svg:x2="7.239cm" svg:y2="3.962cm">
            <text:p/>
          </draw:line>
          <draw:line draw:style-name="gr6" draw:text-style-name="P5" draw:layer="layout" svg:x1="8cm" svg:y1="3.962cm" svg:x2="8.077cm" svg:y2="3.962cm">
            <text:p/>
          </draw:line>
          <draw:line draw:style-name="gr6" draw:text-style-name="P5" draw:layer="layout" svg:x1="7.162cm" svg:y1="4.47cm" svg:x2="7.239cm" svg:y2="4.47cm">
            <text:p/>
          </draw:line>
        </draw:g>
        <draw:line draw:style-name="gr151" draw:text-style-name="P5" draw:layer="layout" svg:x1="4.775cm" svg:y1="3.962cm" svg:x2="5.689cm" svg:y2="3.962cm">
          <text:p/>
        </draw:line>
        <draw:polyline draw:style-name="gr152" draw:text-style-name="P5" draw:layer="layout" svg:width="4.241cm" svg:height="0.761cm" svg:x="2.946cm" svg:y="4.47cm" svg:viewBox="0 0 4242 762" draw:points="0,762 4039,762 4039,0 4242,0">
          <text:p/>
        </draw:polyline>
        <draw:line draw:style-name="gr153" draw:text-style-name="P5" draw:layer="layout" svg:x1="2.743cm" svg:y1="5.232cm" svg:x2="3.073cm" svg:y2="5.232cm">
          <text:p/>
        </draw:line>
        <draw:frame draw:style-name="gr81" draw:text-style-name="P8" draw:layer="layout" svg:width="0.736cm" svg:height="0.421cm" svg:x="2.086cm" svg:y="5.003cm">
          <draw:text-box>
            <text:p><text:span text:style-name="T4">clka</text:span></text:p>
          </draw:text-box>
        </draw:frame>
        <draw:polyline draw:style-name="gr239" draw:text-style-name="P18" draw:layer="layout" svg:width="0.761cm" svg:height="0.278cm" draw:transform="rotate (1.5707963267949) translate (3.607cm 5.232cm)" svg:viewBox="0 0 762 279" draw:points="0,0 762,0 762,279">
          <text:p/>
        </draw:polyline>
        <draw:line draw:style-name="gr151" draw:text-style-name="P5" draw:layer="layout" svg:x1="6.477cm" svg:y1="3.962cm" svg:x2="7.187cm" svg:y2="3.962cm">
          <text:p/>
        </draw:line>
        <draw:frame draw:style-name="gr82" draw:text-style-name="P34" draw:layer="layout" svg:width="0.736cm" svg:height="0.37cm" svg:x="3.962cm" svg:y="3.276cm">
          <draw:text-box>
            <text:p text:style-name="P16"><text:span text:style-name="T29">FF1</text:span></text:p>
          </draw:text-box>
        </draw:frame>
        <draw:frame draw:style-name="gr82" draw:text-style-name="P34" draw:layer="layout" svg:width="0.736cm" svg:height="0.37cm" svg:x="7.264cm" svg:y="3.276cm">
          <draw:text-box>
            <text:p text:style-name="P16"><text:span text:style-name="T29">FF2</text:span></text:p>
          </draw:text-box>
        </draw:frame>
        <draw:frame draw:style-name="gr82" draw:text-style-name="P61" draw:layer="layout" svg:width="2.54cm" svg:height="0.37cm" svg:x="4.394cm" svg:y="6.197cm">
          <draw:text-box>
            <text:p text:style-name="P16"><text:span text:style-name="T58">Setup check</text:span></text:p>
          </draw:text-box>
        </draw:frame>
        <draw:custom-shape draw:style-name="gr235" draw:text-style-name="P74" draw:layer="layout" svg:width="0.077cm" svg:height="0.584cm" svg:x="15.544cm" svg:y="5.4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7.234cm)" svg:viewBox="0 0 508 2540" draw:points="0,0 508,0 508,1270 0,1270 0,2540 508,2540">
          <text:p/>
        </draw:polyline>
        <draw:path draw:style-name="gr196" draw:text-style-name="P5" draw:layer="layout" svg:width="2.437cm" svg:height="0.868cm" draw:transform="rotate (-3.14159265358979) translate (6.908cm 7.772cm)" svg:viewBox="0 0 2438 869" svg:d="M2438 869c-1016-5-1270-869-2438-869">
          <text:p/>
        </draw:path>
        <draw:frame draw:style-name="gr58" draw:text-style-name="P58" draw:layer="layout" svg:width="2.733cm" svg:height="0.37cm" svg:x="1.626cm" svg:y="6.80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7.569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4.445cm 8.001cm)" svg:viewBox="0 0 508 2540" draw:points="0,0 508,0 508,1270 0,1270 0,2540 508,2540">
          <text:p/>
        </draw:polyline>
        <draw:frame draw:style-name="gr58" draw:text-style-name="P66" draw:layer="layout" svg:width="0.751cm" svg:height="0.37cm" svg:x="6.157cm" svg:y="7.27cm">
          <draw:text-box>
            <text:p text:style-name="P57"><text:span text:style-name="T67">setup</text:span></text:p>
          </draw:text-box>
        </draw:frame>
        <draw:polyline draw:style-name="gr53" draw:text-style-name="P5" draw:layer="layout" svg:width="0.507cm" svg:height="2.539cm" draw:transform="rotate (1.5707963267949) translate (15.621cm 5.964cm)" svg:viewBox="0 0 508 2540" draw:points="0,0 508,0 508,1270 0,1270 0,2540 508,2540">
          <text:p/>
        </draw:polyline>
        <draw:frame draw:style-name="gr58" draw:text-style-name="P58" draw:layer="layout" svg:width="2.733cm" svg:height="0.37cm" svg:x="12.802cm" svg:y="5.532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6.294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5.964cm)" svg:viewBox="0 0 508 2540" draw:points="0,0 508,0 508,1270 0,1270 0,2540 508,2540">
          <text:p/>
        </draw:polyline>
        <draw:polyline draw:style-name="gr53" draw:text-style-name="P5" draw:layer="layout" svg:width="0.507cm" svg:height="2.539cm" draw:transform="rotate (1.5707963267949) translate (20.701cm 5.964cm)" svg:viewBox="0 0 508 2540" draw:points="0,0 508,0 508,1270 0,1270 0,2540 508,2540">
          <text:p/>
        </draw:polyline>
        <draw:frame draw:style-name="gr58" draw:text-style-name="P58" draw:layer="layout" svg:width="0.33cm" svg:height="0.37cm" svg:x="15.519cm" svg:y="5.054cm">
          <draw:text-box>
            <text:p text:style-name="P57"><text:span text:style-name="T24">0</text:span></text:p>
          </draw:text-box>
        </draw:frame>
        <draw:frame draw:style-name="gr58" draw:text-style-name="P58" draw:layer="layout" svg:width="0.33cm" svg:height="0.37cm" svg:x="16.738cm" svg:y="5.054cm">
          <draw:text-box>
            <text:p text:style-name="P57"><text:span text:style-name="T24">5</text:span></text:p>
          </draw:text-box>
        </draw:frame>
        <draw:frame draw:style-name="gr58" draw:text-style-name="P58" draw:layer="layout" svg:width="0.432cm" svg:height="0.37cm" svg:x="18.008cm" svg:y="5.054cm">
          <draw:text-box>
            <text:p text:style-name="P57"><text:span text:style-name="T24">10</text:span></text:p>
          </draw:text-box>
        </draw:frame>
        <draw:frame draw:style-name="gr58" draw:text-style-name="P58" draw:layer="layout" svg:width="0.432cm" svg:height="0.37cm" svg:x="19.227cm" svg:y="5.054cm">
          <draw:text-box>
            <text:p text:style-name="P57"><text:span text:style-name="T24">15</text:span></text:p>
          </draw:text-box>
        </draw:frame>
        <draw:frame draw:style-name="gr58" draw:text-style-name="P58" draw:layer="layout" svg:width="0.432cm" svg:height="0.37cm" svg:x="20.497cm" svg:y="5.054cm">
          <draw:text-box>
            <text:p text:style-name="P57"><text:span text:style-name="T24">20</text:span></text:p>
          </draw:text-box>
        </draw:frame>
        <draw:frame draw:style-name="gr58" draw:text-style-name="P58" draw:layer="layout" svg:width="0.432cm" svg:height="0.37cm" svg:x="21.767cm" svg:y="5.054cm">
          <draw:text-box>
            <text:p text:style-name="P57"><text:span text:style-name="T24">25</text:span></text:p>
          </draw:text-box>
        </draw:frame>
        <draw:frame draw:style-name="gr58" draw:text-style-name="P58" draw:layer="layout" svg:width="0.432cm" svg:height="0.37cm" svg:x="23.012cm" svg:y="5.054cm">
          <draw:text-box>
            <text:p text:style-name="P57"><text:span text:style-name="T24">30</text:span></text:p>
          </draw:text-box>
        </draw:frame>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240"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polyline draw:style-name="gr152" draw:text-style-name="P5" draw:layer="layout" svg:width="4.241cm" svg:height="0.761cm" svg:x="2.946cm" svg:y="2.159cm" svg:viewBox="0 0 4242 762" draw:points="0,762 4039,762 4039,0 4242,0">
          <text:p/>
        </draw:polyline>
        <draw:line draw:style-name="gr153" draw:text-style-name="P5" draw:layer="layout" svg:x1="2.743cm" svg:y1="2.921cm" svg:x2="3.073cm" svg:y2="2.921cm">
          <text:p/>
        </draw:line>
        <draw:frame draw:style-name="gr81" draw:text-style-name="P8" draw:layer="layout" svg:width="0.736cm" svg:height="0.421cm" svg:x="2.086cm" svg:y="2.692cm">
          <draw:text-box>
            <text:p><text:span text:style-name="T4">clkb</text:span></text:p>
          </draw:text-box>
        </draw:frame>
        <draw:line draw:style-name="gr151" draw:text-style-name="P5" draw:layer="layout" svg:x1="6.477cm" svg:y1="1.651cm" svg:x2="7.187cm" svg:y2="1.651cm">
          <text:p/>
        </draw:line>
        <draw:frame draw:style-name="gr82" draw:text-style-name="P34" draw:layer="layout" svg:width="0.736cm" svg:height="0.37cm" svg:x="7.264cm" svg:y="0.965cm">
          <draw:text-box>
            <text:p text:style-name="P16"><text:span text:style-name="T29">FF3</text:span></text:p>
          </draw:text-box>
        </draw:frame>
        <draw:polyline draw:style-name="gr241" draw:text-style-name="P76" draw:layer="layout" svg:width="0.583cm" svg:height="2.31cm" draw:transform="rotate (-3.14159265358979) translate (5.664cm 3.962cm)" svg:viewBox="0 0 584 2311" draw:points="0,2311 584,2311 584,0">
          <text:p/>
        </draw:polyline>
        <draw:custom-shape draw:style-name="gr236" draw:text-style-name="P75" draw:layer="layout" svg:width="0.153cm" svg:height="0.584cm" svg:x="7.67cm" svg:y="7.467cm">
          <text:p/>
          <draw:enhanced-geometry svg:viewBox="0 0 21600 21600" draw:type="rectangle" draw:enhanced-path="M 0 0 L 21600 0 21600 21600 0 21600 0 0 Z N"/>
        </draw:custom-shape>
        <draw:custom-shape draw:style-name="gr236" draw:text-style-name="P75" draw:layer="layout" svg:width="0.153cm" svg:height="0.584cm" svg:x="7.67cm" svg:y="6.7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7.234cm)" svg:viewBox="0 0 508 2540" draw:points="0,0 508,0 508,1270 0,1270 0,2540 508,2540">
          <text:p/>
        </draw:polyline>
        <draw:polyline draw:style-name="gr53" draw:text-style-name="P5" draw:layer="layout" svg:width="0.507cm" svg:height="2.539cm" draw:transform="rotate (1.5707963267949) translate (7.747cm 8.001cm)" svg:viewBox="0 0 508 2540" draw:points="0,0 508,0 508,1270 0,1270 0,2540 508,2540">
          <text:p/>
        </draw:polyline>
        <draw:path draw:style-name="gr167" draw:text-style-name="P5" draw:layer="layout" svg:width="0.485cm" svg:height="0.791cm" draw:transform="rotate (-3.14159265358979) translate (8.279126916613cm 7.792cm)" svg:viewBox="0 0 486 792" svg:d="M486 792c-664-5-614-792-55-792">
          <text:p/>
        </draw:path>
        <draw:frame draw:style-name="gr58" draw:text-style-name="P67" draw:layer="layout" svg:width="0.751cm" svg:height="0.37cm" svg:x="8.164cm" svg:y="7.615cm">
          <draw:text-box>
            <text:p text:style-name="P57"><text:span text:style-name="T68">hold</text:span></text:p>
          </draw:text-box>
        </draw:frame>
        <draw:frame draw:style-name="gr82" draw:text-style-name="P61" draw:layer="layout" svg:width="2.54cm" svg:height="0.37cm" svg:x="7.721cm" svg:y="6.197cm">
          <draw:text-box>
            <text:p text:style-name="P16"><text:span text:style-name="T58">Hold check</text:span></text:p>
          </draw:text-box>
        </draw:frame>
        <draw:polyline draw:style-name="gr53" draw:text-style-name="P5" draw:layer="layout" svg:width="0.507cm" svg:height="2.539cm" draw:transform="rotate (1.5707963267949) translate (23.241cm 5.964cm)" svg:viewBox="0 0 508 2540" draw:points="0,0 508,0 508,1270 0,1270 0,2540 508,2540">
          <text:p/>
        </draw:polyline>
        <draw:polyline draw:style-name="gr53" draw:text-style-name="P5" draw:layer="layout" svg:width="0.507cm" svg:height="2.539cm" draw:transform="rotate (1.5707963267949) translate (25.781cm 5.964cm)" svg:viewBox="0 0 508 2540" draw:points="0,0 508,0 508,1270 0,1270 0,2540 508,2540">
          <text:p/>
        </draw:polyline>
        <draw:frame draw:style-name="gr58" draw:text-style-name="P58" draw:layer="layout" svg:width="0.432cm" svg:height="0.37cm" svg:x="24.333cm" svg:y="5.054cm">
          <draw:text-box>
            <text:p text:style-name="P57"><text:span text:style-name="T24">35</text:span></text:p>
          </draw:text-box>
        </draw:frame>
        <draw:frame draw:style-name="gr58" draw:text-style-name="P58" draw:layer="layout" svg:width="0.432cm" svg:height="0.37cm" svg:x="25.603cm" svg:y="5.054cm">
          <draw:text-box>
            <text:p text:style-name="P57"><text:span text:style-name="T24">40</text:span></text:p>
          </draw:text-box>
        </draw:frame>
        <draw:frame draw:style-name="gr58" draw:text-style-name="P58" draw:layer="layout" svg:width="0.432cm" svg:height="0.37cm" svg:x="26.847cm" svg:y="5.054cm">
          <draw:text-box>
            <text:p text:style-name="P57"><text:span text:style-name="T24">45</text:span></text:p>
          </draw:text-box>
        </draw:frame>
        <draw:frame draw:style-name="gr58" draw:text-style-name="P58" draw:layer="layout" svg:width="0.432cm" svg:height="0.37cm" svg:x="28.117cm" svg:y="5.054cm">
          <draw:text-box>
            <text:p text:style-name="P57"><text:span text:style-name="T24">50</text:span></text:p>
          </draw:text-box>
        </draw:frame>
        <draw:polyline draw:style-name="gr53" draw:text-style-name="P5" draw:layer="layout" svg:width="0.507cm" svg:height="2.539cm" draw:transform="rotate (1.5707963267949) translate (15.621cm 6.726cm)" svg:viewBox="0 0 508 2540" draw:points="0,0 508,0 508,1270 0,1270 0,2540 508,2540">
          <text:p/>
        </draw:polyline>
        <draw:polyline draw:style-name="gr53" draw:text-style-name="P5" draw:layer="layout" svg:width="0.507cm" svg:height="2.539cm" draw:transform="rotate (1.5707963267949) translate (18.161cm 6.726cm)" svg:viewBox="0 0 508 2540" draw:points="0,0 508,0 508,1270 0,1270 0,2540 508,2540">
          <text:p/>
        </draw:polyline>
        <draw:polyline draw:style-name="gr53" draw:text-style-name="P5" draw:layer="layout" svg:width="0.507cm" svg:height="2.539cm" draw:transform="rotate (1.5707963267949) translate (20.701cm 6.726cm)" svg:viewBox="0 0 508 2540" draw:points="0,0 508,0 508,1270 0,1270 0,2540 508,2540">
          <text:p/>
        </draw:polyline>
        <draw:polyline draw:style-name="gr53" draw:text-style-name="P5" draw:layer="layout" svg:width="0.507cm" svg:height="2.539cm" draw:transform="rotate (1.5707963267949) translate (23.241cm 6.726cm)" svg:viewBox="0 0 508 2540" draw:points="0,0 508,0 508,1270 0,1270 0,2540 508,2540">
          <text:p/>
        </draw:polyline>
        <draw:polyline draw:style-name="gr53" draw:text-style-name="P5" draw:layer="layout" svg:width="0.507cm" svg:height="2.539cm" draw:transform="rotate (1.5707963267949) translate (25.781cm 6.726cm)" svg:viewBox="0 0 508 2540" draw:points="0,0 508,0 508,1270 0,1270 0,2540 508,2540">
          <text:p/>
        </draw:polyline>
        <draw:path draw:style-name="gr242" draw:text-style-name="P5" draw:layer="layout" svg:width="0.458cm" svg:height="0.771cm" draw:transform="rotate (-3.14159265358979) translate (16.1564670406295cm 6.507cm)" svg:viewBox="0 0 459 772" svg:d="M459 772c-664-5-559-772 0-772">
          <text:p/>
        </draw:path>
        <draw:frame draw:style-name="gr58" draw:text-style-name="P67" draw:layer="layout" svg:width="0.751cm" svg:height="0.37cm" svg:x="20.853cm" svg:y="6.502cm">
          <draw:text-box>
            <text:p text:style-name="P57"><text:span text:style-name="T68">hold</text:span></text:p>
          </draw:text-box>
        </draw:frame>
        <draw:path draw:style-name="gr243" draw:text-style-name="P5" draw:layer="layout" svg:width="2.463cm" svg:height="0.812cm" draw:transform="rotate (-3.14159265358979) translate (18.135cm 6.522cm)" svg:viewBox="0 0 2464 813" svg:d="M2464 813c-1016-5-1296-813-2464-813">
          <text:p/>
        </draw:path>
        <draw:frame draw:style-name="gr58" draw:text-style-name="P66" draw:layer="layout" svg:width="0.751cm" svg:height="0.37cm" svg:x="22.21cm" svg:y="6.127cm">
          <draw:text-box>
            <text:p text:style-name="P57"><text:span text:style-name="T67">setup</text:span></text:p>
          </draw:text-box>
        </draw:frame>
        <draw:path draw:style-name="gr196" draw:text-style-name="P5" draw:layer="layout" svg:width="7.492cm" svg:height="0.817cm" draw:transform="rotate (-3.14159265358979) translate (23.139cm 6.451cm)" svg:viewBox="0 0 7493 818" svg:d="M7493 818c-3734 0-3683-793-7493-818">
          <text:p/>
        </draw:path>
        <draw:path draw:style-name="gr167" draw:text-style-name="P5" draw:layer="layout" svg:width="5.003cm" svg:height="0.812cm" draw:transform="rotate (-3.14159265358979) translate (20.675cm 6.497cm)" svg:viewBox="0 0 5004 813" svg:d="M5004 813c-2871 0-1931-788-5004-813">
          <text:p/>
        </draw:path>
        <draw:polyline draw:style-name="gr53" draw:text-style-name="P5" draw:layer="layout" svg:width="0.507cm" svg:height="2.539cm" draw:transform="rotate (1.5707963267949) translate (15.621cm 11.82cm)" svg:viewBox="0 0 508 2540" draw:points="0,0 508,0 508,1270 0,1270 0,2540 508,2540">
          <text:p/>
        </draw:polyline>
        <draw:frame draw:style-name="gr58" draw:text-style-name="P58" draw:layer="layout" svg:width="2.733cm" svg:height="0.37cm" svg:x="12.802cm" svg:y="11.388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12.15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11.82cm)" svg:viewBox="0 0 508 2540" draw:points="0,0 508,0 508,1270 0,1270 0,2540 508,2540">
          <text:p/>
        </draw:polyline>
        <draw:polyline draw:style-name="gr53" draw:text-style-name="P5" draw:layer="layout" svg:width="0.507cm" svg:height="2.539cm" draw:transform="rotate (1.5707963267949) translate (20.701cm 11.82cm)" svg:viewBox="0 0 508 2540" draw:points="0,0 508,0 508,1270 0,1270 0,2540 508,2540">
          <text:p/>
        </draw:polyline>
        <draw:frame draw:style-name="gr58" draw:text-style-name="P58" draw:layer="layout" svg:width="0.33cm" svg:height="0.37cm" svg:x="15.519cm" svg:y="10.91cm">
          <draw:text-box>
            <text:p text:style-name="P57"><text:span text:style-name="T24">0</text:span></text:p>
          </draw:text-box>
        </draw:frame>
        <draw:frame draw:style-name="gr58" draw:text-style-name="P58" draw:layer="layout" svg:width="0.33cm" svg:height="0.37cm" svg:x="16.738cm" svg:y="10.91cm">
          <draw:text-box>
            <text:p text:style-name="P57"><text:span text:style-name="T24">5</text:span></text:p>
          </draw:text-box>
        </draw:frame>
        <draw:frame draw:style-name="gr58" draw:text-style-name="P58" draw:layer="layout" svg:width="0.432cm" svg:height="0.37cm" svg:x="18.008cm" svg:y="10.91cm">
          <draw:text-box>
            <text:p text:style-name="P57"><text:span text:style-name="T24">10</text:span></text:p>
          </draw:text-box>
        </draw:frame>
        <draw:frame draw:style-name="gr58" draw:text-style-name="P58" draw:layer="layout" svg:width="0.432cm" svg:height="0.37cm" svg:x="19.227cm" svg:y="10.91cm">
          <draw:text-box>
            <text:p text:style-name="P57"><text:span text:style-name="T24">15</text:span></text:p>
          </draw:text-box>
        </draw:frame>
        <draw:frame draw:style-name="gr58" draw:text-style-name="P58" draw:layer="layout" svg:width="0.432cm" svg:height="0.37cm" svg:x="20.497cm" svg:y="10.91cm">
          <draw:text-box>
            <text:p text:style-name="P57"><text:span text:style-name="T24">20</text:span></text:p>
          </draw:text-box>
        </draw:frame>
        <draw:frame draw:style-name="gr58" draw:text-style-name="P58" draw:layer="layout" svg:width="0.432cm" svg:height="0.37cm" svg:x="21.767cm" svg:y="10.91cm">
          <draw:text-box>
            <text:p text:style-name="P57"><text:span text:style-name="T24">25</text:span></text:p>
          </draw:text-box>
        </draw:frame>
        <draw:frame draw:style-name="gr58" draw:text-style-name="P58" draw:layer="layout" svg:width="0.432cm" svg:height="0.37cm" svg:x="23.012cm" svg:y="10.91cm">
          <draw:text-box>
            <text:p text:style-name="P57"><text:span text:style-name="T24">30</text:span></text:p>
          </draw:text-box>
        </draw:frame>
        <draw:polyline draw:style-name="gr53" draw:text-style-name="P5" draw:layer="layout" svg:width="0.507cm" svg:height="2.539cm" draw:transform="rotate (1.5707963267949) translate (23.241cm 11.82cm)" svg:viewBox="0 0 508 2540" draw:points="0,0 508,0 508,1270 0,1270 0,2540 508,2540">
          <text:p/>
        </draw:polyline>
        <draw:polyline draw:style-name="gr53" draw:text-style-name="P5" draw:layer="layout" svg:width="0.507cm" svg:height="2.539cm" draw:transform="rotate (1.5707963267949) translate (25.781cm 11.82cm)" svg:viewBox="0 0 508 2540" draw:points="0,0 508,0 508,1270 0,1270 0,2540 508,2540">
          <text:p/>
        </draw:polyline>
        <draw:frame draw:style-name="gr58" draw:text-style-name="P58" draw:layer="layout" svg:width="0.432cm" svg:height="0.37cm" svg:x="24.333cm" svg:y="10.91cm">
          <draw:text-box>
            <text:p text:style-name="P57"><text:span text:style-name="T24">35</text:span></text:p>
          </draw:text-box>
        </draw:frame>
        <draw:frame draw:style-name="gr58" draw:text-style-name="P58" draw:layer="layout" svg:width="0.432cm" svg:height="0.37cm" svg:x="25.603cm" svg:y="10.91cm">
          <draw:text-box>
            <text:p text:style-name="P57"><text:span text:style-name="T24">40</text:span></text:p>
          </draw:text-box>
        </draw:frame>
        <draw:frame draw:style-name="gr58" draw:text-style-name="P58" draw:layer="layout" svg:width="0.432cm" svg:height="0.37cm" svg:x="26.847cm" svg:y="10.91cm">
          <draw:text-box>
            <text:p text:style-name="P57"><text:span text:style-name="T24">45</text:span></text:p>
          </draw:text-box>
        </draw:frame>
        <draw:frame draw:style-name="gr58" draw:text-style-name="P58" draw:layer="layout" svg:width="0.432cm" svg:height="0.37cm" svg:x="28.117cm" svg:y="10.91cm">
          <draw:text-box>
            <text:p text:style-name="P57"><text:span text:style-name="T24">50</text:span></text:p>
          </draw:text-box>
        </draw:frame>
        <draw:polyline draw:style-name="gr53" draw:text-style-name="P5" draw:layer="layout" svg:width="0.507cm" svg:height="2.539cm" draw:transform="rotate (1.5707963267949) translate (15.621cm 12.582cm)" svg:viewBox="0 0 508 2540" draw:points="0,0 508,0 508,1270 0,1270 0,2540 508,2540">
          <text:p/>
        </draw:polyline>
        <draw:polyline draw:style-name="gr53" draw:text-style-name="P5" draw:layer="layout" svg:width="0.507cm" svg:height="2.539cm" draw:transform="rotate (1.5707963267949) translate (18.161cm 12.582cm)" svg:viewBox="0 0 508 2540" draw:points="0,0 508,0 508,1270 0,1270 0,2540 508,2540">
          <text:p/>
        </draw:polyline>
        <draw:polyline draw:style-name="gr53" draw:text-style-name="P5" draw:layer="layout" svg:width="0.507cm" svg:height="2.539cm" draw:transform="rotate (1.5707963267949) translate (20.701cm 12.582cm)" svg:viewBox="0 0 508 2540" draw:points="0,0 508,0 508,1270 0,1270 0,2540 508,2540">
          <text:p/>
        </draw:polyline>
        <draw:polyline draw:style-name="gr53" draw:text-style-name="P5" draw:layer="layout" svg:width="0.507cm" svg:height="2.539cm" draw:transform="rotate (1.5707963267949) translate (23.241cm 12.582cm)" svg:viewBox="0 0 508 2540" draw:points="0,0 508,0 508,1270 0,1270 0,2540 508,2540">
          <text:p/>
        </draw:polyline>
        <draw:polyline draw:style-name="gr53" draw:text-style-name="P5" draw:layer="layout" svg:width="0.507cm" svg:height="2.539cm" draw:transform="rotate (1.5707963267949) translate (25.781cm 12.582cm)" svg:viewBox="0 0 508 2540" draw:points="0,0 508,0 508,1270 0,1270 0,2540 508,2540">
          <text:p/>
        </draw:polyline>
        <draw:frame draw:style-name="gr58" draw:text-style-name="P66" draw:layer="layout" svg:width="0.751cm" svg:height="0.37cm" svg:x="22.21cm" svg:y="11.983cm">
          <draw:text-box>
            <text:p text:style-name="P57"><text:span text:style-name="T67">setup</text:span></text:p>
          </draw:text-box>
        </draw:frame>
        <draw:path draw:style-name="gr196" draw:text-style-name="P5" draw:layer="layout" svg:width="7.492cm" svg:height="0.817cm" draw:transform="rotate (-3.14159265358979) translate (23.139cm 12.307cm)" svg:viewBox="0 0 7493 818" svg:d="M7493 818c-3734 0-3683-793-7493-818">
          <text:p/>
        </draw:path>
        <draw:path draw:style-name="gr242" draw:text-style-name="P5" draw:layer="layout" svg:width="5.003cm" svg:height="0.812cm" draw:transform="rotate (-3.14159265358979) translate (20.675cm 12.353cm)" svg:viewBox="0 0 5004 813" svg:d="M5004 813c-2871 0-1931-788-5004-813">
          <text:p/>
        </draw:path>
        <draw:frame draw:style-name="gr58" draw:text-style-name="P77" draw:layer="layout" svg:width="0.33cm" svg:height="0.37cm" svg:x="15.519cm" svg:y="4.673cm">
          <draw:text-box>
            <text:p text:style-name="P57"><text:span text:style-name="T73">0</text:span></text:p>
          </draw:text-box>
        </draw:frame>
        <draw:frame draw:style-name="gr58" draw:text-style-name="P77" draw:layer="layout" svg:width="0.432cm" svg:height="0.37cm" svg:x="18.008cm" svg:y="4.673cm">
          <draw:text-box>
            <text:p text:style-name="P57"><text:span text:style-name="T73">1</text:span></text:p>
          </draw:text-box>
        </draw:frame>
        <draw:frame draw:style-name="gr58" draw:text-style-name="P77" draw:layer="layout" svg:width="0.432cm" svg:height="0.37cm" svg:x="20.497cm" svg:y="4.673cm">
          <draw:text-box>
            <text:p text:style-name="P57"><text:span text:style-name="T73">2</text:span></text:p>
          </draw:text-box>
        </draw:frame>
        <draw:frame draw:style-name="gr244" draw:text-style-name="P78" draw:layer="layout" svg:width="0.432cm" svg:height="0.37cm" svg:x="23.012cm" svg:y="4.673cm">
          <draw:text-box>
            <text:p text:style-name="P57"><text:span text:style-name="T74">3</text:span></text:p>
          </draw:text-box>
        </draw:frame>
        <draw:frame draw:style-name="gr58" draw:text-style-name="P77" draw:layer="layout" svg:width="0.432cm" svg:height="0.37cm" svg:x="25.603cm" svg:y="4.673cm">
          <draw:text-box>
            <text:p text:style-name="P57"><text:span text:style-name="T73">4</text:span></text:p>
          </draw:text-box>
        </draw:frame>
        <draw:frame draw:style-name="gr58" draw:text-style-name="P77" draw:layer="layout" svg:width="0.432cm" svg:height="0.37cm" svg:x="28.117cm" svg:y="4.673cm">
          <draw:text-box>
            <text:p text:style-name="P57"><text:span text:style-name="T73">5</text:span></text:p>
          </draw:text-box>
        </draw:frame>
        <draw:frame draw:style-name="gr58" draw:text-style-name="P67" draw:layer="layout" svg:width="0.33cm" svg:height="0.37cm" svg:x="15.519cm" svg:y="10.529cm">
          <draw:text-box>
            <text:p text:style-name="P57"><text:span text:style-name="T68">0</text:span></text:p>
          </draw:text-box>
        </draw:frame>
        <draw:frame draw:style-name="gr58" draw:text-style-name="P67" draw:layer="layout" svg:width="0.432cm" svg:height="0.37cm" svg:x="18.008cm" svg:y="10.529cm">
          <draw:text-box>
            <text:p text:style-name="P57"><text:span text:style-name="T68">1</text:span></text:p>
          </draw:text-box>
        </draw:frame>
        <draw:frame draw:style-name="gr58" draw:text-style-name="P67" draw:layer="layout" svg:width="0.432cm" svg:height="0.37cm" svg:x="20.497cm" svg:y="10.529cm">
          <draw:text-box>
            <text:p text:style-name="P57"><text:span text:style-name="T68">2</text:span></text:p>
          </draw:text-box>
        </draw:frame>
        <draw:frame draw:style-name="gr58" draw:text-style-name="P67" draw:layer="layout" svg:width="0.432cm" svg:height="0.37cm" svg:x="23.012cm" svg:y="10.529cm">
          <draw:text-box>
            <text:p text:style-name="P57"><text:span text:style-name="T68">3</text:span></text:p>
          </draw:text-box>
        </draw:frame>
        <draw:frame draw:style-name="gr58" draw:text-style-name="P67" draw:layer="layout" svg:width="0.432cm" svg:height="0.37cm" svg:x="25.603cm" svg:y="10.529cm">
          <draw:text-box>
            <text:p text:style-name="P57"><text:span text:style-name="T68">4</text:span></text:p>
          </draw:text-box>
        </draw:frame>
        <draw:frame draw:style-name="gr58" draw:text-style-name="P67" draw:layer="layout" svg:width="0.432cm" svg:height="0.37cm" svg:x="28.117cm" svg:y="10.529cm">
          <draw:text-box>
            <text:p text:style-name="P57"><text:span text:style-name="T68">5</text:span></text:p>
          </draw:text-box>
        </draw:frame>
        <draw:custom-shape draw:style-name="gr235" draw:text-style-name="P74" draw:layer="layout" svg:width="0.153cm" svg:height="0.584cm" svg:x="6.908cm" svg:y="9.494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9.271cm)" svg:viewBox="0 0 513 1270" draw:points="5,0 513,0 513,635 5,635 0,1270 508,1270">
          <text:p/>
        </draw:polyline>
        <draw:path draw:style-name="gr196" draw:text-style-name="P5" draw:layer="layout" svg:width="1.142cm" svg:height="0.786cm" draw:transform="rotate (-3.14159265358979) translate (6.883cm 9.804cm)" svg:viewBox="0 0 1143 787" svg:d="M1143 787c-1016-5 25-787-1143-787">
          <text:p/>
        </draw:path>
        <draw:frame draw:style-name="gr58" draw:text-style-name="P58" draw:layer="layout" svg:width="2.733cm" svg:height="0.37cm" svg:x="1.626cm" svg:y="8.839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9.601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2.539cm" draw:transform="rotate (1.5707963267949) translate (4.445cm 10.033cm)" svg:viewBox="0 0 508 2540" draw:points="0,0 508,0 508,1270 0,1270 0,2540 508,2540">
          <text:p/>
        </draw:polyline>
        <draw:frame draw:style-name="gr58" draw:text-style-name="P66" draw:layer="layout" svg:width="0.751cm" svg:height="0.37cm" svg:x="5.816cm" svg:y="9.637cm">
          <draw:text-box>
            <text:p text:style-name="P57"><text:span text:style-name="T67">setup</text:span></text:p>
          </draw:text-box>
        </draw:frame>
        <draw:custom-shape draw:style-name="gr236" draw:text-style-name="P75" draw:layer="layout" svg:width="0.153cm" svg:height="0.584cm" svg:x="7.67cm" svg:y="9.499cm">
          <text:p/>
          <draw:enhanced-geometry svg:viewBox="0 0 21600 21600" draw:type="rectangle" draw:enhanced-path="M 0 0 L 21600 0 21600 21600 0 21600 0 0 Z N"/>
        </draw:custom-shape>
        <draw:custom-shape draw:style-name="gr236" draw:text-style-name="P75" draw:layer="layout" svg:width="0.153cm" svg:height="0.584cm" svg:x="7.67cm" svg:y="8.737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10.033cm)" svg:viewBox="0 0 508 2540" draw:points="0,0 508,0 508,1270 0,1270 0,2540 508,2540">
          <text:p/>
        </draw:polyline>
        <draw:path draw:style-name="gr167" draw:text-style-name="P5" draw:layer="layout" svg:width="0.485cm" svg:height="0.791cm" draw:transform="rotate (-3.14159265358979) translate (8.279126916613cm 9.824cm)" svg:viewBox="0 0 486 792" svg:d="M486 792c-664-5-614-792-55-792">
          <text:p/>
        </draw:path>
        <draw:frame draw:style-name="gr58" draw:text-style-name="P67" draw:layer="layout" svg:width="0.751cm" svg:height="0.37cm" svg:x="8.164cm" svg:y="9.647cm">
          <draw:text-box>
            <text:p text:style-name="P57"><text:span text:style-name="T68">hold</text:span></text:p>
          </draw:text-box>
        </draw:frame>
        <draw:polyline draw:style-name="gr53" draw:text-style-name="P5" draw:layer="layout" svg:width="0.512cm" svg:height="1.269cm" draw:transform="rotate (1.5707963267949) translate (5.715cm 9.271cm)" svg:viewBox="0 0 513 1270" draw:points="5,0 513,0 513,635 5,635 0,1270 508,1270">
          <text:p/>
        </draw:polyline>
        <draw:polyline draw:style-name="gr53" draw:text-style-name="P5" draw:layer="layout" svg:width="0.512cm" svg:height="1.269cm" draw:transform="rotate (1.5707963267949) translate (7.747cm 9.271cm)" svg:viewBox="0 0 513 1270" draw:points="5,0 513,0 513,635 5,635 0,1270 508,1270">
          <text:p/>
        </draw:polyline>
        <draw:polyline draw:style-name="gr53" draw:text-style-name="P5" draw:layer="layout" svg:width="0.512cm" svg:height="1.269cm" draw:transform="rotate (1.5707963267949) translate (9.017cm 9.271cm)" svg:viewBox="0 0 513 1270" draw:points="5,0 513,0 513,635 5,635 0,1270 508,1270">
          <text:p/>
        </draw:polyline>
        <draw:custom-shape draw:style-name="gr236" draw:text-style-name="P75" draw:layer="layout" svg:width="0.154cm" svg:height="0.584cm" svg:x="20.622cm" svg:y="17.602cm">
          <text:p/>
          <draw:enhanced-geometry svg:viewBox="0 0 21600 21600" draw:type="rectangle" draw:enhanced-path="M 0 0 L 21600 0 21600 21600 0 21600 0 0 Z N"/>
        </draw:custom-shape>
        <draw:custom-shape draw:style-name="gr235" draw:text-style-name="P74" draw:layer="layout" svg:width="0.153cm" svg:height="0.584cm" svg:x="15.543cm" svg:y="17.602cm">
          <text:p/>
          <draw:enhanced-geometry svg:viewBox="0 0 21600 21600" draw:type="rectangle" draw:enhanced-path="M 0 0 L 21600 0 21600 21600 0 21600 0 0 Z N"/>
        </draw:custom-shape>
        <draw:custom-shape draw:style-name="gr235" draw:text-style-name="P74" draw:layer="layout" svg:width="0.153cm" svg:height="0.584cm" svg:x="23.163cm" svg:y="18.364cm">
          <text:p/>
          <draw:enhanced-geometry svg:viewBox="0 0 21600 21600" draw:type="rectangle" draw:enhanced-path="M 0 0 L 21600 0 21600 21600 0 21600 0 0 Z N"/>
        </draw:custom-shape>
        <draw:custom-shape draw:style-name="gr236" draw:text-style-name="P75" draw:layer="layout" svg:width="0.153cm" svg:height="0.584cm" svg:x="20.623cm" svg:y="18.364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cm 18.156cm)" svg:viewBox="0 0 508 2540" draw:points="0,0 508,0 508,1270 0,1270 0,2540 508,2540">
          <text:p/>
        </draw:polyline>
        <draw:frame draw:style-name="gr58" draw:text-style-name="P58" draw:layer="layout" svg:width="2.733cm" svg:height="0.37cm" svg:x="12.801cm" svg:y="17.724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1cm" svg:y="18.486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cm 18.156cm)" svg:viewBox="0 0 508 2540" draw:points="0,0 508,0 508,1270 0,1270 0,2540 508,2540">
          <text:p/>
        </draw:polyline>
        <draw:polyline draw:style-name="gr53" draw:text-style-name="P5" draw:layer="layout" svg:width="0.507cm" svg:height="2.539cm" draw:transform="rotate (1.5707963267949) translate (20.7cm 18.156cm)" svg:viewBox="0 0 508 2540" draw:points="0,0 508,0 508,1270 0,1270 0,2540 508,2540">
          <text:p/>
        </draw:polyline>
        <draw:frame draw:style-name="gr58" draw:text-style-name="P58" draw:layer="layout" svg:width="0.33cm" svg:height="0.37cm" svg:x="15.518cm" svg:y="17.246cm">
          <draw:text-box>
            <text:p text:style-name="P57"><text:span text:style-name="T24">0</text:span></text:p>
          </draw:text-box>
        </draw:frame>
        <draw:frame draw:style-name="gr58" draw:text-style-name="P58" draw:layer="layout" svg:width="0.33cm" svg:height="0.37cm" svg:x="16.737cm" svg:y="17.246cm">
          <draw:text-box>
            <text:p text:style-name="P57"><text:span text:style-name="T24">5</text:span></text:p>
          </draw:text-box>
        </draw:frame>
        <draw:frame draw:style-name="gr58" draw:text-style-name="P58" draw:layer="layout" svg:width="0.432cm" svg:height="0.37cm" svg:x="18.007cm" svg:y="17.246cm">
          <draw:text-box>
            <text:p text:style-name="P57"><text:span text:style-name="T24">10</text:span></text:p>
          </draw:text-box>
        </draw:frame>
        <draw:frame draw:style-name="gr58" draw:text-style-name="P58" draw:layer="layout" svg:width="0.432cm" svg:height="0.37cm" svg:x="19.226cm" svg:y="17.246cm">
          <draw:text-box>
            <text:p text:style-name="P57"><text:span text:style-name="T24">15</text:span></text:p>
          </draw:text-box>
        </draw:frame>
        <draw:frame draw:style-name="gr58" draw:text-style-name="P58" draw:layer="layout" svg:width="0.432cm" svg:height="0.37cm" svg:x="20.496cm" svg:y="17.246cm">
          <draw:text-box>
            <text:p text:style-name="P57"><text:span text:style-name="T24">20</text:span></text:p>
          </draw:text-box>
        </draw:frame>
        <draw:frame draw:style-name="gr58" draw:text-style-name="P58" draw:layer="layout" svg:width="0.432cm" svg:height="0.37cm" svg:x="21.766cm" svg:y="17.246cm">
          <draw:text-box>
            <text:p text:style-name="P57"><text:span text:style-name="T24">25</text:span></text:p>
          </draw:text-box>
        </draw:frame>
        <draw:frame draw:style-name="gr58" draw:text-style-name="P58" draw:layer="layout" svg:width="0.432cm" svg:height="0.37cm" svg:x="23.011cm" svg:y="17.246cm">
          <draw:text-box>
            <text:p text:style-name="P57"><text:span text:style-name="T24">30</text:span></text:p>
          </draw:text-box>
        </draw:frame>
        <draw:polyline draw:style-name="gr53" draw:text-style-name="P5" draw:layer="layout" svg:width="0.507cm" svg:height="2.539cm" draw:transform="rotate (1.5707963267949) translate (23.24cm 18.156cm)" svg:viewBox="0 0 508 2540" draw:points="0,0 508,0 508,1270 0,1270 0,2540 508,2540">
          <text:p/>
        </draw:polyline>
        <draw:polyline draw:style-name="gr53" draw:text-style-name="P5" draw:layer="layout" svg:width="0.507cm" svg:height="2.539cm" draw:transform="rotate (1.5707963267949) translate (25.78cm 18.156cm)" svg:viewBox="0 0 508 2540" draw:points="0,0 508,0 508,1270 0,1270 0,2540 508,2540">
          <text:p/>
        </draw:polyline>
        <draw:frame draw:style-name="gr58" draw:text-style-name="P58" draw:layer="layout" svg:width="0.432cm" svg:height="0.37cm" svg:x="24.332cm" svg:y="17.246cm">
          <draw:text-box>
            <text:p text:style-name="P57"><text:span text:style-name="T24">35</text:span></text:p>
          </draw:text-box>
        </draw:frame>
        <draw:frame draw:style-name="gr58" draw:text-style-name="P58" draw:layer="layout" svg:width="0.432cm" svg:height="0.37cm" svg:x="25.602cm" svg:y="17.246cm">
          <draw:text-box>
            <text:p text:style-name="P57"><text:span text:style-name="T24">40</text:span></text:p>
          </draw:text-box>
        </draw:frame>
        <draw:frame draw:style-name="gr58" draw:text-style-name="P58" draw:layer="layout" svg:width="0.432cm" svg:height="0.37cm" svg:x="26.846cm" svg:y="17.246cm">
          <draw:text-box>
            <text:p text:style-name="P57"><text:span text:style-name="T24">45</text:span></text:p>
          </draw:text-box>
        </draw:frame>
        <draw:frame draw:style-name="gr58" draw:text-style-name="P58" draw:layer="layout" svg:width="0.432cm" svg:height="0.37cm" svg:x="28.116cm" svg:y="17.246cm">
          <draw:text-box>
            <text:p text:style-name="P57"><text:span text:style-name="T24">50</text:span></text:p>
          </draw:text-box>
        </draw:frame>
        <draw:polyline draw:style-name="gr53" draw:text-style-name="P5" draw:layer="layout" svg:width="0.507cm" svg:height="2.539cm" draw:transform="rotate (1.5707963267949) translate (15.62cm 18.918cm)" svg:viewBox="0 0 508 2540" draw:points="0,0 508,0 508,1270 0,1270 0,2540 508,2540">
          <text:p/>
        </draw:polyline>
        <draw:polyline draw:style-name="gr53" draw:text-style-name="P5" draw:layer="layout" svg:width="0.507cm" svg:height="2.539cm" draw:transform="rotate (1.5707963267949) translate (18.16cm 18.918cm)" svg:viewBox="0 0 508 2540" draw:points="0,0 508,0 508,1270 0,1270 0,2540 508,2540">
          <text:p/>
        </draw:polyline>
        <draw:polyline draw:style-name="gr53" draw:text-style-name="P5" draw:layer="layout" svg:width="0.507cm" svg:height="2.539cm" draw:transform="rotate (1.5707963267949) translate (20.7cm 18.918cm)" svg:viewBox="0 0 508 2540" draw:points="0,0 508,0 508,1270 0,1270 0,2540 508,2540">
          <text:p/>
        </draw:polyline>
        <draw:polyline draw:style-name="gr53" draw:text-style-name="P5" draw:layer="layout" svg:width="0.507cm" svg:height="2.539cm" draw:transform="rotate (1.5707963267949) translate (23.24cm 18.918cm)" svg:viewBox="0 0 508 2540" draw:points="0,0 508,0 508,1270 0,1270 0,2540 508,2540">
          <text:p/>
        </draw:polyline>
        <draw:polyline draw:style-name="gr53" draw:text-style-name="P5" draw:layer="layout" svg:width="0.507cm" svg:height="2.539cm" draw:transform="rotate (1.5707963267949) translate (25.78cm 18.918cm)" svg:viewBox="0 0 508 2540" draw:points="0,0 508,0 508,1270 0,1270 0,2540 508,2540">
          <text:p/>
        </draw:polyline>
        <draw:path draw:style-name="gr245" draw:text-style-name="P5" draw:layer="layout" svg:width="0.458cm" svg:height="0.771cm" draw:transform="rotate (-3.14159265358979) translate (21.2094670406295cm 18.699cm)" svg:viewBox="0 0 459 772" svg:d="M459 772c-664-5-559-772 0-772">
          <text:p/>
        </draw:path>
        <draw:frame draw:style-name="gr58" draw:text-style-name="P67" draw:layer="layout" svg:width="0.751cm" svg:height="0.37cm" svg:x="20.852cm" svg:y="18.694cm">
          <draw:text-box>
            <text:p text:style-name="P57"><text:span text:style-name="T68">hold</text:span></text:p>
          </draw:text-box>
        </draw:frame>
        <draw:frame draw:style-name="gr58" draw:text-style-name="P66" draw:layer="layout" svg:width="0.751cm" svg:height="0.37cm" svg:x="22.209cm" svg:y="18.319cm">
          <draw:text-box>
            <text:p text:style-name="P57"><text:span text:style-name="T67">setup</text:span></text:p>
          </draw:text-box>
        </draw:frame>
        <draw:path draw:style-name="gr196" draw:text-style-name="P5" draw:layer="layout" svg:width="7.492cm" svg:height="0.817cm" draw:transform="rotate (-3.14159265358979) translate (23.138cm 18.643cm)" svg:viewBox="0 0 7493 818" svg:d="M7493 818c-3734 0-3683-793-7493-818">
          <text:p/>
        </draw:path>
        <draw:path draw:style-name="gr242" draw:text-style-name="P5" draw:layer="layout" svg:width="5.003cm" svg:height="0.812cm" draw:transform="rotate (-3.14159265358979) translate (20.674cm 18.689cm)" svg:viewBox="0 0 5004 813" svg:d="M5004 813c-2871 0-1931-788-5004-813">
          <text:p/>
        </draw:path>
        <draw:frame draw:style-name="gr58" draw:text-style-name="P67" draw:layer="layout" svg:width="0.33cm" svg:height="0.37cm" svg:x="15.518cm" svg:y="16.865cm">
          <draw:text-box>
            <text:p text:style-name="P57"><text:span text:style-name="T68">0</text:span></text:p>
          </draw:text-box>
        </draw:frame>
        <draw:frame draw:style-name="gr58" draw:text-style-name="P67" draw:layer="layout" svg:width="0.432cm" svg:height="0.37cm" svg:x="18.007cm" svg:y="16.865cm">
          <draw:text-box>
            <text:p text:style-name="P57"><text:span text:style-name="T68">1</text:span></text:p>
          </draw:text-box>
        </draw:frame>
        <draw:frame draw:style-name="gr244" draw:text-style-name="P79" draw:layer="layout" svg:width="0.432cm" svg:height="0.37cm" svg:x="20.496cm" svg:y="16.865cm">
          <draw:text-box>
            <text:p text:style-name="P57"><text:span text:style-name="T75">2</text:span></text:p>
          </draw:text-box>
        </draw:frame>
        <draw:frame draw:style-name="gr58" draw:text-style-name="P67" draw:layer="layout" svg:width="0.432cm" svg:height="0.37cm" svg:x="23.011cm" svg:y="16.865cm">
          <draw:text-box>
            <text:p text:style-name="P57"><text:span text:style-name="T68">3</text:span></text:p>
          </draw:text-box>
        </draw:frame>
        <draw:frame draw:style-name="gr58" draw:text-style-name="P67" draw:layer="layout" svg:width="0.432cm" svg:height="0.37cm" svg:x="25.602cm" svg:y="16.865cm">
          <draw:text-box>
            <text:p text:style-name="P57"><text:span text:style-name="T68">4</text:span></text:p>
          </draw:text-box>
        </draw:frame>
        <draw:frame draw:style-name="gr58" draw:text-style-name="P67" draw:layer="layout" svg:width="0.432cm" svg:height="0.37cm" svg:x="28.116cm" svg:y="16.865cm">
          <draw:text-box>
            <text:p text:style-name="P57"><text:span text:style-name="T68">5</text:span></text:p>
          </draw:text-box>
        </draw:frame>
        <draw:path draw:style-name="gr245" draw:text-style-name="P5" draw:layer="layout" svg:width="0.458cm" svg:height="0.771cm" draw:transform="rotate (-3.14159265358979) translate (16.1564670406295cm 12.358cm)" svg:viewBox="0 0 459 772" svg:d="M459 772c-664-5-559-772 0-772">
          <text:p/>
        </draw:path>
        <draw:frame draw:style-name="gr246" draw:text-style-name="P68" draw:layer="layout" svg:width="4.75cm" svg:height="0.522cm" svg:x="15.976cm" svg:y="13.016cm">
          <draw:text-box>
            <text:p text:style-name="P16"><text:span text:style-name="T18">Move hold check edge back by </text:span><text:span text:style-name="T76"><text:s/></text:span><text:span text:style-name="T18"><text:s text:c="2"/>cycles.</text:span></text:p>
          </draw:text-box>
        </draw:frame>
        <draw:path draw:style-name="gr247" draw:text-style-name="P5" draw:layer="layout" svg:width="4.469cm" svg:height="0.365cm" svg:x="15.925cm" svg:y="12.7cm" svg:viewBox="0 0 4470 366" svg:d="M4470 26c-1295 482-2946 432-4470-26">
          <text:p/>
        </draw:path>
        <draw:frame draw:style-name="gr248" draw:text-style-name="P80" draw:layer="layout" svg:width="0.305cm" svg:height="0.522cm" svg:x="19.431cm" svg:y="13.016cm">
          <draw:text-box>
            <text:p text:style-name="P16"><text:span text:style-name="T76">2</text:span></text:p>
          </draw:text-box>
        </draw:frame>
        <draw:line draw:style-name="gr169" draw:text-style-name="P5" draw:layer="layout" svg:x1="20.7cm" svg:y1="19.177cm" svg:x2="15.62cm" svg:y2="19.177cm">
          <text:p/>
        </draw:line>
        <draw:line draw:style-name="gr249" draw:text-style-name="P5" draw:layer="layout" svg:x1="20.7cm" svg:y1="18.135cm" svg:x2="20.7cm" svg:y2="19.278cm">
          <text:p/>
        </draw:line>
        <draw:frame draw:style-name="gr250" draw:text-style-name="P68" draw:layer="layout" svg:width="4.75cm" svg:height="0.381cm" svg:x="15.823cm" svg:y="19.202cm">
          <draw:text-box>
            <text:p text:style-name="P16"><text:span text:style-name="T18">Time warp back to 0.</text:span></text:p>
          </draw:text-box>
        </draw:frame>
        <draw:custom-shape draw:style-name="gr235" draw:text-style-name="P74" draw:layer="layout" svg:width="0.153cm" svg:height="0.584cm" svg:x="4.368cm" svg:y="12.014cm">
          <text:p/>
          <draw:enhanced-geometry svg:viewBox="0 0 21600 21600" draw:type="rectangle" draw:enhanced-path="M 0 0 L 21600 0 21600 21600 0 21600 0 0 Z N"/>
        </draw:custom-shape>
        <draw:custom-shape draw:style-name="gr235" draw:text-style-name="P74" draw:layer="layout" svg:width="0.153cm" svg:height="0.584cm" svg:x="6.908cm" svg:y="12.796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12.568cm)" svg:viewBox="0 0 508 2540" draw:points="0,0 508,0 508,1270 0,1270 0,2540 508,2540">
          <text:p/>
        </draw:polyline>
        <draw:path draw:style-name="gr196" draw:text-style-name="P5" draw:layer="layout" svg:width="2.437cm" svg:height="0.868cm" draw:transform="rotate (-3.14159265358979) translate (6.908cm 13.106cm)" svg:viewBox="0 0 2438 869" svg:d="M2438 869c-1016-5-1270-869-2438-869">
          <text:p/>
        </draw:path>
        <draw:frame draw:style-name="gr58" draw:text-style-name="P58" draw:layer="layout" svg:width="2.733cm" svg:height="0.37cm" svg:x="1.626cm" svg:y="12.141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12.903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4.445cm 13.335cm)" svg:viewBox="0 0 508 2540" draw:points="0,0 508,0 508,1270 0,1270 0,2540 508,2540">
          <text:p/>
        </draw:polyline>
        <draw:frame draw:style-name="gr58" draw:text-style-name="P66" draw:layer="layout" svg:width="0.751cm" svg:height="0.37cm" svg:x="6.157cm" svg:y="12.604cm">
          <draw:text-box>
            <text:p text:style-name="P57"><text:span text:style-name="T67">setup</text:span></text:p>
          </draw:text-box>
        </draw:frame>
        <draw:line draw:style-name="gr169" draw:text-style-name="P5" draw:layer="layout" svg:x1="6.985cm" svg:y1="13.843cm" svg:x2="6.985cm" svg:y2="13.512cm">
          <text:p/>
        </draw:line>
        <draw:frame draw:style-name="gr250" draw:text-style-name="P68" draw:layer="layout" svg:width="1.702cm" svg:height="0.381cm" svg:x="6.146cm" svg:y="13.944cm">
          <draw:text-box>
            <text:p text:style-name="P16"><text:span text:style-name="T18">Capture edge</text:span></text:p>
          </draw:text-box>
        </draw:frame>
        <draw:path draw:style-name="gr251" draw:text-style-name="P5" draw:layer="layout" svg:width="2.463cm" svg:height="0.424cm" svg:x="4.47cm" svg:y="13.528cm" svg:viewBox="0 0 2464 425" svg:d="M2464 0c-991 569-1473 543-2464 61">
          <text:p/>
        </draw:path>
        <draw:frame draw:style-name="gr170" draw:text-style-name="P68" draw:layer="layout" svg:width="1.702cm" svg:height="0.637cm" svg:x="3.606cm" svg:y="13.816cm">
          <draw:text-box>
            <text:p text:style-name="P16"><text:span text:style-name="T18">Previous capture edge</text:span></text:p>
          </draw:text-box>
        </draw:frame>
        <draw:line draw:style-name="gr169" draw:text-style-name="P5" draw:layer="layout" svg:x1="4.445cm" svg:y1="11.556cm" svg:x2="4.445cm" svg:y2="11.887cm">
          <text:p/>
        </draw:line>
        <draw:frame draw:style-name="gr250" draw:text-style-name="P68" draw:layer="layout" svg:width="1.702cm" svg:height="0.381cm" svg:x="3.581cm" svg:y="11.15cm">
          <draw:text-box>
            <text:p text:style-name="P16"><text:span text:style-name="T18">Launch edge</text:span></text:p>
          </draw:text-box>
        </draw:frame>
        <draw:path draw:style-name="gr251" draw:text-style-name="P5" draw:layer="layout" svg:width="2.463cm" svg:height="0.424cm" draw:transform="rotate (-3.14159265358979) translate (6.934cm 11.88cm)" svg:viewBox="0 0 2464 425" svg:d="M2464 0c-991 569-1473 543-2464 61">
          <text:p/>
        </draw:path>
        <draw:frame draw:style-name="gr170" draw:text-style-name="P68" draw:layer="layout" svg:width="1.702cm" svg:height="0.637cm" svg:x="6.019cm" svg:y="11.049cm">
          <draw:text-box>
            <text:p text:style-name="P16"><text:span text:style-name="T18">Next launch edge</text:span></text:p>
          </draw:text-box>
        </draw:frame>
        <draw:path draw:style-name="gr167" draw:text-style-name="P5" draw:layer="layout" svg:width="0.485cm" svg:height="0.791cm" draw:transform="rotate (-3.14159265358979) translate (7.521126916613cm 16.413cm)" svg:viewBox="0 0 486 792" svg:d="M486 792c-664-5-614-792-55-792">
          <text:p/>
        </draw:path>
        <draw:frame draw:style-name="gr58" draw:text-style-name="P67" draw:layer="layout" svg:width="0.899cm" svg:height="0.37cm" svg:x="7.406cm" svg:y="16.236cm">
          <draw:text-box>
            <text:p text:style-name="P57"><text:span text:style-name="T68">hold 1b</text:span></text:p>
          </draw:text-box>
        </draw:frame>
        <draw:path draw:style-name="gr167" draw:text-style-name="P5" draw:layer="layout" svg:width="0.46cm" svg:height="0.791cm" draw:transform="rotate (-3.14159265358979) translate (4.98234387849678cm 13.111cm)" svg:viewBox="0 0 461 792" svg:d="M461 792c-664-5-563-792-4-792">
          <text:p/>
        </draw:path>
        <draw:frame draw:style-name="gr58" draw:text-style-name="P67" draw:layer="layout" svg:width="0.899cm" svg:height="0.37cm" svg:x="4.841cm" svg:y="12.934cm">
          <draw:text-box>
            <text:p text:style-name="P57"><text:span text:style-name="T68">hold 1a</text:span></text:p>
          </draw:text-box>
        </draw:frame>
        <draw:custom-shape draw:style-name="gr235" draw:text-style-name="P74" draw:layer="layout" svg:width="0.153cm" svg:height="0.584cm" svg:x="5.638cm" svg:y="15.321cm">
          <text:p/>
          <draw:enhanced-geometry svg:viewBox="0 0 21600 21600" draw:type="rectangle" draw:enhanced-path="M 0 0 L 21600 0 21600 21600 0 21600 0 0 Z N"/>
        </draw:custom-shape>
        <draw:custom-shape draw:style-name="gr235" draw:text-style-name="P74" draw:layer="layout" svg:width="0.153cm" svg:height="0.584cm" svg:x="6.908cm" svg:y="16.103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15.88cm)" svg:viewBox="0 0 513 1270" draw:points="5,0 513,0 513,635 5,635 0,1270 508,1270">
          <text:p/>
        </draw:polyline>
        <draw:path draw:style-name="gr196" draw:text-style-name="P5" draw:layer="layout" svg:width="1.142cm" svg:height="0.786cm" draw:transform="rotate (-3.14159265358979) translate (6.883cm 16.413cm)" svg:viewBox="0 0 1143 787" svg:d="M1143 787c-1016-5 25-787-1143-787">
          <text:p/>
        </draw:path>
        <draw:frame draw:style-name="gr58" draw:text-style-name="P58" draw:layer="layout" svg:width="2.733cm" svg:height="0.37cm" svg:x="1.626cm" svg:y="15.448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16.21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2.539cm" draw:transform="rotate (1.5707963267949) translate (4.445cm 16.642cm)" svg:viewBox="0 0 508 2540" draw:points="0,0 508,0 508,1270 0,1270 0,2540 508,2540">
          <text:p/>
        </draw:polyline>
        <draw:polyline draw:style-name="gr53" draw:text-style-name="P5" draw:layer="layout" svg:width="0.512cm" svg:height="1.269cm" draw:transform="rotate (1.5707963267949) translate (5.715cm 15.88cm)" svg:viewBox="0 0 513 1270" draw:points="5,0 513,0 513,635 5,635 0,1270 508,1270">
          <text:p/>
        </draw:polyline>
        <draw:line draw:style-name="gr169" draw:text-style-name="P5" draw:layer="layout" svg:x1="5.715cm" svg:y1="14.859cm" svg:x2="5.715cm" svg:y2="15.19cm">
          <text:p/>
        </draw:line>
        <draw:line draw:style-name="gr169" draw:text-style-name="P5" draw:layer="layout" svg:x1="6.985cm" svg:y1="17.145cm" svg:x2="6.985cm" svg:y2="16.814cm">
          <text:p/>
        </draw:line>
        <draw:path draw:style-name="gr251" draw:text-style-name="P5" draw:layer="layout" svg:width="2.463cm" svg:height="0.424cm" svg:x="4.47cm" svg:y="16.83cm" svg:viewBox="0 0 2464 425" svg:d="M2464 0c-991 569-1473 543-2464 61">
          <text:p/>
        </draw:path>
        <draw:path draw:style-name="gr251" draw:text-style-name="P5" draw:layer="layout" svg:width="1.193cm" svg:height="0.329cm" draw:transform="rotate (-3.14159265358979) translate (6.959cm 15.189cm)" svg:viewBox="0 0 1194 330" svg:d="M1194 0c-280 457-813 407-1194 51">
          <text:p/>
        </draw:path>
        <draw:path draw:style-name="gr167" draw:text-style-name="P5" draw:layer="layout" svg:width="1.142cm" svg:height="0.786cm" draw:transform="rotate (-3.14159265358979) translate (5.613cm 16.408cm)" svg:viewBox="0 0 1143 787" svg:d="M0 787c1016-5-25-787 1143-787">
          <text:p/>
        </draw:path>
        <draw:frame draw:style-name="gr58" draw:text-style-name="P67" draw:layer="layout" svg:width="0.899cm" svg:height="0.37cm" svg:x="4.841cm" svg:y="16.281cm">
          <draw:text-box>
            <text:p text:style-name="P57"><text:span text:style-name="T68">hold 1a</text:span></text:p>
          </draw:text-box>
        </draw:frame>
        <draw:path draw:style-name="gr167" draw:text-style-name="P5" draw:layer="layout" svg:width="0.485cm" svg:height="0.791cm" draw:transform="rotate (-3.14159265358979) translate (7.521126916613cm 13.111cm)" svg:viewBox="0 0 486 792" svg:d="M486 792c-664-5-614-792-55-792">
          <text:p/>
        </draw:path>
        <draw:frame draw:style-name="gr58" draw:text-style-name="P67" draw:layer="layout" svg:width="0.899cm" svg:height="0.37cm" svg:x="7.406cm" svg:y="12.934cm">
          <draw:text-box>
            <text:p text:style-name="P57"><text:span text:style-name="T68">hold 1b</text:span></text:p>
          </draw:text-box>
        </draw:frame>
        <draw:path draw:style-name="gr167" draw:text-style-name="P5" draw:layer="layout" svg:width="0.485cm" svg:height="0.791cm" draw:transform="rotate (-3.14159265358979) translate (19.710126916613cm 3.459cm)" svg:viewBox="0 0 486 792" svg:d="M486 792c-664-5-614-792-55-792">
          <text:p/>
        </draw:path>
        <draw:custom-shape draw:style-name="gr235" draw:text-style-name="P74" draw:layer="layout" svg:width="0.153cm" svg:height="0.584cm" svg:x="16.814cm" svg:y="3.149cm">
          <text:p/>
          <draw:enhanced-geometry svg:viewBox="0 0 21600 21600" draw:type="rectangle" draw:enhanced-path="M 0 0 L 21600 0 21600 21600 0 21600 0 0 Z N"/>
        </draw:custom-shape>
        <draw:path draw:style-name="gr196" draw:text-style-name="P5" draw:layer="layout" svg:width="0.532cm" svg:height="0.761cm" draw:transform="rotate (-3.14159265358979) translate (16.789cm 3.454cm)" svg:viewBox="0 0 533 762" svg:d="M533 762c-1016-5 635-762-533-762">
          <text:p/>
        </draw:path>
        <draw:frame draw:style-name="gr58" draw:text-style-name="P58" draw:layer="layout" svg:width="1.692cm" svg:height="0.37cm" svg:x="12.827cm" svg:y="2.494cm">
          <draw:text-box>
            <text:p text:style-name="P57"><text:span text:style-name="T24">Launch clock</text:span></text:p>
          </draw:text-box>
        </draw:frame>
        <draw:frame draw:style-name="gr58" draw:text-style-name="P58" draw:layer="layout" svg:width="1.718cm" svg:height="0.37cm" svg:x="12.801cm" svg:y="3.256cm">
          <draw:text-box>
            <text:p text:style-name="P57"><text:span text:style-name="T24">Capture clock</text:span></text:p>
          </draw:text-box>
        </draw:frame>
        <draw:polyline draw:style-name="gr53" draw:text-style-name="P5" draw:layer="layout" svg:width="0.512cm" svg:height="2.285cm" draw:transform="rotate (1.5707963267949) translate (14.605cm 3.688cm)" svg:viewBox="0 0 513 2286" draw:points="0,0 508,0 513,1143 5,1143 5,2286 513,2286">
          <text:p/>
        </draw:polyline>
        <draw:path draw:style-name="gr167" draw:text-style-name="P5" draw:layer="layout" svg:width="1.371cm" svg:height="0.786cm" draw:transform="rotate (-3.14159265358979) translate (16.027cm 3.454cm)" svg:viewBox="0 0 1372 787" svg:d="M0 787c1016-5 204-787 1372-787">
          <text:p/>
        </draw:path>
        <draw:frame draw:style-name="gr58" draw:text-style-name="P67" draw:layer="layout" svg:width="0.391cm" svg:height="0.37cm" svg:x="15.006cm" svg:y="3.44cm">
          <draw:text-box>
            <text:p text:style-name="P57"><text:span text:style-name="T68">1a</text:span></text:p>
          </draw:text-box>
        </draw:frame>
        <draw:polyline draw:style-name="gr53" draw:text-style-name="P5" draw:layer="layout" svg:width="0.507cm" svg:height="1.523cm" draw:transform="rotate (1.5707963267949) translate (14.605cm 2.921cm)" svg:viewBox="0 0 508 1524" draw:points="0,0 508,0 508,762 0,762 0,1524 508,1524">
          <text:p/>
        </draw:polyline>
        <draw:polyline draw:style-name="gr53" draw:text-style-name="P5" draw:layer="layout" svg:width="0.507cm" svg:height="1.523cm" draw:transform="rotate (1.5707963267949) translate (16.129cm 2.921cm)" svg:viewBox="0 0 508 1524" draw:points="0,0 508,0 508,762 0,762 0,1524 508,1524">
          <text:p/>
        </draw:polyline>
        <draw:polyline draw:style-name="gr53" draw:text-style-name="P5" draw:layer="layout" svg:width="0.507cm" svg:height="1.523cm" draw:transform="rotate (1.5707963267949) translate (17.653cm 2.921cm)" svg:viewBox="0 0 508 1524" draw:points="0,0 508,0 508,762 0,762 0,1524 508,1524">
          <text:p/>
        </draw:polyline>
        <draw:polyline draw:style-name="gr53" draw:text-style-name="P5" draw:layer="layout" svg:width="0.512cm" svg:height="2.285cm" draw:transform="rotate (1.5707963267949) translate (16.891cm 3.688cm)" svg:viewBox="0 0 513 2286" draw:points="0,0 508,0 513,1143 5,1143 5,2286 513,2286">
          <text:p/>
        </draw:polyline>
        <draw:path draw:style-name="gr196" draw:text-style-name="P5" draw:layer="layout" svg:width="1.32cm" svg:height="0.761cm" draw:transform="rotate (-3.14159265358979) translate (19.075cm 3.454cm)" svg:viewBox="0 0 1321 762" svg:d="M1321 762c-1016-5-153-762-1321-762">
          <text:p/>
        </draw:path>
        <draw:frame draw:style-name="gr58" draw:text-style-name="P66" draw:layer="layout" svg:width="0.254cm" svg:height="0.37cm" svg:x="16.535cm" svg:y="2.946cm">
          <draw:text-box>
            <text:p text:style-name="P57"><text:span text:style-name="T67">1</text:span></text:p>
          </draw:text-box>
        </draw:frame>
        <draw:frame draw:style-name="gr58" draw:text-style-name="P66" draw:layer="layout" svg:width="0.254cm" svg:height="0.37cm" svg:x="18.44cm" svg:y="2.946cm">
          <draw:text-box>
            <text:p text:style-name="P57"><text:span text:style-name="T67">2</text:span></text:p>
          </draw:text-box>
        </draw:frame>
        <draw:line draw:style-name="gr252" draw:text-style-name="P5" draw:layer="layout" svg:x1="19.177cm" svg:y1="4.191cm" svg:x2="19.177cm" svg:y2="3.86cm">
          <text:p/>
        </draw:line>
        <draw:path draw:style-name="gr253" draw:text-style-name="P5" draw:layer="layout" svg:width="2.209cm" svg:height="0.428cm" svg:x="16.941cm" svg:y="3.842cm" svg:viewBox="0 0 2210 429" svg:d="M2210 0c-991 569-1219 551-2210 69">
          <text:p/>
        </draw:path>
        <draw:line draw:style-name="gr169" draw:text-style-name="P5" draw:layer="layout" svg:x1="16.891cm" svg:y1="4.191cm" svg:x2="16.891cm" svg:y2="3.86cm">
          <text:p/>
        </draw:line>
        <draw:path draw:style-name="gr251" draw:text-style-name="P5" draw:layer="layout" svg:width="2.209cm" svg:height="0.428cm" svg:x="14.655cm" svg:y="3.842cm" svg:viewBox="0 0 2210 429" svg:d="M2210 0c-991 569-1219 551-2210 69">
          <text:p/>
        </draw:path>
        <draw:line draw:style-name="gr169" draw:text-style-name="P5" draw:layer="layout" svg:x1="16.129cm" svg:y1="1.905cm" svg:x2="16.129cm" svg:y2="2.236cm">
          <text:p/>
        </draw:line>
        <draw:path draw:style-name="gr251" draw:text-style-name="P5" draw:layer="layout" svg:width="1.422cm" svg:height="0.319cm" draw:transform="rotate (-3.14159265358979) translate (17.602cm 2.26cm)" svg:viewBox="0 0 1423 320" svg:d="M1423 25c-280 457-1042 331-1423-25">
          <text:p/>
        </draw:path>
        <draw:line draw:style-name="gr252" draw:text-style-name="P5" draw:layer="layout" svg:x1="17.653cm" svg:y1="1.905cm" svg:x2="17.653cm" svg:y2="2.236cm">
          <text:p/>
        </draw:line>
        <draw:path draw:style-name="gr253" draw:text-style-name="P5" draw:layer="layout" svg:width="1.422cm" svg:height="0.319cm" draw:transform="rotate (-3.14159265358979) translate (19.126cm 2.26cm)" svg:viewBox="0 0 1423 320" svg:d="M1423 25c-280 457-1042 331-1423-25">
          <text:p/>
        </draw:path>
        <draw:path draw:style-name="gr167" draw:text-style-name="P5" draw:layer="layout" svg:width="0.558cm" svg:height="0.786cm" draw:transform="rotate (-3.14159265358979) translate (17.551cm 3.454cm)" svg:viewBox="0 0 559 787" svg:d="M0 787c1016-5-609-787 559-787">
          <text:p/>
        </draw:path>
        <draw:frame draw:style-name="gr58" draw:text-style-name="P67" draw:layer="layout" svg:width="0.899cm" svg:height="0.37cm" svg:x="17.16cm" svg:y="3.429cm">
          <draw:text-box>
            <text:p text:style-name="P57"><text:span text:style-name="T68">1b,2a</text:span></text:p>
          </draw:text-box>
        </draw:frame>
        <draw:frame draw:style-name="gr58" draw:text-style-name="P67" draw:layer="layout" svg:width="0.391cm" svg:height="0.37cm" svg:x="19.786cm" svg:y="2.83cm">
          <draw:text-box>
            <text:p text:style-name="P57"><text:span text:style-name="T68">2b</text:span></text:p>
          </draw:text-box>
        </draw:frame>
        <draw:custom-shape draw:style-name="gr235" draw:text-style-name="P74" draw:layer="layout" svg:width="0.153cm" svg:height="0.584cm" svg:x="22.91cm" svg:y="2.387cm">
          <text:p/>
          <draw:enhanced-geometry svg:viewBox="0 0 21600 21600" draw:type="rectangle" draw:enhanced-path="M 0 0 L 21600 0 21600 21600 0 21600 0 0 Z N"/>
        </draw:custom-shape>
        <draw:custom-shape draw:style-name="gr236" draw:text-style-name="P75" draw:layer="layout" svg:width="0.153cm" svg:height="0.584cm" svg:x="21.386cm" svg:y="3.149cm">
          <text:p/>
          <draw:enhanced-geometry svg:viewBox="0 0 21600 21600" draw:type="rectangle" draw:enhanced-path="M 0 0 L 21600 0 21600 21600 0 21600 0 0 Z N"/>
        </draw:custom-shape>
        <draw:custom-shape draw:style-name="gr236" draw:text-style-name="P75" draw:layer="layout" svg:width="0.153cm" svg:height="0.584cm" svg:x="21.386cm" svg:y="2.387cm">
          <text:p/>
          <draw:enhanced-geometry svg:viewBox="0 0 21600 21600" draw:type="rectangle" draw:enhanced-path="M 0 0 L 21600 0 21600 21600 0 21600 0 0 Z N"/>
        </draw:custom-shape>
        <draw:custom-shape draw:style-name="gr235" draw:text-style-name="P74" draw:layer="layout" svg:width="0.153cm" svg:height="0.584cm" svg:x="23.672cm" svg:y="3.149cm">
          <text:p/>
          <draw:enhanced-geometry svg:viewBox="0 0 21600 21600" draw:type="rectangle" draw:enhanced-path="M 0 0 L 21600 0 21600 21600 0 21600 0 0 Z N"/>
        </draw:custom-shape>
        <draw:path draw:style-name="gr196" draw:text-style-name="P5" draw:layer="layout" svg:width="0.532cm" svg:height="0.761cm" draw:transform="rotate (-3.14159265358979) translate (23.647cm 3.454cm)" svg:viewBox="0 0 533 762" svg:d="M533 762c-1016-5 635-762-533-762">
          <text:p/>
        </draw:path>
        <draw:polyline draw:style-name="gr53" draw:text-style-name="P5" draw:layer="layout" svg:width="0.512cm" svg:height="2.285cm" draw:transform="rotate (1.5707963267949) translate (21.463cm 3.688cm)" svg:viewBox="0 0 513 2286" draw:points="0,0 508,0 513,1143 5,1143 5,2286 513,2286">
          <text:p/>
        </draw:polyline>
        <draw:polyline draw:style-name="gr53" draw:text-style-name="P5" draw:layer="layout" svg:width="0.507cm" svg:height="1.523cm" draw:transform="rotate (1.5707963267949) translate (21.463cm 2.921cm)" svg:viewBox="0 0 508 1524" draw:points="0,0 508,0 508,762 0,762 0,1524 508,1524">
          <text:p/>
        </draw:polyline>
        <draw:polyline draw:style-name="gr53" draw:text-style-name="P5" draw:layer="layout" svg:width="0.507cm" svg:height="1.523cm" draw:transform="rotate (1.5707963267949) translate (22.987cm 2.921cm)" svg:viewBox="0 0 508 1524" draw:points="0,0 508,0 508,762 0,762 0,1524 508,1524">
          <text:p/>
        </draw:polyline>
        <draw:polyline draw:style-name="gr53" draw:text-style-name="P5" draw:layer="layout" svg:width="0.507cm" svg:height="1.523cm" draw:transform="rotate (1.5707963267949) translate (24.511cm 2.921cm)" svg:viewBox="0 0 508 1524" draw:points="0,0 508,0 508,762 0,762 0,1524 508,1524">
          <text:p/>
        </draw:polyline>
        <draw:polyline draw:style-name="gr53" draw:text-style-name="P5" draw:layer="layout" svg:width="0.512cm" svg:height="2.285cm" draw:transform="rotate (1.5707963267949) translate (23.749cm 3.688cm)" svg:viewBox="0 0 513 2286" draw:points="0,0 508,0 513,1143 5,1143 5,2286 513,2286">
          <text:p/>
        </draw:polyline>
        <draw:path draw:style-name="gr167" draw:text-style-name="P5" draw:layer="layout" svg:width="0.485cm" svg:height="0.791cm" draw:transform="rotate (-3.14159265358979) translate (22.021126916613cm 3.459cm)" svg:viewBox="0 0 486 792" svg:d="M486 792c-664-5-614-792-55-792">
          <text:p/>
        </draw:path>
        <draw:line draw:style-name="gr254" draw:text-style-name="P5" draw:layer="layout" svg:x1="20.294cm" svg:y1="3.085cm" svg:x2="21.082cm" svg:y2="3.085cm">
          <text:p/>
        </draw:line>
        <draw:line draw:style-name="gr169" draw:text-style-name="P5" draw:layer="layout" svg:x1="15.621cm" svg:y1="7.238cm" svg:x2="15.621cm" svg:y2="7.569cm">
          <text:p/>
        </draw:line>
        <draw:path draw:style-name="gr251" draw:text-style-name="P5" draw:layer="layout" svg:width="2.463cm" svg:height="0.424cm" draw:transform="rotate (-3.14159265358979) translate (18.11cm 7.562cm)" svg:viewBox="0 0 2464 425" svg:d="M2464 0c-991 569-1473 543-2464 61">
          <text:p/>
        </draw:path>
        <draw:polyline draw:style-name="gr53" draw:text-style-name="P5" draw:layer="layout" svg:width="0.507cm" svg:height="2.539cm" draw:transform="rotate (1.5707963267949) translate (15.621cm 8.25cm)" svg:viewBox="0 0 508 2540" draw:points="0,0 508,0 508,1270 0,1270 0,2540 508,2540">
          <text:p/>
        </draw:polyline>
        <draw:frame draw:style-name="gr58" draw:text-style-name="P58" draw:layer="layout" svg:width="2.733cm" svg:height="0.37cm" svg:x="12.802cm" svg:y="7.818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8.58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8.25cm)" svg:viewBox="0 0 508 2540" draw:points="0,0 508,0 508,1270 0,1270 0,2540 508,2540">
          <text:p/>
        </draw:polyline>
        <draw:polyline draw:style-name="gr53" draw:text-style-name="P5" draw:layer="layout" svg:width="0.507cm" svg:height="2.539cm" draw:transform="rotate (1.5707963267949) translate (20.701cm 8.25cm)" svg:viewBox="0 0 508 2540" draw:points="0,0 508,0 508,1270 0,1270 0,2540 508,2540">
          <text:p/>
        </draw:polyline>
        <draw:polyline draw:style-name="gr53" draw:text-style-name="P5" draw:layer="layout" svg:width="0.507cm" svg:height="2.539cm" draw:transform="rotate (1.5707963267949) translate (23.241cm 8.25cm)" svg:viewBox="0 0 508 2540" draw:points="0,0 508,0 508,1270 0,1270 0,2540 508,2540">
          <text:p/>
        </draw:polyline>
        <draw:polyline draw:style-name="gr53" draw:text-style-name="P5" draw:layer="layout" svg:width="0.507cm" svg:height="2.539cm" draw:transform="rotate (1.5707963267949) translate (25.781cm 8.25cm)" svg:viewBox="0 0 508 2540" draw:points="0,0 508,0 508,1270 0,1270 0,2540 508,2540">
          <text:p/>
        </draw:polyline>
        <draw:polyline draw:style-name="gr53" draw:text-style-name="P5" draw:layer="layout" svg:width="0.507cm" svg:height="2.539cm" draw:transform="rotate (1.5707963267949) translate (15.621cm 9.012cm)" svg:viewBox="0 0 508 2540" draw:points="0,0 508,0 508,1270 0,1270 0,2540 508,2540">
          <text:p/>
        </draw:polyline>
        <draw:polyline draw:style-name="gr53" draw:text-style-name="P5" draw:layer="layout" svg:width="0.507cm" svg:height="2.539cm" draw:transform="rotate (1.5707963267949) translate (18.161cm 9.012cm)" svg:viewBox="0 0 508 2540" draw:points="0,0 508,0 508,1270 0,1270 0,2540 508,2540">
          <text:p/>
        </draw:polyline>
        <draw:polyline draw:style-name="gr53" draw:text-style-name="P5" draw:layer="layout" svg:width="0.507cm" svg:height="2.539cm" draw:transform="rotate (1.5707963267949) translate (20.701cm 9.012cm)" svg:viewBox="0 0 508 2540" draw:points="0,0 508,0 508,1270 0,1270 0,2540 508,2540">
          <text:p/>
        </draw:polyline>
        <draw:polyline draw:style-name="gr53" draw:text-style-name="P5" draw:layer="layout" svg:width="0.507cm" svg:height="2.539cm" draw:transform="rotate (1.5707963267949) translate (23.241cm 9.012cm)" svg:viewBox="0 0 508 2540" draw:points="0,0 508,0 508,1270 0,1270 0,2540 508,2540">
          <text:p/>
        </draw:polyline>
        <draw:polyline draw:style-name="gr53" draw:text-style-name="P5" draw:layer="layout" svg:width="0.507cm" svg:height="2.539cm" draw:transform="rotate (1.5707963267949) translate (25.781cm 9.012cm)" svg:viewBox="0 0 508 2540" draw:points="0,0 508,0 508,1270 0,1270 0,2540 508,2540">
          <text:p/>
        </draw:polyline>
        <draw:path draw:style-name="gr245" draw:text-style-name="P5" draw:layer="layout" svg:width="5.003cm" svg:height="0.812cm" draw:transform="rotate (-3.14159265358979) translate (20.675cm 8.783cm)" svg:viewBox="0 0 5004 813" svg:d="M5004 813c-2871 0-1931-788-5004-813">
          <text:p/>
        </draw:path>
        <draw:line draw:style-name="gr169" draw:text-style-name="P5" draw:layer="layout" svg:x1="23.241cm" svg:y1="9.525cm" svg:x2="23.241cm" svg:y2="9.194cm">
          <text:p/>
        </draw:line>
        <draw:path draw:style-name="gr251" draw:text-style-name="P5" draw:layer="layout" svg:width="2.463cm" svg:height="0.424cm" svg:x="20.726cm" svg:y="9.21cm" svg:viewBox="0 0 2464 425" svg:d="M2464 0c-991 569-1473 543-2464 61">
          <text:p/>
        </draw:path>
        <draw:path draw:style-name="gr245" draw:text-style-name="P5" draw:layer="layout" svg:width="5.003cm" svg:height="0.792cm" draw:transform="rotate (-3.14159265358979) translate (23.19cm 8.763cm)" svg:viewBox="0 0 5004 793" svg:d="M5004 793c-2871 0-1931-768-5004-793">
          <text:p/>
        </draw:path>
        <draw:frame draw:style-name="gr58" draw:text-style-name="P67" draw:layer="layout" svg:width="0.899cm" svg:height="0.37cm" svg:x="18.364cm" svg:y="8.686cm">
          <draw:text-box>
            <text:p text:style-name="P57"><text:span text:style-name="T68">hold 1a</text:span></text:p>
          </draw:text-box>
        </draw:frame>
        <draw:frame draw:style-name="gr58" draw:text-style-name="P67" draw:layer="layout" svg:width="0.899cm" svg:height="0.37cm" svg:x="19.634cm" svg:y="7.696cm">
          <draw:text-box>
            <text:p text:style-name="P57"><text:span text:style-name="T68">hold 1b</text:span></text:p>
          </draw:text-box>
        </draw:frame>
        <draw:frame draw:style-name="gr250" draw:text-style-name="P68" draw:layer="layout" svg:width="1.702cm" svg:height="0.381cm" svg:x="14.757cm" svg:y="6.832cm">
          <draw:text-box>
            <text:p text:style-name="P16"><text:span text:style-name="T18">Launch edge</text:span></text:p>
          </draw:text-box>
        </draw:frame>
        <draw:frame draw:style-name="gr250" draw:text-style-name="P68" draw:layer="layout" svg:width="1.702cm" svg:height="0.381cm" svg:x="22.326cm" svg:y="9.55cm">
          <draw:text-box>
            <text:p text:style-name="P16"><text:span text:style-name="T18">Capture edge</text:span></text:p>
          </draw:text-box>
        </draw:frame>
        <draw:line draw:style-name="gr169" draw:text-style-name="P5" draw:layer="layout" svg:x1="20.701cm" svg:y1="14.096cm" svg:x2="20.701cm" svg:y2="14.427cm">
          <text:p/>
        </draw:line>
        <draw:path draw:style-name="gr251" draw:text-style-name="P5" draw:layer="layout" svg:width="2.463cm" svg:height="0.424cm" draw:transform="rotate (-3.14159265358979) translate (23.19cm 14.42cm)" svg:viewBox="0 0 2464 425" svg:d="M2464 0c-991 569-1473 543-2464 61">
          <text:p/>
        </draw:path>
        <draw:polyline draw:style-name="gr53" draw:text-style-name="P5" draw:layer="layout" svg:width="0.507cm" svg:height="2.539cm" draw:transform="rotate (1.5707963267949) translate (15.621cm 15.108cm)" svg:viewBox="0 0 508 2540" draw:points="0,0 508,0 508,1270 0,1270 0,2540 508,2540">
          <text:p/>
        </draw:polyline>
        <draw:frame draw:style-name="gr58" draw:text-style-name="P58" draw:layer="layout" svg:width="2.733cm" svg:height="0.37cm" svg:x="12.802cm" svg:y="14.676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15.438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15.108cm)" svg:viewBox="0 0 508 2540" draw:points="0,0 508,0 508,1270 0,1270 0,2540 508,2540">
          <text:p/>
        </draw:polyline>
        <draw:polyline draw:style-name="gr53" draw:text-style-name="P5" draw:layer="layout" svg:width="0.507cm" svg:height="2.539cm" draw:transform="rotate (1.5707963267949) translate (20.701cm 15.108cm)" svg:viewBox="0 0 508 2540" draw:points="0,0 508,0 508,1270 0,1270 0,2540 508,2540">
          <text:p/>
        </draw:polyline>
        <draw:polyline draw:style-name="gr53" draw:text-style-name="P5" draw:layer="layout" svg:width="0.507cm" svg:height="2.539cm" draw:transform="rotate (1.5707963267949) translate (23.241cm 15.108cm)" svg:viewBox="0 0 508 2540" draw:points="0,0 508,0 508,1270 0,1270 0,2540 508,2540">
          <text:p/>
        </draw:polyline>
        <draw:polyline draw:style-name="gr53" draw:text-style-name="P5" draw:layer="layout" svg:width="0.507cm" svg:height="2.539cm" draw:transform="rotate (1.5707963267949) translate (25.781cm 15.108cm)" svg:viewBox="0 0 508 2540" draw:points="0,0 508,0 508,1270 0,1270 0,2540 508,2540">
          <text:p/>
        </draw:polyline>
        <draw:polyline draw:style-name="gr53" draw:text-style-name="P5" draw:layer="layout" svg:width="0.507cm" svg:height="2.539cm" draw:transform="rotate (1.5707963267949) translate (15.621cm 15.87cm)" svg:viewBox="0 0 508 2540" draw:points="0,0 508,0 508,1270 0,1270 0,2540 508,2540">
          <text:p/>
        </draw:polyline>
        <draw:polyline draw:style-name="gr53" draw:text-style-name="P5" draw:layer="layout" svg:width="0.507cm" svg:height="2.539cm" draw:transform="rotate (1.5707963267949) translate (18.161cm 15.87cm)" svg:viewBox="0 0 508 2540" draw:points="0,0 508,0 508,1270 0,1270 0,2540 508,2540">
          <text:p/>
        </draw:polyline>
        <draw:polyline draw:style-name="gr53" draw:text-style-name="P5" draw:layer="layout" svg:width="0.507cm" svg:height="2.539cm" draw:transform="rotate (1.5707963267949) translate (20.701cm 15.87cm)" svg:viewBox="0 0 508 2540" draw:points="0,0 508,0 508,1270 0,1270 0,2540 508,2540">
          <text:p/>
        </draw:polyline>
        <draw:polyline draw:style-name="gr53" draw:text-style-name="P5" draw:layer="layout" svg:width="0.507cm" svg:height="2.539cm" draw:transform="rotate (1.5707963267949) translate (23.241cm 15.87cm)" svg:viewBox="0 0 508 2540" draw:points="0,0 508,0 508,1270 0,1270 0,2540 508,2540">
          <text:p/>
        </draw:polyline>
        <draw:polyline draw:style-name="gr53" draw:text-style-name="P5" draw:layer="layout" svg:width="0.507cm" svg:height="2.539cm" draw:transform="rotate (1.5707963267949) translate (25.781cm 15.87cm)" svg:viewBox="0 0 508 2540" draw:points="0,0 508,0 508,1270 0,1270 0,2540 508,2540">
          <text:p/>
        </draw:polyline>
        <draw:line draw:style-name="gr169" draw:text-style-name="P5" draw:layer="layout" svg:x1="23.241cm" svg:y1="16.383cm" svg:x2="23.241cm" svg:y2="16.052cm">
          <text:p/>
        </draw:line>
        <draw:path draw:style-name="gr251" draw:text-style-name="P5" draw:layer="layout" svg:width="2.463cm" svg:height="0.424cm" svg:x="20.726cm" svg:y="16.068cm" svg:viewBox="0 0 2464 425" svg:d="M2464 0c-991 569-1473 543-2464 61">
          <text:p/>
        </draw:path>
        <draw:frame draw:style-name="gr58" draw:text-style-name="P67" draw:layer="layout" svg:width="0.899cm" svg:height="0.37cm" svg:x="21.031cm" svg:y="15.595cm">
          <draw:text-box>
            <text:p text:style-name="P57"><text:span text:style-name="T68">hold 1a</text:span></text:p>
          </draw:text-box>
        </draw:frame>
        <draw:frame draw:style-name="gr250" draw:text-style-name="P68" draw:layer="layout" svg:width="1.702cm" svg:height="0.381cm" svg:x="19.837cm" svg:y="13.69cm">
          <draw:text-box>
            <text:p text:style-name="P16"><text:span text:style-name="T18">Launch edge</text:span></text:p>
          </draw:text-box>
        </draw:frame>
        <draw:frame draw:style-name="gr250" draw:text-style-name="P68" draw:layer="layout" svg:width="1.702cm" svg:height="0.381cm" svg:x="22.326cm" svg:y="16.408cm">
          <draw:text-box>
            <text:p text:style-name="P16"><text:span text:style-name="T18">Capture edge</text:span></text:p>
          </draw:text-box>
        </draw:frame>
        <draw:path draw:style-name="gr167" draw:text-style-name="P5" draw:layer="layout" svg:width="0.458cm" svg:height="0.786cm" draw:transform="rotate (-3.14159265358979) translate (21.2104670406295cm 15.671cm)" svg:viewBox="0 0 459 787" svg:d="M459 787c-664-5-559-787 0-787">
          <text:p/>
        </draw:path>
        <draw:frame draw:style-name="gr58" draw:text-style-name="P67" draw:layer="layout" svg:width="0.899cm" svg:height="0.37cm" svg:x="23.561cm" svg:y="15.595cm">
          <draw:text-box>
            <text:p text:style-name="P57"><text:span text:style-name="T68">hold 1b</text:span></text:p>
          </draw:text-box>
        </draw:frame>
        <draw:path draw:style-name="gr167" draw:text-style-name="P5" draw:layer="layout" svg:width="0.458cm" svg:height="0.786cm" draw:transform="rotate (-3.14159265358979) translate (23.7404670406295cm 15.671cm)" svg:viewBox="0 0 459 787" svg:d="M459 787c-664-5-559-787 0-787">
          <text:p/>
        </draw:path>
        <draw:path draw:style-name="gr247" draw:text-style-name="P5" draw:layer="layout" svg:width="4.469cm" svg:height="0.365cm" draw:transform="rotate (-3.14159265358979) translate (20.395cm 16.926cm)" svg:viewBox="0 0 4470 366" svg:d="M4470 26c-1295 482-2946 432-4470-26">
          <text:p/>
        </draw:path>
        <draw:frame draw:style-name="gr246" draw:text-style-name="P68" draw:layer="layout" svg:width="4.75cm" svg:height="0.522cm" svg:x="15.976cm" svg:y="16.129cm">
          <draw:text-box>
            <text:p text:style-name="P16"><text:span text:style-name="T18">Move hold check edge forward by 2 cycles.</text:span></text:p>
          </draw:text-box>
        </draw:frame>
      </draw:page>
      <draw:page draw:name="page6" draw:style-name="dp1" draw:master-page-name="Default">
        <draw:custom-shape draw:style-name="gr235" draw:text-style-name="P74" draw:layer="layout" svg:width="0.153cm" svg:height="0.584cm" svg:x="20.878cm" svg:y="12.268cm">
          <text:p/>
          <draw:enhanced-geometry svg:viewBox="0 0 21600 21600" draw:type="rectangle" draw:enhanced-path="M 0 0 L 21600 0 21600 21600 0 21600 0 0 Z N"/>
        </draw:custom-shape>
        <draw:path draw:style-name="gr242" draw:text-style-name="P5" draw:layer="layout" svg:width="5.054cm" svg:height="0.837cm" draw:transform="rotate (-3.14159265358979) translate (8.737cm 13.36cm)" svg:viewBox="0 0 5055 838" svg:d="M5055 838c-2667-26-2718-813-5055-838">
          <text:p/>
        </draw:path>
        <draw:custom-shape draw:style-name="gr236" draw:text-style-name="P75" draw:layer="layout" svg:width="0.154cm" svg:height="0.584cm" svg:x="3.606cm" svg:y="18.872cm">
          <text:p/>
          <draw:enhanced-geometry svg:viewBox="0 0 21600 21600" draw:type="rectangle" draw:enhanced-path="M 0 0 L 21600 0 21600 21600 0 21600 0 0 Z N"/>
        </draw:custom-shape>
        <draw:custom-shape draw:style-name="gr236" draw:text-style-name="P75" draw:layer="layout" svg:width="0.154cm" svg:height="0.584cm" svg:x="8.685cm" svg:y="19.659cm">
          <text:p/>
          <draw:enhanced-geometry svg:viewBox="0 0 21600 21600" draw:type="rectangle" draw:enhanced-path="M 0 0 L 21600 0 21600 21600 0 21600 0 0 Z N"/>
        </draw:custom-shape>
        <draw:custom-shape draw:style-name="gr235" draw:text-style-name="P74" draw:layer="layout" svg:width="0.153cm" svg:height="0.584cm" svg:x="6.146cm" svg:y="18.872cm">
          <text:p/>
          <draw:enhanced-geometry svg:viewBox="0 0 21600 21600" draw:type="rectangle" draw:enhanced-path="M 0 0 L 21600 0 21600 21600 0 21600 0 0 Z N"/>
        </draw:custom-shape>
        <draw:custom-shape draw:style-name="gr235" draw:text-style-name="P74" draw:layer="layout" svg:width="0.153cm" svg:height="0.584cm" svg:x="13.766cm" svg:y="19.659cm">
          <text:p/>
          <draw:enhanced-geometry svg:viewBox="0 0 21600 21600" draw:type="rectangle" draw:enhanced-path="M 0 0 L 21600 0 21600 21600 0 21600 0 0 Z N"/>
        </draw:custom-shape>
        <draw:custom-shape draw:style-name="gr235" draw:text-style-name="P74" draw:layer="layout" svg:width="0.153cm" svg:height="0.584cm" svg:x="19.354cm" svg:y="2.133cm">
          <text:p/>
          <draw:enhanced-geometry svg:viewBox="0 0 21600 21600" draw:type="rectangle" draw:enhanced-path="M 0 0 L 21600 0 21600 21600 0 21600 0 0 Z N"/>
        </draw:custom-shape>
        <draw:custom-shape draw:style-name="gr235" draw:text-style-name="P74" draw:layer="layout" svg:width="0.153cm" svg:height="0.584cm" svg:x="18.08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9.426cm)" svg:viewBox="0 0 508 2540" draw:points="0,0 508,0 508,1270 0,1270 0,2540 508,2540">
          <text:p/>
        </draw:polyline>
        <draw:path draw:style-name="gr243" draw:text-style-name="P5" draw:layer="layout" svg:width="2.463cm" svg:height="0.711cm" draw:transform="rotate (-3.14159265358979) translate (8.737cm 19.863cm)" svg:viewBox="0 0 2464 712" svg:d="M2464 712c-1016-5-1296-712-2464-712">
          <text:p/>
        </draw:path>
        <draw:frame draw:style-name="gr58" draw:text-style-name="P58" draw:layer="layout" svg:width="2.733cm" svg:height="0.37cm" svg:x="0.864cm" svg:y="18.999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9.761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20.193cm)" svg:viewBox="0 0 508 5080" draw:points="0,0 508,0 508,2540 0,2540 0,5080 508,5080">
          <text:p/>
        </draw:polyline>
        <draw:path draw:style-name="gr242" draw:text-style-name="P5" draw:layer="layout" svg:width="0.485cm" svg:height="0.791cm" draw:transform="rotate (-3.14159265358979) translate (4.190126916613cm 19.984cm)" svg:viewBox="0 0 486 792" svg:d="M486 792c-664-5-614-792-55-792">
          <text:p/>
        </draw:path>
        <draw:frame draw:style-name="gr58" draw:text-style-name="P67" draw:layer="layout" svg:width="0.751cm" svg:height="0.37cm" svg:x="6.451cm" svg:y="19.696cm">
          <draw:text-box>
            <text:p text:style-name="P57"><text:span text:style-name="T68">hold</text:span></text:p>
          </draw:text-box>
        </draw:frame>
        <draw:polyline draw:style-name="gr53" draw:text-style-name="P5" draw:layer="layout" svg:width="0.507cm" svg:height="2.539cm" draw:transform="rotate (1.5707963267949) translate (6.223cm 19.426cm)" svg:viewBox="0 0 508 2540" draw:points="0,0 508,0 508,1270 0,1270 0,2540 508,2540">
          <text:p/>
        </draw:polyline>
        <draw:polyline draw:style-name="gr53" draw:text-style-name="P5" draw:layer="layout" svg:width="0.507cm" svg:height="2.539cm" draw:transform="rotate (1.5707963267949) translate (8.763cm 19.426cm)" svg:viewBox="0 0 508 2540" draw:points="0,0 508,0 508,1270 0,1270 0,2540 508,2540">
          <text:p/>
        </draw:polyline>
        <draw:frame draw:style-name="gr58" draw:text-style-name="P58" draw:layer="layout" svg:width="0.33cm" svg:height="0.37cm" svg:x="3.581cm" svg:y="18.521cm">
          <draw:text-box>
            <text:p text:style-name="P57"><text:span text:style-name="T24">0</text:span></text:p>
          </draw:text-box>
        </draw:frame>
        <draw:frame draw:style-name="gr58" draw:text-style-name="P58" draw:layer="layout" svg:width="0.33cm" svg:height="0.37cm" svg:x="4.8cm" svg:y="18.521cm">
          <draw:text-box>
            <text:p text:style-name="P57"><text:span text:style-name="T24">5</text:span></text:p>
          </draw:text-box>
        </draw:frame>
        <draw:frame draw:style-name="gr58" draw:text-style-name="P58" draw:layer="layout" svg:width="0.432cm" svg:height="0.37cm" svg:x="6.07cm" svg:y="18.521cm">
          <draw:text-box>
            <text:p text:style-name="P57"><text:span text:style-name="T24">10</text:span></text:p>
          </draw:text-box>
        </draw:frame>
        <draw:frame draw:style-name="gr58" draw:text-style-name="P58" draw:layer="layout" svg:width="0.432cm" svg:height="0.37cm" svg:x="7.289cm" svg:y="18.521cm">
          <draw:text-box>
            <text:p text:style-name="P57"><text:span text:style-name="T24">15</text:span></text:p>
          </draw:text-box>
        </draw:frame>
        <draw:frame draw:style-name="gr58" draw:text-style-name="P58" draw:layer="layout" svg:width="0.432cm" svg:height="0.37cm" svg:x="8.559cm" svg:y="18.521cm">
          <draw:text-box>
            <text:p text:style-name="P57"><text:span text:style-name="T24">20</text:span></text:p>
          </draw:text-box>
        </draw:frame>
        <draw:frame draw:style-name="gr58" draw:text-style-name="P58" draw:layer="layout" svg:width="0.432cm" svg:height="0.37cm" svg:x="9.829cm" svg:y="18.521cm">
          <draw:text-box>
            <text:p text:style-name="P57"><text:span text:style-name="T24">25</text:span></text:p>
          </draw:text-box>
        </draw:frame>
        <draw:frame draw:style-name="gr58" draw:text-style-name="P58" draw:layer="layout" svg:width="0.432cm" svg:height="0.37cm" svg:x="11.074cm" svg:y="18.521cm">
          <draw:text-box>
            <text:p text:style-name="P57"><text:span text:style-name="T24">30</text:span></text:p>
          </draw:text-box>
        </draw:frame>
        <draw:polyline draw:style-name="gr53" draw:text-style-name="P5" draw:layer="layout" svg:width="0.507cm" svg:height="2.539cm" draw:transform="rotate (1.5707963267949) translate (15.621cm 1.905cm)" svg:viewBox="0 0 508 2540" draw:points="0,0 508,0 508,1270 0,1270 0,2540 508,2540">
          <text:p/>
        </draw:polyline>
        <draw:polyline draw:style-name="gr53" draw:text-style-name="P5" draw:layer="layout" svg:width="0.507cm" svg:height="2.539cm" draw:transform="rotate (1.5707963267949) translate (18.161cm 1.905cm)" svg:viewBox="0 0 508 2540" draw:points="0,0 508,0 508,1270 0,1270 0,2540 508,2540">
          <text:p/>
        </draw:polyline>
        <draw:polyline draw:style-name="gr53" draw:text-style-name="P81" draw:layer="layout" svg:width="0.507cm" svg:height="0.761cm" draw:transform="rotate (1.5707963267949) translate (20.701cm 1.905cm)" svg:viewBox="0 0 508 762" draw:points="0,0 508,0 508,762">
          <text:p/>
        </draw:polyline>
        <draw:polyline draw:style-name="gr53" draw:text-style-name="P5" draw:layer="layout" svg:width="0.507cm" svg:height="1.269cm" draw:transform="rotate (1.5707963267949) translate (23.241cm 1.905cm)" svg:viewBox="0 0 508 1270" draw:points="0,0 508,0 508,1270 0,1270">
          <text:p/>
        </draw:polyline>
        <draw:polyline draw:style-name="gr53" draw:text-style-name="P5" draw:layer="layout" svg:width="0.512cm" svg:height="3.809cm" draw:transform="rotate (1.5707963267949) translate (15.621cm 2.672cm)" svg:viewBox="0 0 513 3810" draw:points="5,0 513,0 508,1905 0,1905 0,3810 508,3810">
          <text:p/>
        </draw:polyline>
        <draw:frame draw:style-name="gr58" draw:text-style-name="P67" draw:layer="layout" svg:width="0.751cm" svg:height="0.37cm" svg:x="20.015cm" svg:y="2.424cm">
          <draw:text-box>
            <text:p text:style-name="P57"><text:span text:style-name="T68">h1b</text:span></text:p>
          </draw:text-box>
        </draw:frame>
        <draw:frame draw:style-name="gr58" draw:text-style-name="P66" draw:layer="layout" svg:width="0.443cm" svg:height="0.37cm" svg:x="18.784cm" svg:y="1.447cm">
          <draw:text-box>
            <text:p text:style-name="P57"><text:span text:style-name="T67">s1</text:span></text:p>
          </draw:text-box>
        </draw:frame>
        <draw:path draw:style-name="gr196" draw:text-style-name="P5" draw:layer="layout" svg:width="1.091cm" svg:height="0.812cm" draw:transform="rotate (-3.14159265358979) translate (19.329cm 2.413cm)" svg:viewBox="0 0 1092 813" svg:d="M1092 813c-1194 0 153-813-1092-813">
          <text:p/>
        </draw:path>
        <draw:path draw:style-name="gr242" draw:text-style-name="P5" draw:layer="layout" svg:width="1.142cm" svg:height="0.792cm" draw:transform="rotate (-3.14159265358979) translate (20.675cm 2.413cm)" svg:viewBox="0 0 1143 793" svg:d="M0 793c1219-5-26-793 1143-793">
          <text:p/>
        </draw:path>
        <draw:frame draw:style-name="gr58" draw:text-style-name="P77" draw:layer="layout" svg:width="0.33cm" svg:height="0.37cm" svg:x="3.581cm" svg:y="13.739cm">
          <draw:text-box>
            <text:p text:style-name="P57"><text:span text:style-name="T73">0</text:span></text:p>
          </draw:text-box>
        </draw:frame>
        <draw:frame draw:style-name="gr58" draw:text-style-name="P77" draw:layer="layout" svg:width="0.432cm" svg:height="0.37cm" svg:x="8.559cm" svg:y="13.739cm">
          <draw:text-box>
            <text:p text:style-name="P57"><text:span text:style-name="T73">1</text:span></text:p>
          </draw:text-box>
        </draw:frame>
        <draw:frame draw:style-name="gr244" draw:text-style-name="P82" draw:layer="layout" svg:width="0.432cm" svg:height="0.37cm" svg:x="13.639cm" svg:y="13.739cm">
          <draw:text-box>
            <text:p text:style-name="P57"><text:span text:style-name="T77">2</text:span></text:p>
          </draw:text-box>
        </draw:frame>
        <draw:path draw:style-name="gr255" draw:text-style-name="P5" draw:layer="layout" svg:width="4.978cm" svg:height="0.436cm" draw:transform="rotate (-3.14159265358979) translate (23.14cm 1.016cm)" svg:viewBox="0 0 4979 437" svg:d="M4979 76c-991 569-3988 406-4979-76">
          <text:p/>
        </draw:path>
        <draw:line draw:style-name="gr169" draw:text-style-name="P5" draw:layer="layout" svg:x1="6.223cm" svg:y1="15.366cm" svg:x2="6.223cm" svg:y2="15.697cm">
          <text:p/>
        </draw:line>
        <draw:path draw:style-name="gr251" draw:text-style-name="P5" draw:layer="layout" svg:width="2.463cm" svg:height="0.424cm" draw:transform="rotate (-3.14159265358979) translate (8.712cm 15.69cm)" svg:viewBox="0 0 2464 425" svg:d="M2464 0c-991 569-1473 543-2464 61">
          <text:p/>
        </draw:path>
        <draw:line draw:style-name="gr169" draw:text-style-name="P5" draw:layer="layout" svg:x1="13.843cm" svg:y1="17.907cm" svg:x2="13.843cm" svg:y2="17.576cm">
          <text:p/>
        </draw:line>
        <draw:path draw:style-name="gr251" draw:text-style-name="P5" draw:layer="layout" svg:width="5.028cm" svg:height="0.424cm" svg:x="8.763cm" svg:y="17.592cm" svg:viewBox="0 0 5029 425" svg:d="M5029 0c-991 569-4038 543-5029 61">
          <text:p/>
        </draw:path>
        <draw:frame draw:style-name="gr250" draw:text-style-name="P68" draw:layer="layout" svg:width="1.702cm" svg:height="0.381cm" svg:x="5.359cm" svg:y="14.948cm">
          <draw:text-box>
            <text:p text:style-name="P16"><text:span text:style-name="T18">Launch edge</text:span></text:p>
          </draw:text-box>
        </draw:frame>
        <draw:frame draw:style-name="gr250" draw:text-style-name="P68" draw:layer="layout" svg:width="1.702cm" svg:height="0.381cm" svg:x="12.928cm" svg:y="17.932cm">
          <draw:text-box>
            <text:p text:style-name="P16"><text:span text:style-name="T18">Capture edge</text:span></text:p>
          </draw:text-box>
        </draw:frame>
        <draw:polyline draw:style-name="gr53" draw:text-style-name="P5" draw:layer="layout" svg:width="0.507cm" svg:height="2.539cm" draw:transform="rotate (1.5707963267949) translate (11.303cm 19.426cm)" svg:viewBox="0 0 508 2540" draw:points="0,0 508,0 508,1270 0,1270 0,2540 508,2540">
          <text:p/>
        </draw:polyline>
        <draw:path draw:style-name="gr196" draw:text-style-name="P5" draw:layer="layout" svg:width="7.518cm" svg:height="0.863cm" draw:transform="rotate (-3.14159265358979) translate (13.792cm 19.964cm)" svg:viewBox="0 0 7519 864" svg:d="M7519 864c-3836-51-3734-864-7519-864">
          <text:p/>
        </draw:path>
        <draw:frame draw:style-name="gr58" draw:text-style-name="P66" draw:layer="layout" svg:width="0.751cm" svg:height="0.37cm" svg:x="12.126cm" svg:y="19.543cm">
          <draw:text-box>
            <text:p text:style-name="P57"><text:span text:style-name="T67">setup</text:span></text:p>
          </draw:text-box>
        </draw:frame>
        <draw:polyline draw:style-name="gr53" draw:text-style-name="P5" draw:layer="layout" svg:width="0.507cm" svg:height="5.079cm" draw:transform="rotate (1.5707963267949) translate (8.763cm 20.193cm)" svg:viewBox="0 0 508 5080" draw:points="0,0 508,0 508,2540 0,2540 0,5080 508,5080">
          <text:p/>
        </draw:polyline>
        <draw:frame draw:style-name="gr58" draw:text-style-name="P58" draw:layer="layout" svg:width="0.432cm" svg:height="0.37cm" svg:x="12.395cm" svg:y="18.521cm">
          <draw:text-box>
            <text:p text:style-name="P57"><text:span text:style-name="T24">35</text:span></text:p>
          </draw:text-box>
        </draw:frame>
        <draw:frame draw:style-name="gr58" draw:text-style-name="P58" draw:layer="layout" svg:width="0.432cm" svg:height="0.37cm" svg:x="13.614cm" svg:y="18.521cm">
          <draw:text-box>
            <text:p text:style-name="P57"><text:span text:style-name="T24">40</text:span></text:p>
          </draw:text-box>
        </draw:frame>
        <draw:polyline draw:style-name="gr53" draw:text-style-name="P5" draw:layer="layout" svg:width="0.507cm" svg:height="2.539cm" draw:transform="rotate (1.5707963267949) translate (3.683cm 16.632cm)" svg:viewBox="0 0 508 2540" draw:points="0,0 508,0 508,1270 0,1270 0,2540 508,2540">
          <text:p/>
        </draw:polyline>
        <draw:frame draw:style-name="gr58" draw:text-style-name="P58" draw:layer="layout" svg:width="2.733cm" svg:height="0.37cm" svg:x="0.864cm" svg:y="16.20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6.967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7.399cm)" svg:viewBox="0 0 508 5080" draw:points="0,0 508,0 508,2540 0,2540 0,5080 508,5080">
          <text:p/>
        </draw:polyline>
        <draw:frame draw:style-name="gr58" draw:text-style-name="P67" draw:layer="layout" svg:width="0.929cm" svg:height="0.37cm" svg:x="6.426cm" svg:y="16.687cm">
          <draw:text-box>
            <text:p text:style-name="P57"><text:span text:style-name="T68">hold 1a</text:span></text:p>
          </draw:text-box>
        </draw:frame>
        <draw:polyline draw:style-name="gr53" draw:text-style-name="P5" draw:layer="layout" svg:width="0.507cm" svg:height="2.539cm" draw:transform="rotate (1.5707963267949) translate (6.223cm 16.632cm)" svg:viewBox="0 0 508 2540" draw:points="0,0 508,0 508,1270 0,1270 0,2540 508,2540">
          <text:p/>
        </draw:polyline>
        <draw:polyline draw:style-name="gr53" draw:text-style-name="P5" draw:layer="layout" svg:width="0.507cm" svg:height="2.539cm" draw:transform="rotate (1.5707963267949) translate (8.763cm 16.632cm)" svg:viewBox="0 0 508 2540" draw:points="0,0 508,0 508,1270 0,1270 0,2540 508,2540">
          <text:p/>
        </draw:polyline>
        <draw:frame draw:style-name="gr58" draw:text-style-name="P58" draw:layer="layout" svg:width="0.33cm" svg:height="0.37cm" svg:x="3.581cm" svg:y="15.727cm">
          <draw:text-box>
            <text:p text:style-name="P57"><text:span text:style-name="T24">0</text:span></text:p>
          </draw:text-box>
        </draw:frame>
        <draw:frame draw:style-name="gr58" draw:text-style-name="P58" draw:layer="layout" svg:width="0.33cm" svg:height="0.37cm" svg:x="4.8cm" svg:y="15.727cm">
          <draw:text-box>
            <text:p text:style-name="P57"><text:span text:style-name="T24">5</text:span></text:p>
          </draw:text-box>
        </draw:frame>
        <draw:frame draw:style-name="gr58" draw:text-style-name="P58" draw:layer="layout" svg:width="0.432cm" svg:height="0.37cm" svg:x="6.07cm" svg:y="15.727cm">
          <draw:text-box>
            <text:p text:style-name="P57"><text:span text:style-name="T24">10</text:span></text:p>
          </draw:text-box>
        </draw:frame>
        <draw:frame draw:style-name="gr58" draw:text-style-name="P58" draw:layer="layout" svg:width="0.432cm" svg:height="0.37cm" svg:x="7.289cm" svg:y="15.727cm">
          <draw:text-box>
            <text:p text:style-name="P57"><text:span text:style-name="T24">15</text:span></text:p>
          </draw:text-box>
        </draw:frame>
        <draw:frame draw:style-name="gr58" draw:text-style-name="P58" draw:layer="layout" svg:width="0.432cm" svg:height="0.37cm" svg:x="8.559cm" svg:y="15.727cm">
          <draw:text-box>
            <text:p text:style-name="P57"><text:span text:style-name="T24">20</text:span></text:p>
          </draw:text-box>
        </draw:frame>
        <draw:frame draw:style-name="gr58" draw:text-style-name="P58" draw:layer="layout" svg:width="0.432cm" svg:height="0.37cm" svg:x="9.829cm" svg:y="15.727cm">
          <draw:text-box>
            <text:p text:style-name="P57"><text:span text:style-name="T24">25</text:span></text:p>
          </draw:text-box>
        </draw:frame>
        <draw:frame draw:style-name="gr58" draw:text-style-name="P58" draw:layer="layout" svg:width="0.432cm" svg:height="0.37cm" svg:x="11.074cm" svg:y="15.727cm">
          <draw:text-box>
            <text:p text:style-name="P57"><text:span text:style-name="T24">30</text:span></text:p>
          </draw:text-box>
        </draw:frame>
        <draw:polyline draw:style-name="gr53" draw:text-style-name="P5" draw:layer="layout" svg:width="0.507cm" svg:height="2.539cm" draw:transform="rotate (1.5707963267949) translate (11.303cm 16.632cm)" svg:viewBox="0 0 508 2540" draw:points="0,0 508,0 508,1270 0,1270 0,2540 508,2540">
          <text:p/>
        </draw:polyline>
        <draw:polyline draw:style-name="gr53" draw:text-style-name="P5" draw:layer="layout" svg:width="0.507cm" svg:height="5.079cm" draw:transform="rotate (1.5707963267949) translate (8.763cm 17.399cm)" svg:viewBox="0 0 508 5080" draw:points="0,0 508,0 508,2540 0,2540 0,5080 508,5080">
          <text:p/>
        </draw:polyline>
        <draw:frame draw:style-name="gr58" draw:text-style-name="P58" draw:layer="layout" svg:width="0.432cm" svg:height="0.37cm" svg:x="12.395cm" svg:y="15.727cm">
          <draw:text-box>
            <text:p text:style-name="P57"><text:span text:style-name="T24">35</text:span></text:p>
          </draw:text-box>
        </draw:frame>
        <draw:frame draw:style-name="gr58" draw:text-style-name="P58" draw:layer="layout" svg:width="0.432cm" svg:height="0.37cm" svg:x="13.614cm" svg:y="15.727cm">
          <draw:text-box>
            <text:p text:style-name="P57"><text:span text:style-name="T24">40</text:span></text:p>
          </draw:text-box>
        </draw:frame>
        <draw:path draw:style-name="gr245" draw:text-style-name="P5" draw:layer="layout" svg:width="2.438cm" svg:height="0.787cm" draw:transform="rotate (-3.14159265358979) translate (8.712cm 17.145cm)" svg:viewBox="0 0 2439 788" svg:d="M2439 788c-1016-5-1271-788-2439-788">
          <text:p/>
        </draw:path>
        <draw:path draw:style-name="gr245" draw:text-style-name="P5" draw:layer="layout" svg:width="4.978cm" svg:height="0.761cm" draw:transform="rotate (-3.14159265358979) translate (13.792cm 17.119cm)" svg:viewBox="0 0 4979 762" svg:d="M4979 762c-2667-26-2642-737-4979-762">
          <text:p/>
        </draw:path>
        <draw:frame draw:style-name="gr58" draw:text-style-name="P67" draw:layer="layout" svg:width="0.929cm" svg:height="0.37cm" svg:x="11.506cm" svg:y="16.357cm">
          <draw:text-box>
            <text:p text:style-name="P57"><text:span text:style-name="T68">hold 1b</text:span></text:p>
          </draw:text-box>
        </draw:frame>
        <draw:path draw:style-name="gr245" draw:text-style-name="P5" draw:layer="layout" svg:width="5.054cm" svg:height="0.837cm" draw:transform="rotate (-3.14159265358979) translate (8.737cm 19.964cm)" svg:viewBox="0 0 5055 838" svg:d="M5055 838c-2667-26-2718-813-5055-838">
          <text:p/>
        </draw:path>
        <draw:line draw:style-name="gr169" draw:text-style-name="P5" draw:layer="layout" svg:x1="8.763cm" svg:y1="8.508cm" svg:x2="8.763cm" svg:y2="8.839cm">
          <text:p/>
        </draw:line>
        <draw:path draw:style-name="gr251" draw:text-style-name="P5" draw:layer="layout" svg:width="2.463cm" svg:height="0.424cm" draw:transform="rotate (-3.14159265358979) translate (11.252cm 8.832cm)" svg:viewBox="0 0 2464 425" svg:d="M2464 0c-991 569-1473 543-2464 61">
          <text:p/>
        </draw:path>
        <draw:line draw:style-name="gr169" draw:text-style-name="P5" draw:layer="layout" svg:x1="13.843cm" svg:y1="11.049cm" svg:x2="13.843cm" svg:y2="10.718cm">
          <text:p/>
        </draw:line>
        <draw:path draw:style-name="gr251" draw:text-style-name="P5" draw:layer="layout" svg:width="5.028cm" svg:height="0.424cm" svg:x="8.763cm" svg:y="10.734cm" svg:viewBox="0 0 5029 425" svg:d="M5029 0c-991 569-4038 543-5029 61">
          <text:p/>
        </draw:path>
        <draw:frame draw:style-name="gr250" draw:text-style-name="P68" draw:layer="layout" svg:width="1.702cm" svg:height="0.381cm" svg:x="7.899cm" svg:y="8.102cm">
          <draw:text-box>
            <text:p text:style-name="P16"><text:span text:style-name="T18">Launch edge</text:span></text:p>
          </draw:text-box>
        </draw:frame>
        <draw:frame draw:style-name="gr250" draw:text-style-name="P68" draw:layer="layout" svg:width="1.702cm" svg:height="0.381cm" svg:x="12.928cm" svg:y="11.074cm">
          <draw:text-box>
            <text:p text:style-name="P16"><text:span text:style-name="T18">Capture edge</text:span></text:p>
          </draw:text-box>
        </draw:frame>
        <draw:polyline draw:style-name="gr53" draw:text-style-name="P5" draw:layer="layout" svg:width="0.507cm" svg:height="2.539cm" draw:transform="rotate (1.5707963267949) translate (3.683cm 9.774cm)" svg:viewBox="0 0 508 2540" draw:points="0,0 508,0 508,1270 0,1270 0,2540 508,2540">
          <text:p/>
        </draw:polyline>
        <draw:frame draw:style-name="gr58" draw:text-style-name="P58" draw:layer="layout" svg:width="2.733cm" svg:height="0.37cm" svg:x="0.864cm" svg:y="9.34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0.109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0.541cm)" svg:viewBox="0 0 508 5080" draw:points="0,0 508,0 508,2540 0,2540 0,5080 508,5080">
          <text:p/>
        </draw:polyline>
        <draw:path draw:style-name="gr167" draw:text-style-name="P5" draw:layer="layout" svg:width="0.46cm" svg:height="0.796cm" draw:transform="rotate (-3.14159265358979) translate (9.27087376161976cm 10.337cm)" svg:viewBox="0 0 461 797" svg:d="M461 797c-664-5-562-797-3-797">
          <text:p/>
        </draw:path>
        <draw:frame draw:style-name="gr58" draw:text-style-name="P67" draw:layer="layout" svg:width="0.929cm" svg:height="0.37cm" svg:x="9.18cm" svg:y="10.16cm">
          <draw:text-box>
            <text:p text:style-name="P57"><text:span text:style-name="T68">hold 1a</text:span></text:p>
          </draw:text-box>
        </draw:frame>
        <draw:polyline draw:style-name="gr53" draw:text-style-name="P5" draw:layer="layout" svg:width="0.507cm" svg:height="2.539cm" draw:transform="rotate (1.5707963267949) translate (6.223cm 9.774cm)" svg:viewBox="0 0 508 2540" draw:points="0,0 508,0 508,1270 0,1270 0,2540 508,2540">
          <text:p/>
        </draw:polyline>
        <draw:polyline draw:style-name="gr53" draw:text-style-name="P5" draw:layer="layout" svg:width="0.507cm" svg:height="2.539cm" draw:transform="rotate (1.5707963267949) translate (8.763cm 9.774cm)" svg:viewBox="0 0 508 2540" draw:points="0,0 508,0 508,1270 0,1270 0,2540 508,2540">
          <text:p/>
        </draw:polyline>
        <draw:frame draw:style-name="gr58" draw:text-style-name="P58" draw:layer="layout" svg:width="0.33cm" svg:height="0.37cm" svg:x="3.581cm" svg:y="8.869cm">
          <draw:text-box>
            <text:p text:style-name="P57"><text:span text:style-name="T24">0</text:span></text:p>
          </draw:text-box>
        </draw:frame>
        <draw:frame draw:style-name="gr58" draw:text-style-name="P58" draw:layer="layout" svg:width="0.33cm" svg:height="0.37cm" svg:x="4.8cm" svg:y="8.869cm">
          <draw:text-box>
            <text:p text:style-name="P57"><text:span text:style-name="T24">5</text:span></text:p>
          </draw:text-box>
        </draw:frame>
        <draw:frame draw:style-name="gr58" draw:text-style-name="P58" draw:layer="layout" svg:width="0.432cm" svg:height="0.37cm" svg:x="6.07cm" svg:y="8.869cm">
          <draw:text-box>
            <text:p text:style-name="P57"><text:span text:style-name="T24">10</text:span></text:p>
          </draw:text-box>
        </draw:frame>
        <draw:frame draw:style-name="gr58" draw:text-style-name="P58" draw:layer="layout" svg:width="0.432cm" svg:height="0.37cm" svg:x="7.289cm" svg:y="8.869cm">
          <draw:text-box>
            <text:p text:style-name="P57"><text:span text:style-name="T24">15</text:span></text:p>
          </draw:text-box>
        </draw:frame>
        <draw:frame draw:style-name="gr58" draw:text-style-name="P58" draw:layer="layout" svg:width="0.432cm" svg:height="0.37cm" svg:x="8.559cm" svg:y="8.869cm">
          <draw:text-box>
            <text:p text:style-name="P57"><text:span text:style-name="T24">20</text:span></text:p>
          </draw:text-box>
        </draw:frame>
        <draw:frame draw:style-name="gr58" draw:text-style-name="P58" draw:layer="layout" svg:width="0.432cm" svg:height="0.37cm" svg:x="9.829cm" svg:y="8.869cm">
          <draw:text-box>
            <text:p text:style-name="P57"><text:span text:style-name="T24">25</text:span></text:p>
          </draw:text-box>
        </draw:frame>
        <draw:frame draw:style-name="gr58" draw:text-style-name="P58" draw:layer="layout" svg:width="0.432cm" svg:height="0.37cm" svg:x="11.074cm" svg:y="8.869cm">
          <draw:text-box>
            <text:p text:style-name="P57"><text:span text:style-name="T24">30</text:span></text:p>
          </draw:text-box>
        </draw:frame>
        <draw:polyline draw:style-name="gr53" draw:text-style-name="P5" draw:layer="layout" svg:width="0.507cm" svg:height="2.539cm" draw:transform="rotate (1.5707963267949) translate (11.303cm 9.774cm)" svg:viewBox="0 0 508 2540" draw:points="0,0 508,0 508,1270 0,1270 0,2540 508,2540">
          <text:p/>
        </draw:polyline>
        <draw:polyline draw:style-name="gr53" draw:text-style-name="P5" draw:layer="layout" svg:width="0.507cm" svg:height="5.079cm" draw:transform="rotate (1.5707963267949) translate (8.763cm 10.541cm)" svg:viewBox="0 0 508 5080" draw:points="0,0 508,0 508,2540 0,2540 0,5080 508,5080">
          <text:p/>
        </draw:polyline>
        <draw:frame draw:style-name="gr58" draw:text-style-name="P58" draw:layer="layout" svg:width="0.432cm" svg:height="0.37cm" svg:x="12.395cm" svg:y="8.869cm">
          <draw:text-box>
            <text:p text:style-name="P57"><text:span text:style-name="T24">35</text:span></text:p>
          </draw:text-box>
        </draw:frame>
        <draw:frame draw:style-name="gr58" draw:text-style-name="P58" draw:layer="layout" svg:width="0.432cm" svg:height="0.37cm" svg:x="13.614cm" svg:y="8.869cm">
          <draw:text-box>
            <text:p text:style-name="P57"><text:span text:style-name="T24">40</text:span></text:p>
          </draw:text-box>
        </draw:frame>
        <draw:path draw:style-name="gr245" draw:text-style-name="P5" draw:layer="layout" svg:width="2.438cm" svg:height="0.787cm" draw:transform="rotate (-3.14159265358979) translate (13.792cm 10.287cm)" svg:viewBox="0 0 2439 788" svg:d="M2439 788c-1016-5-1271-788-2439-788">
          <text:p/>
        </draw:path>
        <draw:frame draw:style-name="gr58" draw:text-style-name="P67" draw:layer="layout" svg:width="0.929cm" svg:height="0.37cm" svg:x="11.745cm" svg:y="9.956cm">
          <draw:text-box>
            <text:p text:style-name="P57"><text:span text:style-name="T68">hold 1b</text:span></text:p>
          </draw:text-box>
        </draw:frame>
        <draw:custom-shape draw:style-name="gr236" draw:text-style-name="P75" draw:layer="layout" svg:width="0.076cm" svg:height="0.584cm" svg:x="6.223cm" svg:y="12.268cm">
          <text:p/>
          <draw:enhanced-geometry svg:viewBox="0 0 21600 21600" draw:type="rectangle" draw:enhanced-path="M 0 0 L 21600 0 21600 21600 0 21600 0 0 Z N"/>
        </draw:custom-shape>
        <draw:custom-shape draw:style-name="gr236" draw:text-style-name="P75" draw:layer="layout" svg:width="0.154cm" svg:height="0.584cm" svg:x="8.685cm" svg:y="13.055cm">
          <text:p/>
          <draw:enhanced-geometry svg:viewBox="0 0 21600 21600" draw:type="rectangle" draw:enhanced-path="M 0 0 L 21600 0 21600 21600 0 21600 0 0 Z N"/>
        </draw:custom-shape>
        <draw:custom-shape draw:style-name="gr235" draw:text-style-name="P74" draw:layer="layout" svg:width="0.077cm" svg:height="0.584cm" svg:x="6.146cm" svg:y="12.268cm">
          <text:p/>
          <draw:enhanced-geometry svg:viewBox="0 0 21600 21600" draw:type="rectangle" draw:enhanced-path="M 0 0 L 21600 0 21600 21600 0 21600 0 0 Z N"/>
        </draw:custom-shape>
        <draw:custom-shape draw:style-name="gr235" draw:text-style-name="P74" draw:layer="layout" svg:width="0.153cm" svg:height="0.584cm" svg:x="13.766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2.822cm)" svg:viewBox="0 0 508 2540" draw:points="0,0 508,0 508,1270 0,1270 0,2540 508,2540">
          <text:p/>
        </draw:polyline>
        <draw:path draw:style-name="gr245" draw:text-style-name="P5" draw:layer="layout" svg:width="2.463cm" svg:height="0.711cm" draw:transform="rotate (-3.14159265358979) translate (8.737cm 13.259cm)" svg:viewBox="0 0 2464 712" svg:d="M2464 712c-1016-5-1296-712-2464-712">
          <text:p/>
        </draw:path>
        <draw:frame draw:style-name="gr58" draw:text-style-name="P58" draw:layer="layout" svg:width="2.733cm" svg:height="0.37cm" svg:x="0.864cm" svg:y="12.39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3.157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3.589cm)" svg:viewBox="0 0 508 5080" draw:points="0,0 508,0 508,2540 0,2540 0,5080 508,5080">
          <text:p/>
        </draw:polyline>
        <draw:frame draw:style-name="gr58" draw:text-style-name="P67" draw:layer="layout" svg:width="0.751cm" svg:height="0.37cm" svg:x="6.564cm" svg:y="12.674cm">
          <draw:text-box>
            <text:p text:style-name="P57"><text:span text:style-name="T68">hold</text:span></text:p>
          </draw:text-box>
        </draw:frame>
        <draw:polyline draw:style-name="gr53" draw:text-style-name="P5" draw:layer="layout" svg:width="0.507cm" svg:height="2.539cm" draw:transform="rotate (1.5707963267949) translate (6.223cm 12.822cm)" svg:viewBox="0 0 508 2540" draw:points="0,0 508,0 508,1270 0,1270 0,2540 508,2540">
          <text:p/>
        </draw:polyline>
        <draw:polyline draw:style-name="gr53" draw:text-style-name="P5" draw:layer="layout" svg:width="0.507cm" svg:height="2.539cm" draw:transform="rotate (1.5707963267949) translate (8.763cm 12.822cm)" svg:viewBox="0 0 508 2540" draw:points="0,0 508,0 508,1270 0,1270 0,2540 508,2540">
          <text:p/>
        </draw:polyline>
        <draw:frame draw:style-name="gr58" draw:text-style-name="P58" draw:layer="layout" svg:width="0.33cm" svg:height="0.37cm" svg:x="3.581cm" svg:y="11.917cm">
          <draw:text-box>
            <text:p text:style-name="P57"><text:span text:style-name="T24">0</text:span></text:p>
          </draw:text-box>
        </draw:frame>
        <draw:frame draw:style-name="gr58" draw:text-style-name="P58" draw:layer="layout" svg:width="0.33cm" svg:height="0.37cm" svg:x="4.8cm" svg:y="11.917cm">
          <draw:text-box>
            <text:p text:style-name="P57"><text:span text:style-name="T24">5</text:span></text:p>
          </draw:text-box>
        </draw:frame>
        <draw:frame draw:style-name="gr58" draw:text-style-name="P58" draw:layer="layout" svg:width="0.432cm" svg:height="0.37cm" svg:x="6.07cm" svg:y="11.917cm">
          <draw:text-box>
            <text:p text:style-name="P57"><text:span text:style-name="T24">10</text:span></text:p>
          </draw:text-box>
        </draw:frame>
        <draw:frame draw:style-name="gr58" draw:text-style-name="P58" draw:layer="layout" svg:width="0.432cm" svg:height="0.37cm" svg:x="7.289cm" svg:y="11.917cm">
          <draw:text-box>
            <text:p text:style-name="P57"><text:span text:style-name="T24">15</text:span></text:p>
          </draw:text-box>
        </draw:frame>
        <draw:frame draw:style-name="gr58" draw:text-style-name="P58" draw:layer="layout" svg:width="0.432cm" svg:height="0.37cm" svg:x="8.559cm" svg:y="11.917cm">
          <draw:text-box>
            <text:p text:style-name="P57"><text:span text:style-name="T24">20</text:span></text:p>
          </draw:text-box>
        </draw:frame>
        <draw:frame draw:style-name="gr58" draw:text-style-name="P58" draw:layer="layout" svg:width="0.432cm" svg:height="0.37cm" svg:x="9.829cm" svg:y="11.917cm">
          <draw:text-box>
            <text:p text:style-name="P57"><text:span text:style-name="T24">25</text:span></text:p>
          </draw:text-box>
        </draw:frame>
        <draw:frame draw:style-name="gr58" draw:text-style-name="P58" draw:layer="layout" svg:width="0.432cm" svg:height="0.37cm" svg:x="11.074cm" svg:y="11.917cm">
          <draw:text-box>
            <text:p text:style-name="P57"><text:span text:style-name="T24">30</text:span></text:p>
          </draw:text-box>
        </draw:frame>
        <draw:polyline draw:style-name="gr53" draw:text-style-name="P5" draw:layer="layout" svg:width="0.507cm" svg:height="2.539cm" draw:transform="rotate (1.5707963267949) translate (11.303cm 12.822cm)" svg:viewBox="0 0 508 2540" draw:points="0,0 508,0 508,1270 0,1270 0,2540 508,2540">
          <text:p/>
        </draw:polyline>
        <draw:path draw:style-name="gr196" draw:text-style-name="P5" draw:layer="layout" svg:width="7.518cm" svg:height="0.863cm" draw:transform="rotate (-3.14159265358979) translate (13.792cm 13.36cm)" svg:viewBox="0 0 7519 864" svg:d="M7519 864c-3836-51-3734-864-7519-864">
          <text:p/>
        </draw:path>
        <draw:frame draw:style-name="gr58" draw:text-style-name="P66" draw:layer="layout" svg:width="0.751cm" svg:height="0.37cm" svg:x="12.126cm" svg:y="12.939cm">
          <draw:text-box>
            <text:p text:style-name="P57"><text:span text:style-name="T67">setup</text:span></text:p>
          </draw:text-box>
        </draw:frame>
        <draw:polyline draw:style-name="gr53" draw:text-style-name="P5" draw:layer="layout" svg:width="0.507cm" svg:height="5.079cm" draw:transform="rotate (1.5707963267949) translate (8.763cm 13.589cm)" svg:viewBox="0 0 508 5080" draw:points="0,0 508,0 508,2540 0,2540 0,5080 508,5080">
          <text:p/>
        </draw:polyline>
        <draw:frame draw:style-name="gr58" draw:text-style-name="P58" draw:layer="layout" svg:width="0.432cm" svg:height="0.37cm" svg:x="12.395cm" svg:y="11.917cm">
          <draw:text-box>
            <text:p text:style-name="P57"><text:span text:style-name="T24">35</text:span></text:p>
          </draw:text-box>
        </draw:frame>
        <draw:frame draw:style-name="gr58" draw:text-style-name="P58" draw:layer="layout" svg:width="0.432cm" svg:height="0.37cm" svg:x="13.614cm" svg:y="11.917cm">
          <draw:text-box>
            <text:p text:style-name="P57"><text:span text:style-name="T24">40</text:span></text:p>
          </draw:text-box>
        </draw:frame>
        <draw:frame draw:style-name="gr58" draw:text-style-name="P67" draw:layer="layout" svg:width="0.33cm" svg:height="0.37cm" svg:x="3.581cm" svg:y="11.491cm">
          <draw:text-box>
            <text:p text:style-name="P57"><text:span text:style-name="T68">0</text:span></text:p>
          </draw:text-box>
        </draw:frame>
        <draw:frame draw:style-name="gr244" draw:text-style-name="P83" draw:layer="layout" svg:width="0.432cm" svg:height="0.37cm" svg:x="6.07cm" svg:y="11.491cm">
          <draw:text-box>
            <text:p text:style-name="P57"><text:span text:style-name="T78">1</text:span></text:p>
          </draw:text-box>
        </draw:frame>
        <draw:frame draw:style-name="gr58" draw:text-style-name="P67" draw:layer="layout" svg:width="0.432cm" svg:height="0.37cm" svg:x="8.559cm" svg:y="11.491cm">
          <draw:text-box>
            <text:p text:style-name="P57"><text:span text:style-name="T68">2</text:span></text:p>
          </draw:text-box>
        </draw:frame>
        <draw:frame draw:style-name="gr58" draw:text-style-name="P67" draw:layer="layout" svg:width="0.432cm" svg:height="0.37cm" svg:x="11.074cm" svg:y="11.491cm">
          <draw:text-box>
            <text:p text:style-name="P57"><text:span text:style-name="T68">3</text:span></text:p>
          </draw:text-box>
        </draw:frame>
        <draw:frame draw:style-name="gr58" draw:text-style-name="P67" draw:layer="layout" svg:width="0.432cm" svg:height="0.37cm" svg:x="13.665cm" svg:y="11.491cm">
          <draw:text-box>
            <text:p text:style-name="P57"><text:span text:style-name="T68">4</text:span></text:p>
          </draw:text-box>
        </draw:frame>
        <draw:polyline draw:style-name="gr53" draw:text-style-name="P5" draw:layer="layout" svg:width="0.512cm" svg:height="2.031cm" draw:transform="rotate (1.5707963267949) translate (19.431cm 2.672cm)" svg:viewBox="0 0 513 2032" draw:points="5,0 513,0 508,1905 0,1905 0,2032">
          <text:p/>
        </draw:polyline>
        <draw:polyline draw:style-name="gr53" draw:text-style-name="P5" draw:layer="layout" svg:width="0.51cm" svg:height="2.666cm" draw:transform="rotate (1.5707963267949) translate (21.844cm 2.67cm)" svg:viewBox="0 0 511 2667" draw:points="0,0 3,1397 511,1397 511,2667">
          <text:p/>
        </draw:polyline>
        <draw:path draw:style-name="gr242" draw:text-style-name="P5" draw:layer="layout" svg:width="2.386cm" svg:height="0.817cm" draw:transform="rotate (-3.14159265358979) translate (18.084cm 2.438cm)" svg:viewBox="0 0 2387 818" svg:d="M0 818c1219-5 1218-818 2387-818">
          <text:p/>
        </draw:path>
        <draw:frame draw:style-name="gr256" draw:text-style-name="P68" draw:layer="layout" svg:width="1.93cm" svg:height="0.381cm" svg:x="14.757cm" svg:y="0.508cm">
          <draw:text-box>
            <text:p text:style-name="P16"><text:span text:style-name="T18">-start -hold N</text:span></text:p>
          </draw:text-box>
        </draw:frame>
        <draw:frame draw:style-name="gr58" draw:text-style-name="P67" draw:layer="layout" svg:width="0.751cm" svg:height="0.37cm" svg:x="16.408cm" svg:y="2.424cm">
          <draw:text-box>
            <text:p text:style-name="P57"><text:span text:style-name="T68">h1a</text:span></text:p>
          </draw:text-box>
        </draw:frame>
        <draw:polyline draw:style-name="gr53" draw:text-style-name="P5" draw:layer="layout" svg:width="0.507cm" svg:height="1.422cm" draw:transform="rotate (1.5707963267949) translate (21.818cm 1.905cm)" svg:viewBox="0 0 508 1423" draw:points="508,0 508,153 0,153 0,1423 508,1423">
          <text:p/>
        </draw:polyline>
        <draw:frame draw:style-name="gr257" draw:text-style-name="P58" draw:layer="layout" svg:width="0.432cm" svg:height="0.37cm" svg:x="21.437cm" svg:y="1.168cm">
          <draw:text-box>
            <text:p text:style-name="P27"><text:span text:style-name="T24">...</text:span></text:p>
          </draw:text-box>
        </draw:frame>
        <draw:frame draw:style-name="gr257" draw:text-style-name="P58" draw:layer="layout" svg:width="0.432cm" svg:height="0.37cm" svg:x="21.437cm" svg:y="2.438cm">
          <draw:text-box>
            <text:p text:style-name="P27"><text:span text:style-name="T24">...</text:span></text:p>
          </draw:text-box>
        </draw:frame>
        <draw:path draw:style-name="gr167" draw:text-style-name="P5" draw:layer="layout" svg:width="5.409cm" svg:height="0.584cm" draw:transform="rotate (-3.14159265358979) translate (24.942cm 2.413cm)" svg:viewBox="0 0 5410 585" svg:d="M0 585c2717 0 1625-585 5410-585">
          <text:p/>
        </draw:path>
        <draw:path draw:style-name="gr167" draw:text-style-name="P5" draw:layer="layout" svg:width="7.517cm" svg:height="0.817cm" draw:transform="rotate (-3.14159265358979) translate (23.215cm 2.438cm)" svg:viewBox="0 0 7518 818" svg:d="M0 818c1219-5 6349-818 7518-818">
          <text:p/>
        </draw:path>
        <draw:frame draw:style-name="gr58" draw:text-style-name="P58" draw:layer="layout" svg:width="0.432cm" svg:height="0.37cm" svg:x="23.139cm" svg:y="0.95cm">
          <draw:text-box>
            <text:p text:style-name="P57"><text:span text:style-name="T24">N</text:span></text:p>
          </draw:text-box>
        </draw:frame>
        <draw:custom-shape draw:style-name="gr235" draw:text-style-name="P74" draw:layer="layout" svg:width="0.153cm" svg:height="0.584cm" svg:x="19.354cm" svg:y="4.673cm">
          <text:p/>
          <draw:enhanced-geometry svg:viewBox="0 0 21600 21600" draw:type="rectangle" draw:enhanced-path="M 0 0 L 21600 0 21600 21600 0 21600 0 0 Z N"/>
        </draw:custom-shape>
        <draw:custom-shape draw:style-name="gr235" draw:text-style-name="P74" draw:layer="layout" svg:width="0.153cm" svg:height="0.584cm" svg:x="18.08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1cm 4.445cm)" svg:viewBox="0 0 508 2540" draw:points="0,0 508,0 508,1270 0,1270 0,2540 508,2540">
          <text:p/>
        </draw:polyline>
        <draw:polyline draw:style-name="gr53" draw:text-style-name="P5" draw:layer="layout" svg:width="0.507cm" svg:height="2.539cm" draw:transform="rotate (1.5707963267949) translate (18.161cm 4.445cm)" svg:viewBox="0 0 508 2540" draw:points="0,0 508,0 508,1270 0,1270 0,2540 508,2540">
          <text:p/>
        </draw:polyline>
        <draw:polyline draw:style-name="gr53" draw:text-style-name="P81" draw:layer="layout" svg:width="0.507cm" svg:height="0.761cm" draw:transform="rotate (1.5707963267949) translate (20.701cm 4.445cm)" svg:viewBox="0 0 508 762" draw:points="0,0 508,0 508,762">
          <text:p/>
        </draw:polyline>
        <draw:polyline draw:style-name="gr53" draw:text-style-name="P5" draw:layer="layout" svg:width="0.507cm" svg:height="1.269cm" draw:transform="rotate (1.5707963267949) translate (23.241cm 4.445cm)" svg:viewBox="0 0 508 1270" draw:points="0,0 508,0 508,1270 0,1270">
          <text:p/>
        </draw:polyline>
        <draw:polyline draw:style-name="gr53" draw:text-style-name="P5" draw:layer="layout" svg:width="0.512cm" svg:height="3.809cm" draw:transform="rotate (1.5707963267949) translate (15.621cm 5.212cm)" svg:viewBox="0 0 513 3810" draw:points="5,0 513,0 508,1905 0,1905 0,3810 508,3810">
          <text:p/>
        </draw:polyline>
        <draw:frame draw:style-name="gr58" draw:text-style-name="P67" draw:layer="layout" svg:width="0.751cm" svg:height="0.37cm" svg:x="19.975cm" svg:y="3.846cm">
          <draw:text-box>
            <text:p text:style-name="P57"><text:span text:style-name="T68">h1b</text:span></text:p>
          </draw:text-box>
        </draw:frame>
        <draw:frame draw:style-name="gr58" draw:text-style-name="P66" draw:layer="layout" svg:width="0.443cm" svg:height="0.37cm" svg:x="18.784cm" svg:y="3.987cm">
          <draw:text-box>
            <text:p text:style-name="P57"><text:span text:style-name="T67">s1</text:span></text:p>
          </draw:text-box>
        </draw:frame>
        <draw:path draw:style-name="gr196" draw:text-style-name="P5" draw:layer="layout" svg:width="1.091cm" svg:height="0.812cm" draw:transform="rotate (-3.14159265358979) translate (19.329cm 4.953cm)" svg:viewBox="0 0 1092 813" svg:d="M1092 813c-1194 0 153-813-1092-813">
          <text:p/>
        </draw:path>
        <draw:path draw:style-name="gr242" draw:text-style-name="P5" draw:layer="layout" svg:width="1.142cm" svg:height="0.792cm" draw:transform="rotate (-3.14159265358979) translate (20.675cm 4.953cm)" svg:viewBox="0 0 1143 793" svg:d="M0 793c1219-5-26-793 1143-793">
          <text:p/>
        </draw:path>
        <draw:path draw:style-name="gr255" draw:text-style-name="P5" draw:layer="layout" svg:width="4.546cm" svg:height="0.421cm" svg:x="14.884cm" svg:y="5.597cm" svg:viewBox="0 0 4547 422" svg:d="M4547 50c-991 569-3556 432-4547-50">
          <text:p/>
        </draw:path>
        <draw:polyline draw:style-name="gr53" draw:text-style-name="P5" draw:layer="layout" svg:width="0.512cm" svg:height="2.031cm" draw:transform="rotate (1.5707963267949) translate (19.431cm 5.212cm)" svg:viewBox="0 0 513 2032" draw:points="5,0 513,0 508,1905 0,1905 0,2032">
          <text:p/>
        </draw:polyline>
        <draw:polyline draw:style-name="gr53" draw:text-style-name="P5" draw:layer="layout" svg:width="0.51cm" svg:height="2.666cm" draw:transform="rotate (1.5707963267949) translate (21.844cm 5.21cm)" svg:viewBox="0 0 511 2667" draw:points="0,0 3,1397 511,1397 511,2667">
          <text:p/>
        </draw:polyline>
        <draw:path draw:style-name="gr242" draw:text-style-name="P5" draw:layer="layout" svg:width="2.386cm" svg:height="0.817cm" draw:transform="rotate (-3.14159265358979) translate (18.084cm 4.978cm)" svg:viewBox="0 0 2387 818" svg:d="M0 818c1219-5 1218-818 2387-818">
          <text:p/>
        </draw:path>
        <draw:frame draw:style-name="gr256" draw:text-style-name="P68" draw:layer="layout" svg:width="1.93cm" svg:height="0.381cm" svg:x="14.757cm" svg:y="3.048cm">
          <draw:text-box>
            <text:p text:style-name="P16"><text:span text:style-name="T18">-end -hold N</text:span></text:p>
          </draw:text-box>
        </draw:frame>
        <draw:frame draw:style-name="gr58" draw:text-style-name="P67" draw:layer="layout" svg:width="0.751cm" svg:height="0.37cm" svg:x="17.054cm" svg:y="3.821cm">
          <draw:text-box>
            <text:p text:style-name="P57"><text:span text:style-name="T68">h1a</text:span></text:p>
          </draw:text-box>
        </draw:frame>
        <draw:polyline draw:style-name="gr53" draw:text-style-name="P5" draw:layer="layout" svg:width="0.507cm" svg:height="1.422cm" draw:transform="rotate (1.5707963267949) translate (21.818cm 4.445cm)" svg:viewBox="0 0 508 1423" draw:points="508,0 508,153 0,153 0,1423 508,1423">
          <text:p/>
        </draw:polyline>
        <draw:frame draw:style-name="gr257" draw:text-style-name="P58" draw:layer="layout" svg:width="0.432cm" svg:height="0.37cm" svg:x="21.437cm" svg:y="3.708cm">
          <draw:text-box>
            <text:p text:style-name="P27"><text:span text:style-name="T24">...</text:span></text:p>
          </draw:text-box>
        </draw:frame>
        <draw:frame draw:style-name="gr257" draw:text-style-name="P58" draw:layer="layout" svg:width="0.432cm" svg:height="0.37cm" svg:x="21.437cm" svg:y="4.978cm">
          <draw:text-box>
            <text:p text:style-name="P27"><text:span text:style-name="T24">...</text:span></text:p>
          </draw:text-box>
        </draw:frame>
        <draw:path draw:style-name="gr167" draw:text-style-name="P5" draw:layer="layout" svg:width="5.79cm" svg:height="0.788cm" draw:transform="rotate (-3.14159265358979) translate (20.675cm 4.953cm)" svg:viewBox="0 0 5791 789" svg:d="M0 789c2717 0 2514-789 5791-789">
          <text:p/>
        </draw:path>
        <draw:path draw:style-name="gr167" draw:text-style-name="P5" draw:layer="layout" svg:width="3.834cm" svg:height="0.792cm" draw:transform="rotate (-3.14159265358979) translate (18.033cm 4.953cm)" svg:viewBox="0 0 3835 793" svg:d="M0 793c2565-56 2539-589 3835-793">
          <text:p/>
        </draw:path>
        <draw:frame draw:style-name="gr58" draw:text-style-name="P58" draw:layer="layout" svg:width="0.432cm" svg:height="0.37cm" svg:x="19.329cm" svg:y="5.283cm">
          <draw:text-box>
            <text:p text:style-name="P57"><text:span text:style-name="T24">1</text:span></text:p>
          </draw:text-box>
        </draw:frame>
        <draw:frame draw:style-name="gr250" draw:text-style-name="P68" draw:layer="layout" svg:width="3.911cm" svg:height="0.381cm" svg:x="0.889cm" svg:y="8.102cm">
          <draw:text-box>
            <text:p text:style-name="P19"><text:span text:style-name="T18">set_multicycle_path -hold 1 </text:span></text:p>
          </draw:text-box>
        </draw:frame>
        <draw:frame draw:style-name="gr250" draw:text-style-name="P68" draw:layer="layout" svg:width="3.911cm" svg:height="0.381cm" svg:x="0.889cm" svg:y="14.948cm">
          <draw:text-box>
            <text:p text:style-name="P19"><text:span text:style-name="T18">set_multicycle_path -setup 2 </text:span></text:p>
          </draw:text-box>
        </draw:frame>
        <draw:frame draw:style-name="gr58" draw:text-style-name="P58" draw:layer="layout" svg:width="0.432cm" svg:height="0.37cm" svg:x="20.548cm" svg:y="0.95cm">
          <draw:text-box>
            <text:p text:style-name="P57"><text:span text:style-name="T24">2</text:span></text:p>
          </draw:text-box>
        </draw:frame>
        <draw:frame draw:style-name="gr58" draw:text-style-name="P58" draw:layer="layout" svg:width="0.432cm" svg:height="0.37cm" svg:x="17.957cm" svg:y="0.95cm">
          <draw:text-box>
            <text:p text:style-name="P57"><text:span text:style-name="T24">1</text:span></text:p>
          </draw:text-box>
        </draw:frame>
        <draw:frame draw:style-name="gr58" draw:text-style-name="P58" draw:layer="layout" svg:width="0.432cm" svg:height="0.37cm" svg:x="15.494cm" svg:y="0.95cm">
          <draw:text-box>
            <text:p text:style-name="P57"><text:span text:style-name="T24">0</text:span></text:p>
          </draw:text-box>
        </draw:frame>
        <draw:frame draw:style-name="gr58" draw:text-style-name="P58" draw:layer="layout" svg:width="0.432cm" svg:height="0.37cm" svg:x="15.468cm" svg:y="5.283cm">
          <draw:text-box>
            <text:p text:style-name="P57"><text:span text:style-name="T24">2</text:span></text:p>
          </draw:text-box>
        </draw:frame>
        <draw:frame draw:style-name="gr58" draw:text-style-name="P58" draw:layer="layout" svg:width="0.432cm" svg:height="0.37cm" svg:x="14.63cm" svg:y="5.283cm">
          <draw:text-box>
            <text:p text:style-name="P57"><text:span text:style-name="T24">N</text:span></text:p>
          </draw:text-box>
        </draw:frame>
        <draw:custom-shape draw:style-name="gr235" draw:text-style-name="P74" draw:layer="layout" svg:width="0.153cm" svg:height="0.584cm" svg:x="7.924cm" svg:y="2.133cm">
          <text:p/>
          <draw:enhanced-geometry svg:viewBox="0 0 21600 21600" draw:type="rectangle" draw:enhanced-path="M 0 0 L 21600 0 21600 21600 0 21600 0 0 Z N"/>
        </draw:custom-shape>
        <draw:custom-shape draw:style-name="gr235" draw:text-style-name="P74" draw:layer="layout" svg:width="0.153cm" svg:height="0.584cm" svg:x="6.65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1.905cm)" svg:viewBox="0 0 508 2540" draw:points="0,0 508,0 508,1270 0,1270 0,2540 508,2540">
          <text:p/>
        </draw:polyline>
        <draw:polyline draw:style-name="gr53" draw:text-style-name="P5" draw:layer="layout" svg:width="0.507cm" svg:height="2.539cm" draw:transform="rotate (1.5707963267949) translate (6.731cm 1.905cm)" svg:viewBox="0 0 508 2540" draw:points="0,0 508,0 508,1270 0,1270 0,2540 508,2540">
          <text:p/>
        </draw:polyline>
        <draw:polyline draw:style-name="gr53" draw:text-style-name="P81" draw:layer="layout" svg:width="0.507cm" svg:height="0.761cm" draw:transform="rotate (1.5707963267949) translate (9.271cm 1.905cm)" svg:viewBox="0 0 508 762" draw:points="0,0 508,0 508,762">
          <text:p/>
        </draw:polyline>
        <draw:polyline draw:style-name="gr53" draw:text-style-name="P5" draw:layer="layout" svg:width="0.507cm" svg:height="1.269cm" draw:transform="rotate (1.5707963267949) translate (11.811cm 1.905cm)" svg:viewBox="0 0 508 1270" draw:points="0,0 508,0 508,1270 0,1270">
          <text:p/>
        </draw:polyline>
        <draw:polyline draw:style-name="gr53" draw:text-style-name="P5" draw:layer="layout" svg:width="0.512cm" svg:height="3.809cm" draw:transform="rotate (1.5707963267949) translate (4.191cm 2.672cm)" svg:viewBox="0 0 513 3810" draw:points="5,0 513,0 508,1905 0,1905 0,3810 508,3810">
          <text:p/>
        </draw:polyline>
        <draw:frame draw:style-name="gr58" draw:text-style-name="P66" draw:layer="layout" svg:width="0.443cm" svg:height="0.37cm" svg:x="7.354cm" svg:y="1.447cm">
          <draw:text-box>
            <text:p text:style-name="P57"><text:span text:style-name="T67">s1</text:span></text:p>
          </draw:text-box>
        </draw:frame>
        <draw:path draw:style-name="gr243" draw:text-style-name="P5" draw:layer="layout" svg:width="1.091cm" svg:height="0.812cm" draw:transform="rotate (-3.14159265358979) translate (7.899cm 2.413cm)" svg:viewBox="0 0 1092 813" svg:d="M1092 813c-1194 0 153-813-1092-813">
          <text:p/>
        </draw:path>
        <draw:path draw:style-name="gr255" draw:text-style-name="P5" draw:layer="layout" svg:width="3.326cm" svg:height="0.177cm" draw:transform="rotate (-3.14159265358979) translate (6.578cm 0.989999999999994cm)" svg:viewBox="0 0 3327 178" svg:d="M0 50c1702 153 1346 204 3327-50">
          <text:p/>
        </draw:path>
        <draw:polyline draw:style-name="gr53" draw:text-style-name="P5" draw:layer="layout" svg:width="0.512cm" svg:height="2.031cm" draw:transform="rotate (1.5707963267949) translate (8.001cm 2.672cm)" svg:viewBox="0 0 513 2032" draw:points="5,0 513,0 508,1905 0,1905 0,2032">
          <text:p/>
        </draw:polyline>
        <draw:polyline draw:style-name="gr53" draw:text-style-name="P5" draw:layer="layout" svg:width="0.51cm" svg:height="2.666cm" draw:transform="rotate (1.5707963267949) translate (10.414cm 2.67cm)" svg:viewBox="0 0 511 2667" draw:points="0,0 3,1397 511,1397 511,2667">
          <text:p/>
        </draw:polyline>
        <draw:frame draw:style-name="gr256" draw:text-style-name="P68" draw:layer="layout" svg:width="1.93cm" svg:height="0.381cm" svg:x="3.327cm" svg:y="0.508cm">
          <draw:text-box>
            <text:p text:style-name="P16"><text:span text:style-name="T18">-start -setup N</text:span></text:p>
          </draw:text-box>
        </draw:frame>
        <draw:polyline draw:style-name="gr53" draw:text-style-name="P5" draw:layer="layout" svg:width="0.507cm" svg:height="1.422cm" draw:transform="rotate (1.5707963267949) translate (10.388cm 1.905cm)" svg:viewBox="0 0 508 1423" draw:points="508,0 508,153 0,153 0,1423 508,1423">
          <text:p/>
        </draw:polyline>
        <draw:frame draw:style-name="gr257" draw:text-style-name="P58" draw:layer="layout" svg:width="0.432cm" svg:height="0.37cm" svg:x="10.007cm" svg:y="1.168cm">
          <draw:text-box>
            <text:p text:style-name="P27"><text:span text:style-name="T24">...</text:span></text:p>
          </draw:text-box>
        </draw:frame>
        <draw:frame draw:style-name="gr257" draw:text-style-name="P58" draw:layer="layout" svg:width="0.432cm" svg:height="0.37cm" svg:x="10.007cm" svg:y="2.438cm">
          <draw:text-box>
            <text:p text:style-name="P27"><text:span text:style-name="T24">...</text:span></text:p>
          </draw:text-box>
        </draw:frame>
        <draw:frame draw:style-name="gr58" draw:text-style-name="P58" draw:layer="layout" svg:width="0.432cm" svg:height="0.37cm" svg:x="2.946cm" svg:y="0.95cm">
          <draw:text-box>
            <text:p text:style-name="P57"><text:span text:style-name="T24">N</text:span></text:p>
          </draw:text-box>
        </draw:frame>
        <draw:custom-shape draw:style-name="gr235" draw:text-style-name="P74" draw:layer="layout" svg:width="0.153cm" svg:height="0.584cm" svg:x="7.924cm" svg:y="4.673cm">
          <text:p/>
          <draw:enhanced-geometry svg:viewBox="0 0 21600 21600" draw:type="rectangle" draw:enhanced-path="M 0 0 L 21600 0 21600 21600 0 21600 0 0 Z N"/>
        </draw:custom-shape>
        <draw:custom-shape draw:style-name="gr235" draw:text-style-name="P74" draw:layer="layout" svg:width="0.153cm" svg:height="0.584cm" svg:x="6.65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4.445cm)" svg:viewBox="0 0 508 2540" draw:points="0,0 508,0 508,1270 0,1270 0,2540 508,2540">
          <text:p/>
        </draw:polyline>
        <draw:polyline draw:style-name="gr53" draw:text-style-name="P5" draw:layer="layout" svg:width="0.507cm" svg:height="2.539cm" draw:transform="rotate (1.5707963267949) translate (6.731cm 4.445cm)" svg:viewBox="0 0 508 2540" draw:points="0,0 508,0 508,1270 0,1270 0,2540 508,2540">
          <text:p/>
        </draw:polyline>
        <draw:polyline draw:style-name="gr53" draw:text-style-name="P81" draw:layer="layout" svg:width="0.507cm" svg:height="0.761cm" draw:transform="rotate (1.5707963267949) translate (9.271cm 4.445cm)" svg:viewBox="0 0 508 762" draw:points="0,0 508,0 508,762">
          <text:p/>
        </draw:polyline>
        <draw:polyline draw:style-name="gr53" draw:text-style-name="P5" draw:layer="layout" svg:width="0.507cm" svg:height="1.269cm" draw:transform="rotate (1.5707963267949) translate (11.811cm 4.445cm)" svg:viewBox="0 0 508 1270" draw:points="0,0 508,0 508,1270 0,1270">
          <text:p/>
        </draw:polyline>
        <draw:polyline draw:style-name="gr53" draw:text-style-name="P5" draw:layer="layout" svg:width="0.512cm" svg:height="3.809cm" draw:transform="rotate (1.5707963267949) translate (4.191cm 5.212cm)" svg:viewBox="0 0 513 3810" draw:points="5,0 513,0 508,1905 0,1905 0,3810 508,3810">
          <text:p/>
        </draw:polyline>
        <draw:frame draw:style-name="gr58" draw:text-style-name="P66" draw:layer="layout" svg:width="0.443cm" svg:height="0.37cm" svg:x="7.442cm" svg:y="4.202cm">
          <draw:text-box>
            <text:p text:style-name="P57"><text:span text:style-name="T67">s1</text:span></text:p>
          </draw:text-box>
        </draw:frame>
        <draw:path draw:style-name="gr196" draw:text-style-name="P5" draw:layer="layout" svg:width="4.952cm" svg:height="0.812cm" draw:transform="rotate (-3.14159265358979) translate (11.76cm 4.953cm)" svg:viewBox="0 0 4953 813" svg:d="M4953 813c-1194 0-3708-813-4953-813">
          <text:p/>
        </draw:path>
        <draw:path draw:style-name="gr255" draw:text-style-name="P5" draw:layer="layout" svg:width="3.555cm" svg:height="0.333cm" svg:x="8.128cm" svg:y="5.562cm" svg:viewBox="0 0 3556 334" svg:d="M0 0c1549 406 2159 474 3556 26">
          <text:p/>
        </draw:path>
        <draw:polyline draw:style-name="gr53" draw:text-style-name="P5" draw:layer="layout" svg:width="0.512cm" svg:height="2.031cm" draw:transform="rotate (1.5707963267949) translate (8.001cm 5.212cm)" svg:viewBox="0 0 513 2032" draw:points="5,0 513,0 508,1905 0,1905 0,2032">
          <text:p/>
        </draw:polyline>
        <draw:polyline draw:style-name="gr53" draw:text-style-name="P5" draw:layer="layout" svg:width="0.51cm" svg:height="2.666cm" draw:transform="rotate (1.5707963267949) translate (10.414cm 5.21cm)" svg:viewBox="0 0 511 2667" draw:points="0,0 3,1397 511,1397 511,2667">
          <text:p/>
        </draw:polyline>
        <draw:frame draw:style-name="gr256" draw:text-style-name="P68" draw:layer="layout" svg:width="1.93cm" svg:height="0.381cm" svg:x="3.327cm" svg:y="3.048cm">
          <draw:text-box>
            <text:p text:style-name="P16"><text:span text:style-name="T18">-end -setup N</text:span></text:p>
          </draw:text-box>
        </draw:frame>
        <draw:polyline draw:style-name="gr53" draw:text-style-name="P5" draw:layer="layout" svg:width="0.507cm" svg:height="1.422cm" draw:transform="rotate (1.5707963267949) translate (10.388cm 4.445cm)" svg:viewBox="0 0 508 1423" draw:points="508,0 508,153 0,153 0,1423 508,1423">
          <text:p/>
        </draw:polyline>
        <draw:frame draw:style-name="gr257" draw:text-style-name="P58" draw:layer="layout" svg:width="0.432cm" svg:height="0.37cm" svg:x="10.007cm" svg:y="3.708cm">
          <draw:text-box>
            <text:p text:style-name="P27"><text:span text:style-name="T24">...</text:span></text:p>
          </draw:text-box>
        </draw:frame>
        <draw:frame draw:style-name="gr257" draw:text-style-name="P58" draw:layer="layout" svg:width="0.432cm" svg:height="0.37cm" svg:x="10.007cm" svg:y="4.978cm">
          <draw:text-box>
            <text:p text:style-name="P27"><text:span text:style-name="T24">...</text:span></text:p>
          </draw:text-box>
        </draw:frame>
        <draw:frame draw:style-name="gr58" draw:text-style-name="P58" draw:layer="layout" svg:width="0.432cm" svg:height="0.37cm" svg:x="7.899cm" svg:y="5.283cm">
          <draw:text-box>
            <text:p text:style-name="P57"><text:span text:style-name="T24">1</text:span></text:p>
          </draw:text-box>
        </draw:frame>
        <draw:frame draw:style-name="gr58" draw:text-style-name="P58" draw:layer="layout" svg:width="0.432cm" svg:height="0.37cm" svg:x="9.118cm" svg:y="0.95cm">
          <draw:text-box>
            <text:p text:style-name="P57"><text:span text:style-name="T24">0</text:span></text:p>
          </draw:text-box>
        </draw:frame>
        <draw:frame draw:style-name="gr58" draw:text-style-name="P58" draw:layer="layout" svg:width="0.432cm" svg:height="0.37cm" svg:x="6.527cm" svg:y="0.95cm">
          <draw:text-box>
            <text:p text:style-name="P57"><text:span text:style-name="T24">1</text:span></text:p>
          </draw:text-box>
        </draw:frame>
        <draw:frame draw:style-name="gr58" draw:text-style-name="P58" draw:layer="layout" svg:width="0.432cm" svg:height="0.37cm" svg:x="4.064cm" svg:y="0.95cm">
          <draw:text-box>
            <text:p text:style-name="P57"><text:span text:style-name="T24">2</text:span></text:p>
          </draw:text-box>
        </draw:frame>
        <draw:frame draw:style-name="gr58" draw:text-style-name="P58" draw:layer="layout" svg:width="0.432cm" svg:height="0.37cm" svg:x="4.038cm" svg:y="5.283cm">
          <draw:text-box>
            <text:p text:style-name="P57"><text:span text:style-name="T24">0</text:span></text:p>
          </draw:text-box>
        </draw:frame>
        <draw:frame draw:style-name="gr58" draw:text-style-name="P58" draw:layer="layout" svg:width="0.432cm" svg:height="0.37cm" svg:x="11.683cm" svg:y="5.283cm">
          <draw:text-box>
            <text:p text:style-name="P57"><text:span text:style-name="T24">N</text:span></text:p>
          </draw:text-box>
        </draw:frame>
        <draw:path draw:style-name="gr196" draw:text-style-name="P5" draw:layer="layout" svg:width="4.673cm" svg:height="0.812cm" draw:transform="rotate (-3.14159265358979) translate (7.899cm 2.413cm)" svg:viewBox="0 0 4674 813" svg:d="M4674 813c-1194 0-3429-813-4674-813">
          <text:p/>
        </draw:path>
        <draw:path draw:style-name="gr243" draw:text-style-name="P5" draw:layer="layout" svg:width="1.091cm" svg:height="0.812cm" draw:transform="rotate (-3.14159265358979) translate (7.899cm 4.953cm)" svg:viewBox="0 0 1092 813" svg:d="M1092 813c-1194 0 153-813-1092-813">
          <text:p/>
        </draw:path>
        <draw:custom-shape draw:style-name="gr235" draw:text-style-name="P74" draw:layer="layout" svg:width="0.153cm" svg:height="0.584cm" svg:x="22.148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2.822cm)" svg:viewBox="0 0 508 2540" draw:points="0,0 508,0 508,1270 0,1270 0,2540 508,2540">
          <text:p/>
        </draw:polyline>
        <draw:polyline draw:style-name="gr53" draw:text-style-name="P5" draw:layer="layout" svg:width="0.507cm" svg:height="6.349cm" draw:transform="rotate (1.5707963267949) translate (15.875cm 13.589cm)" svg:viewBox="0 0 508 6350" draw:points="0,0 508,0 508,3200 0,3200 0,6350 508,6350">
          <text:p/>
        </draw:polyline>
        <draw:polyline draw:style-name="gr53" draw:text-style-name="P5" draw:layer="layout" svg:width="0.507cm" svg:height="2.539cm" draw:transform="rotate (1.5707963267949) translate (18.415cm 12.822cm)" svg:viewBox="0 0 508 2540" draw:points="0,0 508,0 508,1270 0,1270 0,2540 508,2540">
          <text:p/>
        </draw:polyline>
        <draw:polyline draw:style-name="gr53" draw:text-style-name="P5" draw:layer="layout" svg:width="0.507cm" svg:height="2.539cm" draw:transform="rotate (1.5707963267949) translate (20.955cm 12.822cm)" svg:viewBox="0 0 508 2540" draw:points="0,0 508,0 508,1270 0,1270 0,2540 508,2540">
          <text:p/>
        </draw:polyline>
        <draw:frame draw:style-name="gr58" draw:text-style-name="P58" draw:layer="layout" svg:width="0.33cm" svg:height="0.37cm" svg:x="15.773cm" svg:y="11.917cm">
          <draw:text-box>
            <text:p text:style-name="P57"><text:span text:style-name="T24">0</text:span></text:p>
          </draw:text-box>
        </draw:frame>
        <draw:frame draw:style-name="gr58" draw:text-style-name="P58" draw:layer="layout" svg:width="0.33cm" svg:height="0.37cm" svg:x="16.992cm" svg:y="11.917cm">
          <draw:text-box>
            <text:p text:style-name="P57"><text:span text:style-name="T24">5</text:span></text:p>
          </draw:text-box>
        </draw:frame>
        <draw:frame draw:style-name="gr58" draw:text-style-name="P58" draw:layer="layout" svg:width="0.432cm" svg:height="0.37cm" svg:x="18.262cm" svg:y="11.917cm">
          <draw:text-box>
            <text:p text:style-name="P57"><text:span text:style-name="T24">10</text:span></text:p>
          </draw:text-box>
        </draw:frame>
        <draw:frame draw:style-name="gr58" draw:text-style-name="P58" draw:layer="layout" svg:width="0.432cm" svg:height="0.37cm" svg:x="19.481cm" svg:y="11.917cm">
          <draw:text-box>
            <text:p text:style-name="P57"><text:span text:style-name="T24">15</text:span></text:p>
          </draw:text-box>
        </draw:frame>
        <draw:frame draw:style-name="gr58" draw:text-style-name="P58" draw:layer="layout" svg:width="0.432cm" svg:height="0.37cm" svg:x="20.751cm" svg:y="11.917cm">
          <draw:text-box>
            <text:p text:style-name="P57"><text:span text:style-name="T24">20</text:span></text:p>
          </draw:text-box>
        </draw:frame>
        <draw:frame draw:style-name="gr58" draw:text-style-name="P58" draw:layer="layout" svg:width="0.432cm" svg:height="0.37cm" svg:x="22.021cm" svg:y="11.917cm">
          <draw:text-box>
            <text:p text:style-name="P57"><text:span text:style-name="T24">25</text:span></text:p>
          </draw:text-box>
        </draw:frame>
        <draw:frame draw:style-name="gr58" draw:text-style-name="P58" draw:layer="layout" svg:width="0.432cm" svg:height="0.37cm" svg:x="23.266cm" svg:y="11.917cm">
          <draw:text-box>
            <text:p text:style-name="P57"><text:span text:style-name="T24">30</text:span></text:p>
          </draw:text-box>
        </draw:frame>
        <draw:polyline draw:style-name="gr53" draw:text-style-name="P5" draw:layer="layout" svg:width="0.507cm" svg:height="2.539cm" draw:transform="rotate (1.5707963267949) translate (23.495cm 12.822cm)" svg:viewBox="0 0 508 2540" draw:points="0,0 508,0 508,1270 0,1270 0,2540 508,2540">
          <text:p/>
        </draw:polyline>
        <draw:path draw:style-name="gr196" draw:text-style-name="P5" draw:layer="layout" svg:width="1.091cm" svg:height="0.837cm" draw:transform="rotate (-3.14159265358979) translate (22.123cm 13.36cm)" svg:viewBox="0 0 1092 838" svg:d="M1092 838c-990-25-25-813-1092-838">
          <text:p/>
        </draw:path>
        <draw:frame draw:style-name="gr58" draw:text-style-name="P58" draw:layer="layout" svg:width="0.432cm" svg:height="0.37cm" svg:x="24.587cm" svg:y="11.917cm">
          <draw:text-box>
            <text:p text:style-name="P57"><text:span text:style-name="T24">35</text:span></text:p>
          </draw:text-box>
        </draw:frame>
        <draw:frame draw:style-name="gr58" draw:text-style-name="P58" draw:layer="layout" svg:width="0.432cm" svg:height="0.37cm" svg:x="25.806cm" svg:y="11.917cm">
          <draw:text-box>
            <text:p text:style-name="P57"><text:span text:style-name="T24">40</text:span></text:p>
          </draw:text-box>
        </draw:frame>
        <draw:frame draw:style-name="gr58" draw:text-style-name="P67" draw:layer="layout" svg:width="0.33cm" svg:height="0.37cm" svg:x="15.773cm" svg:y="11.491cm">
          <draw:text-box>
            <text:p text:style-name="P57"><text:span text:style-name="T68">3</text:span></text:p>
          </draw:text-box>
        </draw:frame>
        <draw:frame draw:style-name="gr258" draw:text-style-name="P84" draw:layer="layout" svg:width="0.432cm" svg:height="0.37cm" svg:x="18.262cm" svg:y="11.491cm">
          <draw:text-box>
            <text:p text:style-name="P57"><text:span text:style-name="T79">2</text:span></text:p>
          </draw:text-box>
        </draw:frame>
        <draw:frame draw:style-name="gr58" draw:text-style-name="P67" draw:layer="layout" svg:width="0.432cm" svg:height="0.37cm" svg:x="20.751cm" svg:y="11.491cm">
          <draw:text-box>
            <text:p text:style-name="P57"><text:span text:style-name="T68">1</text:span></text:p>
          </draw:text-box>
        </draw:frame>
        <draw:frame draw:style-name="gr58" draw:text-style-name="P67" draw:layer="layout" svg:width="0.432cm" svg:height="0.37cm" svg:x="23.266cm" svg:y="11.491cm">
          <draw:text-box>
            <text:p text:style-name="P57"><text:span text:style-name="T68">0</text:span></text:p>
          </draw:text-box>
        </draw:frame>
        <draw:frame draw:style-name="gr58" draw:text-style-name="P67" draw:layer="layout" svg:width="0.432cm" svg:height="0.37cm" svg:x="25.857cm" svg:y="11.491cm">
          <draw:text-box>
            <text:p text:style-name="P57"><text:span text:style-name="T68">-1</text:span></text:p>
          </draw:text-box>
        </draw:frame>
        <draw:polyline draw:style-name="gr53" draw:text-style-name="P5" draw:layer="layout" svg:width="0.507cm" svg:height="6.349cm" draw:transform="rotate (1.5707963267949) translate (22.225cm 13.589cm)" svg:viewBox="0 0 508 6350" draw:points="0,0 508,0 508,3200 0,3200 0,6350 508,6350">
          <text:p/>
        </draw:polyline>
        <draw:polyline draw:style-name="gr53" draw:text-style-name="P5" draw:layer="layout" svg:width="0.507cm" svg:height="2.539cm" draw:transform="rotate (1.5707963267949) translate (26.035cm 12.822cm)" svg:viewBox="0 0 508 2540" draw:points="0,0 508,0 508,1270 0,1270 0,2540 508,2540">
          <text:p/>
        </draw:polyline>
        <draw:frame draw:style-name="gr58" draw:text-style-name="P58" draw:layer="layout" svg:width="0.432cm" svg:height="0.37cm" svg:x="27.101cm" svg:y="11.917cm">
          <draw:text-box>
            <text:p text:style-name="P57"><text:span text:style-name="T24">45</text:span></text:p>
          </draw:text-box>
        </draw:frame>
        <draw:frame draw:style-name="gr58" draw:text-style-name="P58" draw:layer="layout" svg:width="0.432cm" svg:height="0.37cm" svg:x="28.32cm" svg:y="11.917cm">
          <draw:text-box>
            <text:p text:style-name="P57"><text:span text:style-name="T24">50</text:span></text:p>
          </draw:text-box>
        </draw:frame>
        <draw:frame draw:style-name="gr256" draw:text-style-name="P68" draw:layer="layout" svg:width="4.42cm" svg:height="0.381cm" svg:x="15.773cm" svg:y="10.998cm">
          <draw:text-box>
            <text:p text:style-name="P16"><text:span text:style-name="T18">set_multicycle_path </text:span><text:span text:style-name="T76">-start</text:span><text:span text:style-name="T18"> -setup 1</text:span></text:p>
          </draw:text-box>
        </draw:frame>
        <draw:line draw:style-name="gr169" draw:text-style-name="P5" draw:layer="layout" svg:x1="20.853cm" svg:y1="11.149cm" svg:x2="20.853cm" svg:y2="11.48cm">
          <text:p/>
        </draw:line>
        <draw:frame draw:style-name="gr170" draw:text-style-name="P68" draw:layer="layout" svg:width="3.353cm" svg:height="0.637cm" svg:x="19.17cm" svg:y="10.515cm">
          <draw:text-box>
            <text:p text:style-name="P16"><text:span text:style-name="T18">Default setup edge determines the edge No. 1.</text:span></text:p>
          </draw:text-box>
        </draw:frame>
        <draw:custom-shape draw:style-name="gr235" draw:text-style-name="P74" draw:layer="layout" svg:width="0.153cm" svg:height="0.584cm" svg:x="18.338cm" svg:y="14.808cm">
          <text:p/>
          <draw:enhanced-geometry svg:viewBox="0 0 21600 21600" draw:type="rectangle" draw:enhanced-path="M 0 0 L 21600 0 21600 21600 0 21600 0 0 Z N"/>
        </draw:custom-shape>
        <draw:custom-shape draw:style-name="gr235" draw:text-style-name="P74" draw:layer="layout" svg:width="0.153cm" svg:height="0.584cm" svg:x="22.148cm" svg:y="15.59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5.362cm)" svg:viewBox="0 0 508 2540" draw:points="0,0 508,0 508,1270 0,1270 0,2540 508,2540">
          <text:p/>
        </draw:polyline>
        <draw:polyline draw:style-name="gr53" draw:text-style-name="P5" draw:layer="layout" svg:width="0.507cm" svg:height="6.349cm" draw:transform="rotate (1.5707963267949) translate (15.875cm 16.129cm)" svg:viewBox="0 0 508 6350" draw:points="0,0 508,0 508,3200 0,3200 0,6350 508,6350">
          <text:p/>
        </draw:polyline>
        <draw:polyline draw:style-name="gr53" draw:text-style-name="P5" draw:layer="layout" svg:width="0.507cm" svg:height="2.539cm" draw:transform="rotate (1.5707963267949) translate (18.415cm 15.362cm)" svg:viewBox="0 0 508 2540" draw:points="0,0 508,0 508,1270 0,1270 0,2540 508,2540">
          <text:p/>
        </draw:polyline>
        <draw:polyline draw:style-name="gr53" draw:text-style-name="P5" draw:layer="layout" svg:width="0.507cm" svg:height="2.539cm" draw:transform="rotate (1.5707963267949) translate (20.955cm 15.362cm)" svg:viewBox="0 0 508 2540" draw:points="0,0 508,0 508,1270 0,1270 0,2540 508,2540">
          <text:p/>
        </draw:polyline>
        <draw:frame draw:style-name="gr58" draw:text-style-name="P58" draw:layer="layout" svg:width="0.33cm" svg:height="0.37cm" svg:x="15.773cm" svg:y="14.457cm">
          <draw:text-box>
            <text:p text:style-name="P57"><text:span text:style-name="T24">0</text:span></text:p>
          </draw:text-box>
        </draw:frame>
        <draw:frame draw:style-name="gr58" draw:text-style-name="P58" draw:layer="layout" svg:width="0.33cm" svg:height="0.37cm" svg:x="16.992cm" svg:y="14.457cm">
          <draw:text-box>
            <text:p text:style-name="P57"><text:span text:style-name="T24">5</text:span></text:p>
          </draw:text-box>
        </draw:frame>
        <draw:frame draw:style-name="gr58" draw:text-style-name="P58" draw:layer="layout" svg:width="0.432cm" svg:height="0.37cm" svg:x="18.262cm" svg:y="14.457cm">
          <draw:text-box>
            <text:p text:style-name="P57"><text:span text:style-name="T24">10</text:span></text:p>
          </draw:text-box>
        </draw:frame>
        <draw:frame draw:style-name="gr58" draw:text-style-name="P58" draw:layer="layout" svg:width="0.432cm" svg:height="0.37cm" svg:x="19.481cm" svg:y="14.457cm">
          <draw:text-box>
            <text:p text:style-name="P57"><text:span text:style-name="T24">15</text:span></text:p>
          </draw:text-box>
        </draw:frame>
        <draw:frame draw:style-name="gr58" draw:text-style-name="P58" draw:layer="layout" svg:width="0.432cm" svg:height="0.37cm" svg:x="20.751cm" svg:y="14.457cm">
          <draw:text-box>
            <text:p text:style-name="P57"><text:span text:style-name="T24">20</text:span></text:p>
          </draw:text-box>
        </draw:frame>
        <draw:frame draw:style-name="gr58" draw:text-style-name="P58" draw:layer="layout" svg:width="0.432cm" svg:height="0.37cm" svg:x="22.021cm" svg:y="14.457cm">
          <draw:text-box>
            <text:p text:style-name="P57"><text:span text:style-name="T24">25</text:span></text:p>
          </draw:text-box>
        </draw:frame>
        <draw:frame draw:style-name="gr58" draw:text-style-name="P58" draw:layer="layout" svg:width="0.432cm" svg:height="0.37cm" svg:x="23.266cm" svg:y="14.457cm">
          <draw:text-box>
            <text:p text:style-name="P57"><text:span text:style-name="T24">30</text:span></text:p>
          </draw:text-box>
        </draw:frame>
        <draw:polyline draw:style-name="gr53" draw:text-style-name="P5" draw:layer="layout" svg:width="0.507cm" svg:height="2.539cm" draw:transform="rotate (1.5707963267949) translate (23.495cm 15.362cm)" svg:viewBox="0 0 508 2540" draw:points="0,0 508,0 508,1270 0,1270 0,2540 508,2540">
          <text:p/>
        </draw:polyline>
        <draw:path draw:style-name="gr196" draw:text-style-name="P5" draw:layer="layout" svg:width="3.606cm" svg:height="0.812cm" draw:transform="rotate (-3.14159265358979) translate (22.123cm 15.9cm)" svg:viewBox="0 0 3607 813" svg:d="M3607 813c-1550-26-2007-788-3607-813">
          <text:p/>
        </draw:path>
        <draw:frame draw:style-name="gr58" draw:text-style-name="P58" draw:layer="layout" svg:width="0.432cm" svg:height="0.37cm" svg:x="24.587cm" svg:y="14.457cm">
          <draw:text-box>
            <text:p text:style-name="P57"><text:span text:style-name="T24">35</text:span></text:p>
          </draw:text-box>
        </draw:frame>
        <draw:frame draw:style-name="gr58" draw:text-style-name="P58" draw:layer="layout" svg:width="0.432cm" svg:height="0.37cm" svg:x="25.806cm" svg:y="14.457cm">
          <draw:text-box>
            <text:p text:style-name="P57"><text:span text:style-name="T24">40</text:span></text:p>
          </draw:text-box>
        </draw:frame>
        <draw:polyline draw:style-name="gr53" draw:text-style-name="P5" draw:layer="layout" svg:width="0.507cm" svg:height="6.349cm" draw:transform="rotate (1.5707963267949) translate (22.225cm 16.129cm)" svg:viewBox="0 0 508 6350" draw:points="0,0 508,0 508,3200 0,3200 0,6350 508,6350">
          <text:p/>
        </draw:polyline>
        <draw:polyline draw:style-name="gr53" draw:text-style-name="P5" draw:layer="layout" svg:width="0.507cm" svg:height="2.539cm" draw:transform="rotate (1.5707963267949) translate (26.035cm 15.362cm)" svg:viewBox="0 0 508 2540" draw:points="0,0 508,0 508,1270 0,1270 0,2540 508,2540">
          <text:p/>
        </draw:polyline>
        <draw:frame draw:style-name="gr58" draw:text-style-name="P58" draw:layer="layout" svg:width="0.432cm" svg:height="0.37cm" svg:x="27.101cm" svg:y="14.457cm">
          <draw:text-box>
            <text:p text:style-name="P57"><text:span text:style-name="T24">45</text:span></text:p>
          </draw:text-box>
        </draw:frame>
        <draw:frame draw:style-name="gr58" draw:text-style-name="P58" draw:layer="layout" svg:width="0.432cm" svg:height="0.37cm" svg:x="28.32cm" svg:y="14.457cm">
          <draw:text-box>
            <text:p text:style-name="P57"><text:span text:style-name="T24">50</text:span></text:p>
          </draw:text-box>
        </draw:frame>
        <draw:frame draw:style-name="gr256" draw:text-style-name="P68" draw:layer="layout" svg:width="4.42cm" svg:height="0.381cm" svg:x="15.773cm" svg:y="13.97cm">
          <draw:text-box>
            <text:p text:style-name="P16"><text:span text:style-name="T18">set_multicycle_path </text:span><text:span text:style-name="T76">-start</text:span><text:span text:style-name="T18"> -setup 2</text:span></text:p>
          </draw:text-box>
        </draw:frame>
        <draw:custom-shape draw:style-name="gr235" draw:text-style-name="P74" draw:layer="layout" svg:width="0.153cm" svg:height="0.584cm" svg:x="15.798cm" svg:y="17.348cm">
          <text:p/>
          <draw:enhanced-geometry svg:viewBox="0 0 21600 21600" draw:type="rectangle" draw:enhanced-path="M 0 0 L 21600 0 21600 21600 0 21600 0 0 Z N"/>
        </draw:custom-shape>
        <draw:custom-shape draw:style-name="gr235" draw:text-style-name="P74" draw:layer="layout" svg:width="0.153cm" svg:height="0.584cm" svg:x="22.148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7.902cm)" svg:viewBox="0 0 508 2540" draw:points="0,0 508,0 508,1270 0,1270 0,2540 508,2540">
          <text:p/>
        </draw:polyline>
        <draw:polyline draw:style-name="gr53" draw:text-style-name="P5" draw:layer="layout" svg:width="0.507cm" svg:height="6.349cm" draw:transform="rotate (1.5707963267949) translate (15.875cm 18.669cm)" svg:viewBox="0 0 508 6350" draw:points="0,0 508,0 508,3200 0,3200 0,6350 508,6350">
          <text:p/>
        </draw:polyline>
        <draw:polyline draw:style-name="gr53" draw:text-style-name="P5" draw:layer="layout" svg:width="0.507cm" svg:height="2.539cm" draw:transform="rotate (1.5707963267949) translate (18.415cm 17.902cm)" svg:viewBox="0 0 508 2540" draw:points="0,0 508,0 508,1270 0,1270 0,2540 508,2540">
          <text:p/>
        </draw:polyline>
        <draw:polyline draw:style-name="gr53" draw:text-style-name="P5" draw:layer="layout" svg:width="0.507cm" svg:height="2.539cm" draw:transform="rotate (1.5707963267949) translate (20.955cm 17.902cm)" svg:viewBox="0 0 508 2540" draw:points="0,0 508,0 508,1270 0,1270 0,2540 508,2540">
          <text:p/>
        </draw:polyline>
        <draw:frame draw:style-name="gr58" draw:text-style-name="P58" draw:layer="layout" svg:width="0.33cm" svg:height="0.37cm" svg:x="15.773cm" svg:y="16.997cm">
          <draw:text-box>
            <text:p text:style-name="P57"><text:span text:style-name="T24">0</text:span></text:p>
          </draw:text-box>
        </draw:frame>
        <draw:frame draw:style-name="gr58" draw:text-style-name="P58" draw:layer="layout" svg:width="0.33cm" svg:height="0.37cm" svg:x="16.992cm" svg:y="16.997cm">
          <draw:text-box>
            <text:p text:style-name="P57"><text:span text:style-name="T24">5</text:span></text:p>
          </draw:text-box>
        </draw:frame>
        <draw:frame draw:style-name="gr58" draw:text-style-name="P58" draw:layer="layout" svg:width="0.432cm" svg:height="0.37cm" svg:x="18.262cm" svg:y="16.997cm">
          <draw:text-box>
            <text:p text:style-name="P57"><text:span text:style-name="T24">10</text:span></text:p>
          </draw:text-box>
        </draw:frame>
        <draw:frame draw:style-name="gr58" draw:text-style-name="P58" draw:layer="layout" svg:width="0.432cm" svg:height="0.37cm" svg:x="19.481cm" svg:y="16.997cm">
          <draw:text-box>
            <text:p text:style-name="P57"><text:span text:style-name="T24">15</text:span></text:p>
          </draw:text-box>
        </draw:frame>
        <draw:frame draw:style-name="gr58" draw:text-style-name="P58" draw:layer="layout" svg:width="0.432cm" svg:height="0.37cm" svg:x="20.751cm" svg:y="16.997cm">
          <draw:text-box>
            <text:p text:style-name="P57"><text:span text:style-name="T24">20</text:span></text:p>
          </draw:text-box>
        </draw:frame>
        <draw:frame draw:style-name="gr58" draw:text-style-name="P58" draw:layer="layout" svg:width="0.432cm" svg:height="0.37cm" svg:x="22.021cm" svg:y="16.997cm">
          <draw:text-box>
            <text:p text:style-name="P57"><text:span text:style-name="T24">25</text:span></text:p>
          </draw:text-box>
        </draw:frame>
        <draw:frame draw:style-name="gr58" draw:text-style-name="P58" draw:layer="layout" svg:width="0.432cm" svg:height="0.37cm" svg:x="23.266cm" svg:y="16.997cm">
          <draw:text-box>
            <text:p text:style-name="P57"><text:span text:style-name="T24">30</text:span></text:p>
          </draw:text-box>
        </draw:frame>
        <draw:polyline draw:style-name="gr53" draw:text-style-name="P5" draw:layer="layout" svg:width="0.507cm" svg:height="2.539cm" draw:transform="rotate (1.5707963267949) translate (23.495cm 17.902cm)" svg:viewBox="0 0 508 2540" draw:points="0,0 508,0 508,1270 0,1270 0,2540 508,2540">
          <text:p/>
        </draw:polyline>
        <draw:path draw:style-name="gr196" draw:text-style-name="P5" draw:layer="layout" svg:width="6.146cm" svg:height="0.837cm" draw:transform="rotate (-3.14159265358979) translate (22.123cm 18.44cm)" svg:viewBox="0 0 6147 838" svg:d="M6147 838c-1550-26-4547-813-6147-838">
          <text:p/>
        </draw:path>
        <draw:frame draw:style-name="gr58" draw:text-style-name="P58" draw:layer="layout" svg:width="0.432cm" svg:height="0.37cm" svg:x="24.587cm" svg:y="16.997cm">
          <draw:text-box>
            <text:p text:style-name="P57"><text:span text:style-name="T24">35</text:span></text:p>
          </draw:text-box>
        </draw:frame>
        <draw:frame draw:style-name="gr58" draw:text-style-name="P58" draw:layer="layout" svg:width="0.432cm" svg:height="0.37cm" svg:x="25.806cm" svg:y="16.997cm">
          <draw:text-box>
            <text:p text:style-name="P57"><text:span text:style-name="T24">40</text:span></text:p>
          </draw:text-box>
        </draw:frame>
        <draw:polyline draw:style-name="gr53" draw:text-style-name="P5" draw:layer="layout" svg:width="0.507cm" svg:height="6.349cm" draw:transform="rotate (1.5707963267949) translate (22.225cm 18.669cm)" svg:viewBox="0 0 508 6350" draw:points="0,0 508,0 508,3200 0,3200 0,6350 508,6350">
          <text:p/>
        </draw:polyline>
        <draw:polyline draw:style-name="gr53" draw:text-style-name="P5" draw:layer="layout" svg:width="0.507cm" svg:height="2.539cm" draw:transform="rotate (1.5707963267949) translate (26.035cm 17.902cm)" svg:viewBox="0 0 508 2540" draw:points="0,0 508,0 508,1270 0,1270 0,2540 508,2540">
          <text:p/>
        </draw:polyline>
        <draw:frame draw:style-name="gr58" draw:text-style-name="P58" draw:layer="layout" svg:width="0.432cm" svg:height="0.37cm" svg:x="27.101cm" svg:y="16.997cm">
          <draw:text-box>
            <text:p text:style-name="P57"><text:span text:style-name="T24">45</text:span></text:p>
          </draw:text-box>
        </draw:frame>
        <draw:frame draw:style-name="gr58" draw:text-style-name="P58" draw:layer="layout" svg:width="0.432cm" svg:height="0.37cm" svg:x="28.32cm" svg:y="16.997cm">
          <draw:text-box>
            <text:p text:style-name="P57"><text:span text:style-name="T24">50</text:span></text:p>
          </draw:text-box>
        </draw:frame>
        <draw:frame draw:style-name="gr256" draw:text-style-name="P68" draw:layer="layout" svg:width="4.42cm" svg:height="0.381cm" svg:x="15.773cm" svg:y="16.51cm">
          <draw:text-box>
            <text:p text:style-name="P16"><text:span text:style-name="T18">set_multicycle_path </text:span><text:span text:style-name="T76">-start</text:span><text:span text:style-name="T18"> -setup 3</text:span></text:p>
          </draw:text-box>
        </draw:frame>
      </draw:page>
      <draw:page draw:name="page7" draw:style-name="dp1" draw:master-page-name="Default">
        <draw:custom-shape draw:style-name="gr259" draw:text-style-name="P74" draw:layer="layout" svg:width="0.153cm" svg:height="0.584cm" svg:x="18.084cm" svg:y="2.362cm">
          <text:p/>
          <draw:enhanced-geometry svg:viewBox="0 0 21600 21600" draw:type="rectangle" draw:enhanced-path="M 0 0 L 21600 0 21600 21600 0 21600 0 0 Z N"/>
        </draw:custom-shape>
        <draw:custom-shape draw:style-name="gr259" draw:text-style-name="P74" draw:layer="layout" svg:width="0.153cm" svg:height="0.584cm" svg:x="20.624cm" svg:y="3.124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2.916cm)" svg:viewBox="0 0 508 2540" draw:points="0,0 508,0 508,1270 0,1270 0,2540 508,2540">
          <text:p/>
        </draw:polyline>
        <draw:frame draw:style-name="gr261" draw:text-style-name="P58" draw:layer="layout" svg:width="1.625cm" svg:height="0.37cm" svg:x="13.767cm" svg:y="2.484cm">
          <draw:text-box>
            <text:p text:style-name="P85"><text:span text:style-name="T24">Launch clock</text:span></text:p>
          </draw:text-box>
        </draw:frame>
        <draw:frame draw:style-name="gr261" draw:text-style-name="P58" draw:layer="layout" svg:width="1.676cm" svg:height="0.37cm" svg:x="13.767cm" svg:y="3.246cm">
          <draw:text-box>
            <text:p text:style-name="P85"><text:span text:style-name="T24">Capture clock</text:span></text:p>
          </draw:text-box>
        </draw:frame>
        <draw:polyline draw:style-name="gr260" draw:text-style-name="P5" draw:layer="layout" svg:width="0.507cm" svg:height="2.539cm" draw:transform="rotate (1.5707963267949) translate (18.161cm 2.916cm)" svg:viewBox="0 0 508 2540" draw:points="0,0 508,0 508,1270 0,1270 0,2540 508,2540">
          <text:p/>
        </draw:polyline>
        <draw:polyline draw:style-name="gr260" draw:text-style-name="P5" draw:layer="layout" svg:width="0.507cm" svg:height="2.539cm" draw:transform="rotate (1.5707963267949) translate (20.701cm 2.916cm)" svg:viewBox="0 0 508 2540" draw:points="0,0 508,0 508,1270 0,1270 0,2540 508,2540">
          <text:p/>
        </draw:polyline>
        <draw:frame draw:style-name="gr261" draw:text-style-name="P58" draw:layer="layout" svg:width="0.483cm" svg:height="0.37cm" svg:x="15.519cm" svg:y="2.006cm">
          <draw:text-box>
            <text:p text:style-name="P85"><text:span text:style-name="T24">-10</text:span></text:p>
          </draw:text-box>
        </draw:frame>
        <draw:frame draw:style-name="gr261" draw:text-style-name="P58" draw:layer="layout" svg:width="0.33cm" svg:height="0.37cm" svg:x="16.738cm" svg:y="2.006cm">
          <draw:text-box>
            <text:p text:style-name="P85"><text:span text:style-name="T24">-5</text:span></text:p>
          </draw:text-box>
        </draw:frame>
        <draw:frame draw:style-name="gr262" draw:text-style-name="P86" draw:layer="layout" svg:width="0.432cm" svg:height="0.37cm" svg:x="18.008cm" svg:y="2.006cm">
          <draw:text-box>
            <text:p text:style-name="P85"><text:span text:style-name="T24">0</text:span></text:p>
          </draw:text-box>
        </draw:frame>
        <draw:frame draw:style-name="gr261" draw:text-style-name="P58" draw:layer="layout" svg:width="0.432cm" svg:height="0.37cm" svg:x="19.227cm" svg:y="2.006cm">
          <draw:text-box>
            <text:p text:style-name="P85"><text:span text:style-name="T24">5</text:span></text:p>
          </draw:text-box>
        </draw:frame>
        <draw:frame draw:style-name="gr261" draw:text-style-name="P58" draw:layer="layout" svg:width="0.432cm" svg:height="0.37cm" svg:x="20.497cm" svg:y="2.006cm">
          <draw:text-box>
            <text:p text:style-name="P85"><text:span text:style-name="T24">10</text:span></text:p>
          </draw:text-box>
        </draw:frame>
        <draw:frame draw:style-name="gr261" draw:text-style-name="P58" draw:layer="layout" svg:width="0.432cm" svg:height="0.37cm" svg:x="21.767cm" svg:y="2.006cm">
          <draw:text-box>
            <text:p text:style-name="P85"><text:span text:style-name="T24">15</text:span></text:p>
          </draw:text-box>
        </draw:frame>
        <draw:frame draw:style-name="gr261" draw:text-style-name="P58" draw:layer="layout" svg:width="0.432cm" svg:height="0.37cm" svg:x="23.012cm" svg:y="2.006cm">
          <draw:text-box>
            <text:p text:style-name="P85"><text:span text:style-name="T24">20</text:span></text:p>
          </draw:text-box>
        </draw:frame>
        <draw:polyline draw:style-name="gr260" draw:text-style-name="P5" draw:layer="layout" svg:width="0.507cm" svg:height="2.539cm" draw:transform="rotate (1.5707963267949) translate (23.241cm 2.916cm)" svg:viewBox="0 0 508 2540" draw:points="0,0 508,0 508,1270 0,1270 0,2540 508,2540">
          <text:p/>
        </draw:polyline>
        <draw:polyline draw:style-name="gr260" draw:text-style-name="P5" draw:layer="layout" svg:width="0.507cm" svg:height="2.539cm" draw:transform="rotate (1.5707963267949) translate (25.781cm 2.916cm)" svg:viewBox="0 0 508 2540" draw:points="0,0 508,0 508,1270 0,1270 0,2540 508,2540">
          <text:p/>
        </draw:polyline>
        <draw:frame draw:style-name="gr261" draw:text-style-name="P58" draw:layer="layout" svg:width="0.432cm" svg:height="0.37cm" svg:x="24.333cm" svg:y="2.006cm">
          <draw:text-box>
            <text:p text:style-name="P85"><text:span text:style-name="T24">25</text:span></text:p>
          </draw:text-box>
        </draw:frame>
        <draw:frame draw:style-name="gr261" draw:text-style-name="P58" draw:layer="layout" svg:width="0.432cm" svg:height="0.37cm" svg:x="25.603cm" svg:y="2.006cm">
          <draw:text-box>
            <text:p text:style-name="P85"><text:span text:style-name="T24">30</text:span></text:p>
          </draw:text-box>
        </draw:frame>
        <draw:frame draw:style-name="gr261" draw:text-style-name="P58" draw:layer="layout" svg:width="0.432cm" svg:height="0.37cm" svg:x="26.847cm" svg:y="2.006cm">
          <draw:text-box>
            <text:p text:style-name="P85"><text:span text:style-name="T24">35</text:span></text:p>
          </draw:text-box>
        </draw:frame>
        <draw:frame draw:style-name="gr261" draw:text-style-name="P58" draw:layer="layout" svg:width="0.432cm" svg:height="0.37cm" svg:x="28.117cm" svg:y="2.006cm">
          <draw:text-box>
            <text:p text:style-name="P85"><text:span text:style-name="T24">40</text:span></text:p>
          </draw:text-box>
        </draw:frame>
        <draw:polyline draw:style-name="gr260" draw:text-style-name="P5" draw:layer="layout" svg:width="0.507cm" svg:height="2.539cm" draw:transform="rotate (1.5707963267949) translate (15.621cm 3.678cm)" svg:viewBox="0 0 508 2540" draw:points="0,0 508,0 508,1270 0,1270 0,2540 508,2540">
          <text:p/>
        </draw:polyline>
        <draw:polyline draw:style-name="gr260" draw:text-style-name="P5" draw:layer="layout" svg:width="0.507cm" svg:height="2.539cm" draw:transform="rotate (1.5707963267949) translate (18.161cm 3.678cm)" svg:viewBox="0 0 508 2540" draw:points="0,0 508,0 508,1270 0,1270 0,2540 508,2540">
          <text:p/>
        </draw:polyline>
        <draw:polyline draw:style-name="gr260" draw:text-style-name="P5" draw:layer="layout" svg:width="0.507cm" svg:height="2.539cm" draw:transform="rotate (1.5707963267949) translate (20.701cm 3.678cm)" svg:viewBox="0 0 508 2540" draw:points="0,0 508,0 508,1270 0,1270 0,2540 508,2540">
          <text:p/>
        </draw:polyline>
        <draw:polyline draw:style-name="gr260" draw:text-style-name="P5" draw:layer="layout" svg:width="0.507cm" svg:height="2.539cm" draw:transform="rotate (1.5707963267949) translate (23.241cm 3.678cm)" svg:viewBox="0 0 508 2540" draw:points="0,0 508,0 508,1270 0,1270 0,2540 508,2540">
          <text:p/>
        </draw:polyline>
        <draw:polyline draw:style-name="gr260" draw:text-style-name="P5" draw:layer="layout" svg:width="0.507cm" svg:height="2.539cm" draw:transform="rotate (1.5707963267949) translate (25.781cm 3.678cm)" svg:viewBox="0 0 508 2540" draw:points="0,0 508,0 508,1270 0,1270 0,2540 508,2540">
          <text:p/>
        </draw:polyline>
        <draw:path draw:style-name="gr263" draw:text-style-name="P5" draw:layer="layout" svg:width="2.361cm" svg:height="0.787cm" draw:transform="rotate (-3.14159265358979) translate (20.624cm 3.429cm)" svg:viewBox="0 0 2362 788" svg:d="M2362 788c-1169 0-1118-788-2362-788">
          <text:p/>
        </draw:path>
        <draw:path draw:style-name="gr264" draw:text-style-name="P5" draw:layer="layout" svg:width="0.891cm" svg:height="0.787cm" draw:transform="rotate (-3.14159265358979) translate (21.6429702481208cm 3.429cm)" svg:viewBox="0 0 892 788" svg:d="M892 788c-1067-26-1296-768-26-788">
          <text:p/>
        </draw:path>
        <draw:frame draw:style-name="gr261" draw:text-style-name="P88" draw:layer="layout" svg:width="0.33cm" svg:height="0.37cm" svg:x="15.419cm" svg:y="1.625cm">
          <draw:text-box>
            <text:p text:style-name="P87"><text:span text:style-name="T73">2</text:span></text:p>
          </draw:text-box>
        </draw:frame>
        <draw:frame draw:style-name="gr261" draw:text-style-name="P88" draw:layer="layout" svg:width="0.432cm" svg:height="0.37cm" svg:x="17.856cm" svg:y="1.625cm">
          <draw:text-box>
            <text:p text:style-name="P87"><text:span text:style-name="T73">1</text:span></text:p>
          </draw:text-box>
        </draw:frame>
        <draw:frame draw:style-name="gr261" draw:text-style-name="P88" draw:layer="layout" svg:width="0.432cm" svg:height="0.37cm" svg:x="20.397cm" svg:y="1.625cm">
          <draw:text-box>
            <text:p text:style-name="P87"><text:span text:style-name="T73">0</text:span></text:p>
          </draw:text-box>
        </draw:frame>
        <draw:frame draw:style-name="gr265" draw:text-style-name="P90" draw:layer="layout" svg:width="0.432cm" svg:height="0.37cm" svg:x="22.912cm" svg:y="1.625cm">
          <draw:text-box>
            <text:p text:style-name="P89"><text:span text:style-name="T80">-1</text:span></text:p>
          </draw:text-box>
        </draw:frame>
        <draw:frame draw:style-name="gr261" draw:text-style-name="P88" draw:layer="layout" svg:width="0.432cm" svg:height="0.37cm" svg:x="25.503cm" svg:y="1.625cm">
          <draw:text-box>
            <text:p text:style-name="P87"><text:span text:style-name="T73">-2</text:span></text:p>
          </draw:text-box>
        </draw:frame>
        <draw:frame draw:style-name="gr261" draw:text-style-name="P88" draw:layer="layout" svg:width="0.432cm" svg:height="0.37cm" svg:x="28.017cm" svg:y="1.625cm">
          <draw:text-box>
            <text:p text:style-name="P87"><text:span text:style-name="T73">-3</text:span></text:p>
          </draw:text-box>
        </draw:frame>
        <draw:line draw:style-name="gr266" draw:text-style-name="P91" draw:layer="layout" svg:x1="18.161cm" svg:y1="2.311cm" svg:x2="18.161cm" svg:y2="3.835cm">
          <text:p/>
        </draw:line>
        <draw:frame draw:style-name="gr261" draw:text-style-name="P93" draw:layer="layout" svg:width="0.33cm" svg:height="0.37cm" svg:x="15.419cm" svg:y="1.255cm">
          <draw:text-box>
            <text:p text:style-name="P92"><text:span text:style-name="T24">-1</text:span></text:p>
          </draw:text-box>
        </draw:frame>
        <draw:frame draw:style-name="gr267" draw:text-style-name="P95" draw:layer="layout" svg:width="0.432cm" svg:height="0.37cm" svg:x="17.856cm" svg:y="1.255cm">
          <draw:text-box>
            <text:p text:style-name="P94">0</text:p>
          </draw:text-box>
        </draw:frame>
        <draw:frame draw:style-name="gr261" draw:text-style-name="P93" draw:layer="layout" svg:width="0.432cm" svg:height="0.37cm" svg:x="20.397cm" svg:y="1.255cm">
          <draw:text-box>
            <text:p text:style-name="P96"><text:span text:style-name="T24">1</text:span></text:p>
          </draw:text-box>
        </draw:frame>
        <draw:frame draw:style-name="gr265" draw:text-style-name="P98" draw:layer="layout" svg:width="0.432cm" svg:height="0.37cm" svg:x="22.912cm" svg:y="1.255cm">
          <draw:text-box>
            <text:p text:style-name="P97"><text:span text:style-name="T81">2</text:span></text:p>
          </draw:text-box>
        </draw:frame>
        <draw:frame draw:style-name="gr261" draw:text-style-name="P93" draw:layer="layout" svg:width="0.432cm" svg:height="0.37cm" svg:x="25.503cm" svg:y="1.255cm">
          <draw:text-box>
            <text:p text:style-name="P96"><text:span text:style-name="T24">3</text:span></text:p>
          </draw:text-box>
        </draw:frame>
        <draw:frame draw:style-name="gr261" draw:text-style-name="P93" draw:layer="layout" svg:width="0.432cm" svg:height="0.37cm" svg:x="28.017cm" svg:y="1.255cm">
          <draw:text-box>
            <text:p text:style-name="P96"><text:span text:style-name="T24">4</text:span></text:p>
          </draw:text-box>
        </draw:frame>
        <draw:path draw:style-name="gr268" draw:text-style-name="P5" draw:layer="layout" svg:width="2.208cm" svg:height="0.324cm" draw:transform="rotate (-3.14159265358979) translate (20.497cm 2.057cm)" svg:viewBox="0 0 2209 325" svg:d="M2209 76c-990 356-1219 330-2209-76">
          <text:p/>
        </draw:path>
        <draw:frame draw:style-name="gr261" draw:text-style-name="P93" draw:layer="layout" svg:width="0.33cm" svg:height="0.37cm" svg:x="15.419cm" svg:y="4.19cm">
          <draw:text-box>
            <text:p text:style-name="P96"><text:span text:style-name="T24">2</text:span></text:p>
          </draw:text-box>
        </draw:frame>
        <draw:frame draw:style-name="gr261" draw:text-style-name="P93" draw:layer="layout" svg:width="0.432cm" svg:height="0.37cm" svg:x="17.856cm" svg:y="4.19cm">
          <draw:text-box>
            <text:p text:style-name="P96"><text:span text:style-name="T24">1</text:span></text:p>
          </draw:text-box>
        </draw:frame>
        <draw:frame draw:style-name="gr261" draw:text-style-name="P93" draw:layer="layout" svg:width="0.432cm" svg:height="0.37cm" svg:x="20.397cm" svg:y="4.19cm">
          <draw:text-box>
            <text:p text:style-name="P96"><text:span text:style-name="T24">0</text:span></text:p>
          </draw:text-box>
        </draw:frame>
        <draw:frame draw:style-name="gr265" draw:text-style-name="P98" draw:layer="layout" svg:width="0.432cm" svg:height="0.37cm" svg:x="22.912cm" svg:y="4.19cm">
          <draw:text-box>
            <text:p text:style-name="P97"><text:span text:style-name="T81">-1</text:span></text:p>
          </draw:text-box>
        </draw:frame>
        <draw:frame draw:style-name="gr261" draw:text-style-name="P93" draw:layer="layout" svg:width="0.432cm" svg:height="0.37cm" svg:x="25.503cm" svg:y="4.19cm">
          <draw:text-box>
            <text:p text:style-name="P96"><text:span text:style-name="T24">-2</text:span></text:p>
          </draw:text-box>
        </draw:frame>
        <draw:frame draw:style-name="gr261" draw:text-style-name="P93" draw:layer="layout" svg:width="0.432cm" svg:height="0.37cm" svg:x="28.017cm" svg:y="4.19cm">
          <draw:text-box>
            <text:p text:style-name="P96"><text:span text:style-name="T24">-3</text:span></text:p>
          </draw:text-box>
        </draw:frame>
        <draw:frame draw:style-name="gr261" draw:text-style-name="P88" draw:layer="layout" svg:width="0.33cm" svg:height="0.37cm" svg:x="15.419cm" svg:y="3.82cm">
          <draw:text-box>
            <text:p text:style-name="P99"><text:span text:style-name="T24">-1</text:span></text:p>
          </draw:text-box>
        </draw:frame>
        <draw:frame draw:style-name="gr269" draw:text-style-name="P101" draw:layer="layout" svg:width="0.432cm" svg:height="0.37cm" svg:x="17.856cm" svg:y="3.82cm">
          <draw:text-box>
            <text:p text:style-name="P100">0</text:p>
          </draw:text-box>
        </draw:frame>
        <draw:frame draw:style-name="gr261" draw:text-style-name="P88" draw:layer="layout" svg:width="0.432cm" svg:height="0.37cm" svg:x="20.397cm" svg:y="3.82cm">
          <draw:text-box>
            <text:p text:style-name="P102"><text:span text:style-name="T24">1</text:span></text:p>
          </draw:text-box>
        </draw:frame>
        <draw:frame draw:style-name="gr265" draw:text-style-name="P90" draw:layer="layout" svg:width="0.432cm" svg:height="0.37cm" svg:x="22.912cm" svg:y="3.82cm">
          <draw:text-box>
            <text:p text:style-name="P103"><text:span text:style-name="T81">2</text:span></text:p>
          </draw:text-box>
        </draw:frame>
        <draw:frame draw:style-name="gr261" draw:text-style-name="P88" draw:layer="layout" svg:width="0.432cm" svg:height="0.37cm" svg:x="25.503cm" svg:y="3.82cm">
          <draw:text-box>
            <text:p text:style-name="P102"><text:span text:style-name="T24">3</text:span></text:p>
          </draw:text-box>
        </draw:frame>
        <draw:frame draw:style-name="gr261" draw:text-style-name="P88" draw:layer="layout" svg:width="0.432cm" svg:height="0.37cm" svg:x="28.017cm" svg:y="3.82cm">
          <draw:text-box>
            <text:p text:style-name="P102"><text:span text:style-name="T24">4</text:span></text:p>
          </draw:text-box>
        </draw:frame>
        <draw:frame draw:style-name="gr270" draw:text-style-name="P105" draw:layer="layout" svg:width="11.989cm" svg:height="0.381cm" svg:x="14.757cm" svg:y="0.787cm">
          <draw:text-box>
            <text:p text:style-name="P104"><text:span text:style-name="T18">default (set_multicycle -setup 1)</text:span></text:p>
          </draw:text-box>
        </draw:frame>
        <draw:custom-shape draw:style-name="gr259" draw:text-style-name="P74" draw:layer="layout" svg:width="0.153cm" svg:height="0.584cm" svg:x="20.624cm" svg:y="14.3cm">
          <text:p/>
          <draw:enhanced-geometry svg:viewBox="0 0 21600 21600" draw:type="rectangle" draw:enhanced-path="M 0 0 L 21600 0 21600 21600 0 21600 0 0 Z N"/>
        </draw:custom-shape>
        <draw:custom-shape draw:style-name="gr259" draw:text-style-name="P74" draw:layer="layout" svg:width="0.153cm" svg:height="0.584cm" svg:x="20.624cm" svg:y="15.062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14.854cm)" svg:viewBox="0 0 508 2540" draw:points="0,0 508,0 508,1270 0,1270 0,2540 508,2540">
          <text:p/>
        </draw:polyline>
        <draw:frame draw:style-name="gr261" draw:text-style-name="P58" draw:layer="layout" svg:width="1.625cm" svg:height="0.37cm" svg:x="13.767cm" svg:y="14.422cm">
          <draw:text-box>
            <text:p text:style-name="P85"><text:span text:style-name="T24">Launch clock</text:span></text:p>
          </draw:text-box>
        </draw:frame>
        <draw:frame draw:style-name="gr261" draw:text-style-name="P58" draw:layer="layout" svg:width="1.676cm" svg:height="0.37cm" svg:x="13.767cm" svg:y="15.184cm">
          <draw:text-box>
            <text:p text:style-name="P85"><text:span text:style-name="T24">Ca</text:span><text:span text:style-name="T24">pt</text:span><text:span text:style-name="T24">ur</text:span><text:span text:style-name="T24">e </text:span><text:span text:style-name="T24">clo</text:span><text:span text:style-name="T24">ck</text:span></text:p>
          </draw:text-box>
        </draw:frame>
        <draw:polyline draw:style-name="gr260" draw:text-style-name="P5" draw:layer="layout" svg:width="0.507cm" svg:height="2.539cm" draw:transform="rotate (1.5707963267949) translate (18.161cm 14.854cm)" svg:viewBox="0 0 508 2540" draw:points="0,0 508,0 508,1270 0,1270 0,2540 508,2540">
          <text:p/>
        </draw:polyline>
        <draw:polyline draw:style-name="gr260" draw:text-style-name="P5" draw:layer="layout" svg:width="0.507cm" svg:height="2.539cm" draw:transform="rotate (1.5707963267949) translate (20.701cm 14.854cm)" svg:viewBox="0 0 508 2540" draw:points="0,0 508,0 508,1270 0,1270 0,2540 508,2540">
          <text:p/>
        </draw:polyline>
        <draw:frame draw:style-name="gr261" draw:text-style-name="P58" draw:layer="layout" svg:width="0.483cm" svg:height="0.37cm" svg:x="15.519cm" svg:y="13.944cm">
          <draw:text-box>
            <text:p text:style-name="P85"><text:span text:style-name="T24">-</text:span><text:span text:style-name="T24">10</text:span></text:p>
          </draw:text-box>
        </draw:frame>
        <draw:frame draw:style-name="gr261" draw:text-style-name="P58" draw:layer="layout" svg:width="0.33cm" svg:height="0.37cm" svg:x="16.738cm" svg:y="13.944cm">
          <draw:text-box>
            <text:p text:style-name="P85"><text:span text:style-name="T24">-5</text:span></text:p>
          </draw:text-box>
        </draw:frame>
        <draw:frame draw:style-name="gr262" draw:text-style-name="P86" draw:layer="layout" svg:width="0.432cm" svg:height="0.37cm" svg:x="18.008cm" svg:y="13.944cm">
          <draw:text-box>
            <text:p text:style-name="P85"><text:span text:style-name="T24">0</text:span></text:p>
          </draw:text-box>
        </draw:frame>
        <draw:frame draw:style-name="gr261" draw:text-style-name="P58" draw:layer="layout" svg:width="0.432cm" svg:height="0.37cm" svg:x="19.227cm" svg:y="13.944cm">
          <draw:text-box>
            <text:p text:style-name="P85"><text:span text:style-name="T24">5</text:span></text:p>
          </draw:text-box>
        </draw:frame>
        <draw:frame draw:style-name="gr261" draw:text-style-name="P58" draw:layer="layout" svg:width="0.432cm" svg:height="0.37cm" svg:x="20.497cm" svg:y="13.944cm">
          <draw:text-box>
            <text:p text:style-name="P85"><text:span text:style-name="T24">10</text:span></text:p>
          </draw:text-box>
        </draw:frame>
        <draw:frame draw:style-name="gr261" draw:text-style-name="P58" draw:layer="layout" svg:width="0.432cm" svg:height="0.37cm" svg:x="21.767cm" svg:y="13.944cm">
          <draw:text-box>
            <text:p text:style-name="P85"><text:span text:style-name="T24">15</text:span></text:p>
          </draw:text-box>
        </draw:frame>
        <draw:frame draw:style-name="gr261" draw:text-style-name="P58" draw:layer="layout" svg:width="0.432cm" svg:height="0.37cm" svg:x="23.012cm" svg:y="13.944cm">
          <draw:text-box>
            <text:p text:style-name="P85"><text:span text:style-name="T24">20</text:span></text:p>
          </draw:text-box>
        </draw:frame>
        <draw:polyline draw:style-name="gr260" draw:text-style-name="P5" draw:layer="layout" svg:width="0.507cm" svg:height="2.539cm" draw:transform="rotate (1.5707963267949) translate (23.241cm 14.854cm)" svg:viewBox="0 0 508 2540" draw:points="0,0 508,0 508,1270 0,1270 0,2540 508,2540">
          <text:p/>
        </draw:polyline>
        <draw:polyline draw:style-name="gr260" draw:text-style-name="P5" draw:layer="layout" svg:width="0.507cm" svg:height="2.539cm" draw:transform="rotate (1.5707963267949) translate (25.781cm 14.854cm)" svg:viewBox="0 0 508 2540" draw:points="0,0 508,0 508,1270 0,1270 0,2540 508,2540">
          <text:p/>
        </draw:polyline>
        <draw:frame draw:style-name="gr261" draw:text-style-name="P58" draw:layer="layout" svg:width="0.432cm" svg:height="0.37cm" svg:x="24.333cm" svg:y="13.944cm">
          <draw:text-box>
            <text:p text:style-name="P85"><text:span text:style-name="T24">25</text:span></text:p>
          </draw:text-box>
        </draw:frame>
        <draw:frame draw:style-name="gr261" draw:text-style-name="P58" draw:layer="layout" svg:width="0.432cm" svg:height="0.37cm" svg:x="25.603cm" svg:y="13.944cm">
          <draw:text-box>
            <text:p text:style-name="P85"><text:span text:style-name="T24">30</text:span></text:p>
          </draw:text-box>
        </draw:frame>
        <draw:frame draw:style-name="gr261" draw:text-style-name="P58" draw:layer="layout" svg:width="0.432cm" svg:height="0.37cm" svg:x="26.847cm" svg:y="13.944cm">
          <draw:text-box>
            <text:p text:style-name="P85"><text:span text:style-name="T24">35</text:span></text:p>
          </draw:text-box>
        </draw:frame>
        <draw:frame draw:style-name="gr261" draw:text-style-name="P58" draw:layer="layout" svg:width="0.432cm" svg:height="0.37cm" svg:x="28.117cm" svg:y="13.944cm">
          <draw:text-box>
            <text:p text:style-name="P85"><text:span text:style-name="T24">40</text:span></text:p>
          </draw:text-box>
        </draw:frame>
        <draw:polyline draw:style-name="gr260" draw:text-style-name="P5" draw:layer="layout" svg:width="0.507cm" svg:height="2.539cm" draw:transform="rotate (1.5707963267949) translate (15.621cm 15.616cm)" svg:viewBox="0 0 508 2540" draw:points="0,0 508,0 508,1270 0,1270 0,2540 508,2540">
          <text:p/>
        </draw:polyline>
        <draw:polyline draw:style-name="gr260" draw:text-style-name="P5" draw:layer="layout" svg:width="0.507cm" svg:height="2.539cm" draw:transform="rotate (1.5707963267949) translate (18.161cm 15.616cm)" svg:viewBox="0 0 508 2540" draw:points="0,0 508,0 508,1270 0,1270 0,2540 508,2540">
          <text:p/>
        </draw:polyline>
        <draw:polyline draw:style-name="gr260" draw:text-style-name="P5" draw:layer="layout" svg:width="0.507cm" svg:height="2.539cm" draw:transform="rotate (1.5707963267949) translate (20.701cm 15.616cm)" svg:viewBox="0 0 508 2540" draw:points="0,0 508,0 508,1270 0,1270 0,2540 508,2540">
          <text:p/>
        </draw:polyline>
        <draw:polyline draw:style-name="gr260" draw:text-style-name="P5" draw:layer="layout" svg:width="0.507cm" svg:height="2.539cm" draw:transform="rotate (1.5707963267949) translate (23.241cm 15.616cm)" svg:viewBox="0 0 508 2540" draw:points="0,0 508,0 508,1270 0,1270 0,2540 508,2540">
          <text:p/>
        </draw:polyline>
        <draw:polyline draw:style-name="gr260" draw:text-style-name="P5" draw:layer="layout" svg:width="0.507cm" svg:height="2.539cm" draw:transform="rotate (1.5707963267949) translate (25.781cm 15.616cm)" svg:viewBox="0 0 508 2540" draw:points="0,0 508,0 508,1270 0,1270 0,2540 508,2540">
          <text:p/>
        </draw:polyline>
        <draw:frame draw:style-name="gr261" draw:text-style-name="P88" draw:layer="layout" svg:width="0.33cm" svg:height="0.37cm" svg:x="15.419cm" svg:y="13.563cm">
          <draw:text-box>
            <text:p text:style-name="P87"><text:span text:style-name="T73">2</text:span></text:p>
          </draw:text-box>
        </draw:frame>
        <draw:frame draw:style-name="gr261" draw:text-style-name="P88" draw:layer="layout" svg:width="0.432cm" svg:height="0.37cm" svg:x="17.856cm" svg:y="13.563cm">
          <draw:text-box>
            <text:p text:style-name="P87"><text:span text:style-name="T73">1</text:span></text:p>
          </draw:text-box>
        </draw:frame>
        <draw:frame draw:style-name="gr261" draw:text-style-name="P88" draw:layer="layout" svg:width="0.432cm" svg:height="0.37cm" svg:x="20.397cm" svg:y="13.563cm">
          <draw:text-box>
            <text:p text:style-name="P87"><text:span text:style-name="T73">0</text:span></text:p>
          </draw:text-box>
        </draw:frame>
        <draw:frame draw:style-name="gr265" draw:text-style-name="P90" draw:layer="layout" svg:width="0.432cm" svg:height="0.37cm" svg:x="22.912cm" svg:y="13.563cm">
          <draw:text-box>
            <text:p text:style-name="P89"><text:span text:style-name="T80">-1</text:span></text:p>
          </draw:text-box>
        </draw:frame>
        <draw:frame draw:style-name="gr261" draw:text-style-name="P88" draw:layer="layout" svg:width="0.432cm" svg:height="0.37cm" svg:x="25.503cm" svg:y="13.563cm">
          <draw:text-box>
            <text:p text:style-name="P87"><text:span text:style-name="T73">-2</text:span></text:p>
          </draw:text-box>
        </draw:frame>
        <draw:frame draw:style-name="gr261" draw:text-style-name="P88" draw:layer="layout" svg:width="0.432cm" svg:height="0.37cm" svg:x="28.017cm" svg:y="13.563cm">
          <draw:text-box>
            <text:p text:style-name="P87"><text:span text:style-name="T73">-3</text:span></text:p>
          </draw:text-box>
        </draw:frame>
        <draw:line draw:style-name="gr266" draw:text-style-name="P91" draw:layer="layout" svg:x1="18.161cm" svg:y1="14.249cm" svg:x2="18.161cm" svg:y2="15.773cm">
          <text:p/>
        </draw:line>
        <draw:frame draw:style-name="gr261" draw:text-style-name="P93" draw:layer="layout" svg:width="0.33cm" svg:height="0.37cm" svg:x="15.419cm" svg:y="13.193cm">
          <draw:text-box>
            <text:p text:style-name="P92"><text:span text:style-name="T24">-2</text:span></text:p>
          </draw:text-box>
        </draw:frame>
        <draw:frame draw:style-name="gr271" draw:text-style-name="P95" draw:layer="layout" svg:width="0.432cm" svg:height="0.37cm" svg:x="17.856cm" svg:y="13.193cm">
          <draw:text-box>
            <text:p text:style-name="P94">-1</text:p>
          </draw:text-box>
        </draw:frame>
        <draw:frame draw:style-name="gr261" draw:text-style-name="P93" draw:layer="layout" svg:width="0.432cm" svg:height="0.37cm" svg:x="20.397cm" svg:y="13.193cm">
          <draw:text-box>
            <text:p text:style-name="P96"><text:span text:style-name="T24">0</text:span></text:p>
          </draw:text-box>
        </draw:frame>
        <draw:frame draw:style-name="gr265" draw:text-style-name="P98" draw:layer="layout" svg:width="0.432cm" svg:height="0.37cm" svg:x="22.912cm" svg:y="13.193cm">
          <draw:text-box>
            <text:p text:style-name="P97"><text:span text:style-name="T81">1</text:span></text:p>
          </draw:text-box>
        </draw:frame>
        <draw:frame draw:style-name="gr261" draw:text-style-name="P93" draw:layer="layout" svg:width="0.432cm" svg:height="0.37cm" svg:x="25.503cm" svg:y="13.193cm">
          <draw:text-box>
            <text:p text:style-name="P96"><text:span text:style-name="T24">2</text:span></text:p>
          </draw:text-box>
        </draw:frame>
        <draw:frame draw:style-name="gr261" draw:text-style-name="P93" draw:layer="layout" svg:width="0.432cm" svg:height="0.37cm" svg:x="28.017cm" svg:y="13.193cm">
          <draw:text-box>
            <text:p text:style-name="P96"><text:span text:style-name="T24">3</text:span></text:p>
          </draw:text-box>
        </draw:frame>
        <draw:path draw:style-name="gr268" draw:text-style-name="P5" draw:layer="layout" svg:width="2.208cm" svg:height="0.324cm" draw:transform="rotate (-3.14159265358979) translate (23.037cm 13.995cm)" svg:viewBox="0 0 2209 325" svg:d="M2209 76c-990 356-1219 330-2209-76">
          <text:p/>
        </draw:path>
        <draw:frame draw:style-name="gr261" draw:text-style-name="P93" draw:layer="layout" svg:width="0.33cm" svg:height="0.37cm" svg:x="15.419cm" svg:y="16.128cm">
          <draw:text-box>
            <text:p text:style-name="P96"><text:span text:style-name="T24">2</text:span></text:p>
          </draw:text-box>
        </draw:frame>
        <draw:frame draw:style-name="gr261" draw:text-style-name="P93" draw:layer="layout" svg:width="0.432cm" svg:height="0.37cm" svg:x="17.856cm" svg:y="16.128cm">
          <draw:text-box>
            <text:p text:style-name="P96"><text:span text:style-name="T24">1</text:span></text:p>
          </draw:text-box>
        </draw:frame>
        <draw:frame draw:style-name="gr261" draw:text-style-name="P93" draw:layer="layout" svg:width="0.432cm" svg:height="0.37cm" svg:x="20.397cm" svg:y="16.128cm">
          <draw:text-box>
            <text:p text:style-name="P96"><text:span text:style-name="T24">0</text:span></text:p>
          </draw:text-box>
        </draw:frame>
        <draw:frame draw:style-name="gr265" draw:text-style-name="P98" draw:layer="layout" svg:width="0.432cm" svg:height="0.37cm" svg:x="22.912cm" svg:y="16.128cm">
          <draw:text-box>
            <text:p text:style-name="P97"><text:span text:style-name="T81">-1</text:span></text:p>
          </draw:text-box>
        </draw:frame>
        <draw:frame draw:style-name="gr261" draw:text-style-name="P93" draw:layer="layout" svg:width="0.432cm" svg:height="0.37cm" svg:x="25.503cm" svg:y="16.128cm">
          <draw:text-box>
            <text:p text:style-name="P96"><text:span text:style-name="T24">-2</text:span></text:p>
          </draw:text-box>
        </draw:frame>
        <draw:frame draw:style-name="gr261" draw:text-style-name="P93" draw:layer="layout" svg:width="0.432cm" svg:height="0.37cm" svg:x="28.017cm" svg:y="16.128cm">
          <draw:text-box>
            <text:p text:style-name="P96"><text:span text:style-name="T24">-</text:span><text:span text:style-name="T24">3</text:span></text:p>
          </draw:text-box>
        </draw:frame>
        <draw:frame draw:style-name="gr261" draw:text-style-name="P88" draw:layer="layout" svg:width="0.33cm" svg:height="0.37cm" svg:x="15.419cm" svg:y="15.758cm">
          <draw:text-box>
            <text:p text:style-name="P99"><text:span text:style-name="T24">-</text:span><text:span text:style-name="T24">1</text:span></text:p>
          </draw:text-box>
        </draw:frame>
        <draw:frame draw:style-name="gr272" draw:text-style-name="P101" draw:layer="layout" svg:width="0.432cm" svg:height="0.37cm" svg:x="17.856cm" svg:y="15.758cm">
          <draw:text-box>
            <text:p text:style-name="P100">0</text:p>
          </draw:text-box>
        </draw:frame>
        <draw:frame draw:style-name="gr261" draw:text-style-name="P88" draw:layer="layout" svg:width="0.432cm" svg:height="0.37cm" svg:x="20.397cm" svg:y="15.758cm">
          <draw:text-box>
            <text:p text:style-name="P102"><text:span text:style-name="T24">1</text:span></text:p>
          </draw:text-box>
        </draw:frame>
        <draw:frame draw:style-name="gr265" draw:text-style-name="P90" draw:layer="layout" svg:width="0.432cm" svg:height="0.37cm" svg:x="22.912cm" svg:y="15.758cm">
          <draw:text-box>
            <text:p text:style-name="P103"><text:span text:style-name="T81">2</text:span></text:p>
          </draw:text-box>
        </draw:frame>
        <draw:frame draw:style-name="gr261" draw:text-style-name="P88" draw:layer="layout" svg:width="0.432cm" svg:height="0.37cm" svg:x="25.503cm" svg:y="15.758cm">
          <draw:text-box>
            <text:p text:style-name="P102"><text:span text:style-name="T24">3</text:span></text:p>
          </draw:text-box>
        </draw:frame>
        <draw:frame draw:style-name="gr261" draw:text-style-name="P88" draw:layer="layout" svg:width="0.432cm" svg:height="0.37cm" svg:x="28.017cm" svg:y="15.758cm">
          <draw:text-box>
            <text:p text:style-name="P102"><text:span text:style-name="T24">4</text:span></text:p>
          </draw:text-box>
        </draw:frame>
        <draw:frame draw:style-name="gr270" draw:text-style-name="P105" draw:layer="layout" svg:width="11.989cm" svg:height="0.381cm" svg:x="14.757cm" svg:y="12.725cm">
          <draw:text-box>
            <text:p text:style-name="P104"><text:span text:style-name="T18">se</text:span><text:span text:style-name="T18">t_</text:span><text:span text:style-name="T18">m</text:span><text:span text:style-name="T18">ulti</text:span><text:span text:style-name="T18">cy</text:span><text:span text:style-name="T18">cle </text:span><text:span text:style-name="T18">-</text:span><text:span text:style-name="T18">se</text:span><text:span text:style-name="T18">tu</text:span><text:span text:style-name="T18">p </text:span><text:span text:style-name="T18">0 -</text:span><text:span text:style-name="T18">st</text:span><text:span text:style-name="T18">art</text:span></text:p>
          </draw:text-box>
        </draw:frame>
        <draw:path draw:style-name="gr264" draw:text-style-name="P5" draw:layer="layout" svg:width="2.361cm" svg:height="0.787cm" draw:transform="rotate (-3.14159265358979) translate (23.19cm 15.443cm)" svg:viewBox="0 0 2362 788" svg:d="M0 788c1169 0 1118-788 2362-788">
          <text:p/>
        </draw:path>
        <draw:custom-shape draw:style-name="gr259" draw:text-style-name="P74" draw:layer="layout" svg:width="0.153cm" svg:height="0.584cm" svg:x="18.084cm" svg:y="6.172cm">
          <text:p/>
          <draw:enhanced-geometry svg:viewBox="0 0 21600 21600" draw:type="rectangle" draw:enhanced-path="M 0 0 L 21600 0 21600 21600 0 21600 0 0 Z N"/>
        </draw:custom-shape>
        <draw:custom-shape draw:style-name="gr259" draw:text-style-name="P74" draw:layer="layout" svg:width="0.153cm" svg:height="0.584cm" svg:x="23.164cm" svg:y="6.934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6.726cm)" svg:viewBox="0 0 508 2540" draw:points="0,0 508,0 508,1270 0,1270 0,2540 508,2540">
          <text:p/>
        </draw:polyline>
        <draw:frame draw:style-name="gr261" draw:text-style-name="P58" draw:layer="layout" svg:width="1.625cm" svg:height="0.37cm" svg:x="13.767cm" svg:y="6.294cm">
          <draw:text-box>
            <text:p text:style-name="P85"><text:span text:style-name="T24">Launch clock</text:span></text:p>
          </draw:text-box>
        </draw:frame>
        <draw:frame draw:style-name="gr261" draw:text-style-name="P58" draw:layer="layout" svg:width="1.676cm" svg:height="0.37cm" svg:x="13.767cm" svg:y="7.056cm">
          <draw:text-box>
            <text:p text:style-name="P85"><text:span text:style-name="T24">Capture clock</text:span></text:p>
          </draw:text-box>
        </draw:frame>
        <draw:polyline draw:style-name="gr260" draw:text-style-name="P5" draw:layer="layout" svg:width="0.507cm" svg:height="2.539cm" draw:transform="rotate (1.5707963267949) translate (18.161cm 6.726cm)" svg:viewBox="0 0 508 2540" draw:points="0,0 508,0 508,1270 0,1270 0,2540 508,2540">
          <text:p/>
        </draw:polyline>
        <draw:polyline draw:style-name="gr260" draw:text-style-name="P5" draw:layer="layout" svg:width="0.507cm" svg:height="2.539cm" draw:transform="rotate (1.5707963267949) translate (20.701cm 6.726cm)" svg:viewBox="0 0 508 2540" draw:points="0,0 508,0 508,1270 0,1270 0,2540 508,2540">
          <text:p/>
        </draw:polyline>
        <draw:frame draw:style-name="gr261" draw:text-style-name="P58" draw:layer="layout" svg:width="0.483cm" svg:height="0.37cm" svg:x="15.519cm" svg:y="5.816cm">
          <draw:text-box>
            <text:p text:style-name="P85"><text:span text:style-name="T24">-10</text:span></text:p>
          </draw:text-box>
        </draw:frame>
        <draw:frame draw:style-name="gr261" draw:text-style-name="P58" draw:layer="layout" svg:width="0.33cm" svg:height="0.37cm" svg:x="16.738cm" svg:y="5.816cm">
          <draw:text-box>
            <text:p text:style-name="P85"><text:span text:style-name="T24">-5</text:span></text:p>
          </draw:text-box>
        </draw:frame>
        <draw:frame draw:style-name="gr262" draw:text-style-name="P86" draw:layer="layout" svg:width="0.432cm" svg:height="0.37cm" svg:x="18.008cm" svg:y="5.816cm">
          <draw:text-box>
            <text:p text:style-name="P85"><text:span text:style-name="T24">0</text:span></text:p>
          </draw:text-box>
        </draw:frame>
        <draw:frame draw:style-name="gr261" draw:text-style-name="P58" draw:layer="layout" svg:width="0.432cm" svg:height="0.37cm" svg:x="19.227cm" svg:y="5.816cm">
          <draw:text-box>
            <text:p text:style-name="P85"><text:span text:style-name="T24">5</text:span></text:p>
          </draw:text-box>
        </draw:frame>
        <draw:frame draw:style-name="gr261" draw:text-style-name="P58" draw:layer="layout" svg:width="0.432cm" svg:height="0.37cm" svg:x="20.497cm" svg:y="5.816cm">
          <draw:text-box>
            <text:p text:style-name="P85"><text:span text:style-name="T24">10</text:span></text:p>
          </draw:text-box>
        </draw:frame>
        <draw:frame draw:style-name="gr261" draw:text-style-name="P58" draw:layer="layout" svg:width="0.432cm" svg:height="0.37cm" svg:x="21.767cm" svg:y="5.816cm">
          <draw:text-box>
            <text:p text:style-name="P85"><text:span text:style-name="T24">15</text:span></text:p>
          </draw:text-box>
        </draw:frame>
        <draw:frame draw:style-name="gr261" draw:text-style-name="P58" draw:layer="layout" svg:width="0.432cm" svg:height="0.37cm" svg:x="23.012cm" svg:y="5.816cm">
          <draw:text-box>
            <text:p text:style-name="P85"><text:span text:style-name="T24">20</text:span></text:p>
          </draw:text-box>
        </draw:frame>
        <draw:polyline draw:style-name="gr260" draw:text-style-name="P5" draw:layer="layout" svg:width="0.507cm" svg:height="2.539cm" draw:transform="rotate (1.5707963267949) translate (23.241cm 6.726cm)" svg:viewBox="0 0 508 2540" draw:points="0,0 508,0 508,1270 0,1270 0,2540 508,2540">
          <text:p/>
        </draw:polyline>
        <draw:polyline draw:style-name="gr260" draw:text-style-name="P5" draw:layer="layout" svg:width="0.507cm" svg:height="2.539cm" draw:transform="rotate (1.5707963267949) translate (25.781cm 6.726cm)" svg:viewBox="0 0 508 2540" draw:points="0,0 508,0 508,1270 0,1270 0,2540 508,2540">
          <text:p/>
        </draw:polyline>
        <draw:frame draw:style-name="gr261" draw:text-style-name="P58" draw:layer="layout" svg:width="0.432cm" svg:height="0.37cm" svg:x="24.333cm" svg:y="5.816cm">
          <draw:text-box>
            <text:p text:style-name="P85"><text:span text:style-name="T24">25</text:span></text:p>
          </draw:text-box>
        </draw:frame>
        <draw:frame draw:style-name="gr261" draw:text-style-name="P58" draw:layer="layout" svg:width="0.432cm" svg:height="0.37cm" svg:x="25.603cm" svg:y="5.816cm">
          <draw:text-box>
            <text:p text:style-name="P85"><text:span text:style-name="T24">30</text:span></text:p>
          </draw:text-box>
        </draw:frame>
        <draw:frame draw:style-name="gr261" draw:text-style-name="P58" draw:layer="layout" svg:width="0.432cm" svg:height="0.37cm" svg:x="26.847cm" svg:y="5.816cm">
          <draw:text-box>
            <text:p text:style-name="P85"><text:span text:style-name="T24">35</text:span></text:p>
          </draw:text-box>
        </draw:frame>
        <draw:frame draw:style-name="gr261" draw:text-style-name="P58" draw:layer="layout" svg:width="0.432cm" svg:height="0.37cm" svg:x="28.117cm" svg:y="5.816cm">
          <draw:text-box>
            <text:p text:style-name="P85"><text:span text:style-name="T24">40</text:span></text:p>
          </draw:text-box>
        </draw:frame>
        <draw:polyline draw:style-name="gr260" draw:text-style-name="P5" draw:layer="layout" svg:width="0.507cm" svg:height="2.539cm" draw:transform="rotate (1.5707963267949) translate (15.621cm 7.488cm)" svg:viewBox="0 0 508 2540" draw:points="0,0 508,0 508,1270 0,1270 0,2540 508,2540">
          <text:p/>
        </draw:polyline>
        <draw:polyline draw:style-name="gr260" draw:text-style-name="P5" draw:layer="layout" svg:width="0.507cm" svg:height="2.539cm" draw:transform="rotate (1.5707963267949) translate (18.161cm 7.488cm)" svg:viewBox="0 0 508 2540" draw:points="0,0 508,0 508,1270 0,1270 0,2540 508,2540">
          <text:p/>
        </draw:polyline>
        <draw:polyline draw:style-name="gr260" draw:text-style-name="P5" draw:layer="layout" svg:width="0.507cm" svg:height="2.539cm" draw:transform="rotate (1.5707963267949) translate (20.701cm 7.488cm)" svg:viewBox="0 0 508 2540" draw:points="0,0 508,0 508,1270 0,1270 0,2540 508,2540">
          <text:p/>
        </draw:polyline>
        <draw:polyline draw:style-name="gr260" draw:text-style-name="P5" draw:layer="layout" svg:width="0.507cm" svg:height="2.539cm" draw:transform="rotate (1.5707963267949) translate (23.241cm 7.488cm)" svg:viewBox="0 0 508 2540" draw:points="0,0 508,0 508,1270 0,1270 0,2540 508,2540">
          <text:p/>
        </draw:polyline>
        <draw:polyline draw:style-name="gr260" draw:text-style-name="P5" draw:layer="layout" svg:width="0.507cm" svg:height="2.539cm" draw:transform="rotate (1.5707963267949) translate (25.781cm 7.488cm)" svg:viewBox="0 0 508 2540" draw:points="0,0 508,0 508,1270 0,1270 0,2540 508,2540">
          <text:p/>
        </draw:polyline>
        <draw:frame draw:style-name="gr261" draw:text-style-name="P88" draw:layer="layout" svg:width="0.33cm" svg:height="0.37cm" svg:x="15.419cm" svg:y="5.435cm">
          <draw:text-box>
            <text:p text:style-name="P87"><text:span text:style-name="T73">2</text:span></text:p>
          </draw:text-box>
        </draw:frame>
        <draw:frame draw:style-name="gr261" draw:text-style-name="P88" draw:layer="layout" svg:width="0.432cm" svg:height="0.37cm" svg:x="17.856cm" svg:y="5.435cm">
          <draw:text-box>
            <text:p text:style-name="P87"><text:span text:style-name="T73">1</text:span></text:p>
          </draw:text-box>
        </draw:frame>
        <draw:frame draw:style-name="gr261" draw:text-style-name="P88" draw:layer="layout" svg:width="0.432cm" svg:height="0.37cm" svg:x="20.397cm" svg:y="5.435cm">
          <draw:text-box>
            <text:p text:style-name="P87"><text:span text:style-name="T73">0</text:span></text:p>
          </draw:text-box>
        </draw:frame>
        <draw:frame draw:style-name="gr265" draw:text-style-name="P90" draw:layer="layout" svg:width="0.432cm" svg:height="0.37cm" svg:x="22.912cm" svg:y="5.435cm">
          <draw:text-box>
            <text:p text:style-name="P89"><text:span text:style-name="T80">-1</text:span></text:p>
          </draw:text-box>
        </draw:frame>
        <draw:frame draw:style-name="gr261" draw:text-style-name="P88" draw:layer="layout" svg:width="0.432cm" svg:height="0.37cm" svg:x="25.503cm" svg:y="5.435cm">
          <draw:text-box>
            <text:p text:style-name="P87"><text:span text:style-name="T73">-2</text:span></text:p>
          </draw:text-box>
        </draw:frame>
        <draw:frame draw:style-name="gr261" draw:text-style-name="P88" draw:layer="layout" svg:width="0.432cm" svg:height="0.37cm" svg:x="28.017cm" svg:y="5.435cm">
          <draw:text-box>
            <text:p text:style-name="P87"><text:span text:style-name="T73">-3</text:span></text:p>
          </draw:text-box>
        </draw:frame>
        <draw:line draw:style-name="gr266" draw:text-style-name="P91" draw:layer="layout" svg:x1="18.161cm" svg:y1="6.121cm" svg:x2="18.161cm" svg:y2="7.645cm">
          <text:p/>
        </draw:line>
        <draw:frame draw:style-name="gr261" draw:text-style-name="P93" draw:layer="layout" svg:width="0.33cm" svg:height="0.37cm" svg:x="15.419cm" svg:y="5.065cm">
          <draw:text-box>
            <text:p text:style-name="P92"><text:span text:style-name="T24">-1</text:span></text:p>
          </draw:text-box>
        </draw:frame>
        <draw:frame draw:style-name="gr273" draw:text-style-name="P95" draw:layer="layout" svg:width="0.432cm" svg:height="0.37cm" svg:x="17.856cm" svg:y="5.065cm">
          <draw:text-box>
            <text:p text:style-name="P94">0</text:p>
          </draw:text-box>
        </draw:frame>
        <draw:frame draw:style-name="gr261" draw:text-style-name="P93" draw:layer="layout" svg:width="0.432cm" svg:height="0.37cm" svg:x="20.397cm" svg:y="5.065cm">
          <draw:text-box>
            <text:p text:style-name="P96"><text:span text:style-name="T24">1</text:span></text:p>
          </draw:text-box>
        </draw:frame>
        <draw:frame draw:style-name="gr265" draw:text-style-name="P98" draw:layer="layout" svg:width="0.432cm" svg:height="0.37cm" svg:x="22.912cm" svg:y="5.065cm">
          <draw:text-box>
            <text:p text:style-name="P97"><text:span text:style-name="T81">2</text:span></text:p>
          </draw:text-box>
        </draw:frame>
        <draw:frame draw:style-name="gr261" draw:text-style-name="P93" draw:layer="layout" svg:width="0.432cm" svg:height="0.37cm" svg:x="25.503cm" svg:y="5.065cm">
          <draw:text-box>
            <text:p text:style-name="P96"><text:span text:style-name="T24">3</text:span></text:p>
          </draw:text-box>
        </draw:frame>
        <draw:frame draw:style-name="gr261" draw:text-style-name="P93" draw:layer="layout" svg:width="0.432cm" svg:height="0.37cm" svg:x="28.017cm" svg:y="5.065cm">
          <draw:text-box>
            <text:p text:style-name="P96"><text:span text:style-name="T24">4</text:span></text:p>
          </draw:text-box>
        </draw:frame>
        <draw:path draw:style-name="gr268" draw:text-style-name="P5" draw:layer="layout" svg:width="2.208cm" svg:height="0.324cm" draw:transform="rotate (-3.14159265358979) translate (20.497cm 5.867cm)" svg:viewBox="0 0 2209 325" svg:d="M2209 76c-990 356-1219 330-2209-76">
          <text:p/>
        </draw:path>
        <draw:frame draw:style-name="gr261" draw:text-style-name="P93" draw:layer="layout" svg:width="0.33cm" svg:height="0.37cm" svg:x="15.419cm" svg:y="8cm">
          <draw:text-box>
            <text:p text:style-name="P96"><text:span text:style-name="T24">3</text:span></text:p>
          </draw:text-box>
        </draw:frame>
        <draw:frame draw:style-name="gr261" draw:text-style-name="P93" draw:layer="layout" svg:width="0.432cm" svg:height="0.37cm" svg:x="17.856cm" svg:y="8cm">
          <draw:text-box>
            <text:p text:style-name="P96"><text:span text:style-name="T24">2</text:span></text:p>
          </draw:text-box>
        </draw:frame>
        <draw:frame draw:style-name="gr261" draw:text-style-name="P93" draw:layer="layout" svg:width="0.432cm" svg:height="0.37cm" svg:x="20.397cm" svg:y="8cm">
          <draw:text-box>
            <text:p text:style-name="P96"><text:span text:style-name="T24">1</text:span></text:p>
          </draw:text-box>
        </draw:frame>
        <draw:frame draw:style-name="gr265" draw:text-style-name="P98" draw:layer="layout" svg:width="0.432cm" svg:height="0.37cm" svg:x="22.912cm" svg:y="8cm">
          <draw:text-box>
            <text:p text:style-name="P97"><text:span text:style-name="T81">0</text:span></text:p>
          </draw:text-box>
        </draw:frame>
        <draw:frame draw:style-name="gr261" draw:text-style-name="P93" draw:layer="layout" svg:width="0.432cm" svg:height="0.37cm" svg:x="25.503cm" svg:y="8cm">
          <draw:text-box>
            <text:p text:style-name="P96"><text:span text:style-name="T24">-1</text:span></text:p>
          </draw:text-box>
        </draw:frame>
        <draw:frame draw:style-name="gr261" draw:text-style-name="P93" draw:layer="layout" svg:width="0.432cm" svg:height="0.37cm" svg:x="28.017cm" svg:y="8cm">
          <draw:text-box>
            <text:p text:style-name="P96"><text:span text:style-name="T24">-2</text:span></text:p>
          </draw:text-box>
        </draw:frame>
        <draw:frame draw:style-name="gr261" draw:text-style-name="P88" draw:layer="layout" svg:width="0.33cm" svg:height="0.37cm" svg:x="15.419cm" svg:y="7.63cm">
          <draw:text-box>
            <text:p text:style-name="P99"><text:span text:style-name="T24">-1</text:span></text:p>
          </draw:text-box>
        </draw:frame>
        <draw:frame draw:style-name="gr274" draw:text-style-name="P101" draw:layer="layout" svg:width="0.432cm" svg:height="0.37cm" svg:x="17.856cm" svg:y="7.63cm">
          <draw:text-box>
            <text:p text:style-name="P100">0</text:p>
          </draw:text-box>
        </draw:frame>
        <draw:frame draw:style-name="gr261" draw:text-style-name="P88" draw:layer="layout" svg:width="0.432cm" svg:height="0.37cm" svg:x="20.397cm" svg:y="7.63cm">
          <draw:text-box>
            <text:p text:style-name="P102"><text:span text:style-name="T24">1</text:span></text:p>
          </draw:text-box>
        </draw:frame>
        <draw:frame draw:style-name="gr265" draw:text-style-name="P90" draw:layer="layout" svg:width="0.432cm" svg:height="0.37cm" svg:x="22.912cm" svg:y="7.63cm">
          <draw:text-box>
            <text:p text:style-name="P103"><text:span text:style-name="T81">2</text:span></text:p>
          </draw:text-box>
        </draw:frame>
        <draw:frame draw:style-name="gr261" draw:text-style-name="P88" draw:layer="layout" svg:width="0.432cm" svg:height="0.37cm" svg:x="25.503cm" svg:y="7.63cm">
          <draw:text-box>
            <text:p text:style-name="P102"><text:span text:style-name="T24">3</text:span></text:p>
          </draw:text-box>
        </draw:frame>
        <draw:frame draw:style-name="gr261" draw:text-style-name="P88" draw:layer="layout" svg:width="0.432cm" svg:height="0.37cm" svg:x="28.017cm" svg:y="7.63cm">
          <draw:text-box>
            <text:p text:style-name="P102"><text:span text:style-name="T24">4</text:span></text:p>
          </draw:text-box>
        </draw:frame>
        <draw:frame draw:style-name="gr270" draw:text-style-name="P105" draw:layer="layout" svg:width="11.989cm" svg:height="0.381cm" svg:x="14.757cm" svg:y="4.597cm">
          <draw:text-box>
            <text:p text:style-name="P104"><text:span text:style-name="T18">set_multicycle -setup 2 [-end]</text:span></text:p>
          </draw:text-box>
        </draw:frame>
        <draw:path draw:style-name="gr263" draw:text-style-name="P5" draw:layer="layout" svg:width="4.901cm" svg:height="0.761cm" draw:transform="rotate (-3.14159265358979) translate (23.164cm 7.226cm)" svg:viewBox="0 0 4902 762" svg:d="M4902 762c-2388 0-2210-762-4902-762">
          <text:p/>
        </draw:path>
        <draw:path draw:style-name="gr264" draw:text-style-name="P5" draw:layer="layout" svg:width="2.361cm" svg:height="0.787cm" draw:transform="rotate (-3.14159265358979) translate (23.164cm 7.126cm)" svg:viewBox="0 0 2362 788" svg:d="M2362 788c-1169 0-1118-788-2362-788">
          <text:p/>
        </draw:path>
        <draw:custom-shape draw:style-name="gr259" draw:text-style-name="P74" draw:layer="layout" svg:width="0.153cm" svg:height="0.584cm" svg:x="15.544cm" svg:y="10.236cm">
          <text:p/>
          <draw:enhanced-geometry svg:viewBox="0 0 21600 21600" draw:type="rectangle" draw:enhanced-path="M 0 0 L 21600 0 21600 21600 0 21600 0 0 Z N"/>
        </draw:custom-shape>
        <draw:custom-shape draw:style-name="gr259" draw:text-style-name="P74" draw:layer="layout" svg:width="0.153cm" svg:height="0.584cm" svg:x="20.624cm" svg:y="10.998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10.79cm)" svg:viewBox="0 0 508 2540" draw:points="0,0 508,0 508,1270 0,1270 0,2540 508,2540">
          <text:p/>
        </draw:polyline>
        <draw:frame draw:style-name="gr261" draw:text-style-name="P58" draw:layer="layout" svg:width="1.625cm" svg:height="0.37cm" svg:x="13.767cm" svg:y="10.358cm">
          <draw:text-box>
            <text:p text:style-name="P85"><text:span text:style-name="T24">Launch clock</text:span></text:p>
          </draw:text-box>
        </draw:frame>
        <draw:frame draw:style-name="gr261" draw:text-style-name="P58" draw:layer="layout" svg:width="1.676cm" svg:height="0.37cm" svg:x="13.767cm" svg:y="11.12cm">
          <draw:text-box>
            <text:p text:style-name="P85"><text:span text:style-name="T24">Capture clock</text:span></text:p>
          </draw:text-box>
        </draw:frame>
        <draw:polyline draw:style-name="gr260" draw:text-style-name="P5" draw:layer="layout" svg:width="0.507cm" svg:height="2.539cm" draw:transform="rotate (1.5707963267949) translate (18.161cm 10.79cm)" svg:viewBox="0 0 508 2540" draw:points="0,0 508,0 508,1270 0,1270 0,2540 508,2540">
          <text:p/>
        </draw:polyline>
        <draw:polyline draw:style-name="gr260" draw:text-style-name="P5" draw:layer="layout" svg:width="0.507cm" svg:height="2.539cm" draw:transform="rotate (1.5707963267949) translate (20.701cm 10.79cm)" svg:viewBox="0 0 508 2540" draw:points="0,0 508,0 508,1270 0,1270 0,2540 508,2540">
          <text:p/>
        </draw:polyline>
        <draw:frame draw:style-name="gr261" draw:text-style-name="P58" draw:layer="layout" svg:width="0.483cm" svg:height="0.37cm" svg:x="15.519cm" svg:y="9.88cm">
          <draw:text-box>
            <text:p text:style-name="P85"><text:span text:style-name="T24">-10</text:span></text:p>
          </draw:text-box>
        </draw:frame>
        <draw:frame draw:style-name="gr261" draw:text-style-name="P58" draw:layer="layout" svg:width="0.33cm" svg:height="0.37cm" svg:x="16.738cm" svg:y="9.88cm">
          <draw:text-box>
            <text:p text:style-name="P85"><text:span text:style-name="T24">-5</text:span></text:p>
          </draw:text-box>
        </draw:frame>
        <draw:frame draw:style-name="gr262" draw:text-style-name="P86" draw:layer="layout" svg:width="0.432cm" svg:height="0.37cm" svg:x="18.008cm" svg:y="9.88cm">
          <draw:text-box>
            <text:p text:style-name="P85"><text:span text:style-name="T24">0</text:span></text:p>
          </draw:text-box>
        </draw:frame>
        <draw:frame draw:style-name="gr261" draw:text-style-name="P58" draw:layer="layout" svg:width="0.432cm" svg:height="0.37cm" svg:x="19.227cm" svg:y="9.88cm">
          <draw:text-box>
            <text:p text:style-name="P85"><text:span text:style-name="T24">5</text:span></text:p>
          </draw:text-box>
        </draw:frame>
        <draw:frame draw:style-name="gr261" draw:text-style-name="P58" draw:layer="layout" svg:width="0.432cm" svg:height="0.37cm" svg:x="20.497cm" svg:y="9.88cm">
          <draw:text-box>
            <text:p text:style-name="P85"><text:span text:style-name="T24">10</text:span></text:p>
          </draw:text-box>
        </draw:frame>
        <draw:frame draw:style-name="gr261" draw:text-style-name="P58" draw:layer="layout" svg:width="0.432cm" svg:height="0.37cm" svg:x="21.767cm" svg:y="9.88cm">
          <draw:text-box>
            <text:p text:style-name="P85"><text:span text:style-name="T24">15</text:span></text:p>
          </draw:text-box>
        </draw:frame>
        <draw:frame draw:style-name="gr261" draw:text-style-name="P58" draw:layer="layout" svg:width="0.432cm" svg:height="0.37cm" svg:x="23.012cm" svg:y="9.88cm">
          <draw:text-box>
            <text:p text:style-name="P85"><text:span text:style-name="T24">20</text:span></text:p>
          </draw:text-box>
        </draw:frame>
        <draw:polyline draw:style-name="gr260" draw:text-style-name="P5" draw:layer="layout" svg:width="0.507cm" svg:height="2.539cm" draw:transform="rotate (1.5707963267949) translate (23.241cm 10.79cm)" svg:viewBox="0 0 508 2540" draw:points="0,0 508,0 508,1270 0,1270 0,2540 508,2540">
          <text:p/>
        </draw:polyline>
        <draw:polyline draw:style-name="gr260" draw:text-style-name="P5" draw:layer="layout" svg:width="0.507cm" svg:height="2.539cm" draw:transform="rotate (1.5707963267949) translate (25.781cm 10.79cm)" svg:viewBox="0 0 508 2540" draw:points="0,0 508,0 508,1270 0,1270 0,2540 508,2540">
          <text:p/>
        </draw:polyline>
        <draw:frame draw:style-name="gr261" draw:text-style-name="P58" draw:layer="layout" svg:width="0.432cm" svg:height="0.37cm" svg:x="24.333cm" svg:y="9.88cm">
          <draw:text-box>
            <text:p text:style-name="P85"><text:span text:style-name="T24">25</text:span></text:p>
          </draw:text-box>
        </draw:frame>
        <draw:frame draw:style-name="gr261" draw:text-style-name="P58" draw:layer="layout" svg:width="0.432cm" svg:height="0.37cm" svg:x="25.603cm" svg:y="9.88cm">
          <draw:text-box>
            <text:p text:style-name="P85"><text:span text:style-name="T24">30</text:span></text:p>
          </draw:text-box>
        </draw:frame>
        <draw:frame draw:style-name="gr261" draw:text-style-name="P58" draw:layer="layout" svg:width="0.432cm" svg:height="0.37cm" svg:x="26.847cm" svg:y="9.88cm">
          <draw:text-box>
            <text:p text:style-name="P85"><text:span text:style-name="T24">35</text:span></text:p>
          </draw:text-box>
        </draw:frame>
        <draw:frame draw:style-name="gr261" draw:text-style-name="P58" draw:layer="layout" svg:width="0.432cm" svg:height="0.37cm" svg:x="28.117cm" svg:y="9.88cm">
          <draw:text-box>
            <text:p text:style-name="P85"><text:span text:style-name="T24">40</text:span></text:p>
          </draw:text-box>
        </draw:frame>
        <draw:polyline draw:style-name="gr260" draw:text-style-name="P5" draw:layer="layout" svg:width="0.507cm" svg:height="2.539cm" draw:transform="rotate (1.5707963267949) translate (15.621cm 11.552cm)" svg:viewBox="0 0 508 2540" draw:points="0,0 508,0 508,1270 0,1270 0,2540 508,2540">
          <text:p/>
        </draw:polyline>
        <draw:polyline draw:style-name="gr260" draw:text-style-name="P5" draw:layer="layout" svg:width="0.507cm" svg:height="2.539cm" draw:transform="rotate (1.5707963267949) translate (18.161cm 11.552cm)" svg:viewBox="0 0 508 2540" draw:points="0,0 508,0 508,1270 0,1270 0,2540 508,2540">
          <text:p/>
        </draw:polyline>
        <draw:polyline draw:style-name="gr260" draw:text-style-name="P5" draw:layer="layout" svg:width="0.507cm" svg:height="2.539cm" draw:transform="rotate (1.5707963267949) translate (20.701cm 11.552cm)" svg:viewBox="0 0 508 2540" draw:points="0,0 508,0 508,1270 0,1270 0,2540 508,2540">
          <text:p/>
        </draw:polyline>
        <draw:polyline draw:style-name="gr260" draw:text-style-name="P5" draw:layer="layout" svg:width="0.507cm" svg:height="2.539cm" draw:transform="rotate (1.5707963267949) translate (23.241cm 11.552cm)" svg:viewBox="0 0 508 2540" draw:points="0,0 508,0 508,1270 0,1270 0,2540 508,2540">
          <text:p/>
        </draw:polyline>
        <draw:polyline draw:style-name="gr260" draw:text-style-name="P5" draw:layer="layout" svg:width="0.507cm" svg:height="2.539cm" draw:transform="rotate (1.5707963267949) translate (25.781cm 11.552cm)" svg:viewBox="0 0 508 2540" draw:points="0,0 508,0 508,1270 0,1270 0,2540 508,2540">
          <text:p/>
        </draw:polyline>
        <draw:path draw:style-name="gr263" draw:text-style-name="P5" draw:layer="layout" svg:width="4.901cm" svg:height="0.761cm" draw:transform="rotate (-3.14159265358979) translate (20.624cm 11.303cm)" svg:viewBox="0 0 4902 762" svg:d="M4902 762c-2388 0-2210-762-4902-762">
          <text:p/>
        </draw:path>
        <draw:frame draw:style-name="gr261" draw:text-style-name="P88" draw:layer="layout" svg:width="0.33cm" svg:height="0.37cm" svg:x="15.419cm" svg:y="9.499cm">
          <draw:text-box>
            <text:p text:style-name="P87"><text:span text:style-name="T73">2</text:span></text:p>
          </draw:text-box>
        </draw:frame>
        <draw:frame draw:style-name="gr261" draw:text-style-name="P88" draw:layer="layout" svg:width="0.432cm" svg:height="0.37cm" svg:x="17.856cm" svg:y="9.499cm">
          <draw:text-box>
            <text:p text:style-name="P87"><text:span text:style-name="T73">1</text:span></text:p>
          </draw:text-box>
        </draw:frame>
        <draw:frame draw:style-name="gr261" draw:text-style-name="P88" draw:layer="layout" svg:width="0.432cm" svg:height="0.37cm" svg:x="20.397cm" svg:y="9.499cm">
          <draw:text-box>
            <text:p text:style-name="P87"><text:span text:style-name="T73">0</text:span></text:p>
          </draw:text-box>
        </draw:frame>
        <draw:frame draw:style-name="gr265" draw:text-style-name="P90" draw:layer="layout" svg:width="0.432cm" svg:height="0.37cm" svg:x="22.912cm" svg:y="9.499cm">
          <draw:text-box>
            <text:p text:style-name="P89"><text:span text:style-name="T80">-1</text:span></text:p>
          </draw:text-box>
        </draw:frame>
        <draw:frame draw:style-name="gr261" draw:text-style-name="P88" draw:layer="layout" svg:width="0.432cm" svg:height="0.37cm" svg:x="25.503cm" svg:y="9.499cm">
          <draw:text-box>
            <text:p text:style-name="P87"><text:span text:style-name="T73">-2</text:span></text:p>
          </draw:text-box>
        </draw:frame>
        <draw:frame draw:style-name="gr261" draw:text-style-name="P88" draw:layer="layout" svg:width="0.432cm" svg:height="0.37cm" svg:x="28.017cm" svg:y="9.499cm">
          <draw:text-box>
            <text:p text:style-name="P87"><text:span text:style-name="T73">-3</text:span></text:p>
          </draw:text-box>
        </draw:frame>
        <draw:line draw:style-name="gr266" draw:text-style-name="P91" draw:layer="layout" svg:x1="18.161cm" svg:y1="10.185cm" svg:x2="18.161cm" svg:y2="11.709cm">
          <text:p/>
        </draw:line>
        <draw:frame draw:style-name="gr261" draw:text-style-name="P93" draw:layer="layout" svg:width="0.33cm" svg:height="0.37cm" svg:x="15.419cm" svg:y="9.129cm">
          <draw:text-box>
            <text:p text:style-name="P92"><text:span text:style-name="T24">0</text:span></text:p>
          </draw:text-box>
        </draw:frame>
        <draw:frame draw:style-name="gr275" draw:text-style-name="P95" draw:layer="layout" svg:width="0.432cm" svg:height="0.37cm" svg:x="17.856cm" svg:y="9.129cm">
          <draw:text-box>
            <text:p text:style-name="P94">1</text:p>
          </draw:text-box>
        </draw:frame>
        <draw:frame draw:style-name="gr261" draw:text-style-name="P93" draw:layer="layout" svg:width="0.432cm" svg:height="0.37cm" svg:x="20.397cm" svg:y="9.129cm">
          <draw:text-box>
            <text:p text:style-name="P96"><text:span text:style-name="T24">2</text:span></text:p>
          </draw:text-box>
        </draw:frame>
        <draw:frame draw:style-name="gr265" draw:text-style-name="P98" draw:layer="layout" svg:width="0.432cm" svg:height="0.37cm" svg:x="22.912cm" svg:y="9.129cm">
          <draw:text-box>
            <text:p text:style-name="P97"><text:span text:style-name="T81">3</text:span></text:p>
          </draw:text-box>
        </draw:frame>
        <draw:frame draw:style-name="gr261" draw:text-style-name="P93" draw:layer="layout" svg:width="0.432cm" svg:height="0.37cm" svg:x="25.503cm" svg:y="9.129cm">
          <draw:text-box>
            <text:p text:style-name="P96"><text:span text:style-name="T24">4</text:span></text:p>
          </draw:text-box>
        </draw:frame>
        <draw:frame draw:style-name="gr261" draw:text-style-name="P93" draw:layer="layout" svg:width="0.432cm" svg:height="0.37cm" svg:x="28.017cm" svg:y="9.129cm">
          <draw:text-box>
            <text:p text:style-name="P96"><text:span text:style-name="T24">5</text:span></text:p>
          </draw:text-box>
        </draw:frame>
        <draw:path draw:style-name="gr268" draw:text-style-name="P5" draw:layer="layout" svg:width="2.208cm" svg:height="0.324cm" draw:transform="rotate (-3.14159265358979) translate (17.983cm 9.931cm)" svg:viewBox="0 0 2209 325" svg:d="M2209 76c-990 356-1219 330-2209-76">
          <text:p/>
        </draw:path>
        <draw:frame draw:style-name="gr261" draw:text-style-name="P93" draw:layer="layout" svg:width="0.33cm" svg:height="0.37cm" svg:x="15.419cm" svg:y="12.064cm">
          <draw:text-box>
            <text:p text:style-name="P96"><text:span text:style-name="T24">2</text:span></text:p>
          </draw:text-box>
        </draw:frame>
        <draw:frame draw:style-name="gr261" draw:text-style-name="P93" draw:layer="layout" svg:width="0.432cm" svg:height="0.37cm" svg:x="17.856cm" svg:y="12.064cm">
          <draw:text-box>
            <text:p text:style-name="P96"><text:span text:style-name="T24">1</text:span></text:p>
          </draw:text-box>
        </draw:frame>
        <draw:frame draw:style-name="gr261" draw:text-style-name="P93" draw:layer="layout" svg:width="0.432cm" svg:height="0.37cm" svg:x="20.397cm" svg:y="12.064cm">
          <draw:text-box>
            <text:p text:style-name="P96"><text:span text:style-name="T24">0</text:span></text:p>
          </draw:text-box>
        </draw:frame>
        <draw:frame draw:style-name="gr265" draw:text-style-name="P98" draw:layer="layout" svg:width="0.432cm" svg:height="0.37cm" svg:x="22.912cm" svg:y="12.064cm">
          <draw:text-box>
            <text:p text:style-name="P97"><text:span text:style-name="T81">-1</text:span></text:p>
          </draw:text-box>
        </draw:frame>
        <draw:frame draw:style-name="gr261" draw:text-style-name="P93" draw:layer="layout" svg:width="0.432cm" svg:height="0.37cm" svg:x="25.503cm" svg:y="12.064cm">
          <draw:text-box>
            <text:p text:style-name="P96"><text:span text:style-name="T24">-2</text:span></text:p>
          </draw:text-box>
        </draw:frame>
        <draw:frame draw:style-name="gr261" draw:text-style-name="P93" draw:layer="layout" svg:width="0.432cm" svg:height="0.37cm" svg:x="28.017cm" svg:y="12.064cm">
          <draw:text-box>
            <text:p text:style-name="P96"><text:span text:style-name="T24">-3</text:span></text:p>
          </draw:text-box>
        </draw:frame>
        <draw:frame draw:style-name="gr261" draw:text-style-name="P88" draw:layer="layout" svg:width="0.33cm" svg:height="0.37cm" svg:x="15.419cm" svg:y="11.694cm">
          <draw:text-box>
            <text:p text:style-name="P99"><text:span text:style-name="T24">-1</text:span></text:p>
          </draw:text-box>
        </draw:frame>
        <draw:frame draw:style-name="gr276" draw:text-style-name="P101" draw:layer="layout" svg:width="0.432cm" svg:height="0.37cm" svg:x="17.856cm" svg:y="11.694cm">
          <draw:text-box>
            <text:p text:style-name="P100">0</text:p>
          </draw:text-box>
        </draw:frame>
        <draw:frame draw:style-name="gr261" draw:text-style-name="P88" draw:layer="layout" svg:width="0.432cm" svg:height="0.37cm" svg:x="20.397cm" svg:y="11.694cm">
          <draw:text-box>
            <text:p text:style-name="P102"><text:span text:style-name="T24">1</text:span></text:p>
          </draw:text-box>
        </draw:frame>
        <draw:frame draw:style-name="gr265" draw:text-style-name="P90" draw:layer="layout" svg:width="0.432cm" svg:height="0.37cm" svg:x="22.912cm" svg:y="11.694cm">
          <draw:text-box>
            <text:p text:style-name="P103"><text:span text:style-name="T81">2</text:span></text:p>
          </draw:text-box>
        </draw:frame>
        <draw:frame draw:style-name="gr261" draw:text-style-name="P88" draw:layer="layout" svg:width="0.432cm" svg:height="0.37cm" svg:x="25.503cm" svg:y="11.694cm">
          <draw:text-box>
            <text:p text:style-name="P102"><text:span text:style-name="T24">3</text:span></text:p>
          </draw:text-box>
        </draw:frame>
        <draw:frame draw:style-name="gr261" draw:text-style-name="P88" draw:layer="layout" svg:width="0.432cm" svg:height="0.37cm" svg:x="28.017cm" svg:y="11.694cm">
          <draw:text-box>
            <text:p text:style-name="P102"><text:span text:style-name="T24">4</text:span></text:p>
          </draw:text-box>
        </draw:frame>
        <draw:frame draw:style-name="gr270" draw:text-style-name="P105" draw:layer="layout" svg:width="11.989cm" svg:height="0.381cm" svg:x="14.757cm" svg:y="8.661cm">
          <draw:text-box>
            <text:p text:style-name="P104"><text:span text:style-name="T18">set_multicycle -setup 2 -start</text:span></text:p>
          </draw:text-box>
        </draw:frame>
        <draw:path draw:style-name="gr264" draw:text-style-name="P5" draw:layer="layout" svg:width="2.361cm" svg:height="0.787cm" draw:transform="rotate (-3.14159265358979) translate (20.624cm 11.203cm)" svg:viewBox="0 0 2362 788" svg:d="M2362 788c-1169 0-1118-788-2362-788">
          <text:p/>
        </draw:path>
        <draw:path draw:style-name="gr263" draw:text-style-name="P5" draw:layer="layout" svg:width="0.891cm" svg:height="0.787cm" draw:transform="rotate (-3.14159265358979) translate (21.6939702481208cm 15.367cm)" svg:viewBox="0 0 892 788" svg:d="M892 788c-1067-26-1296-768-26-788">
          <text:p/>
        </draw:path>
        <draw:custom-shape draw:style-name="gr259" draw:text-style-name="P74" draw:layer="layout" svg:width="0.153cm" svg:height="0.584cm" svg:x="23.164cm" svg:y="18.364cm">
          <text:p/>
          <draw:enhanced-geometry svg:viewBox="0 0 21600 21600" draw:type="rectangle" draw:enhanced-path="M 0 0 L 21600 0 21600 21600 0 21600 0 0 Z N"/>
        </draw:custom-shape>
        <draw:custom-shape draw:style-name="gr259" draw:text-style-name="P74" draw:layer="layout" svg:width="0.153cm" svg:height="0.584cm" svg:x="20.624cm" svg:y="19.126cm">
          <text:p/>
          <draw:enhanced-geometry svg:viewBox="0 0 21600 21600" draw:type="rectangle" draw:enhanced-path="M 0 0 L 21600 0 21600 21600 0 21600 0 0 Z N"/>
        </draw:custom-shape>
        <draw:polyline draw:style-name="gr260" draw:text-style-name="P5" draw:layer="layout" svg:width="0.507cm" svg:height="2.539cm" draw:transform="rotate (1.5707963267949) translate (15.621cm 18.918cm)" svg:viewBox="0 0 508 2540" draw:points="0,0 508,0 508,1270 0,1270 0,2540 508,2540">
          <text:p/>
        </draw:polyline>
        <draw:frame draw:style-name="gr261" draw:text-style-name="P58" draw:layer="layout" svg:width="1.625cm" svg:height="0.37cm" svg:x="13.767cm" svg:y="18.486cm">
          <draw:text-box>
            <text:p text:style-name="P85"><text:span text:style-name="T24">La</text:span><text:span text:style-name="T24">un</text:span><text:span text:style-name="T24">ch </text:span><text:span text:style-name="T24">clo</text:span><text:span text:style-name="T24">ck</text:span></text:p>
          </draw:text-box>
        </draw:frame>
        <draw:frame draw:style-name="gr261" draw:text-style-name="P58" draw:layer="layout" svg:width="1.676cm" svg:height="0.37cm" svg:x="13.767cm" svg:y="19.248cm">
          <draw:text-box>
            <text:p text:style-name="P85"><text:span text:style-name="T24">C</text:span><text:span text:style-name="T24">a</text:span><text:span text:style-name="T24">p</text:span><text:span text:style-name="T24">t</text:span><text:span text:style-name="T24">u</text:span><text:span text:style-name="T24">r</text:span><text:span text:style-name="T24">e</text:span><text:span text:style-name="T24"> </text:span><text:span text:style-name="T24">c</text:span><text:span text:style-name="T24">l</text:span><text:span text:style-name="T24">o</text:span><text:span text:style-name="T24">c</text:span><text:span text:style-name="T24">k</text:span></text:p>
          </draw:text-box>
        </draw:frame>
        <draw:polyline draw:style-name="gr260" draw:text-style-name="P5" draw:layer="layout" svg:width="0.507cm" svg:height="2.539cm" draw:transform="rotate (1.5707963267949) translate (18.161cm 18.918cm)" svg:viewBox="0 0 508 2540" draw:points="0,0 508,0 508,1270 0,1270 0,2540 508,2540">
          <text:p/>
        </draw:polyline>
        <draw:polyline draw:style-name="gr260" draw:text-style-name="P5" draw:layer="layout" svg:width="0.507cm" svg:height="2.539cm" draw:transform="rotate (1.5707963267949) translate (20.701cm 18.918cm)" svg:viewBox="0 0 508 2540" draw:points="0,0 508,0 508,1270 0,1270 0,2540 508,2540">
          <text:p/>
        </draw:polyline>
        <draw:frame draw:style-name="gr261" draw:text-style-name="P58" draw:layer="layout" svg:width="0.483cm" svg:height="0.37cm" svg:x="15.519cm" svg:y="18.008cm">
          <draw:text-box>
            <text:p text:style-name="P85"><text:span text:style-name="T24">-</text:span><text:span text:style-name="T24">1</text:span><text:span text:style-name="T24">0</text:span></text:p>
          </draw:text-box>
        </draw:frame>
        <draw:frame draw:style-name="gr261" draw:text-style-name="P58" draw:layer="layout" svg:width="0.33cm" svg:height="0.37cm" svg:x="16.738cm" svg:y="18.008cm">
          <draw:text-box>
            <text:p text:style-name="P85"><text:span text:style-name="T24">-5</text:span></text:p>
          </draw:text-box>
        </draw:frame>
        <draw:frame draw:style-name="gr262" draw:text-style-name="P86" draw:layer="layout" svg:width="0.432cm" svg:height="0.37cm" svg:x="18.008cm" svg:y="18.008cm">
          <draw:text-box>
            <text:p text:style-name="P85"><text:span text:style-name="T24">0</text:span></text:p>
          </draw:text-box>
        </draw:frame>
        <draw:frame draw:style-name="gr261" draw:text-style-name="P58" draw:layer="layout" svg:width="0.432cm" svg:height="0.37cm" svg:x="19.227cm" svg:y="18.008cm">
          <draw:text-box>
            <text:p text:style-name="P85"><text:span text:style-name="T24">5</text:span></text:p>
          </draw:text-box>
        </draw:frame>
        <draw:frame draw:style-name="gr261" draw:text-style-name="P58" draw:layer="layout" svg:width="0.432cm" svg:height="0.37cm" svg:x="20.497cm" svg:y="18.008cm">
          <draw:text-box>
            <text:p text:style-name="P85"><text:span text:style-name="T24">1</text:span><text:span text:style-name="T24">0</text:span></text:p>
          </draw:text-box>
        </draw:frame>
        <draw:frame draw:style-name="gr261" draw:text-style-name="P58" draw:layer="layout" svg:width="0.432cm" svg:height="0.37cm" svg:x="21.767cm" svg:y="18.008cm">
          <draw:text-box>
            <text:p text:style-name="P85"><text:span text:style-name="T24">15</text:span></text:p>
          </draw:text-box>
        </draw:frame>
        <draw:frame draw:style-name="gr261" draw:text-style-name="P58" draw:layer="layout" svg:width="0.432cm" svg:height="0.37cm" svg:x="23.012cm" svg:y="18.008cm">
          <draw:text-box>
            <text:p text:style-name="P85"><text:span text:style-name="T24">20</text:span></text:p>
          </draw:text-box>
        </draw:frame>
        <draw:polyline draw:style-name="gr260" draw:text-style-name="P5" draw:layer="layout" svg:width="0.507cm" svg:height="2.539cm" draw:transform="rotate (1.5707963267949) translate (23.241cm 18.918cm)" svg:viewBox="0 0 508 2540" draw:points="0,0 508,0 508,1270 0,1270 0,2540 508,2540">
          <text:p/>
        </draw:polyline>
        <draw:polyline draw:style-name="gr260" draw:text-style-name="P5" draw:layer="layout" svg:width="0.507cm" svg:height="2.539cm" draw:transform="rotate (1.5707963267949) translate (25.781cm 18.918cm)" svg:viewBox="0 0 508 2540" draw:points="0,0 508,0 508,1270 0,1270 0,2540 508,2540">
          <text:p/>
        </draw:polyline>
        <draw:frame draw:style-name="gr261" draw:text-style-name="P58" draw:layer="layout" svg:width="0.432cm" svg:height="0.37cm" svg:x="24.333cm" svg:y="18.008cm">
          <draw:text-box>
            <text:p text:style-name="P85"><text:span text:style-name="T24">25</text:span></text:p>
          </draw:text-box>
        </draw:frame>
        <draw:frame draw:style-name="gr261" draw:text-style-name="P58" draw:layer="layout" svg:width="0.432cm" svg:height="0.37cm" svg:x="25.603cm" svg:y="18.008cm">
          <draw:text-box>
            <text:p text:style-name="P85"><text:span text:style-name="T24">30</text:span></text:p>
          </draw:text-box>
        </draw:frame>
        <draw:frame draw:style-name="gr261" draw:text-style-name="P58" draw:layer="layout" svg:width="0.432cm" svg:height="0.37cm" svg:x="26.847cm" svg:y="18.008cm">
          <draw:text-box>
            <text:p text:style-name="P85"><text:span text:style-name="T24">35</text:span></text:p>
          </draw:text-box>
        </draw:frame>
        <draw:frame draw:style-name="gr261" draw:text-style-name="P58" draw:layer="layout" svg:width="0.432cm" svg:height="0.37cm" svg:x="28.117cm" svg:y="18.008cm">
          <draw:text-box>
            <text:p text:style-name="P85"><text:span text:style-name="T24">40</text:span></text:p>
          </draw:text-box>
        </draw:frame>
        <draw:polyline draw:style-name="gr260" draw:text-style-name="P5" draw:layer="layout" svg:width="0.507cm" svg:height="2.539cm" draw:transform="rotate (1.5707963267949) translate (15.621cm 19.68cm)" svg:viewBox="0 0 508 2540" draw:points="0,0 508,0 508,1270 0,1270 0,2540 508,2540">
          <text:p/>
        </draw:polyline>
        <draw:polyline draw:style-name="gr260" draw:text-style-name="P5" draw:layer="layout" svg:width="0.507cm" svg:height="2.539cm" draw:transform="rotate (1.5707963267949) translate (18.161cm 19.68cm)" svg:viewBox="0 0 508 2540" draw:points="0,0 508,0 508,1270 0,1270 0,2540 508,2540">
          <text:p/>
        </draw:polyline>
        <draw:polyline draw:style-name="gr260" draw:text-style-name="P5" draw:layer="layout" svg:width="0.507cm" svg:height="2.539cm" draw:transform="rotate (1.5707963267949) translate (20.701cm 19.68cm)" svg:viewBox="0 0 508 2540" draw:points="0,0 508,0 508,1270 0,1270 0,2540 508,2540">
          <text:p/>
        </draw:polyline>
        <draw:polyline draw:style-name="gr260" draw:text-style-name="P5" draw:layer="layout" svg:width="0.507cm" svg:height="2.539cm" draw:transform="rotate (1.5707963267949) translate (23.241cm 19.68cm)" svg:viewBox="0 0 508 2540" draw:points="0,0 508,0 508,1270 0,1270 0,2540 508,2540">
          <text:p/>
        </draw:polyline>
        <draw:polyline draw:style-name="gr260" draw:text-style-name="P5" draw:layer="layout" svg:width="0.507cm" svg:height="2.539cm" draw:transform="rotate (1.5707963267949) translate (25.781cm 19.68cm)" svg:viewBox="0 0 508 2540" draw:points="0,0 508,0 508,1270 0,1270 0,2540 508,2540">
          <text:p/>
        </draw:polyline>
        <draw:frame draw:style-name="gr261" draw:text-style-name="P88" draw:layer="layout" svg:width="0.33cm" svg:height="0.37cm" svg:x="15.419cm" svg:y="17.627cm">
          <draw:text-box>
            <text:p text:style-name="P87"><text:span text:style-name="T73">2</text:span></text:p>
          </draw:text-box>
        </draw:frame>
        <draw:frame draw:style-name="gr261" draw:text-style-name="P88" draw:layer="layout" svg:width="0.432cm" svg:height="0.37cm" svg:x="17.856cm" svg:y="17.627cm">
          <draw:text-box>
            <text:p text:style-name="P87"><text:span text:style-name="T73">1</text:span></text:p>
          </draw:text-box>
        </draw:frame>
        <draw:frame draw:style-name="gr261" draw:text-style-name="P88" draw:layer="layout" svg:width="0.432cm" svg:height="0.37cm" svg:x="20.397cm" svg:y="17.627cm">
          <draw:text-box>
            <text:p text:style-name="P87"><text:span text:style-name="T73">0</text:span></text:p>
          </draw:text-box>
        </draw:frame>
        <draw:frame draw:style-name="gr265" draw:text-style-name="P90" draw:layer="layout" svg:width="0.432cm" svg:height="0.37cm" svg:x="22.912cm" svg:y="17.627cm">
          <draw:text-box>
            <text:p text:style-name="P89"><text:span text:style-name="T80">-1</text:span></text:p>
          </draw:text-box>
        </draw:frame>
        <draw:frame draw:style-name="gr261" draw:text-style-name="P88" draw:layer="layout" svg:width="0.432cm" svg:height="0.37cm" svg:x="25.503cm" svg:y="17.627cm">
          <draw:text-box>
            <text:p text:style-name="P87"><text:span text:style-name="T73">-2</text:span></text:p>
          </draw:text-box>
        </draw:frame>
        <draw:frame draw:style-name="gr261" draw:text-style-name="P88" draw:layer="layout" svg:width="0.432cm" svg:height="0.37cm" svg:x="28.017cm" svg:y="17.627cm">
          <draw:text-box>
            <text:p text:style-name="P87"><text:span text:style-name="T73">-3</text:span></text:p>
          </draw:text-box>
        </draw:frame>
        <draw:line draw:style-name="gr266" draw:text-style-name="P91" draw:layer="layout" svg:x1="18.161cm" svg:y1="18.313cm" svg:x2="18.161cm" svg:y2="19.837cm">
          <text:p/>
        </draw:line>
        <draw:frame draw:style-name="gr261" draw:text-style-name="P93" draw:layer="layout" svg:width="0.33cm" svg:height="0.37cm" svg:x="15.419cm" svg:y="17.257cm">
          <draw:text-box>
            <text:p text:style-name="P92"><text:span text:style-name="T24">-3</text:span></text:p>
          </draw:text-box>
        </draw:frame>
        <draw:frame draw:style-name="gr277" draw:text-style-name="P95" draw:layer="layout" svg:width="0.432cm" svg:height="0.37cm" svg:x="17.856cm" svg:y="17.257cm">
          <draw:text-box>
            <text:p text:style-name="P94">-2</text:p>
          </draw:text-box>
        </draw:frame>
        <draw:frame draw:style-name="gr261" draw:text-style-name="P93" draw:layer="layout" svg:width="0.432cm" svg:height="0.37cm" svg:x="20.397cm" svg:y="17.257cm">
          <draw:text-box>
            <text:p text:style-name="P96"><text:span text:style-name="T24">-1</text:span></text:p>
          </draw:text-box>
        </draw:frame>
        <draw:frame draw:style-name="gr265" draw:text-style-name="P98" draw:layer="layout" svg:width="0.432cm" svg:height="0.37cm" svg:x="22.912cm" svg:y="17.257cm">
          <draw:text-box>
            <text:p text:style-name="P97"><text:span text:style-name="T81">0</text:span></text:p>
          </draw:text-box>
        </draw:frame>
        <draw:frame draw:style-name="gr261" draw:text-style-name="P93" draw:layer="layout" svg:width="0.432cm" svg:height="0.37cm" svg:x="25.503cm" svg:y="17.257cm">
          <draw:text-box>
            <text:p text:style-name="P96"><text:span text:style-name="T24">1</text:span></text:p>
          </draw:text-box>
        </draw:frame>
        <draw:frame draw:style-name="gr261" draw:text-style-name="P93" draw:layer="layout" svg:width="0.432cm" svg:height="0.37cm" svg:x="28.017cm" svg:y="17.257cm">
          <draw:text-box>
            <text:p text:style-name="P96"><text:span text:style-name="T24">2</text:span></text:p>
          </draw:text-box>
        </draw:frame>
        <draw:path draw:style-name="gr268" draw:text-style-name="P5" draw:layer="layout" svg:width="2.208cm" svg:height="0.324cm" draw:transform="rotate (-3.14159265358979) translate (25.603cm 18.059cm)" svg:viewBox="0 0 2209 325" svg:d="M2209 76c-990 356-1219 330-2209-76">
          <text:p/>
        </draw:path>
        <draw:frame draw:style-name="gr261" draw:text-style-name="P93" draw:layer="layout" svg:width="0.33cm" svg:height="0.37cm" svg:x="15.419cm" svg:y="20.192cm">
          <draw:text-box>
            <text:p text:style-name="P96"><text:span text:style-name="T24">2</text:span></text:p>
          </draw:text-box>
        </draw:frame>
        <draw:frame draw:style-name="gr261" draw:text-style-name="P93" draw:layer="layout" svg:width="0.432cm" svg:height="0.37cm" svg:x="17.856cm" svg:y="20.192cm">
          <draw:text-box>
            <text:p text:style-name="P96"><text:span text:style-name="T24">1</text:span></text:p>
          </draw:text-box>
        </draw:frame>
        <draw:frame draw:style-name="gr261" draw:text-style-name="P93" draw:layer="layout" svg:width="0.432cm" svg:height="0.37cm" svg:x="20.397cm" svg:y="20.192cm">
          <draw:text-box>
            <text:p text:style-name="P96"><text:span text:style-name="T24">0</text:span></text:p>
          </draw:text-box>
        </draw:frame>
        <draw:frame draw:style-name="gr265" draw:text-style-name="P98" draw:layer="layout" svg:width="0.432cm" svg:height="0.37cm" svg:x="22.912cm" svg:y="20.192cm">
          <draw:text-box>
            <text:p text:style-name="P97"><text:span text:style-name="T81">-1</text:span></text:p>
          </draw:text-box>
        </draw:frame>
        <draw:frame draw:style-name="gr261" draw:text-style-name="P93" draw:layer="layout" svg:width="0.432cm" svg:height="0.37cm" svg:x="25.503cm" svg:y="20.192cm">
          <draw:text-box>
            <text:p text:style-name="P96"><text:span text:style-name="T24">-2</text:span></text:p>
          </draw:text-box>
        </draw:frame>
        <draw:frame draw:style-name="gr261" draw:text-style-name="P93" draw:layer="layout" svg:width="0.432cm" svg:height="0.37cm" svg:x="28.017cm" svg:y="20.192cm">
          <draw:text-box>
            <text:p text:style-name="P96"><text:span text:style-name="T24">-3</text:span></text:p>
          </draw:text-box>
        </draw:frame>
        <draw:frame draw:style-name="gr261" draw:text-style-name="P88" draw:layer="layout" svg:width="0.33cm" svg:height="0.37cm" svg:x="15.419cm" svg:y="19.822cm">
          <draw:text-box>
            <text:p text:style-name="P99"><text:span text:style-name="T24">-1</text:span></text:p>
          </draw:text-box>
        </draw:frame>
        <draw:frame draw:style-name="gr278" draw:text-style-name="P101" draw:layer="layout" svg:width="0.432cm" svg:height="0.37cm" svg:x="17.856cm" svg:y="19.822cm">
          <draw:text-box>
            <text:p text:style-name="P100">0</text:p>
          </draw:text-box>
        </draw:frame>
        <draw:frame draw:style-name="gr261" draw:text-style-name="P88" draw:layer="layout" svg:width="0.432cm" svg:height="0.37cm" svg:x="20.397cm" svg:y="19.822cm">
          <draw:text-box>
            <text:p text:style-name="P102"><text:span text:style-name="T24">1</text:span></text:p>
          </draw:text-box>
        </draw:frame>
        <draw:frame draw:style-name="gr265" draw:text-style-name="P90" draw:layer="layout" svg:width="0.432cm" svg:height="0.37cm" svg:x="22.912cm" svg:y="19.822cm">
          <draw:text-box>
            <text:p text:style-name="P103"><text:span text:style-name="T81">2</text:span></text:p>
          </draw:text-box>
        </draw:frame>
        <draw:frame draw:style-name="gr261" draw:text-style-name="P88" draw:layer="layout" svg:width="0.432cm" svg:height="0.37cm" svg:x="25.503cm" svg:y="19.822cm">
          <draw:text-box>
            <text:p text:style-name="P102"><text:span text:style-name="T24">3</text:span></text:p>
          </draw:text-box>
        </draw:frame>
        <draw:frame draw:style-name="gr261" draw:text-style-name="P88" draw:layer="layout" svg:width="0.432cm" svg:height="0.37cm" svg:x="28.017cm" svg:y="19.822cm">
          <draw:text-box>
            <text:p text:style-name="P102"><text:span text:style-name="T24">4</text:span></text:p>
          </draw:text-box>
        </draw:frame>
        <draw:frame draw:style-name="gr270" draw:text-style-name="P105" draw:layer="layout" svg:width="11.989cm" svg:height="0.381cm" svg:x="14.757cm" svg:y="16.789cm">
          <draw:text-box>
            <text:p text:style-name="P104"><text:span text:style-name="T18">s</text:span><text:span text:style-name="T18">e</text:span><text:span text:style-name="T18">t</text:span><text:span text:style-name="T18">_</text:span><text:span text:style-name="T18">m</text:span><text:span text:style-name="T18">u</text:span><text:span text:style-name="T18">l</text:span><text:span text:style-name="T18">t</text:span><text:span text:style-name="T18">i</text:span><text:span text:style-name="T18">c</text:span><text:span text:style-name="T18">y</text:span><text:span text:style-name="T18">c</text:span><text:span text:style-name="T18">l</text:span><text:span text:style-name="T18">e</text:span><text:span text:style-name="T18"> </text:span><text:span text:style-name="T18">-</text:span><text:span text:style-name="T18">s</text:span><text:span text:style-name="T18">e</text:span><text:span text:style-name="T18">t</text:span><text:span text:style-name="T18">u</text:span><text:span text:style-name="T18">p</text:span><text:span text:style-name="T18"> </text:span><text:span text:style-name="T18">-</text:span><text:span text:style-name="T18">1</text:span><text:span text:style-name="T18"> </text:span><text:span text:style-name="T18">-</text:span><text:span text:style-name="T18">s</text:span><text:span text:style-name="T18">t</text:span><text:span text:style-name="T18">a</text:span><text:span text:style-name="T18">r</text:span><text:span text:style-name="T18">t</text:span></text:p>
          </draw:text-box>
        </draw:frame>
        <draw:path draw:style-name="gr263" draw:text-style-name="P5" draw:layer="layout" svg:width="2.361cm" svg:height="0.787cm" draw:transform="rotate (-3.14159265358979) translate (23.164cm 19.405cm)" svg:viewBox="0 0 2362 788" svg:d="M0 788c1169 0 1118-788 2362-788">
          <text:p/>
        </draw:path>
        <draw:path draw:style-name="gr264" draw:text-style-name="P5" draw:layer="layout" svg:width="4.901cm" svg:height="0.761cm" draw:transform="rotate (-3.14159265358979) translate (25.704cm 19.481cm)" svg:viewBox="0 0 4902 762" svg:d="M0 762c2388 0 2210-762 4902-762">
          <text:p/>
        </draw:path>
        <draw:path draw:style-name="gr279" draw:text-style-name="P5" draw:layer="layout" svg:width="5.129cm" svg:height="0.277cm" draw:transform="rotate (-3.14159265358979) translate (23.418cm 17.856cm)" svg:viewBox="0 0 5130 278" svg:d="M5130 102c-1066 228-4013 274-5130-102">
          <text:p/>
        </draw:path>
        <draw:path draw:style-name="gr279" draw:text-style-name="P5" draw:layer="layout" svg:width="2.615cm" svg:height="0.265cm" draw:transform="rotate (-3.14159265358979) translate (20.904cm 13.792cm)" svg:viewBox="0 0 2616 266" svg:d="M2616 78c-1066 228-1499 298-2616-78">
          <text:p/>
        </draw:path>
        <draw:path draw:style-name="gr279" draw:text-style-name="P5" draw:layer="layout" svg:width="2.615cm" svg:height="0.265cm" draw:transform="rotate (-3.14159265358979) translate (18.059cm 9.74cm)" svg:viewBox="0 0 2616 266" svg:d="M0 78c1066 228 1499 298 2616-78">
          <text:p/>
        </draw:path>
        <draw:path draw:style-name="gr279" draw:text-style-name="P5" draw:layer="layout" svg:width="2.615cm" svg:height="0.265cm" svg:x="20.802cm" svg:y="7.735cm" svg:viewBox="0 0 2616 266" svg:d="M0 78c1066 228 1499 298 2616-78">
          <text:p/>
        </draw:path>
        <draw:path draw:style-name="gr268" draw:text-style-name="P5" draw:layer="layout" svg:width="2.208cm" svg:height="0.324cm" svg:x="18.287cm" svg:y="3.738cm" svg:viewBox="0 0 2209 325" svg:d="M2209 76c-990 356-1219 330-2209-76">
          <text:p/>
        </draw:path>
        <draw:path draw:style-name="gr268" draw:text-style-name="P5" draw:layer="layout" svg:width="2.208cm" svg:height="0.324cm" svg:x="20.828cm" svg:y="7.523cm" svg:viewBox="0 0 2209 325" svg:d="M2209 76c-990 356-1219 330-2209-76">
          <text:p/>
        </draw:path>
        <draw:path draw:style-name="gr268" draw:text-style-name="P5" draw:layer="layout" svg:width="2.208cm" svg:height="0.324cm" svg:x="18.287cm" svg:y="11.633cm" svg:viewBox="0 0 2209 325" svg:d="M2209 76c-990 356-1219 330-2209-76">
          <text:p/>
        </draw:path>
        <draw:path draw:style-name="gr268" draw:text-style-name="P5" draw:layer="layout" svg:width="2.208cm" svg:height="0.324cm" svg:x="18.287cm" svg:y="15.702cm" svg:viewBox="0 0 2209 325" svg:d="M2209 76c-990 356-1219 330-2209-76">
          <text:p/>
        </draw:path>
        <draw:path draw:style-name="gr268" draw:text-style-name="P5" draw:layer="layout" svg:width="2.208cm" svg:height="0.324cm" svg:x="18.287cm" svg:y="19.817cm" svg:viewBox="0 0 2209 325" svg:d="M2209 76c-990 356-1219 330-2209-76">
          <text:p/>
        </draw:path>
      </draw:page>
      <draw:page draw:name="page8" draw:style-name="dp1" draw:master-page-name="Default">
        <draw:g>
          <draw:custom-shape draw:style-name="gr280"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custom-shape draw:style-name="gr281" draw:text-style-name="P4" draw:layer="layout" svg:width="0.762cm" svg:height="1.016cm" svg:x="19.533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9.533cm 3.099cm)" svg:viewBox="0 0 216 216" draw:points="0,0 216,0 216,216">
            <text:p/>
          </draw:polyline>
          <draw:line draw:style-name="gr6" draw:text-style-name="P5" draw:layer="layout" svg:x1="19.456cm" svg:y1="2.744cm" svg:x2="19.533cm" svg:y2="2.744cm">
            <text:p/>
          </draw:line>
          <draw:line draw:style-name="gr6" draw:text-style-name="P5" draw:layer="layout" svg:x1="20.294cm" svg:y1="2.744cm" svg:x2="20.371cm" svg:y2="2.744cm">
            <text:p/>
          </draw:line>
          <draw:line draw:style-name="gr6" draw:text-style-name="P5" draw:layer="layout" svg:x1="19.456cm" svg:y1="3.252cm" svg:x2="19.533cm" svg:y2="3.252cm">
            <text:p/>
          </draw:line>
        </draw:g>
        <draw:line draw:style-name="gr151" draw:text-style-name="P5" draw:layer="layout" svg:x1="17.983cm" svg:y1="2.744cm" svg:x2="19.456cm" svg:y2="2.744cm">
          <text:p/>
        </draw:line>
        <draw:polyline draw:style-name="gr152" draw:text-style-name="P5" draw:layer="layout" svg:width="2.997cm" svg:height="0.761cm" svg:x="16.484cm" svg:y="3.252cm" svg:viewBox="0 0 2998 762" draw:points="0,762 2795,762 2795,0 2998,0">
          <text:p/>
        </draw:polyline>
        <draw:line draw:style-name="gr153" draw:text-style-name="P5" draw:layer="layout" svg:x1="13.132cm" svg:y1="4.014cm" svg:x2="13.462cm" svg:y2="4.014cm">
          <text:p/>
        </draw:line>
        <draw:frame draw:style-name="gr81" draw:text-style-name="P8" draw:layer="layout" svg:width="0.736cm" svg:height="0.421cm" svg:x="12.675cm" svg:y="3.847cm">
          <draw:text-box>
            <text:p><text:span text:style-name="T4">clk</text:span></text:p>
          </draw:text-box>
        </draw:frame>
        <draw:polyline draw:style-name="gr282" draw:text-style-name="P18" draw:layer="layout" svg:width="0.761cm" svg:height="2.59cm" draw:transform="rotate (1.5707963267949) translate (14.528cm 4.014cm)" svg:viewBox="0 0 762 2591" draw:points="0,0 762,0 762,2591">
          <text:p/>
        </draw:polyline>
        <draw:frame draw:style-name="gr82" draw:text-style-name="P34" draw:layer="layout" svg:width="0.736cm" svg:height="0.37cm" svg:x="17.17cm" svg:y="2.058cm">
          <draw:text-box>
            <text:p text:style-name="P16"><text:span text:style-name="T29">FF1</text:span></text:p>
          </draw:text-box>
        </draw:frame>
        <draw:frame draw:style-name="gr82" draw:text-style-name="P34" draw:layer="layout" svg:width="0.736cm" svg:height="0.37cm" svg:x="19.558cm" svg:y="2.058cm">
          <draw:text-box>
            <text:p text:style-name="P16"><text:span text:style-name="T29">FF2a</text:span></text:p>
          </draw:text-box>
        </draw:frame>
        <draw:frame draw:style-name="gr200" draw:text-style-name="P58" draw:layer="layout" svg:width="1.498cm" svg:height="0.437cm" svg:x="14.351cm" svg:y="0.965cm">
          <draw:text-box>
            <text:p text:style-name="P57"><text:span text:style-name="T24">T</text:span><text:span text:style-name="T69">clk</text:span><text:span text:style-name="T24"> = 10 ns</text:span></text:p>
          </draw:text-box>
        </draw:frame>
        <draw:frame draw:style-name="gr201" draw:text-style-name="P70" draw:layer="layout" svg:width="1.6cm" svg:height="1.372cm" svg:x="14.325cm" svg:y="1.498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olygon draw:style-name="gr208" draw:text-style-name="P10" draw:layer="layout" svg:width="0.567cm" svg:height="0.453cm" draw:transform="rotate (-0.463733982254894) translate (18.4920219425963cm 3.7589561242821cm)" svg:viewBox="0 0 568 454" draw:points="0,0 568,0 227,454">
            <text:p/>
          </draw:polygon>
          <draw:line draw:style-name="gr209" draw:text-style-name="P5" draw:layer="layout" svg:x1="18.415cm" svg:y1="4.013cm" svg:x2="18.492cm" svg:y2="4.013cm">
            <text:p/>
          </draw:line>
          <draw:line draw:style-name="gr209" draw:text-style-name="P5" draw:layer="layout" svg:x1="19cm" svg:y1="4.013cm" svg:x2="19.102cm" svg:y2="4.013cm">
            <text:p/>
          </draw:line>
        </draw:g>
        <draw:frame draw:style-name="gr82" draw:text-style-name="P34" draw:layer="layout" svg:width="0.736cm" svg:height="0.37cm" svg:x="13.463cm" svg:y="3.327cm">
          <draw:text-box>
            <text:p text:style-name="P16"><text:span text:style-name="T29">buf1</text:span></text:p>
          </draw:text-box>
        </draw:frame>
        <draw:frame draw:style-name="gr82" draw:text-style-name="P34" draw:layer="layout" svg:width="0.736cm" svg:height="0.37cm" svg:x="18.339cm" svg:y="3.378cm">
          <draw:text-box>
            <text:p text:style-name="P16"><text:span text:style-name="T29">buf2</text:span></text:p>
          </draw:text-box>
        </draw:frame>
        <draw:frame draw:style-name="gr82" draw:text-style-name="P68" draw:layer="layout" svg:width="0.736cm" svg:height="0.37cm" svg:x="18.695cm" svg:y="4.216cm">
          <draw:text-box>
            <text:p text:style-name="P16"><text:span text:style-name="T18">1 ns</text:span></text:p>
          </draw:text-box>
        </draw:frame>
        <draw:frame draw:style-name="gr82" draw:text-style-name="P68" draw:layer="layout" svg:width="0.736cm" svg:height="0.37cm" svg:x="13.869cm" svg:y="4.202cm">
          <draw:text-box>
            <text:p text:style-name="P16"><text:span text:style-name="T18">1 ns</text:span></text:p>
          </draw:text-box>
        </draw:frame>
        <draw:frame draw:style-name="gr82" draw:text-style-name="P34" draw:layer="layout" svg:width="0.736cm" svg:height="0.37cm" svg:x="19.812cm" svg:y="4.343cm">
          <draw:text-box>
            <text:p text:style-name="P16"><text:span text:style-name="T29">buf3</text:span></text:p>
          </draw:text-box>
        </draw:frame>
        <draw:frame draw:style-name="gr82" draw:text-style-name="P68" draw:layer="layout" svg:width="0.736cm" svg:height="0.37cm" svg:x="20.168cm" svg:y="3.592cm">
          <draw:text-box>
            <text:p text:style-name="P16"><text:span text:style-name="T18">1 ns</text:span></text:p>
          </draw:text-box>
        </draw:frame>
        <draw:custom-shape draw:style-name="gr283" draw:text-style-name="P4" draw:layer="layout" svg:width="0.762cm" svg:height="1.016cm" svg:x="15.646cm" svg:y="3.759cm">
          <text:p/>
          <draw:enhanced-geometry svg:viewBox="0 0 21600 21600" draw:type="rectangle" draw:enhanced-path="M 0 0 L 21600 0 21600 21600 0 21600 0 0 Z N"/>
        </draw:custom-shape>
        <draw:line draw:style-name="gr6" draw:text-style-name="P5" draw:layer="layout" svg:x1="15.569cm" svg:y1="4.013cm" svg:x2="15.646cm" svg:y2="4.013cm">
          <text:p/>
        </draw:line>
        <draw:line draw:style-name="gr6" draw:text-style-name="P5" draw:layer="layout" svg:x1="16.407cm" svg:y1="4.013cm" svg:x2="16.484cm" svg:y2="4.013cm">
          <text:p/>
        </draw:line>
        <draw:line draw:style-name="gr6" draw:text-style-name="P5" draw:layer="layout" svg:x1="15.569cm" svg:y1="4.521cm" svg:x2="15.646cm" svg:y2="4.521cm">
          <text:p/>
        </draw:line>
        <draw:line draw:style-name="gr152" draw:text-style-name="P5" draw:layer="layout" svg:x1="13.334cm" svg:y1="4.014cm" svg:x2="15.57cm" svg:y2="4.014cm">
          <text:p/>
        </draw:line>
        <draw:frame draw:style-name="gr82" draw:text-style-name="P61" draw:layer="layout" svg:width="0.736cm" svg:height="0.37cm" svg:x="15.646cm" svg:y="4.049cm">
          <draw:text-box>
            <text:p text:style-name="P16"><text:span text:style-name="T58">PLL</text:span></text:p>
          </draw:text-box>
        </draw:frame>
        <draw:g>
          <draw:custom-shape draw:style-name="gr284" draw:text-style-name="P4" draw:layer="layout" svg:width="0.762cm" svg:height="1.016cm" svg:x="21.33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36cm 3.099cm)" svg:viewBox="0 0 216 216" draw:points="0,0 216,0 216,216">
            <text:p/>
          </draw:polyline>
          <draw:line draw:style-name="gr6" draw:text-style-name="P5" draw:layer="layout" svg:x1="21.259cm" svg:y1="2.744cm" svg:x2="21.336cm" svg:y2="2.744cm">
            <text:p/>
          </draw:line>
          <draw:line draw:style-name="gr6" draw:text-style-name="P5" draw:layer="layout" svg:x1="22.097cm" svg:y1="2.744cm" svg:x2="22.174cm" svg:y2="2.744cm">
            <text:p/>
          </draw:line>
          <draw:line draw:style-name="gr6" draw:text-style-name="P5" draw:layer="layout" svg:x1="21.259cm" svg:y1="3.252cm" svg:x2="21.336cm" svg:y2="3.252cm">
            <text:p/>
          </draw:line>
        </draw:g>
        <draw:frame draw:style-name="gr82" draw:text-style-name="P34" draw:layer="layout" svg:width="0.736cm" svg:height="0.37cm" svg:x="21.361cm" svg:y="2.058cm">
          <draw:text-box>
            <text:p text:style-name="P16"><text:span text:style-name="T29">FF2</text:span></text:p>
          </draw:text-box>
        </draw:frame>
        <draw:polyline draw:style-name="gr285" draw:text-style-name="P106" draw:layer="layout" svg:width="1.091cm" svg:height="2.031cm" draw:transform="rotate (1.5707963267949) translate (19.227cm 2.743cm)" svg:viewBox="0 0 1092 2032" draw:points="0,0 1092,0 1092,1728 0,1728 0,2032">
          <text:p/>
        </draw:polyline>
        <draw:polyline draw:style-name="gr286" draw:text-style-name="P5" draw:layer="layout" svg:width="2.006cm" svg:height="0.761cm" svg:x="19.278cm" svg:y="3.252cm" svg:viewBox="0 0 2007 762" draw:points="0,762 1702,762 1677,0 2007,0">
          <text:p/>
        </draw:polyline>
        <draw:g>
          <draw:polygon draw:style-name="gr208" draw:text-style-name="P10" draw:layer="layout" svg:width="0.567cm" svg:height="0.453cm" draw:transform="rotate (-0.463733982254894) translate (19.9650219425963cm 3.7589561242821cm)" svg:viewBox="0 0 568 454" draw:points="0,0 568,0 227,454">
            <text:p/>
          </draw:polygon>
          <draw:line draw:style-name="gr209" draw:text-style-name="P5" draw:layer="layout" svg:x1="19.888cm" svg:y1="4.013cm" svg:x2="19.965cm" svg:y2="4.013cm">
            <text:p/>
          </draw:line>
          <draw:line draw:style-name="gr209" draw:text-style-name="P5" draw:layer="layout" svg:x1="20.473cm" svg:y1="4.013cm" svg:x2="20.575cm" svg:y2="4.013cm">
            <text:p/>
          </draw:line>
        </draw:g>
        <draw:g>
          <draw:custom-shape draw:style-name="gr287" draw:text-style-name="P4" draw:layer="layout" svg:width="0.762cm" svg:height="1.016cm" svg:x="17.168cm" svg:y="0.635cm">
            <text:p/>
            <draw:enhanced-geometry svg:viewBox="0 0 21600 21600" draw:mirror-horizontal="true" draw:type="rectangle" draw:enhanced-path="M 0 0 L 21600 0 21600 21600 0 21600 0 0 Z N"/>
          </draw:custom-shape>
          <draw:polyline draw:style-name="gr6" draw:text-style-name="P5" draw:layer="layout" svg:width="0.215cm" svg:height="0.215cm" draw:transform="rotate (0.785398163397448) translate (17.7772649352637cm 1.3967350647363cm)" svg:viewBox="0 0 216 216" draw:points="216,0 0,0 0,216">
            <text:p/>
          </draw:polyline>
          <draw:line draw:style-name="gr6" draw:text-style-name="P5" draw:layer="layout" svg:x1="18.007cm" svg:y1="0.889cm" svg:x2="17.93cm" svg:y2="0.889cm">
            <text:p/>
          </draw:line>
          <draw:line draw:style-name="gr6" draw:text-style-name="P5" draw:layer="layout" svg:x1="17.169cm" svg:y1="0.889cm" svg:x2="17.092cm" svg:y2="0.889cm">
            <text:p/>
          </draw:line>
          <draw:line draw:style-name="gr6" draw:text-style-name="P5" draw:layer="layout" svg:x1="18.007cm" svg:y1="1.397cm" svg:x2="17.93cm" svg:y2="1.397cm">
            <text:p/>
          </draw:line>
        </draw:g>
        <draw:frame draw:style-name="gr82" draw:text-style-name="P34" draw:layer="layout" svg:width="0.736cm" svg:height="0.37cm" svg:x="17.17cm" svg:y="0.203cm">
          <draw:text-box>
            <text:p text:style-name="P16"><text:span text:style-name="T29">FF3</text:span></text:p>
          </draw:text-box>
        </draw:frame>
        <draw:polyline draw:style-name="gr285" draw:text-style-name="P106" draw:layer="layout" svg:width="1.853cm" svg:height="1.675cm" draw:transform="rotate (1.5707963267949) translate (16.637cm 3.251cm)" svg:viewBox="0 0 1854 1676" draw:points="0,0 1346,0 1346,1676 1854,1676 1854,1346">
          <text:p/>
        </draw:polyline>
        <draw:polyline draw:style-name="gr151" draw:text-style-name="P5" draw:layer="layout" svg:width="4.495cm" svg:height="1.853cm" svg:x="17.983cm" svg:y="0.889cm" svg:viewBox="0 0 4496 1854" draw:points="4165,1854 4496,1854 4496,0 0,0">
          <text:p/>
        </draw:polyline>
        <draw:polyline draw:style-name="gr285" draw:text-style-name="P106" draw:layer="layout" svg:width="1.193cm" svg:height="5.612cm" draw:transform="rotate (-1.5707963267949) translate (20.98cm 4.013cm)" svg:viewBox="0 0 1194 5613" draw:points="0,0 1194,0 1194,5613 508,5613 508,5385">
          <text:p/>
        </draw:polyline>
        <draw:frame draw:style-name="gr82" draw:text-style-name="P34" draw:layer="layout" svg:width="0.736cm" svg:height="0.37cm" svg:x="15.088cm" svg:y="4.151cm">
          <draw:text-box>
            <text:p text:style-name="P16"><text:span text:style-name="T29">FB</text:span></text:p>
          </draw:text-box>
        </draw:frame>
        <draw:g>
          <draw:polygon draw:style-name="gr208" draw:text-style-name="P10" draw:layer="layout" svg:width="0.567cm" svg:height="0.453cm" draw:transform="rotate (-0.463733982254894) translate (13.6920219425963cm 3.7589561242821cm)" svg:viewBox="0 0 568 454" draw:points="0,0 568,0 227,454">
            <text:p/>
          </draw:polygon>
          <draw:line draw:style-name="gr209" draw:text-style-name="P5" draw:layer="layout" svg:x1="13.615cm" svg:y1="4.013cm" svg:x2="13.692cm" svg:y2="4.013cm">
            <text:p/>
          </draw:line>
          <draw:line draw:style-name="gr209" draw:text-style-name="P5" draw:layer="layout" svg:x1="14.2cm" svg:y1="4.013cm" svg:x2="14.302cm" svg:y2="4.013cm">
            <text:p/>
          </draw:line>
        </draw:g>
        <draw:frame draw:style-name="gr82" draw:text-style-name="P34" draw:layer="layout" svg:width="0.94cm" svg:height="0.37cm" svg:x="14.884cm" svg:y="3.606cm">
          <draw:text-box>
            <text:p text:style-name="P16"><text:span text:style-name="T29">REF</text:span></text:p>
          </draw:text-box>
        </draw:frame>
        <draw:frame draw:style-name="gr82" draw:text-style-name="P34" draw:layer="layout" svg:width="0.94cm" svg:height="0.37cm" svg:x="16.281cm" svg:y="3.606cm">
          <draw:text-box>
            <text:p text:style-name="P16"><text:span text:style-name="T29">OUT</text:span></text:p>
          </draw:text-box>
        </draw:frame>
        <draw:path draw:style-name="gr288" draw:text-style-name="P5" draw:layer="layout" svg:width="0.634cm" svg:height="0.165cm" svg:x="15.722cm" svg:y="3.847cm" svg:viewBox="0 0 635 166" svg:d="M0 140c304-204 280-177 635 26">
          <text:p/>
        </draw:path>
        <draw:frame draw:style-name="gr82" draw:text-style-name="P68" draw:layer="layout" svg:width="0.813cm" svg:height="0.37cm" svg:x="15.671cm" svg:y="3.389cm">
          <draw:text-box>
            <text:p text:style-name="P16"><text:span text:style-name="T18">1.5 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style:style style:name="Object_20_without_20_fill_5f_4" style:display-name="Object without fill_4" style:family="graphic" style:parent-style-name="Default_5f_1">
      <style:graphic-properties svg:stroke-color="#000000"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2" style:display-name="Object without fill_1_2" style:family="graphic" style:parent-style-name="Default_5f_1_5f_2">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3T14:59:42.612046109</meta:creation-date>
    <dc:date>2020-08-23T21:29:41.298833607</dc:date>
    <meta:editing-duration>PT8H12M</meta:editing-duration>
    <meta:editing-cycles>77</meta:editing-cycles>
    <meta:generator>LibreOffice/6.0.3.2$Linux_X86_64 LibreOffice_project/00m0$Build-2</meta:generator>
    <dc:description>Licensed under cc-by-4.0 (Creative Commons Attribution 4.0 International License &lt;http://creativecommons.org/licenses/by/4.0/&gt;)</dc:description>
    <dc:subject>static timing analysis</dc:subject>
    <dc:title>Graphics for STA Basics Course</dc:title>
    <meta:document-statistic meta:object-count="2501"/>
  </office:meta>
</office:document-meta>
</file>